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6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103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104"/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2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 style:data-style-name="N107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108">
      <style:table-cell-properties fo:background-color="transparent"/>
      <style:text-properties fo:font-weight="normal" style:font-weight-asian="normal" style:font-weight-complex="normal"/>
    </style:style>
    <style:style style:name="ce20" style:family="table-cell" style:parent-style-name="Default" style:data-style-name="N103">
      <style:table-cell-properties fo:background-color="transparent"/>
    </style:style>
    <style:style style:name="ce21" style:family="table-cell" style:parent-style-name="Default" style:data-style-name="N108">
      <style:table-cell-properties fo:background-color="transparent"/>
    </style:style>
    <style:style style:name="ce22" style:family="table-cell" style:parent-style-name="Default" style:data-style-name="N111">
      <style:table-cell-properties fo:background-color="transparent"/>
    </style:style>
    <style:style style:name="ce2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4" style:family="table-cell" style:parent-style-name="Default" style:data-style-name="N108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8e8e8"/>
      <style:text-properties fo:font-weight="bold" style:font-weight-asian="bold" style:font-weight-complex="bold"/>
    </style:style>
    <style:style style:name="ce26" style:family="table-cell" style:parent-style-name="Default" style:data-style-name="N108"/>
    <style:style style:name="ce27" style:family="table-cell" style:parent-style-name="Default" style:data-style-name="N112"/>
    <style:style style:name="ce28" style:family="table-cell" style:parent-style-name="Default" style:data-style-name="N110"/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 office:value-type="float" office:value="515" calcext:value-type="float">
            <text:p>515</text:p>
          </table:table-cell>
          <table:table-cell table:formula="of:=[.A1]/0.00008382" office:value-type="float" office:value="6144118.34884276" calcext:value-type="float">
            <text:p>6144118,34884276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[.D1]/0.00008382" office:value-type="float" office:value="6144118.34884276" calcext:value-type="float">
            <text:p>6144118,34884276</text:p>
          </table:table-cell>
          <table:table-cell table:style-name="ce3" table:formula="of:=MOD([.D1];3)" office:value-type="float" office:value="2" calcext:value-type="float">
            <text:p>2</text:p>
          </table:table-cell>
          <table:table-cell table:style-name="ce1" table:formula="of:=48000000/[.E1]" office:value-type="float" office:value="7.81234951456311" calcext:value-type="float">
            <text:p>7,81</text:p>
          </table:table-cell>
        </table:table-row>
        <table:table-row table:style-name="ro1">
          <table:table-cell table:formula="of:=[.A1]-[.A3]" office:value-type="float" office:value="35" calcext:value-type="float">
            <text:p>35</text:p>
          </table:table-cell>
          <table:table-cell table:style-name="ce2" table:formula="of:=[.A2]/[.B1]/0.000001" office:value-type="float" office:value="5.69650485436893" calcext:value-type="float">
            <text:p>5,70 us</text:p>
          </table:table-cell>
          <table:table-cell/>
          <table:table-cell table:formula="of:=[.D1]-[.D3]" office:value-type="float" office:value="35" calcext:value-type="float">
            <text:p>35</text:p>
          </table:table-cell>
          <table:table-cell table:style-name="ce2" table:formula="of:=[.D2]/[.E1]/0.000001" office:value-type="float" office:value="5.69650485436893" calcext:value-type="float">
            <text:p>5,70 us</text:p>
          </table:table-cell>
          <table:table-cell table:style-name="ce2"/>
          <table:table-cell/>
        </table:table-row>
        <table:table-row table:style-name="ro1">
          <table:table-cell table:formula="of:=[.B3]*[.A4]" office:value-type="float" office:value="480" calcext:value-type="float">
            <text:p>480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E3]*[.D4]" office:value-type="float" office:value="480" calcext:value-type="float">
            <text:p>480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 table:formula="of:=199*[.D1]/[.E1]" office:value-type="float" office:value="0.01668018" calcext:value-type="float">
            <text:p>0,0166801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table:formula="of:=1/[.E5]" office:value-type="float" office:value="59.9513914118433" calcext:value-type="float">
            <text:p>59,95</text:p>
          </table:table-cell>
          <table:table-cell table:style-name="ce5" office:value-type="string" calcext:value-type="string">
            <text:p>FPS</text:p>
          </table:table-cell>
          <table:table-cell/>
        </table:table-row>
        <table:table-row table:style-name="ro1">
          <table:table-cell table:formula="of:=480+[.A2]/2" office:value-type="float" office:value="497.5" calcext:value-type="float">
            <text:p>497,5</text:p>
          </table:table-cell>
          <table:table-cell table:number-columns-repeated="2"/>
          <table:table-cell table:formula="of:=480+[.D2]/2" office:value-type="float" office:value="497.5" calcext:value-type="float">
            <text:p>497,5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office:value-type="float" office:value="504" calcext:value-type="float">
            <text:p>504</text:p>
          </table:table-cell>
          <table:table-cell office:value-type="float" office:value="6000000" calcext:value-type="float">
            <text:p>6000000</text:p>
          </table:table-cell>
          <table:table-cell table:style-name="ce3" table:formula="of:=MOD([.D12];3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D12]-[.D14]" office:value-type="float" office:value="24" calcext:value-type="float">
            <text:p>24</text:p>
          </table:table-cell>
          <table:table-cell table:style-name="ce2" table:formula="of:=[.D13]/[.E12]/0.000001" office:value-type="float" office:value="4" calcext:value-type="float">
            <text:p>4,00 us</text:p>
          </table:table-cell>
          <table:table-cell table:style-name="ce2"/>
          <table:table-cell/>
        </table:table-row>
        <table:table-row table:style-name="ro1">
          <table:table-cell table:number-columns-repeated="3"/>
          <table:table-cell table:formula="of:=[.E14]*[.D15]" office:value-type="float" office:value="480" calcext:value-type="float">
            <text:p>480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 table:formula="of:=199*[.D12]/[.E12]" office:value-type="float" office:value="0.016716" calcext:value-type="float">
            <text:p>0,01671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table:formula="of:=1/[.E16]" office:value-type="float" office:value="59.8229241445322" calcext:value-type="float">
            <text:p>59,82</text:p>
          </table:table-cell>
          <table:table-cell table:style-name="ce5" office:value-type="string" calcext:value-type="string">
            <text:p>FPS</text:p>
          </table:table-cell>
          <table:table-cell/>
        </table:table-row>
        <table:table-row table:style-name="ro1">
          <table:table-cell table:number-columns-repeated="3"/>
          <table:table-cell table:formula="of:=480+[.D13]/2"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formula="of:=83.82-5" office:value-type="float" office:value="78.82" calcext:value-type="float">
            <text:p>78,82</text:p>
          </table:table-cell>
          <table:table-cell table:number-columns-repeated="6"/>
        </table:table-row>
        <table:table-row table:style-name="ro1">
          <table:table-cell table:formula="of:=[.A20]/160" office:value-type="float" office:value="0.492625" calcext:value-type="float">
            <text:p>0,492625</text:p>
          </table:table-cell>
          <table:table-cell office:value-type="string" calcext:value-type="string">
            <text:p>us/pixel</text:p>
          </table:table-cell>
          <table:table-cell table:number-columns-repeated="5"/>
        </table:table-row>
        <table:table-row table:style-name="ro1">
          <table:table-cell table:style-name="ce1" table:formula="of:=1/[.A21]" office:value-type="float" office:value="2.02994163917787" calcext:value-type="float">
            <text:p>2,03</text:p>
          </table:table-cell>
          <table:table-cell office:value-type="string" calcext:value-type="string">
            <text:p>MHz</text:p>
          </table:table-cell>
          <table:table-cell table:formula="of:=[.A22]*2" office:value-type="float" office:value="4.05988327835574" calcext:value-type="float">
            <text:p>4,0598832783557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22]*3" office:value-type="float" office:value="6.08982491753361" calcext:value-type="float">
            <text:p>6,08982491753361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29]*0.000001*[.B1]" office:value-type="float" office:value="484" calcext:value-type="float">
            <text:p>484</text:p>
          </table:table-cell>
          <table:table-cell table:formula="of:=[.B28]+[.A28]"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table:formula="of:=[.A28]/[.B1]*1000000" office:value-type="float" office:value="5.04547572815534" calcext:value-type="float">
            <text:p>5,04547572815534</text:p>
          </table:table-cell>
          <table:table-cell table:formula="of:=83.82-[.A29]" office:value-type="float" office:value="78.7745242718447" calcext:value-type="float">
            <text:p>78,7745242718447</text:p>
          </table:table-cell>
          <table:table-cell table:number-columns-repeated="5"/>
        </table:table-row>
      </table:table>
      <table:table table:name="frame buffer" table:style-name="ta1">
        <table:table-column table:style-name="co2" table:default-cell-style-name="ce18"/>
        <table:table-column table:style-name="co1" table:number-columns-repeated="10" table:default-cell-style-name="ce21"/>
        <table:table-column table:style-name="co1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table:style-name="ce16" office:value-type="string" calcext:value-type="string">
            <text:p>w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table:number-columns-repeated="4"/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2">
          <table:table-cell table:style-name="ce16" office:value-type="string" calcext:value-type="string">
            <text:p>h</text:p>
          </table:table-cell>
          <table:table-cell table:style-name="ce16" office:value-type="float" office:value="198" calcext:value-type="float">
            <text:p>198</text:p>
          </table:table-cell>
          <table:table-cell table:style-name="ce22" office:value-type="float" office:value="152" calcext:value-type="float">
            <text:p>152 visible</text:p>
          </table:table-cell>
          <table:table-cell table:style-name="ce16" table:formula="of:=[.C2]*[.B1]*2*12" office:value-type="float" office:value="583680" calcext:value-type="float">
            <text:p>583680</text:p>
          </table:table-cell>
          <table:table-cell table:style-name="ce16" office:value-type="string" calcext:value-type="string">
            <text:p>bits</text:p>
          </table:table-cell>
          <table:table-cell table:style-name="ce16"/>
          <table:table-cell table:style-name="Default" table:number-columns-repeated="5"/>
          <table:table-cell/>
          <table:table-cell table:style-name="ce25" office:value-type="string" calcext:value-type="string">
            <text:p>Pxl clock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H</text:p>
          </table:table-cell>
          <table:table-cell table:style-name="ce25" office:value-type="string" calcext:value-type="string">
            <text:p>Error</text:p>
          </table:table-cell>
          <table:table-cell table:style-name="ce25" office:value-type="string" calcext:value-type="string">
            <text:p>H period (<text:span text:style-name="T1">µ</text:span>s)</text:p>
          </table:table-cell>
        </table:table-row>
        <table:table-row table:style-name="ro1">
          <table:table-cell table:style-name="ce16"/>
          <table:table-cell table:style-name="ce19" office:value-type="float" office:value="59.950237" calcext:value-type="float">
            <text:p>59,950</text:p>
          </table:table-cell>
          <table:table-cell table:style-name="ce23" office:value-type="string" calcext:value-type="string">
            <text:p>Hz</text:p>
          </table:table-cell>
          <table:table-cell table:style-name="ce16" table:formula="of:=[.D2]/8" office:value-type="float" office:value="72960" calcext:value-type="float">
            <text:p>72960</text:p>
          </table:table-cell>
          <table:table-cell table:style-name="ce16" office:value-type="string" calcext:value-type="string">
            <text:p>Bytes</text:p>
          </table:table-cell>
          <table:table-cell table:style-name="ce16"/>
          <table:table-cell table:style-name="Default" table:number-columns-repeated="5"/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262" calcext:value-type="float">
            <text:p>262</text:p>
          </table:table-cell>
          <table:table-cell office:value-type="float" office:value="0.0006" calcext:value-type="float">
            <text:p>0,0006</text:p>
          </table:table-cell>
          <table:table-cell table:style-name="ce1" table:formula="of:=[.N3]/[.M3]" office:value-type="float" office:value="63.6666666666667" calcext:value-type="float">
            <text:p>63,67</text:p>
          </table:table-cell>
        </table:table-row>
        <table:table-row table:style-name="ro1">
          <table:table-cell table:style-name="ce16"/>
          <table:table-cell table:style-name="ce18" table:number-columns-repeated="2"/>
          <table:table-cell table:style-name="ce16" table:formula="of:=[.D3]/1024" office:value-type="float" office:value="71.25" calcext:value-type="float">
            <text:p>71,25</text:p>
          </table:table-cell>
          <table:table-cell table:style-name="ce16" office:value-type="string" calcext:value-type="string">
            <text:p>kB</text:p>
          </table:table-cell>
          <table:table-cell table:style-name="ce16"/>
          <table:table-cell table:style-name="Default" table:number-columns-repeated="5"/>
          <table:table-cell/>
          <table:table-cell table:style-name="Default" office:value-type="float" office:value="6.144" calcext:value-type="float">
            <text:p>6,144</text:p>
          </table:table-cell>
          <table:table-cell office:value-type="float" office:value="391" calcext:value-type="float">
            <text:p>391</text:p>
          </table:table-cell>
          <table:table-cell office:value-type="float" office:value="262" calcext:value-type="float">
            <text:p>262</text:p>
          </table:table-cell>
          <table:table-cell table:style-name="ce28" office:value-type="float" office:value="0.025" calcext:value-type="float">
            <text:p>0,0250</text:p>
          </table:table-cell>
          <table:table-cell table:style-name="ce1" table:formula="of:=[.N4]/[.M4]" office:value-type="float" office:value="63.6393229166667" calcext:value-type="float">
            <text:p>63,64</text:p>
          </table:table-cell>
        </table:table-row>
        <table:table-row table:style-name="ro1">
          <table:table-cell table:style-name="ce16"/>
          <table:table-cell table:style-name="ce20" office:value-type="float" office:value="6144000" calcext:value-type="float">
            <text:p>6,14E+06</text:p>
          </table:table-cell>
          <table:table-cell table:style-name="ce16" table:number-columns-repeated="4"/>
          <table:table-cell table:style-name="Default" table:number-columns-repeated="5"/>
          <table:table-cell/>
          <table:table-cell table:style-name="Default" office:value-type="float" office:value="6.144" calcext:value-type="float">
            <text:p>6,144</text:p>
          </table:table-cell>
          <table:table-cell office:value-type="float" office:value="393" calcext:value-type="float">
            <text:p>393</text:p>
          </table:table-cell>
          <table:table-cell table:style-name="ce27" table:formula="of:=1/[.B3]/[.Q5]*1000000" office:value-type="float" office:value="260.776079771954" calcext:value-type="float">
            <text:p>260,8</text:p>
          </table:table-cell>
          <table:table-cell office:value-type="float" office:value="0" calcext:value-type="float">
            <text:p>0</text:p>
          </table:table-cell>
          <table:table-cell table:style-name="ce1" table:formula="of:=[.N5]/[.M5]" office:value-type="float" office:value="63.96484375" calcext:value-type="float">
            <text:p>63,96</text:p>
          </table:table-cell>
        </table:table-row>
        <table:table-row table:style-name="ro1">
          <table:table-cell table:style-name="ce17" office:value-type="string" calcext:value-type="string">
            <text:p>W / H</text:p>
          </table:table-cell>
          <table:table-cell table:style-name="ce18" office:value-type="float" office:value="257" calcext:value-type="float">
            <text:p>257</text:p>
          </table:table-cell>
          <table:table-cell table:style-name="ce18" office:value-type="float" office:value="258" calcext:value-type="float">
            <text:p>258</text:p>
          </table:table-cell>
          <table:table-cell table:style-name="ce18" office:value-type="float" office:value="259" calcext:value-type="float">
            <text:p>259</text:p>
          </table:table-cell>
          <table:table-cell table:style-name="ce18" office:value-type="float" office:value="260" calcext:value-type="float">
            <text:p>260</text:p>
          </table:table-cell>
          <table:table-cell table:style-name="ce18" table:formula="of:=[.E6]+1" office:value-type="float" office:value="261" calcext:value-type="float">
            <text:p>261</text:p>
          </table:table-cell>
          <table:table-cell table:style-name="ce18" table:formula="of:=[.F6]+1" office:value-type="float" office:value="262" calcext:value-type="float">
            <text:p>262</text:p>
          </table:table-cell>
          <table:table-cell table:style-name="ce18" table:formula="of:=[.G6]+1" office:value-type="float" office:value="263" calcext:value-type="float">
            <text:p>263</text:p>
          </table:table-cell>
          <table:table-cell table:style-name="ce18" table:formula="of:=[.H6]+1" office:value-type="float" office:value="264" calcext:value-type="float">
            <text:p>264</text:p>
          </table:table-cell>
          <table:table-cell table:style-name="ce18" table:formula="of:=[.I6]+1" office:value-type="float" office:value="265" calcext:value-type="float">
            <text:p>265</text:p>
          </table:table-cell>
          <table:table-cell table:style-name="ce18" table:formula="of:=[.J6]+1" office:value-type="float" office:value="266" calcext:value-type="float">
            <text:p>266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float" office:value="370" calcext:value-type="float">
            <text:p>370</text:p>
          </table:table-cell>
          <table:table-cell table:formula="of:=ABS(1/([.$A7]/[.$B$5]*[.B$6])-[.$B$3])" office:value-type="float" office:value="4.66223539457356" calcext:value-type="float">
            <text:p>4,662</text:p>
          </table:table-cell>
          <table:table-cell table:formula="of:=ABS(1/([.$A7]/[.$B$5]*[.C$6])-[.$B$3])" office:value-type="float" office:value="4.41179945505971" calcext:value-type="float">
            <text:p>4,412</text:p>
          </table:table-cell>
          <table:table-cell table:formula="of:=ABS(1/([.$A7]/[.$B$5]*[.D$6])-[.$B$3])" office:value-type="float" office:value="4.16329738380465" calcext:value-type="float">
            <text:p>4,163</text:p>
          </table:table-cell>
          <table:table-cell table:formula="of:=ABS(1/([.$A7]/[.$B$5]*[.E$6])-[.$B$3])" office:value-type="float" office:value="3.91670686694386" calcext:value-type="float">
            <text:p>3,917</text:p>
          </table:table-cell>
          <table:table-cell table:formula="of:=ABS(1/([.$A7]/[.$B$5]*[.F$6])-[.$B$3])" office:value-type="float" office:value="3.67200593258777" calcext:value-type="float">
            <text:p>3,672</text:p>
          </table:table-cell>
          <table:table-cell table:formula="of:=ABS(1/([.$A7]/[.$B$5]*[.G$6])-[.$B$3])" office:value-type="float" office:value="3.42917294429544" calcext:value-type="float">
            <text:p>3,429</text:p>
          </table:table-cell>
          <table:table-cell table:formula="of:=ABS(1/([.$A7]/[.$B$5]*[.H$6])-[.$B$3])" office:value-type="float" office:value="3.18818659469736" calcext:value-type="float">
            <text:p>3,188</text:p>
          </table:table-cell>
          <table:table-cell table:formula="of:=ABS(1/([.$A7]/[.$B$5]*[.I$6])-[.$B$3])" office:value-type="float" office:value="2.94902589926289" calcext:value-type="float">
            <text:p>2,949</text:p>
          </table:table-cell>
          <table:table-cell table:formula="of:=ABS(1/([.$A7]/[.$B$5]*[.J$6])-[.$B$3])" office:value-type="float" office:value="2.71167019020907" calcext:value-type="float">
            <text:p>2,712</text:p>
          </table:table-cell>
          <table:table-cell table:formula="of:=ABS(1/([.$A7]/[.$B$5]*[.K$6])-[.$B$3])" office:value-type="float" office:value="2.47609911054664" calcext:value-type="float">
            <text:p>2,476</text:p>
          </table:table-cell>
          <table:table-cell table:number-columns-repeated="6"/>
        </table:table-row>
        <table:table-row table:style-name="ro2">
          <table:table-cell table:formula="of:=[.A7]+1" office:value-type="float" office:value="371" calcext:value-type="float">
            <text:p>371</text:p>
          </table:table-cell>
          <table:table-cell table:formula="of:=ABS(1/([.$A8]/[.$B$5]*[.B$6])-[.$B$3])" office:value-type="float" office:value="4.48807778704102" calcext:value-type="float">
            <text:p>4,488</text:p>
          </table:table-cell>
          <table:table-cell table:formula="of:=ABS(1/([.$A8]/[.$B$5]*[.C$6])-[.$B$3])" office:value-type="float" office:value="4.23831687701373" calcext:value-type="float">
            <text:p>4,238</text:p>
          </table:table-cell>
          <table:table-cell table:formula="of:=ABS(1/([.$A8]/[.$B$5]*[.D$6])-[.$B$3])" office:value-type="float" office:value="3.99048462266233" calcext:value-type="float">
            <text:p>3,990</text:p>
          </table:table-cell>
          <table:table-cell table:formula="of:=ABS(1/([.$A8]/[.$B$5]*[.E$6])-[.$B$3])" office:value-type="float" office:value="3.74455877026747" calcext:value-type="float">
            <text:p>3,745</text:p>
          </table:table-cell>
          <table:table-cell table:formula="of:=ABS(1/([.$A8]/[.$B$5]*[.F$6])-[.$B$3])" office:value-type="float" office:value="3.500517407163" calcext:value-type="float">
            <text:p>3,501</text:p>
          </table:table-cell>
          <table:table-cell table:formula="of:=ABS(1/([.$A8]/[.$B$5]*[.G$6])-[.$B$3])" office:value-type="float" office:value="3.25833895522726" calcext:value-type="float">
            <text:p>3,258</text:p>
          </table:table-cell>
          <table:table-cell table:formula="of:=ABS(1/([.$A8]/[.$B$5]*[.H$6])-[.$B$3])" office:value-type="float" office:value="3.01800216452298" calcext:value-type="float">
            <text:p>3,018</text:p>
          </table:table-cell>
          <table:table-cell table:formula="of:=ABS(1/([.$A8]/[.$B$5]*[.I$6])-[.$B$3])" office:value-type="float" office:value="2.7794861070816" calcext:value-type="float">
            <text:p>2,779</text:p>
          </table:table-cell>
          <table:table-cell table:formula="of:=ABS(1/([.$A8]/[.$B$5]*[.J$6])-[.$B$3])" office:value-type="float" office:value="2.54277017082845" calcext:value-type="float">
            <text:p>2,543</text:p>
          </table:table-cell>
          <table:table-cell table:formula="of:=ABS(1/([.$A8]/[.$B$5]*[.K$6])-[.$B$3])" office:value-type="float" office:value="2.30783405364489" calcext:value-type="float">
            <text:p>2,308</text:p>
          </table:table-cell>
          <table:table-cell table:number-columns-repeated="6"/>
        </table:table-row>
        <table:table-row table:style-name="ro2">
          <table:table-cell table:formula="of:=[.A8]+1" office:value-type="float" office:value="372" calcext:value-type="float">
            <text:p>372</text:p>
          </table:table-cell>
          <table:table-cell table:formula="of:=ABS(1/([.$A9]/[.$B$5]*[.B$6])-[.$B$3])" office:value-type="float" office:value="4.31485651073177" calcext:value-type="float">
            <text:p>4,315</text:p>
          </table:table-cell>
          <table:table-cell table:formula="of:=ABS(1/([.$A9]/[.$B$5]*[.C$6])-[.$B$3])" office:value-type="float" office:value="4.06576700100025" calcext:value-type="float">
            <text:p>4,066</text:p>
          </table:table-cell>
          <table:table-cell table:formula="of:=ABS(1/([.$A9]/[.$B$5]*[.D$6])-[.$B$3])" office:value-type="float" office:value="3.81860096238635" calcext:value-type="float">
            <text:p>3,819</text:p>
          </table:table-cell>
          <table:table-cell table:formula="of:=ABS(1/([.$A9]/[.$B$5]*[.E$6])-[.$B$3])" office:value-type="float" office:value="3.57333620099255" calcext:value-type="float">
            <text:p>3,573</text:p>
          </table:table-cell>
          <table:table-cell table:formula="of:=ABS(1/([.$A9]/[.$B$5]*[.F$6])-[.$B$3])" office:value-type="float" office:value="3.32995086305772" calcext:value-type="float">
            <text:p>3,330</text:p>
          </table:table-cell>
          <table:table-cell table:formula="of:=ABS(1/([.$A9]/[.$B$5]*[.G$6])-[.$B$3])" office:value-type="float" office:value="3.08842342846589" calcext:value-type="float">
            <text:p>3,088</text:p>
          </table:table-cell>
          <table:table-cell table:formula="of:=ABS(1/([.$A9]/[.$B$5]*[.H$6])-[.$B$3])" office:value-type="float" office:value="2.84873270440328" calcext:value-type="float">
            <text:p>2,849</text:p>
          </table:table-cell>
          <table:table-cell table:formula="of:=ABS(1/([.$A9]/[.$B$5]*[.I$6])-[.$B$3])" office:value-type="float" office:value="2.61085781915934" calcext:value-type="float">
            <text:p>2,611</text:p>
          </table:table-cell>
          <table:table-cell table:formula="of:=ABS(1/([.$A9]/[.$B$5]*[.J$6])-[.$B$3])" office:value-type="float" office:value="2.37477821606817" calcext:value-type="float">
            <text:p>2,375</text:p>
          </table:table-cell>
          <table:table-cell table:formula="of:=ABS(1/([.$A9]/[.$B$5]*[.K$6])-[.$B$3])" office:value-type="float" office:value="2.1404736475867" calcext:value-type="float">
            <text:p>2,140</text:p>
          </table:table-cell>
          <table:table-cell table:number-columns-repeated="6"/>
        </table:table-row>
        <table:table-row table:style-name="ro2">
          <table:table-cell table:formula="of:=[.A9]+1" office:value-type="float" office:value="373" calcext:value-type="float">
            <text:p>373</text:p>
          </table:table-cell>
          <table:table-cell table:formula="of:=ABS(1/([.$A10]/[.$B$5]*[.B$6])-[.$B$3])" office:value-type="float" office:value="4.14256403483168" calcext:value-type="float">
            <text:p>4,143</text:p>
          </table:table-cell>
          <table:table-cell table:formula="of:=ABS(1/([.$A10]/[.$B$5]*[.C$6])-[.$B$3])" office:value-type="float" office:value="3.89414232539434" calcext:value-type="float">
            <text:p>3,894</text:p>
          </table:table-cell>
          <table:table-cell table:formula="of:=ABS(1/([.$A10]/[.$B$5]*[.D$6])-[.$B$3])" office:value-type="float" office:value="3.6476389303156" calcext:value-type="float">
            <text:p>3,648</text:p>
          </table:table-cell>
          <table:table-cell table:formula="of:=ABS(1/([.$A10]/[.$B$5]*[.E$6])-[.$B$3])" office:value-type="float" office:value="3.40303171519901" calcext:value-type="float">
            <text:p>3,403</text:p>
          </table:table-cell>
          <table:table-cell table:formula="of:=ABS(1/([.$A10]/[.$B$5]*[.F$6])-[.$B$3])" office:value-type="float" office:value="3.16029888487257" calcext:value-type="float">
            <text:p>3,160</text:p>
          </table:table-cell>
          <table:table-cell table:formula="of:=ABS(1/([.$A10]/[.$B$5]*[.G$6])-[.$B$3])" office:value-type="float" office:value="2.91941897691505" calcext:value-type="float">
            <text:p>2,919</text:p>
          </table:table-cell>
          <table:table-cell table:formula="of:=ABS(1/([.$A10]/[.$B$5]*[.H$6])-[.$B$3])" office:value-type="float" office:value="2.68037085532982" calcext:value-type="float">
            <text:p>2,680</text:p>
          </table:table-cell>
          <table:table-cell table:formula="of:=ABS(1/([.$A10]/[.$B$5]*[.I$6])-[.$B$3])" office:value-type="float" office:value="2.44313370436267" calcext:value-type="float">
            <text:p>2,443</text:p>
          </table:table-cell>
          <table:table-cell table:formula="of:=ABS(1/([.$A10]/[.$B$5]*[.J$6])-[.$B$3])" office:value-type="float" office:value="2.2076870224594" calcext:value-type="float">
            <text:p>2,208</text:p>
          </table:table-cell>
          <table:table-cell table:formula="of:=ABS(1/([.$A10]/[.$B$5]*[.K$6])-[.$B$3])" office:value-type="float" office:value="1.97401061635993" calcext:value-type="float">
            <text:p>1,974</text:p>
          </table:table-cell>
          <table:table-cell table:number-columns-repeated="6"/>
        </table:table-row>
        <table:table-row table:style-name="ro2">
          <table:table-cell table:formula="of:=[.A10]+1" office:value-type="float" office:value="374" calcext:value-type="float">
            <text:p>374</text:p>
          </table:table-cell>
          <table:table-cell table:formula="of:=ABS(1/([.$A11]/[.$B$5]*[.B$6])-[.$B$3])" office:value-type="float" office:value="3.9711929090701" calcext:value-type="float">
            <text:p>3,971</text:p>
          </table:table-cell>
          <table:table-cell table:formula="of:=ABS(1/([.$A11]/[.$B$5]*[.C$6])-[.$B$3])" office:value-type="float" office:value="3.72343542880238" calcext:value-type="float">
            <text:p>3,723</text:p>
          </table:table-cell>
          <table:table-cell table:formula="of:=ABS(1/([.$A11]/[.$B$5]*[.D$6])-[.$B$3])" office:value-type="float" office:value="3.47759113371049" calcext:value-type="float">
            <text:p>3,478</text:p>
          </table:table-cell>
          <table:table-cell table:formula="of:=ABS(1/([.$A11]/[.$B$5]*[.E$6])-[.$B$3])" office:value-type="float" office:value="3.23363794858083" calcext:value-type="float">
            <text:p>3,234</text:p>
          </table:table-cell>
          <table:table-cell table:formula="of:=ABS(1/([.$A11]/[.$B$5]*[.F$6])-[.$B$3])" office:value-type="float" office:value="2.99155413651731" calcext:value-type="float">
            <text:p>2,992</text:p>
          </table:table-cell>
          <table:table-cell table:formula="of:=ABS(1/([.$A11]/[.$B$5]*[.G$6])-[.$B$3])" office:value-type="float" office:value="2.75131829248479" calcext:value-type="float">
            <text:p>2,751</text:p>
          </table:table-cell>
          <table:table-cell table:formula="of:=ABS(1/([.$A11]/[.$B$5]*[.H$6])-[.$B$3])" office:value-type="float" office:value="2.51290933700007" calcext:value-type="float">
            <text:p>2,513</text:p>
          </table:table-cell>
          <table:table-cell table:formula="of:=ABS(1/([.$A11]/[.$B$5]*[.I$6])-[.$B$3])" office:value-type="float" office:value="2.27630650996597" calcext:value-type="float">
            <text:p>2,276</text:p>
          </table:table-cell>
          <table:table-cell table:formula="of:=ABS(1/([.$A11]/[.$B$5]*[.J$6])-[.$B$3])" office:value-type="float" office:value="2.04148936464534" calcext:value-type="float">
            <text:p>2,041</text:p>
          </table:table-cell>
          <table:table-cell table:formula="of:=ABS(1/([.$A11]/[.$B$5]*[.K$6])-[.$B$3])" office:value-type="float" office:value="1.80843776177074" calcext:value-type="float">
            <text:p>1,808</text:p>
          </table:table-cell>
          <table:table-cell table:number-columns-repeated="6"/>
        </table:table-row>
        <table:table-row table:style-name="ro2">
          <table:table-cell table:formula="of:=[.A11]+1" office:value-type="float" office:value="375" calcext:value-type="float">
            <text:p>375</text:p>
          </table:table-cell>
          <table:table-cell table:formula="of:=ABS(1/([.$A12]/[.$B$5]*[.B$6])-[.$B$3])" office:value-type="float" office:value="3.80073576264591" calcext:value-type="float">
            <text:p>3,801</text:p>
          </table:table-cell>
          <table:table-cell table:formula="of:=ABS(1/([.$A12]/[.$B$5]*[.C$6])-[.$B$3])" office:value-type="float" office:value="3.55363896899225" calcext:value-type="float">
            <text:p>3,554</text:p>
          </table:table-cell>
          <table:table-cell table:formula="of:=ABS(1/([.$A12]/[.$B$5]*[.D$6])-[.$B$3])" office:value-type="float" office:value="3.30845025868726" calcext:value-type="float">
            <text:p>3,308</text:p>
          </table:table-cell>
          <table:table-cell table:formula="of:=ABS(1/([.$A12]/[.$B$5]*[.E$6])-[.$B$3])" office:value-type="float" office:value="3.06514761538462" calcext:value-type="float">
            <text:p>3,065</text:p>
          </table:table-cell>
          <table:table-cell table:formula="of:=ABS(1/([.$A12]/[.$B$5]*[.F$6])-[.$B$3])" office:value-type="float" office:value="2.82370936015325" calcext:value-type="float">
            <text:p>2,824</text:p>
          </table:table-cell>
          <table:table-cell table:formula="of:=ABS(1/([.$A12]/[.$B$5]*[.G$6])-[.$B$3])" office:value-type="float" office:value="2.58411414503816" calcext:value-type="float">
            <text:p>2,584</text:p>
          </table:table-cell>
          <table:table-cell table:formula="of:=ABS(1/([.$A12]/[.$B$5]*[.H$6])-[.$B$3])" office:value-type="float" office:value="2.34634094676806" calcext:value-type="float">
            <text:p>2,346</text:p>
          </table:table-cell>
          <table:table-cell table:formula="of:=ABS(1/([.$A12]/[.$B$5]*[.I$6])-[.$B$3])" office:value-type="float" office:value="2.11036906060606" calcext:value-type="float">
            <text:p>2,110</text:p>
          </table:table-cell>
          <table:table-cell table:formula="of:=ABS(1/([.$A12]/[.$B$5]*[.J$6])-[.$B$3])" office:value-type="float" office:value="1.87617809433962" calcext:value-type="float">
            <text:p>1,876</text:p>
          </table:table-cell>
          <table:table-cell table:formula="of:=ABS(1/([.$A12]/[.$B$5]*[.K$6])-[.$B$3])" office:value-type="float" office:value="1.64374796240601" calcext:value-type="float">
            <text:p>1,644</text:p>
          </table:table-cell>
          <table:table-cell table:number-columns-repeated="6"/>
        </table:table-row>
        <table:table-row table:style-name="ro2">
          <table:table-cell table:formula="of:=[.A12]+1" office:value-type="float" office:value="376" calcext:value-type="float">
            <text:p>376</text:p>
          </table:table-cell>
          <table:table-cell table:formula="of:=ABS(1/([.$A13]/[.$B$5]*[.B$6])-[.$B$3])" office:value-type="float" office:value="3.6311853031708" calcext:value-type="float">
            <text:p>3,631</text:p>
          </table:table-cell>
          <table:table-cell table:formula="of:=ABS(1/([.$A13]/[.$B$5]*[.C$6])-[.$B$3])" office:value-type="float" office:value="3.38474568184068" calcext:value-type="float">
            <text:p>3,385</text:p>
          </table:table-cell>
          <table:table-cell table:formula="of:=ABS(1/([.$A13]/[.$B$5]*[.D$6])-[.$B$3])" office:value-type="float" office:value="3.14020906916948" calcext:value-type="float">
            <text:p>3,140</text:p>
          </table:table-cell>
          <table:table-cell table:formula="of:=ABS(1/([.$A13]/[.$B$5]*[.E$6])-[.$B$3])" office:value-type="float" office:value="2.89755350736498" calcext:value-type="float">
            <text:p>2,898</text:p>
          </table:table-cell>
          <table:table-cell table:formula="of:=ABS(1/([.$A13]/[.$B$5]*[.F$6])-[.$B$3])" office:value-type="float" office:value="2.65675737515286" calcext:value-type="float">
            <text:p>2,657</text:p>
          </table:table-cell>
          <table:table-cell table:formula="of:=ABS(1/([.$A13]/[.$B$5]*[.G$6])-[.$B$3])" office:value-type="float" office:value="2.41779938135456" calcext:value-type="float">
            <text:p>2,418</text:p>
          </table:table-cell>
          <table:table-cell table:formula="of:=ABS(1/([.$A13]/[.$B$5]*[.H$6])-[.$B$3])" office:value-type="float" office:value="2.18065855861177" calcext:value-type="float">
            <text:p>2,181</text:p>
          </table:table-cell>
          <table:table-cell table:formula="of:=ABS(1/([.$A13]/[.$B$5]*[.I$6])-[.$B$3])" office:value-type="float" office:value="1.94531425725338" calcext:value-type="float">
            <text:p>1,945</text:p>
          </table:table-cell>
          <table:table-cell table:formula="of:=ABS(1/([.$A13]/[.$B$5]*[.J$6])-[.$B$3])" office:value-type="float" office:value="1.71174613930149" calcext:value-type="float">
            <text:p>1,712</text:p>
          </table:table-cell>
          <table:table-cell table:formula="of:=ABS(1/([.$A13]/[.$B$5]*[.K$6])-[.$B$3])" office:value-type="float" office:value="1.47993417261239" calcext:value-type="float">
            <text:p>1,480</text:p>
          </table:table-cell>
          <table:table-cell table:number-columns-repeated="6"/>
        </table:table-row>
        <table:table-row table:style-name="ro2">
          <table:table-cell table:formula="of:=[.A13]+1" office:value-type="float" office:value="377" calcext:value-type="float">
            <text:p>377</text:p>
          </table:table-cell>
          <table:table-cell table:formula="of:=ABS(1/([.$A14]/[.$B$5]*[.B$6])-[.$B$3])" office:value-type="float" office:value="3.46253431562922" calcext:value-type="float">
            <text:p>3,463</text:p>
          </table:table-cell>
          <table:table-cell table:formula="of:=ABS(1/([.$A14]/[.$B$5]*[.C$6])-[.$B$3])" office:value-type="float" office:value="3.21674838029732" calcext:value-type="float">
            <text:p>3,217</text:p>
          </table:table-cell>
          <table:table-cell table:formula="of:=ABS(1/([.$A14]/[.$B$5]*[.D$6])-[.$B$3])" office:value-type="float" office:value="2.97286040585602" calcext:value-type="float">
            <text:p>2,973</text:p>
          </table:table-cell>
          <table:table-cell table:formula="of:=ABS(1/([.$A14]/[.$B$5]*[.E$6])-[.$B$3])" office:value-type="float" office:value="2.73084849275656" calcext:value-type="float">
            <text:p>2,731</text:p>
          </table:table-cell>
          <table:table-cell table:formula="of:=ABS(1/([.$A14]/[.$B$5]*[.F$6])-[.$B$3])" office:value-type="float" office:value="2.49069107707552" calcext:value-type="float">
            <text:p>2,491</text:p>
          </table:table-cell>
          <table:table-cell table:formula="of:=ABS(1/([.$A14]/[.$B$5]*[.G$6])-[.$B$3])" office:value-type="float" office:value="2.25236692410958" calcext:value-type="float">
            <text:p>2,252</text:p>
          </table:table-cell>
          <table:table-cell table:formula="of:=ABS(1/([.$A14]/[.$B$5]*[.H$6])-[.$B$3])" office:value-type="float" office:value="2.01585512211677" calcext:value-type="float">
            <text:p>2,016</text:p>
          </table:table-cell>
          <table:table-cell table:formula="of:=ABS(1/([.$A14]/[.$B$5]*[.I$6])-[.$B$3])" office:value-type="float" office:value="1.78113507619966" calcext:value-type="float">
            <text:p>1,781</text:p>
          </table:table-cell>
          <table:table-cell table:formula="of:=ABS(1/([.$A14]/[.$B$5]*[.J$6])-[.$B$3])" office:value-type="float" office:value="1.54818650232721" calcext:value-type="float">
            <text:p>1,548</text:p>
          </table:table-cell>
          <table:table-cell table:formula="of:=ABS(1/([.$A14]/[.$B$5]*[.K$6])-[.$B$3])" office:value-type="float" office:value="1.31698942149139" calcext:value-type="float">
            <text:p>1,317</text:p>
          </table:table-cell>
          <table:table-cell table:number-columns-repeated="6"/>
        </table:table-row>
        <table:table-row table:style-name="ro2">
          <table:table-cell table:formula="of:=[.A14]+1" office:value-type="float" office:value="378" calcext:value-type="float">
            <text:p>378</text:p>
          </table:table-cell>
          <table:table-cell table:formula="of:=ABS(1/([.$A15]/[.$B$5]*[.B$6])-[.$B$3])" office:value-type="float" office:value="3.29477566135508" calcext:value-type="float">
            <text:p>3,295</text:p>
          </table:table-cell>
          <table:table-cell table:formula="of:=ABS(1/([.$A15]/[.$B$5]*[.C$6])-[.$B$3])" office:value-type="float" office:value="3.04963995336532" calcext:value-type="float">
            <text:p>3,050</text:p>
          </table:table-cell>
          <table:table-cell table:formula="of:=ABS(1/([.$A15]/[.$B$5]*[.D$6])-[.$B$3])" office:value-type="float" office:value="2.80639718520561" calcext:value-type="float">
            <text:p>2,806</text:p>
          </table:table-cell>
          <table:table-cell table:formula="of:=ABS(1/([.$A15]/[.$B$5]*[.E$6])-[.$B$3])" office:value-type="float" office:value="2.56502551526252" calcext:value-type="float">
            <text:p>2,565</text:p>
          </table:table-cell>
          <table:table-cell table:formula="of:=ABS(1/([.$A15]/[.$B$5]*[.F$6])-[.$B$3])" office:value-type="float" office:value="2.32550343665997" calcext:value-type="float">
            <text:p>2,326</text:p>
          </table:table-cell>
          <table:table-cell table:formula="of:=ABS(1/([.$A15]/[.$B$5]*[.G$6])-[.$B$3])" office:value-type="float" office:value="2.0878097708712" calcext:value-type="float">
            <text:p>2,088</text:p>
          </table:table-cell>
          <table:table-cell table:formula="of:=ABS(1/([.$A15]/[.$B$5]*[.H$6])-[.$B$3])" office:value-type="float" office:value="1.85192366147626" calcext:value-type="float">
            <text:p>1,852</text:p>
          </table:table-cell>
          <table:table-cell table:formula="of:=ABS(1/([.$A15]/[.$B$5]*[.I$6])-[.$B$3])" office:value-type="float" office:value="1.61782456806156" calcext:value-type="float">
            <text:p>1,618</text:p>
          </table:table-cell>
          <table:table-cell table:formula="of:=ABS(1/([.$A15]/[.$B$5]*[.J$6])-[.$B$3])" office:value-type="float" office:value="1.38549226025756" calcext:value-type="float">
            <text:p>1,385</text:p>
          </table:table-cell>
          <table:table-cell table:formula="of:=ABS(1/([.$A15]/[.$B$5]*[.K$6])-[.$B$3])" office:value-type="float" office:value="1.15490681191073" calcext:value-type="float">
            <text:p>1,155</text:p>
          </table:table-cell>
          <table:table-cell table:number-columns-repeated="6"/>
        </table:table-row>
        <table:table-row table:style-name="ro2">
          <table:table-cell table:formula="of:=[.A15]+1" office:value-type="float" office:value="379" calcext:value-type="float">
            <text:p>379</text:p>
          </table:table-cell>
          <table:table-cell table:formula="of:=ABS(1/([.$A16]/[.$B$5]*[.B$6])-[.$B$3])" office:value-type="float" office:value="3.12790227702432" calcext:value-type="float">
            <text:p>3,128</text:p>
          </table:table-cell>
          <table:table-cell table:formula="of:=ABS(1/([.$A16]/[.$B$5]*[.C$6])-[.$B$3])" office:value-type="float" office:value="2.88341336509787" calcext:value-type="float">
            <text:p>2,883</text:p>
          </table:table-cell>
          <table:table-cell table:formula="of:=ABS(1/([.$A16]/[.$B$5]*[.D$6])-[.$B$3])" office:value-type="float" office:value="2.64081239843727" calcext:value-type="float">
            <text:p>2,641</text:p>
          </table:table-cell>
          <table:table-cell table:formula="of:=ABS(1/([.$A16]/[.$B$5]*[.E$6])-[.$B$3])" office:value-type="float" office:value="2.40007759305866" calcext:value-type="float">
            <text:p>2,400</text:p>
          </table:table-cell>
          <table:table-cell table:formula="of:=ABS(1/([.$A16]/[.$B$5]*[.F$6])-[.$B$3])" office:value-type="float" office:value="2.16118749883238" calcext:value-type="float">
            <text:p>2,161</text:p>
          </table:table-cell>
          <table:table-cell table:formula="of:=ABS(1/([.$A16]/[.$B$5]*[.G$6])-[.$B$3])" office:value-type="float" office:value="1.92412099311164" calcext:value-type="float">
            <text:p>1,924</text:p>
          </table:table-cell>
          <table:table-cell table:formula="of:=ABS(1/([.$A16]/[.$B$5]*[.H$6])-[.$B$3])" office:value-type="float" office:value="1.68885727450667" calcext:value-type="float">
            <text:p>1,689</text:p>
          </table:table-cell>
          <table:table-cell table:formula="of:=ABS(1/([.$A16]/[.$B$5]*[.I$6])-[.$B$3])" office:value-type="float" office:value="1.4553758568002" calcext:value-type="float">
            <text:p>1,455</text:p>
          </table:table-cell>
          <table:table-cell table:formula="of:=ABS(1/([.$A16]/[.$B$5]*[.J$6])-[.$B$3])" office:value-type="float" office:value="1.22365656300095" calcext:value-type="float">
            <text:p>1,224</text:p>
          </table:table-cell>
          <table:table-cell table:formula="of:=ABS(1/([.$A16]/[.$B$5]*[.K$6])-[.$B$3])" office:value-type="float" office:value="0.993679519531014" calcext:value-type="float">
            <text:p>0,994</text:p>
          </table:table-cell>
          <table:table-cell table:number-columns-repeated="6"/>
        </table:table-row>
        <table:table-row table:style-name="ro2">
          <table:table-cell table:formula="of:=[.A16]+1" office:value-type="float" office:value="380" calcext:value-type="float">
            <text:p>380</text:p>
          </table:table-cell>
          <table:table-cell table:formula="of:=ABS(1/([.$A17]/[.$B$5]*[.B$6])-[.$B$3])" office:value-type="float" office:value="2.96190717366373" calcext:value-type="float">
            <text:p>2,962</text:p>
          </table:table-cell>
          <table:table-cell table:formula="of:=ABS(1/([.$A17]/[.$B$5]*[.C$6])-[.$B$3])" office:value-type="float" office:value="2.71806165361077" calcext:value-type="float">
            <text:p>2,718</text:p>
          </table:table-cell>
          <table:table-cell table:formula="of:=ABS(1/([.$A17]/[.$B$5]*[.D$6])-[.$B$3])" office:value-type="float" office:value="2.47609911054663" calcext:value-type="float">
            <text:p>2,476</text:p>
          </table:table-cell>
          <table:table-cell table:formula="of:=ABS(1/([.$A17]/[.$B$5]*[.E$6])-[.$B$3])" office:value-type="float" office:value="2.23599781781375" calcext:value-type="float">
            <text:p>2,236</text:p>
          </table:table-cell>
          <table:table-cell table:formula="of:=ABS(1/([.$A17]/[.$B$5]*[.F$6])-[.$B$3])" office:value-type="float" office:value="1.99773638173019" calcext:value-type="float">
            <text:p>1,998</text:p>
          </table:table-cell>
          <table:table-cell table:formula="of:=ABS(1/([.$A17]/[.$B$5]*[.G$6])-[.$B$3])" office:value-type="float" office:value="1.76129373523503" calcext:value-type="float">
            <text:p>1,761</text:p>
          </table:table-cell>
          <table:table-cell table:formula="of:=ABS(1/([.$A17]/[.$B$5]*[.H$6])-[.$B$3])" office:value-type="float" office:value="1.52664913167899" calcext:value-type="float">
            <text:p>1,527</text:p>
          </table:table-cell>
          <table:table-cell table:formula="of:=ABS(1/([.$A17]/[.$B$5]*[.I$6])-[.$B$3])" office:value-type="float" office:value="1.29378213875597" calcext:value-type="float">
            <text:p>1,294</text:p>
          </table:table-cell>
          <table:table-cell table:formula="of:=ABS(1/([.$A17]/[.$B$5]*[.J$6])-[.$B$3])" office:value-type="float" office:value="1.06267263257199" calcext:value-type="float">
            <text:p>1,063</text:p>
          </table:table-cell>
          <table:table-cell table:formula="of:=ABS(1/([.$A17]/[.$B$5]*[.K$6])-[.$B$3])" office:value-type="float" office:value="0.833300791848039" calcext:value-type="float">
            <text:p>0,833</text:p>
          </table:table-cell>
          <table:table-cell table:number-columns-repeated="6"/>
        </table:table-row>
        <table:table-row table:style-name="ro2">
          <table:table-cell table:formula="of:=[.A17]+1" office:value-type="float" office:value="381" calcext:value-type="float">
            <text:p>381</text:p>
          </table:table-cell>
          <table:table-cell table:formula="of:=ABS(1/([.$A18]/[.$B$5]*[.B$6])-[.$B$3])" office:value-type="float" office:value="2.7967834356751" calcext:value-type="float">
            <text:p>2,797</text:p>
          </table:table-cell>
          <table:table-cell table:formula="of:=ABS(1/([.$A18]/[.$B$5]*[.C$6])-[.$B$3])" office:value-type="float" office:value="2.55357793011049" calcext:value-type="float">
            <text:p>2,554</text:p>
          </table:table-cell>
          <table:table-cell table:formula="of:=ABS(1/([.$A18]/[.$B$5]*[.D$6])-[.$B$3])" office:value-type="float" office:value="2.31225045933785" calcext:value-type="float">
            <text:p>2,312</text:p>
          </table:table-cell>
          <table:table-cell table:formula="of:=ABS(1/([.$A18]/[.$B$5]*[.E$6])-[.$B$3])" office:value-type="float" office:value="2.07277935372501" calcext:value-type="float">
            <text:p>2,073</text:p>
          </table:table-cell>
          <table:table-cell table:formula="of:=ABS(1/([.$A18]/[.$B$5]*[.F$6])-[.$B$3])" office:value-type="float" office:value="1.83514327574139" calcext:value-type="float">
            <text:p>1,835</text:p>
          </table:table-cell>
          <table:table-cell table:formula="of:=ABS(1/([.$A18]/[.$B$5]*[.G$6])-[.$B$3])" office:value-type="float" office:value="1.59932121362024" calcext:value-type="float">
            <text:p>1,599</text:p>
          </table:table-cell>
          <table:table-cell table:formula="of:=ABS(1/([.$A18]/[.$B$5]*[.H$6])-[.$B$3])" office:value-type="float" office:value="1.3652924751654" calcext:value-type="float">
            <text:p>1,365</text:p>
          </table:table-cell>
          <table:table-cell table:formula="of:=ABS(1/([.$A18]/[.$B$5]*[.I$6])-[.$B$3])" office:value-type="float" office:value="1.13303668169888" calcext:value-type="float">
            <text:p>1,133</text:p>
          </table:table-cell>
          <table:table-cell table:formula="of:=ABS(1/([.$A18]/[.$B$5]*[.J$6])-[.$B$3])" office:value-type="float" office:value="0.902533762145296" calcext:value-type="float">
            <text:p>0,903</text:p>
          </table:table-cell>
          <table:table-cell table:formula="of:=ABS(1/([.$A18]/[.$B$5]*[.K$6])-[.$B$3])" office:value-type="float" office:value="0.673763947250009" calcext:value-type="float">
            <text:p>0,674</text:p>
          </table:table-cell>
          <table:table-cell table:number-columns-repeated="6"/>
        </table:table-row>
        <table:table-row table:style-name="ro2">
          <table:table-cell table:formula="of:=[.A18]+1" office:value-type="float" office:value="382" calcext:value-type="float">
            <text:p>382</text:p>
          </table:table-cell>
          <table:table-cell table:formula="of:=ABS(1/([.$A19]/[.$B$5]*[.B$6])-[.$B$3])" office:value-type="float" office:value="2.63252421987492" calcext:value-type="float">
            <text:p>2,633</text:p>
          </table:table-cell>
          <table:table-cell table:formula="of:=ABS(1/([.$A19]/[.$B$5]*[.C$6])-[.$B$3])" office:value-type="float" office:value="2.38995537793742" calcext:value-type="float">
            <text:p>2,390</text:p>
          </table:table-cell>
          <table:table-cell table:formula="of:=ABS(1/([.$A19]/[.$B$5]*[.D$6])-[.$B$3])" office:value-type="float" office:value="2.14925965447048" calcext:value-type="float">
            <text:p>2,149</text:p>
          </table:table-cell>
          <table:table-cell table:formula="of:=ABS(1/([.$A19]/[.$B$5]*[.E$6])-[.$B$3])" office:value-type="float" office:value="1.91041543656868" calcext:value-type="float">
            <text:p>1,910</text:p>
          </table:table-cell>
          <table:table-cell table:formula="of:=ABS(1/([.$A19]/[.$B$5]*[.F$6])-[.$B$3])" office:value-type="float" office:value="1.67340144255883" calcext:value-type="float">
            <text:p>1,673</text:p>
          </table:table-cell>
          <table:table-cell table:formula="of:=ABS(1/([.$A19]/[.$B$5]*[.G$6])-[.$B$3])" office:value-type="float" office:value="1.43819671567883" calcext:value-type="float">
            <text:p>1,438</text:p>
          </table:table-cell>
          <table:table-cell table:formula="of:=ABS(1/([.$A19]/[.$B$5]*[.H$6])-[.$B$3])" office:value-type="float" office:value="1.20478061790058" calcext:value-type="float">
            <text:p>1,205</text:p>
          </table:table-cell>
          <table:table-cell table:formula="of:=ABS(1/([.$A19]/[.$B$5]*[.I$6])-[.$B$3])" office:value-type="float" office:value="0.97313282389338" calcext:value-type="float">
            <text:p>0,973</text:p>
          </table:table-cell>
          <table:table-cell table:formula="of:=ABS(1/([.$A19]/[.$B$5]*[.J$6])-[.$B$3])" office:value-type="float" office:value="0.743233315123973" calcext:value-type="float">
            <text:p>0,743</text:p>
          </table:table-cell>
          <table:table-cell table:formula="of:=ABS(1/([.$A19]/[.$B$5]*[.K$6])-[.$B$3])" office:value-type="float" office:value="0.515062374089673" calcext:value-type="float">
            <text:p>0,515</text:p>
          </table:table-cell>
          <table:table-cell table:number-columns-repeated="6"/>
        </table:table-row>
        <table:table-row table:style-name="ro2">
          <table:table-cell table:formula="of:=[.A19]+1" office:value-type="float" office:value="383" calcext:value-type="float">
            <text:p>383</text:p>
          </table:table-cell>
          <table:table-cell table:formula="of:=ABS(1/([.$A20]/[.$B$5]*[.B$6])-[.$B$3])" office:value-type="float" office:value="2.46912275454886" calcext:value-type="float">
            <text:p>2,469</text:p>
          </table:table-cell>
          <table:table-cell table:formula="of:=ABS(1/([.$A20]/[.$B$5]*[.C$6])-[.$B$3])" office:value-type="float" office:value="2.22718725162426" calcext:value-type="float">
            <text:p>2,227</text:p>
          </table:table-cell>
          <table:table-cell table:formula="of:=ABS(1/([.$A20]/[.$B$5]*[.D$6])-[.$B$3])" office:value-type="float" office:value="1.98711997652146" calcext:value-type="float">
            <text:p>1,987</text:p>
          </table:table-cell>
          <table:table-cell table:formula="of:=ABS(1/([.$A20]/[.$B$5]*[.E$6])-[.$B$3])" office:value-type="float" office:value="1.74889937276561" calcext:value-type="float">
            <text:p>1,749</text:p>
          </table:table-cell>
          <table:table-cell table:formula="of:=ABS(1/([.$A20]/[.$B$5]*[.F$6])-[.$B$3])" office:value-type="float" office:value="1.51250421424926" calcext:value-type="float">
            <text:p>1,513</text:p>
          </table:table-cell>
          <table:table-cell table:formula="of:=ABS(1/([.$A20]/[.$B$5]*[.G$6])-[.$B$3])" office:value-type="float" office:value="1.2779135989277" calcext:value-type="float">
            <text:p>1,278</text:p>
          </table:table-cell>
          <table:table-cell table:formula="of:=ABS(1/([.$A20]/[.$B$5]*[.H$6])-[.$B$3])" office:value-type="float" office:value="1.04510694265802" calcext:value-type="float">
            <text:p>1,045</text:p>
          </table:table-cell>
          <table:table-cell table:formula="of:=ABS(1/([.$A20]/[.$B$5]*[.I$6])-[.$B$3])" office:value-type="float" office:value="0.814063973178257" calcext:value-type="float">
            <text:p>0,814</text:p>
          </table:table-cell>
          <table:table-cell table:formula="of:=ABS(1/([.$A20]/[.$B$5]*[.J$6])-[.$B$3])" office:value-type="float" office:value="0.584764724222858" calcext:value-type="float">
            <text:p>0,585</text:p>
          </table:table-cell>
          <table:table-cell table:formula="of:=ABS(1/([.$A20]/[.$B$5]*[.K$6])-[.$B$3])" office:value-type="float" office:value="0.357189529770899" calcext:value-type="float">
            <text:p>0,357</text:p>
          </table:table-cell>
          <table:table-cell table:number-columns-repeated="6"/>
        </table:table-row>
        <table:table-row table:style-name="ro2">
          <table:table-cell table:formula="of:=[.A20]+1" office:value-type="float" office:value="384" calcext:value-type="float">
            <text:p>384</text:p>
          </table:table-cell>
          <table:table-cell table:formula="of:=ABS(1/([.$A21]/[.$B$5]*[.B$6])-[.$B$3])" office:value-type="float" office:value="2.3065723385214" calcext:value-type="float">
            <text:p>2,307</text:p>
          </table:table-cell>
          <table:table-cell table:formula="of:=ABS(1/([.$A21]/[.$B$5]*[.C$6])-[.$B$3])" office:value-type="float" office:value="2.06526687596899" calcext:value-type="float">
            <text:p>2,065</text:p>
          </table:table-cell>
          <table:table-cell table:formula="of:=ABS(1/([.$A21]/[.$B$5]*[.D$6])-[.$B$3])" office:value-type="float" office:value="1.82582477606177" calcext:value-type="float">
            <text:p>1,826</text:p>
          </table:table-cell>
          <table:table-cell table:formula="of:=ABS(1/([.$A21]/[.$B$5]*[.E$6])-[.$B$3])" office:value-type="float" office:value="1.58822453846153" calcext:value-type="float">
            <text:p>1,588</text:p>
          </table:table-cell>
          <table:table-cell table:formula="of:=ABS(1/([.$A21]/[.$B$5]*[.F$6])-[.$B$3])" office:value-type="float" office:value="1.35244499233716" calcext:value-type="float">
            <text:p>1,352</text:p>
          </table:table-cell>
          <table:table-cell table:formula="of:=ABS(1/([.$A21]/[.$B$5]*[.G$6])-[.$B$3])" office:value-type="float" office:value="1.11846529007633" calcext:value-type="float">
            <text:p>1,118</text:p>
          </table:table-cell>
          <table:table-cell table:formula="of:=ABS(1/([.$A21]/[.$B$5]*[.H$6])-[.$B$3])" office:value-type="float" office:value="0.886264901140677" calcext:value-type="float">
            <text:p>0,886</text:p>
          </table:table-cell>
          <table:table-cell table:formula="of:=ABS(1/([.$A21]/[.$B$5]*[.I$6])-[.$B$3])" office:value-type="float" office:value="0.655823606060601" calcext:value-type="float">
            <text:p>0,656</text:p>
          </table:table-cell>
          <table:table-cell table:formula="of:=ABS(1/([.$A21]/[.$B$5]*[.J$6])-[.$B$3])" office:value-type="float" office:value="0.42712149056603" calcext:value-type="float">
            <text:p>0,427</text:p>
          </table:table-cell>
          <table:table-cell table:formula="of:=ABS(1/([.$A21]/[.$B$5]*[.K$6])-[.$B$3])" office:value-type="float" office:value="0.200138939849623" calcext:value-type="float">
            <text:p>0,200</text:p>
          </table:table-cell>
          <table:table-cell table:number-columns-repeated="6"/>
        </table:table-row>
        <table:table-row table:style-name="ro2">
          <table:table-cell table:formula="of:=[.A21]+1" office:value-type="float" office:value="385" calcext:value-type="float">
            <text:p>385</text:p>
          </table:table-cell>
          <table:table-cell table:formula="of:=ABS(1/([.$A22]/[.$B$5]*[.B$6])-[.$B$3])" office:value-type="float" office:value="2.14486634023953" calcext:value-type="float">
            <text:p>2,145</text:p>
          </table:table-cell>
          <table:table-cell table:formula="of:=ABS(1/([.$A22]/[.$B$5]*[.C$6])-[.$B$3])" office:value-type="float" office:value="1.90418764512232" calcext:value-type="float">
            <text:p>1,904</text:p>
          </table:table-cell>
          <table:table-cell table:formula="of:=ABS(1/([.$A22]/[.$B$5]*[.D$6])-[.$B$3])" office:value-type="float" office:value="1.66536747274733" calcext:value-type="float">
            <text:p>1,665</text:p>
          </table:table-cell>
          <table:table-cell table:formula="of:=ABS(1/([.$A22]/[.$B$5]*[.E$6])-[.$B$3])" office:value-type="float" office:value="1.42838437862137" calcext:value-type="float">
            <text:p>1,428</text:p>
          </table:table-cell>
          <table:table-cell table:formula="of:=ABS(1/([.$A22]/[.$B$5]*[.F$6])-[.$B$3])" office:value-type="float" office:value="1.19321724690253" calcext:value-type="float">
            <text:p>1,193</text:p>
          </table:table-cell>
          <table:table-cell table:formula="of:=ABS(1/([.$A22]/[.$B$5]*[.G$6])-[.$B$3])" office:value-type="float" office:value="0.959845284128079" calcext:value-type="float">
            <text:p>0,960</text:p>
          </table:table-cell>
          <table:table-cell table:formula="of:=ABS(1/([.$A22]/[.$B$5]*[.H$6])-[.$B$3])" office:value-type="float" office:value="0.728248013085775" calcext:value-type="float">
            <text:p>0,728</text:p>
          </table:table-cell>
          <table:table-cell table:formula="of:=ABS(1/([.$A22]/[.$B$5]*[.I$6])-[.$B$3])" office:value-type="float" office:value="0.498405266824094" calcext:value-type="float">
            <text:p>0,498</text:p>
          </table:table-cell>
          <table:table-cell table:formula="of:=ABS(1/([.$A22]/[.$B$5]*[.J$6])-[.$B$3])" office:value-type="float" office:value="0.27029718279833" calcext:value-type="float">
            <text:p>0,270</text:p>
          </table:table-cell>
          <table:table-cell table:formula="of:=ABS(1/([.$A22]/[.$B$5]*[.K$6])-[.$B$3])" office:value-type="float" office:value="0.04390419714872" calcext:value-type="float">
            <text:p>0,044</text:p>
          </table:table-cell>
          <table:table-cell table:number-columns-repeated="6"/>
        </table:table-row>
        <table:table-row table:style-name="ro2">
          <table:table-cell table:formula="of:=[.A22]+1" office:value-type="float" office:value="386" calcext:value-type="float">
            <text:p>386</text:p>
          </table:table-cell>
          <table:table-cell table:formula="of:=ABS(1/([.$A23]/[.$B$5]*[.B$6])-[.$B$3])" office:value-type="float" office:value="1.98399819687102" calcext:value-type="float">
            <text:p>1,984</text:p>
          </table:table-cell>
          <table:table-cell table:formula="of:=ABS(1/([.$A23]/[.$B$5]*[.C$6])-[.$B$3])" office:value-type="float" office:value="1.74394302168935" calcext:value-type="float">
            <text:p>1,744</text:p>
          </table:table-cell>
          <table:table-cell table:formula="of:=ABS(1/([.$A23]/[.$B$5]*[.D$6])-[.$B$3])" office:value-type="float" office:value="1.50574155442414" calcext:value-type="float">
            <text:p>1,506</text:p>
          </table:table-cell>
          <table:table-cell table:formula="of:=ABS(1/([.$A23]/[.$B$5]*[.E$6])-[.$B$3])" office:value-type="float" office:value="1.2693724061379" calcext:value-type="float">
            <text:p>1,269</text:p>
          </table:table-cell>
          <table:table-cell table:formula="of:=ABS(1/([.$A23]/[.$B$5]*[.F$6])-[.$B$3])" office:value-type="float" office:value="1.03481451569293" calcext:value-type="float">
            <text:p>1,035</text:p>
          </table:table-cell>
          <table:table-cell table:formula="of:=ABS(1/([.$A23]/[.$B$5]*[.G$6])-[.$B$3])" office:value-type="float" office:value="0.802047143495628" calcext:value-type="float">
            <text:p>0,802</text:p>
          </table:table-cell>
          <table:table-cell table:formula="of:=ABS(1/([.$A23]/[.$B$5]*[.H$6])-[.$B$3])" office:value-type="float" office:value="0.571049865383472" calcext:value-type="float">
            <text:p>0,571</text:p>
          </table:table-cell>
          <table:table-cell table:formula="of:=ABS(1/([.$A23]/[.$B$5]*[.I$6])-[.$B$3])" office:value-type="float" office:value="0.341802566650955" calcext:value-type="float">
            <text:p>0,342</text:p>
          </table:table-cell>
          <table:table-cell table:formula="of:=ABS(1/([.$A23]/[.$B$5]*[.J$6])-[.$B$3])" office:value-type="float" office:value="0.114285436210764" calcext:value-type="float">
            <text:p>0,114</text:p>
          </table:table-cell>
          <table:table-cell table:formula="of:=ABS(1/([.$A23]/[.$B$5]*[.K$6])-[.$B$3])" office:value-type="float" office:value="0.111521039113335" calcext:value-type="float">
            <text:p>0,112</text:p>
          </table:table-cell>
          <table:table-cell table:number-columns-repeated="6"/>
        </table:table-row>
        <table:table-row table:style-name="ro2">
          <table:table-cell table:formula="of:=[.A23]+1" office:value-type="float" office:value="387" calcext:value-type="float">
            <text:p>387</text:p>
          </table:table-cell>
          <table:table-cell table:formula="of:=ABS(1/([.$A24]/[.$B$5]*[.B$6])-[.$B$3])" office:value-type="float" office:value="1.82396141341658" calcext:value-type="float">
            <text:p>1,824</text:p>
          </table:table-cell>
          <table:table-cell table:formula="of:=ABS(1/([.$A24]/[.$B$5]*[.C$6])-[.$B$3])" office:value-type="float" office:value="1.58452653584519" calcext:value-type="float">
            <text:p>1,585</text:p>
          </table:table-cell>
          <table:table-cell table:formula="of:=ABS(1/([.$A24]/[.$B$5]*[.D$6])-[.$B$3])" office:value-type="float" office:value="1.34694057624734" calcext:value-type="float">
            <text:p>1,347</text:p>
          </table:table-cell>
          <table:table-cell table:formula="of:=ABS(1/([.$A24]/[.$B$5]*[.E$6])-[.$B$3])" office:value-type="float" office:value="1.11118220095408" calcext:value-type="float">
            <text:p>1,111</text:p>
          </table:table-cell>
          <table:table-cell table:formula="of:=ABS(1/([.$A24]/[.$B$5]*[.F$6])-[.$B$3])" office:value-type="float" office:value="0.877230403249271" calcext:value-type="float">
            <text:p>0,877</text:p>
          </table:table-cell>
          <table:table-cell table:formula="of:=ABS(1/([.$A24]/[.$B$5]*[.G$6])-[.$B$3])" office:value-type="float" office:value="0.645064497130001" calcext:value-type="float">
            <text:p>0,645</text:p>
          </table:table-cell>
          <table:table-cell table:formula="of:=ABS(1/([.$A24]/[.$B$5]*[.H$6])-[.$B$3])" office:value-type="float" office:value="0.414664111209362" calcext:value-type="float">
            <text:p>0,415</text:p>
          </table:table-cell>
          <table:table-cell table:formula="of:=ABS(1/([.$A24]/[.$B$5]*[.I$6])-[.$B$3])" office:value-type="float" office:value="0.186009182757815" calcext:value-type="float">
            <text:p>0,186</text:p>
          </table:table-cell>
          <table:table-cell table:formula="of:=ABS(1/([.$A24]/[.$B$5]*[.J$6])-[.$B$3])" office:value-type="float" office:value="0.0409200481205261" calcext:value-type="float">
            <text:p>0,041</text:p>
          </table:table-cell>
          <table:table-cell table:formula="of:=ABS(1/([.$A24]/[.$B$5]*[.K$6])-[.$B$3])" office:value-type="float" office:value="0.266143044180218" calcext:value-type="float">
            <text:p>0,266</text:p>
          </table:table-cell>
          <table:table-cell table:number-columns-repeated="6"/>
        </table:table-row>
        <table:table-row table:style-name="ro2">
          <table:table-cell table:formula="of:=[.A24]+1" office:value-type="float" office:value="388" calcext:value-type="float">
            <text:p>388</text:p>
          </table:table-cell>
          <table:table-cell table:formula="of:=ABS(1/([.$A25]/[.$B$5]*[.B$6])-[.$B$3])" office:value-type="float" office:value="1.66474956183561" calcext:value-type="float">
            <text:p>1,665</text:p>
          </table:table-cell>
          <table:table-cell table:formula="of:=ABS(1/([.$A25]/[.$B$5]*[.C$6])-[.$B$3])" office:value-type="float" office:value="1.42593178446415" calcext:value-type="float">
            <text:p>1,426</text:p>
          </table:table-cell>
          <table:table-cell table:formula="of:=ABS(1/([.$A25]/[.$B$5]*[.D$6])-[.$B$3])" office:value-type="float" office:value="1.18895815981372" calcext:value-type="float">
            <text:p>1,189</text:p>
          </table:table-cell>
          <table:table-cell table:formula="of:=ABS(1/([.$A25]/[.$B$5]*[.E$6])-[.$B$3])" office:value-type="float" office:value="0.953807409199051" calcext:value-type="float">
            <text:p>0,954</text:p>
          </table:table-cell>
          <table:table-cell table:formula="of:=ABS(1/([.$A25]/[.$B$5]*[.F$6])-[.$B$3])" office:value-type="float" office:value="0.720458580045026" calcext:value-type="float">
            <text:p>0,720</text:p>
          </table:table-cell>
          <table:table-cell table:formula="of:=ABS(1/([.$A25]/[.$B$5]*[.G$6])-[.$B$3])" office:value-type="float" office:value="0.488891039663173" calcext:value-type="float">
            <text:p>0,489</text:p>
          </table:table-cell>
          <table:table-cell table:formula="of:=ABS(1/([.$A25]/[.$B$5]*[.H$6])-[.$B$3])" office:value-type="float" office:value="0.259084469170169" calcext:value-type="float">
            <text:p>0,259</text:p>
          </table:table-cell>
          <table:table-cell table:formula="of:=ABS(1/([.$A25]/[.$B$5]*[.I$6])-[.$B$3])" office:value-type="float" office:value="0.0310188575445167" calcext:value-type="float">
            <text:p>0,031</text:p>
          </table:table-cell>
          <table:table-cell table:formula="of:=ABS(1/([.$A25]/[.$B$5]*[.J$6])-[.$B$3])" office:value-type="float" office:value="0.195325504182065" calcext:value-type="float">
            <text:p>0,195</text:p>
          </table:table-cell>
          <table:table-cell table:formula="of:=ABS(1/([.$A25]/[.$B$5]*[.K$6])-[.$B$3])" office:value-type="float" office:value="0.41996802860244" calcext:value-type="float">
            <text:p>0,420</text:p>
          </table:table-cell>
          <table:table-cell table:number-columns-repeated="6"/>
        </table:table-row>
        <table:table-row table:style-name="ro2">
          <table:table-cell table:formula="of:=[.A25]+1" office:value-type="float" office:value="389" calcext:value-type="float">
            <text:p>389</text:p>
          </table:table-cell>
          <table:table-cell table:formula="of:=ABS(1/([.$A26]/[.$B$5]*[.B$6])-[.$B$3])" office:value-type="float" office:value="1.50635628018564" calcext:value-type="float">
            <text:p>1,506</text:p>
          </table:table-cell>
          <table:table-cell table:formula="of:=ABS(1/([.$A26]/[.$B$5]*[.C$6])-[.$B$3])" office:value-type="float" office:value="1.26815243026245" calcext:value-type="float">
            <text:p>1,268</text:p>
          </table:table-cell>
          <table:table-cell table:formula="of:=ABS(1/([.$A26]/[.$B$5]*[.D$6])-[.$B$3])" office:value-type="float" office:value="1.03178799230776" calcext:value-type="float">
            <text:p>1,032</text:p>
          </table:table-cell>
          <table:table-cell table:formula="of:=ABS(1/([.$A26]/[.$B$5]*[.E$6])-[.$B$3])" office:value-type="float" office:value="0.797241742337341" calcext:value-type="float">
            <text:p>0,797</text:p>
          </table:table-cell>
          <table:table-cell table:formula="of:=ABS(1/([.$A26]/[.$B$5]*[.F$6])-[.$B$3])" office:value-type="float" office:value="0.564492781638734" calcext:value-type="float">
            <text:p>0,564</text:p>
          </table:table-cell>
          <table:table-cell table:formula="of:=ABS(1/([.$A26]/[.$B$5]*[.G$6])-[.$B$3])" office:value-type="float" office:value="0.333520530563781" calcext:value-type="float">
            <text:p>0,334</text:p>
          </table:table-cell>
          <table:table-cell table:formula="of:=ABS(1/([.$A26]/[.$B$5]*[.H$6])-[.$B$3])" office:value-type="float" office:value="0.104304722462778" calcext:value-type="float">
            <text:p>0,104</text:p>
          </table:table-cell>
          <table:table-cell table:formula="of:=ABS(1/([.$A26]/[.$B$5]*[.I$6])-[.$B$3])" office:value-type="float" office:value="0.12317460224353" calcext:value-type="float">
            <text:p>0,123</text:p>
          </table:table-cell>
          <table:table-cell table:formula="of:=ABS(1/([.$A26]/[.$B$5]*[.J$6])-[.$B$3])" office:value-type="float" office:value="0.3489371018577" calcext:value-type="float">
            <text:p>0,349</text:p>
          </table:table-cell>
          <table:table-cell table:formula="of:=ABS(1/([.$A26]/[.$B$5]*[.K$6])-[.$B$3])" office:value-type="float" office:value="0.573002139068763" calcext:value-type="float">
            <text:p>0,573</text:p>
          </table:table-cell>
          <table:table-cell table:number-columns-repeated="6"/>
        </table:table-row>
        <table:table-row table:style-name="ro2">
          <table:table-cell table:formula="of:=[.A26]+1" office:value-type="float" office:value="390" calcext:value-type="float">
            <text:p>390</text:p>
          </table:table-cell>
          <table:table-cell table:formula="of:=ABS(1/([.$A27]/[.$B$5]*[.B$6])-[.$B$3])" office:value-type="float" office:value="1.34877527177491" calcext:value-type="float">
            <text:p>1,349</text:p>
          </table:table-cell>
          <table:table-cell table:formula="of:=ABS(1/([.$A27]/[.$B$5]*[.C$6])-[.$B$3])" office:value-type="float" office:value="1.11118220095408" calcext:value-type="float">
            <text:p>1,111</text:p>
          </table:table-cell>
          <table:table-cell table:formula="of:=ABS(1/([.$A27]/[.$B$5]*[.D$6])-[.$B$3])" office:value-type="float" office:value="0.875423825660825" calcext:value-type="float">
            <text:p>0,875</text:p>
          </table:table-cell>
          <table:table-cell table:formula="of:=ABS(1/([.$A27]/[.$B$5]*[.E$6])-[.$B$3])" office:value-type="float" office:value="0.641478976331349" calcext:value-type="float">
            <text:p>0,641</text:p>
          </table:table-cell>
          <table:table-cell table:formula="of:=ABS(1/([.$A27]/[.$B$5]*[.F$6])-[.$B$3])" office:value-type="float" office:value="0.409326807839669" calcext:value-type="float">
            <text:p>0,409</text:p>
          </table:table-cell>
          <table:table-cell table:formula="of:=ABS(1/([.$A27]/[.$B$5]*[.G$6])-[.$B$3])" office:value-type="float" office:value="0.178946793305926" calcext:value-type="float">
            <text:p>0,179</text:p>
          </table:table-cell>
          <table:table-cell table:formula="of:=ABS(1/([.$A27]/[.$B$5]*[.H$6])-[.$B$3])" office:value-type="float" office:value="0.049681281953788" calcext:value-type="float">
            <text:p>0,050</text:p>
          </table:table-cell>
          <table:table-cell table:formula="of:=ABS(1/([.$A27]/[.$B$5]*[.I$6])-[.$B$3])" office:value-type="float" office:value="0.27657732634033" calcext:value-type="float">
            <text:p>0,277</text:p>
          </table:table-cell>
          <table:table-cell table:formula="of:=ABS(1/([.$A27]/[.$B$5]*[.J$6])-[.$B$3])" office:value-type="float" office:value="0.50176094775037" calcext:value-type="float">
            <text:p>0,502</text:p>
          </table:table-cell>
          <table:table-cell table:formula="of:=ABS(1/([.$A27]/[.$B$5]*[.K$6])-[.$B$3])" office:value-type="float" office:value="0.725251459224985" calcext:value-type="float">
            <text:p>0,725</text:p>
          </table:table-cell>
          <table:table-cell table:number-columns-repeated="6"/>
        </table:table-row>
        <table:table-row table:style-name="ro2">
          <table:table-cell table:formula="of:=[.A27]+1" office:value-type="float" office:value="391" calcext:value-type="float">
            <text:p>391</text:p>
          </table:table-cell>
          <table:table-cell table:formula="of:=ABS(1/([.$A28]/[.$B$5]*[.B$6])-[.$B$3])" office:value-type="float" office:value="1.19200030432793" calcext:value-type="float">
            <text:p>1,192</text:p>
          </table:table-cell>
          <table:table-cell table:formula="of:=ABS(1/([.$A28]/[.$B$5]*[.C$6])-[.$B$3])" office:value-type="float" office:value="0.955014888419676" calcext:value-type="float">
            <text:p>0,955</text:p>
          </table:table-cell>
          <table:table-cell table:formula="of:=ABS(1/([.$A28]/[.$B$5]*[.D$6])-[.$B$3])" office:value-type="float" office:value="0.719859475723077" calcext:value-type="float">
            <text:p>0,720</text:p>
          </table:table-cell>
          <table:table-cell table:formula="of:=ABS(1/([.$A28]/[.$B$5]*[.E$6])-[.$B$3])" office:value-type="float" office:value="0.486512950816454" calcext:value-type="float">
            <text:p>0,487</text:p>
          </table:table-cell>
          <table:table-cell table:formula="of:=ABS(1/([.$A28]/[.$B$5]*[.F$6])-[.$B$3])" office:value-type="float" office:value="0.25495452188612" calcext:value-type="float">
            <text:p>0,255</text:p>
          </table:table-cell>
          <table:table-cell table:style-name="ce24" table:formula="of:=ABS(1/([.$A28]/[.$B$5]*[.G$6])-[.$B$3])" office:value-type="float" office:value="0.0251637145506791" calcext:value-type="float">
            <text:p>0,025</text:p>
          </table:table-cell>
          <table:table-cell table:formula="of:=ABS(1/([.$A28]/[.$B$5]*[.H$6])-[.$B$3])" office:value-type="float" office:value="0.202879634173861" calcext:value-type="float">
            <text:p>0,203</text:p>
          </table:table-cell>
          <table:table-cell table:formula="of:=ABS(1/([.$A28]/[.$B$5]*[.I$6])-[.$B$3])" office:value-type="float" office:value="0.429195381771685" calcext:value-type="float">
            <text:p>0,429</text:p>
          </table:table-cell>
          <table:table-cell table:formula="of:=ABS(1/([.$A28]/[.$B$5]*[.J$6])-[.$B$3])" office:value-type="float" office:value="0.653803085991413" calcext:value-type="float">
            <text:p>0,654</text:p>
          </table:table-cell>
          <table:table-cell table:formula="of:=ABS(1/([.$A28]/[.$B$5]*[.K$6])-[.$B$3])" office:value-type="float" office:value="0.876722010480165" calcext:value-type="float">
            <text:p>0,877</text:p>
          </table:table-cell>
          <table:table-cell table:number-columns-repeated="6"/>
        </table:table-row>
        <table:table-row table:style-name="ro2">
          <table:table-cell table:formula="of:=[.A28]+1" office:value-type="float" office:value="392" calcext:value-type="float">
            <text:p>392</text:p>
          </table:table-cell>
          <table:table-cell table:formula="of:=ABS(1/([.$A29]/[.$B$5]*[.B$6])-[.$B$3])" office:value-type="float" office:value="1.03602520916382" calcext:value-type="float">
            <text:p>1,036</text:p>
          </table:table-cell>
          <table:table-cell table:formula="of:=ABS(1/([.$A29]/[.$B$5]*[.C$6])-[.$B$3])" office:value-type="float" office:value="0.799644347887998" calcext:value-type="float">
            <text:p>0,800</text:p>
          </table:table-cell>
          <table:table-cell table:formula="of:=ABS(1/([.$A29]/[.$B$5]*[.D$6])-[.$B$3])" office:value-type="float" office:value="0.565088821448271" calcext:value-type="float">
            <text:p>0,565</text:p>
          </table:table-cell>
          <table:table-cell table:formula="of:=ABS(1/([.$A29]/[.$B$5]*[.E$6])-[.$B$3])" office:value-type="float" office:value="0.332337568288857" calcext:value-type="float">
            <text:p>0,332</text:p>
          </table:table-cell>
          <table:table-cell table:formula="of:=ABS(1/([.$A29]/[.$B$5]*[.F$6])-[.$B$3])" office:value-type="float" office:value="0.101369849636406" calcext:value-type="float">
            <text:p>0,101</text:p>
          </table:table-cell>
          <table:table-cell table:formula="of:=ABS(1/([.$A29]/[.$B$5]*[.G$6])-[.$B$3])" office:value-type="float" office:value="0.127834756659908" calcext:value-type="float">
            <text:p>0,128</text:p>
          </table:table-cell>
          <table:table-cell table:formula="of:=ABS(1/([.$A29]/[.$B$5]*[.H$6])-[.$B$3])" office:value-type="float" office:value="0.355296362147904" calcext:value-type="float">
            <text:p>0,355</text:p>
          </table:table-cell>
          <table:table-cell table:formula="of:=ABS(1/([.$A29]/[.$B$5]*[.I$6])-[.$B$3])" office:value-type="float" office:value="0.581034773654906" calcext:value-type="float">
            <text:p>0,581</text:p>
          </table:table-cell>
          <table:table-cell table:formula="of:=ABS(1/([.$A29]/[.$B$5]*[.J$6])-[.$B$3])" office:value-type="float" office:value="0.805069499037352" calcext:value-type="float">
            <text:p>0,805</text:p>
          </table:table-cell>
          <table:table-cell table:formula="of:=ABS(1/([.$A29]/[.$B$5]*[.K$6])-[.$B$3])" office:value-type="float" office:value="1.02741975280036" calcext:value-type="float">
            <text:p>1,027</text:p>
          </table:table-cell>
          <table:table-cell table:number-columns-repeated="6"/>
        </table:table-row>
        <table:table-row table:style-name="ro2">
          <table:table-cell table:formula="of:=[.A29]+1" office:value-type="float" office:value="393" calcext:value-type="float">
            <text:p>393</text:p>
          </table:table-cell>
          <table:table-cell table:formula="of:=ABS(1/([.$A30]/[.$B$5]*[.B$6])-[.$B$3])" office:value-type="float" office:value="0.880843880387317" calcext:value-type="float">
            <text:p>0,881</text:p>
          </table:table-cell>
          <table:table-cell table:formula="of:=ABS(1/([.$A30]/[.$B$5]*[.C$6])-[.$B$3])" office:value-type="float" office:value="0.645064497130001" calcext:value-type="float">
            <text:p>0,645</text:p>
          </table:table-cell>
          <table:table-cell table:formula="of:=ABS(1/([.$A30]/[.$B$5]*[.D$6])-[.$B$3])" office:value-type="float" office:value="0.411105804090887" calcext:value-type="float">
            <text:p>0,411</text:p>
          </table:table-cell>
          <table:table-cell table:formula="of:=ABS(1/([.$A30]/[.$B$5]*[.E$6])-[.$B$3])" office:value-type="float" office:value="0.178946793305926" calcext:value-type="float">
            <text:p>0,179</text:p>
          </table:table-cell>
          <table:table-cell table:formula="of:=ABS(1/([.$A30]/[.$B$5]*[.F$6])-[.$B$3])" office:value-type="float" office:value="0.0514332212278177" calcext:value-type="float">
            <text:p>0,051</text:p>
          </table:table-cell>
          <table:table-cell table:formula="of:=ABS(1/([.$A30]/[.$B$5]*[.G$6])-[.$B$3])" office:value-type="float" office:value="0.280054609696414" calcext:value-type="float">
            <text:p>0,280</text:p>
          </table:table-cell>
          <table:table-cell table:formula="of:=ABS(1/([.$A30]/[.$B$5]*[.H$6])-[.$B$3])" office:value-type="float" office:value="0.506937432473229" calcext:value-type="float">
            <text:p>0,507</text:p>
          </table:table-cell>
          <table:table-cell table:formula="of:=ABS(1/([.$A30]/[.$B$5]*[.I$6])-[.$B$3])" office:value-type="float" office:value="0.732101445986594" calcext:value-type="float">
            <text:p>0,732</text:p>
          </table:table-cell>
          <table:table-cell table:formula="of:=ABS(1/([.$A30]/[.$B$5]*[.J$6])-[.$B$3])" office:value-type="float" office:value="0.955566108454569" calcext:value-type="float">
            <text:p>0,956</text:p>
          </table:table-cell>
          <table:table-cell table:formula="of:=ABS(1/([.$A30]/[.$B$5]*[.K$6])-[.$B$3])" office:value-type="float" office:value="1.17735058549045" calcext:value-type="float">
            <text:p>1,177</text:p>
          </table:table-cell>
          <table:table-cell table:number-columns-repeated="6"/>
        </table:table-row>
        <table:table-row table:style-name="ro2">
          <table:table-cell table:formula="of:=[.A30]+1" office:value-type="float" office:value="394" calcext:value-type="float">
            <text:p>394</text:p>
          </table:table-cell>
          <table:table-cell table:formula="of:=ABS(1/([.$A31]/[.$B$5]*[.B$6])-[.$B$3])" office:value-type="float" office:value="0.726450274091931" calcext:value-type="float">
            <text:p>0,726</text:p>
          </table:table-cell>
          <table:table-cell table:formula="of:=ABS(1/([.$A31]/[.$B$5]*[.C$6])-[.$B$3])" office:value-type="float" office:value="0.491269315665207" calcext:value-type="float">
            <text:p>0,491</text:p>
          </table:table-cell>
          <table:table-cell table:formula="of:=ABS(1/([.$A31]/[.$B$5]*[.D$6])-[.$B$3])" office:value-type="float" office:value="0.257904426415543" calcext:value-type="float">
            <text:p>0,258</text:p>
          </table:table-cell>
          <table:table-cell table:formula="of:=ABS(1/([.$A31]/[.$B$5]*[.E$6])-[.$B$3])" office:value-type="float" office:value="0.0263346516985479" calcext:value-type="float">
            <text:p>0,026</text:p>
          </table:table-cell>
          <table:table-cell table:formula="of:=ABS(1/([.$A31]/[.$B$5]*[.F$6])-[.$B$3])" office:value-type="float" office:value="0.203460641986112" calcext:value-type="float">
            <text:p>0,203</text:p>
          </table:table-cell>
          <table:table-cell table:formula="of:=ABS(1/([.$A31]/[.$B$5]*[.G$6])-[.$B$3])" office:value-type="float" office:value="0.431501773123564" calcext:value-type="float">
            <text:p>0,432</text:p>
          </table:table-cell>
          <table:table-cell table:formula="of:=ABS(1/([.$A31]/[.$B$5]*[.H$6])-[.$B$3])" office:value-type="float" office:value="0.657808751172531" calcext:value-type="float">
            <text:p>0,658</text:p>
          </table:table-cell>
          <table:table-cell table:formula="of:=ABS(1/([.$A31]/[.$B$5]*[.I$6])-[.$B$3])" office:value-type="float" office:value="0.882401282418087" calcext:value-type="float">
            <text:p>0,882</text:p>
          </table:table-cell>
          <table:table-cell table:formula="of:=ABS(1/([.$A31]/[.$B$5]*[.J$6])-[.$B$3])" office:value-type="float" office:value="1.10529877569198" calcext:value-type="float">
            <text:p>1,105</text:p>
          </table:table-cell>
          <table:table-cell table:formula="of:=ABS(1/([.$A31]/[.$B$5]*[.K$6])-[.$B$3])" office:value-type="float" office:value="1.32652034796381" calcext:value-type="float">
            <text:p>1,327</text:p>
          </table:table-cell>
          <table:table-cell table:number-columns-repeated="6"/>
        </table:table-row>
        <table:table-row table:style-name="ro2">
          <table:table-cell table:formula="of:=[.A31]+1" office:value-type="float" office:value="395" calcext:value-type="float">
            <text:p>395</text:p>
          </table:table-cell>
          <table:table-cell table:formula="of:=ABS(1/([.$A32]/[.$B$5]*[.B$6])-[.$B$3])" office:value-type="float" office:value="0.57283840757524" calcext:value-type="float">
            <text:p>0,573</text:p>
          </table:table-cell>
          <table:table-cell table:formula="of:=ABS(1/([.$A32]/[.$B$5]*[.C$6])-[.$B$3])" office:value-type="float" office:value="0.33825284397998" calcext:value-type="float">
            <text:p>0,338</text:p>
          </table:table-cell>
          <table:table-cell table:formula="of:=ABS(1/([.$A32]/[.$B$5]*[.D$6])-[.$B$3])" office:value-type="float" office:value="0.105478751918284" calcext:value-type="float">
            <text:p>0,105</text:p>
          </table:table-cell>
          <table:table-cell table:formula="of:=ABS(1/([.$A32]/[.$B$5]*[.E$6])-[.$B$3])" office:value-type="float" office:value="0.125504770204472" calcext:value-type="float">
            <text:p>0,126</text:p>
          </table:table-cell>
          <table:table-cell table:formula="of:=ABS(1/([.$A32]/[.$B$5]*[.F$6])-[.$B$3])" office:value-type="float" office:value="0.354718303651964" calcext:value-type="float">
            <text:p>0,355</text:p>
          </table:table-cell>
          <table:table-cell table:formula="of:=ABS(1/([.$A32]/[.$B$5]*[.G$6])-[.$B$3])" office:value-type="float" office:value="0.58218211547009" calcext:value-type="float">
            <text:p>0,582</text:p>
          </table:table-cell>
          <table:table-cell table:formula="of:=ABS(1/([.$A32]/[.$B$5]*[.H$6])-[.$B$3])" office:value-type="float" office:value="0.8079161644607" calcext:value-type="float">
            <text:p>0,808</text:p>
          </table:table-cell>
          <table:table-cell table:formula="of:=ABS(1/([.$A32]/[.$B$5]*[.I$6])-[.$B$3])" office:value-type="float" office:value="1.03194010701956" calcext:value-type="float">
            <text:p>1,032</text:p>
          </table:table-cell>
          <table:table-cell table:formula="of:=ABS(1/([.$A32]/[.$B$5]*[.J$6])-[.$B$3])" office:value-type="float" office:value="1.25427330284213" calcext:value-type="float">
            <text:p>1,254</text:p>
          </table:table-cell>
          <table:table-cell table:formula="of:=ABS(1/([.$A32]/[.$B$5]*[.K$6])-[.$B$3])" office:value-type="float" office:value="1.47493482050062" calcext:value-type="float">
            <text:p>1,475</text:p>
          </table:table-cell>
          <table:table-cell table:number-columns-repeated="6"/>
        </table:table-row>
        <table:table-row table:style-name="ro2">
          <table:table-cell table:formula="of:=[.A32]+1" office:value-type="float" office:value="396" calcext:value-type="float">
            <text:p>396</text:p>
          </table:table-cell>
          <table:table-cell table:formula="of:=ABS(1/([.$A33]/[.$B$5]*[.B$6])-[.$B$3])" office:value-type="float" office:value="0.420002358566208" calcext:value-type="float">
            <text:p>0,420</text:p>
          </table:table-cell>
          <table:table-cell table:formula="of:=ABS(1/([.$A33]/[.$B$5]*[.C$6])-[.$B$3])" office:value-type="float" office:value="0.1860091827578" calcext:value-type="float">
            <text:p>0,186</text:p>
          </table:table-cell>
          <table:table-cell table:formula="of:=ABS(1/([.$A33]/[.$B$5]*[.D$6])-[.$B$3])" office:value-type="float" office:value="0.0461770959401022" calcext:value-type="float">
            <text:p>0,046</text:p>
          </table:table-cell>
          <table:table-cell table:formula="of:=ABS(1/([.$A33]/[.$B$5]*[.E$6])-[.$B$3])" office:value-type="float" office:value="0.27657732634033" calcext:value-type="float">
            <text:p>0,277</text:p>
          </table:table-cell>
          <table:table-cell table:formula="of:=ABS(1/([.$A33]/[.$B$5]*[.F$6])-[.$B$3])" office:value-type="float" office:value="0.505212037733656" calcext:value-type="float">
            <text:p>0,505</text:p>
          </table:table-cell>
          <table:table-cell table:formula="of:=ABS(1/([.$A33]/[.$B$5]*[.G$6])-[.$B$3])" office:value-type="float" office:value="0.732101445986594" calcext:value-type="float">
            <text:p>0,732</text:p>
          </table:table-cell>
          <table:table-cell table:formula="of:=ABS(1/([.$A33]/[.$B$5]*[.H$6])-[.$B$3])" office:value-type="float" office:value="0.957265459499943" calcext:value-type="float">
            <text:p>0,957</text:p>
          </table:table-cell>
          <table:table-cell table:formula="of:=ABS(1/([.$A33]/[.$B$5]*[.I$6])-[.$B$3])" office:value-type="float" office:value="1.18072368503214" calcext:value-type="float">
            <text:p>1,181</text:p>
          </table:table-cell>
          <table:table-cell table:formula="of:=ABS(1/([.$A33]/[.$B$5]*[.J$6])-[.$B$3])" office:value-type="float" office:value="1.40249543339052" calcext:value-type="float">
            <text:p>1,402</text:p>
          </table:table-cell>
          <table:table-cell table:formula="of:=ABS(1/([.$A33]/[.$B$5]*[.K$6])-[.$B$3])" office:value-type="float" office:value="1.62259972499431" calcext:value-type="float">
            <text:p>1,623</text:p>
          </table:table-cell>
          <table:table-cell table:number-columns-repeated="6"/>
        </table:table-row>
        <table:table-row table:style-name="ro2">
          <table:table-cell table:formula="of:=[.A33]+1" office:value-type="float" office:value="397" calcext:value-type="float">
            <text:p>397</text:p>
          </table:table-cell>
          <table:table-cell table:formula="of:=ABS(1/([.$A34]/[.$B$5]*[.B$6])-[.$B$3])" office:value-type="float" office:value="0.267936264464019" calcext:value-type="float">
            <text:p>0,268</text:p>
          </table:table-cell>
          <table:table-cell table:formula="of:=ABS(1/([.$A34]/[.$B$5]*[.C$6])-[.$B$3])" office:value-type="float" office:value="0.0345324921211443" calcext:value-type="float">
            <text:p>0,035</text:p>
          </table:table-cell>
          <table:table-cell table:formula="of:=ABS(1/([.$A34]/[.$B$5]*[.D$6])-[.$B$3])" office:value-type="float" office:value="0.197068934489366" calcext:value-type="float">
            <text:p>0,197</text:p>
          </table:table-cell>
          <table:table-cell table:formula="of:=ABS(1/([.$A34]/[.$B$5]*[.E$6])-[.$B$3])" office:value-type="float" office:value="0.426888811664405" calcext:value-type="float">
            <text:p>0,427</text:p>
          </table:table-cell>
          <table:table-cell table:formula="of:=ABS(1/([.$A34]/[.$B$5]*[.F$6])-[.$B$3])" office:value-type="float" office:value="0.654947616983705" calcext:value-type="float">
            <text:p>0,655</text:p>
          </table:table-cell>
          <table:table-cell table:formula="of:=ABS(1/([.$A34]/[.$B$5]*[.G$6])-[.$B$3])" office:value-type="float" office:value="0.881265515392151" calcext:value-type="float">
            <text:p>0,881</text:p>
          </table:table-cell>
          <table:table-cell table:formula="of:=ABS(1/([.$A34]/[.$B$5]*[.H$6])-[.$B$3])" office:value-type="float" office:value="1.10586236514352" calcext:value-type="float">
            <text:p>1,106</text:p>
          </table:table-cell>
          <table:table-cell table:formula="of:=ABS(1/([.$A34]/[.$B$5]*[.I$6])-[.$B$3])" office:value-type="float" office:value="1.32875772360889" calcext:value-type="float">
            <text:p>1,329</text:p>
          </table:table-cell>
          <table:table-cell table:formula="of:=ABS(1/([.$A34]/[.$B$5]*[.J$6])-[.$B$3])" office:value-type="float" office:value="1.54997085295376" calcext:value-type="float">
            <text:p>1,550</text:p>
          </table:table-cell>
          <table:table-cell table:formula="of:=ABS(1/([.$A34]/[.$B$5]*[.K$6])-[.$B$3])" office:value-type="float" office:value="1.76952072568701" calcext:value-type="float">
            <text:p>1,770</text:p>
          </table:table-cell>
          <table:table-cell table:number-columns-repeated="6"/>
        </table:table-row>
        <table:table-row table:style-name="ro2">
          <table:table-cell table:formula="of:=[.A34]+1" office:value-type="float" office:value="398" calcext:value-type="float">
            <text:p>398</text:p>
          </table:table-cell>
          <table:table-cell table:formula="of:=ABS(1/([.$A35]/[.$B$5]*[.B$6])-[.$B$3])" office:value-type="float" office:value="0.116634321588492" calcext:value-type="float">
            <text:p>0,117</text:p>
          </table:table-cell>
          <table:table-cell table:formula="of:=ABS(1/([.$A35]/[.$B$5]*[.C$6])-[.$B$3])" office:value-type="float" office:value="0.116183009115339" calcext:value-type="float">
            <text:p>0,116</text:p>
          </table:table-cell>
          <table:table-cell table:formula="of:=ABS(1/([.$A35]/[.$B$5]*[.D$6])-[.$B$3])" office:value-type="float" office:value="0.347202522593662" calcext:value-type="float">
            <text:p>0,347</text:p>
          </table:table-cell>
          <table:table-cell table:formula="of:=ABS(1/([.$A35]/[.$B$5]*[.E$6])-[.$B$3])" office:value-type="float" office:value="0.57644496289138" calcext:value-type="float">
            <text:p>0,576</text:p>
          </table:table-cell>
          <table:table-cell table:formula="of:=ABS(1/([.$A35]/[.$B$5]*[.F$6])-[.$B$3])" office:value-type="float" office:value="0.803930756137007" calcext:value-type="float">
            <text:p>0,804</text:p>
          </table:table-cell>
          <table:table-cell table:formula="of:=ABS(1/([.$A35]/[.$B$5]*[.G$6])-[.$B$3])" office:value-type="float" office:value="1.02968001660976" calcext:value-type="float">
            <text:p>1,030</text:p>
          </table:table-cell>
          <table:table-cell table:formula="of:=ABS(1/([.$A35]/[.$B$5]*[.H$6])-[.$B$3])" office:value-type="float" office:value="1.25371255266828" calcext:value-type="float">
            <text:p>1,254</text:p>
          </table:table-cell>
          <table:table-cell table:formula="of:=ABS(1/([.$A35]/[.$B$5]*[.I$6])-[.$B$3])" office:value-type="float" office:value="1.47604787254453" calcext:value-type="float">
            <text:p>1,476</text:p>
          </table:table-cell>
          <table:table-cell table:formula="of:=ABS(1/([.$A35]/[.$B$5]*[.J$6])-[.$B$3])" office:value-type="float" office:value="1.69670519000664" calcext:value-type="float">
            <text:p>1,697</text:p>
          </table:table-cell>
          <table:table-cell table:formula="of:=ABS(1/([.$A35]/[.$B$5]*[.K$6])-[.$B$3])" office:value-type="float" office:value="1.91570342989383" calcext:value-type="float">
            <text:p>1,916</text:p>
          </table:table-cell>
          <table:table-cell table:number-columns-repeated="6"/>
        </table:table-row>
        <table:table-row table:style-name="ro2">
          <table:table-cell table:formula="of:=[.A35]+1" office:value-type="float" office:value="399" calcext:value-type="float">
            <text:p>399</text:p>
          </table:table-cell>
          <table:table-cell table:formula="of:=ABS(1/([.$A36]/[.$B$5]*[.B$6])-[.$B$3])" office:value-type="float" office:value="0.03390921555836" calcext:value-type="float">
            <text:p>0,034</text:p>
          </table:table-cell>
          <table:table-cell table:formula="of:=ABS(1/([.$A36]/[.$B$5]*[.C$6])-[.$B$3])" office:value-type="float" office:value="0.266143044180218" calcext:value-type="float">
            <text:p>0,266</text:p>
          </table:table-cell>
          <table:table-cell table:formula="of:=ABS(1/([.$A36]/[.$B$5]*[.D$6])-[.$B$3])" office:value-type="float" office:value="0.496583561384163" calcext:value-type="float">
            <text:p>0,497</text:p>
          </table:table-cell>
          <table:table-cell table:formula="of:=ABS(1/([.$A36]/[.$B$5]*[.E$6])-[.$B$3])" office:value-type="float" office:value="0.725251459224985" calcext:value-type="float">
            <text:p>0,725</text:p>
          </table:table-cell>
          <table:table-cell table:formula="of:=ABS(1/([.$A36]/[.$B$5]*[.F$6])-[.$B$3])" office:value-type="float" office:value="0.952167112637916" calcext:value-type="float">
            <text:p>0,952</text:p>
          </table:table-cell>
          <table:table-cell table:formula="of:=ABS(1/([.$A36]/[.$B$5]*[.G$6])-[.$B$3])" office:value-type="float" office:value="1.17735058549045" calcext:value-type="float">
            <text:p>1,177</text:p>
          </table:table-cell>
          <table:table-cell table:formula="of:=ABS(1/([.$A36]/[.$B$5]*[.H$6])-[.$B$3])" office:value-type="float" office:value="1.40082163649618" calcext:value-type="float">
            <text:p>1,401</text:p>
          </table:table-cell>
          <table:table-cell table:formula="of:=ABS(1/([.$A36]/[.$B$5]*[.I$6])-[.$B$3])" office:value-type="float" office:value="1.62259972499431" calcext:value-type="float">
            <text:p>1,623</text:p>
          </table:table-cell>
          <table:table-cell table:formula="of:=ABS(1/([.$A36]/[.$B$5]*[.J$6])-[.$B$3])" office:value-type="float" office:value="1.84270401659811" calcext:value-type="float">
            <text:p>1,843</text:p>
          </table:table-cell>
          <table:table-cell table:formula="of:=ABS(1/([.$A36]/[.$B$5]*[.K$6])-[.$B$3])" office:value-type="float" office:value="2.06115338871615" calcext:value-type="float">
            <text:p>2,061</text:p>
          </table:table-cell>
          <table:table-cell table:number-columns-repeated="6"/>
        </table:table-row>
        <table:table-row table:style-name="ro2">
          <table:table-cell table:formula="of:=[.A36]+1" office:value-type="float" office:value="400" calcext:value-type="float">
            <text:p>400</text:p>
          </table:table-cell>
          <table:table-cell table:formula="of:=ABS(1/([.$A37]/[.$B$5]*[.B$6])-[.$B$3])" office:value-type="float" office:value="0.183700035019456" calcext:value-type="float">
            <text:p>0,184</text:p>
          </table:table-cell>
          <table:table-cell table:formula="of:=ABS(1/([.$A37]/[.$B$5]*[.C$6])-[.$B$3])" office:value-type="float" office:value="0.41535327906977" calcext:value-type="float">
            <text:p>0,415</text:p>
          </table:table-cell>
          <table:table-cell table:formula="of:=ABS(1/([.$A37]/[.$B$5]*[.D$6])-[.$B$3])" office:value-type="float" office:value="0.645217694980694" calcext:value-type="float">
            <text:p>0,645</text:p>
          </table:table-cell>
          <table:table-cell table:formula="of:=ABS(1/([.$A37]/[.$B$5]*[.E$6])-[.$B$3])" office:value-type="float" office:value="0.873313923076921" calcext:value-type="float">
            <text:p>0,873</text:p>
          </table:table-cell>
          <table:table-cell table:formula="of:=ABS(1/([.$A37]/[.$B$5]*[.F$6])-[.$B$3])" office:value-type="float" office:value="1.09966228735632" calcext:value-type="float">
            <text:p>1,100</text:p>
          </table:table-cell>
          <table:table-cell table:formula="of:=ABS(1/([.$A37]/[.$B$5]*[.G$6])-[.$B$3])" office:value-type="float" office:value="1.32428280152671" calcext:value-type="float">
            <text:p>1,324</text:p>
          </table:table-cell>
          <table:table-cell table:formula="of:=ABS(1/([.$A37]/[.$B$5]*[.H$6])-[.$B$3])" office:value-type="float" office:value="1.54719517490494" calcext:value-type="float">
            <text:p>1,547</text:p>
          </table:table-cell>
          <table:table-cell table:formula="of:=ABS(1/([.$A37]/[.$B$5]*[.I$6])-[.$B$3])" office:value-type="float" office:value="1.76841881818182" calcext:value-type="float">
            <text:p>1,768</text:p>
          </table:table-cell>
          <table:table-cell table:formula="of:=ABS(1/([.$A37]/[.$B$5]*[.J$6])-[.$B$3])" office:value-type="float" office:value="1.98797284905661" calcext:value-type="float">
            <text:p>1,988</text:p>
          </table:table-cell>
          <table:table-cell table:formula="of:=ABS(1/([.$A37]/[.$B$5]*[.K$6])-[.$B$3])" office:value-type="float" office:value="2.20587609774437" calcext:value-type="float">
            <text:p>2,206</text:p>
          </table:table-cell>
          <table:table-cell table:number-columns-repeated="6"/>
        </table:table-row>
        <table:table-row table:style-name="ro2">
          <table:table-cell table:formula="of:=[.A37]+1" office:value-type="float" office:value="401" calcext:value-type="float">
            <text:p>401</text:p>
          </table:table-cell>
          <table:table-cell table:formula="of:=ABS(1/([.$A38]/[.$B$5]*[.B$6])-[.$B$3])" office:value-type="float" office:value="0.332743768099213" calcext:value-type="float">
            <text:p>0,333</text:p>
          </table:table-cell>
          <table:table-cell table:formula="of:=ABS(1/([.$A38]/[.$B$5]*[.C$6])-[.$B$3])" office:value-type="float" office:value="0.563819323261612" calcext:value-type="float">
            <text:p>0,564</text:p>
          </table:table-cell>
          <table:table-cell table:formula="of:=ABS(1/([.$A38]/[.$B$5]*[.D$6])-[.$B$3])" office:value-type="float" office:value="0.793110511202691" calcext:value-type="float">
            <text:p>0,793</text:p>
          </table:table-cell>
          <table:table-cell table:formula="of:=ABS(1/([.$A38]/[.$B$5]*[.E$6])-[.$B$3])" office:value-type="float" office:value="1.02063792077498" calcext:value-type="float">
            <text:p>1,021</text:p>
          </table:table-cell>
          <table:table-cell table:formula="of:=ABS(1/([.$A38]/[.$B$5]*[.F$6])-[.$B$3])" office:value-type="float" office:value="1.24642182529309" calcext:value-type="float">
            <text:p>1,246</text:p>
          </table:table-cell>
          <table:table-cell table:formula="of:=ABS(1/([.$A38]/[.$B$5]*[.G$6])-[.$B$3])" office:value-type="float" office:value="1.47048218855532" calcext:value-type="float">
            <text:p>1,470</text:p>
          </table:table-cell>
          <table:table-cell table:formula="of:=ABS(1/([.$A38]/[.$B$5]*[.H$6])-[.$B$3])" office:value-type="float" office:value="1.69283867072812" calcext:value-type="float">
            <text:p>1,693</text:p>
          </table:table-cell>
          <table:table-cell table:formula="of:=ABS(1/([.$A38]/[.$B$5]*[.I$6])-[.$B$3])" office:value-type="float" office:value="1.91351063409657" calcext:value-type="float">
            <text:p>1,914</text:p>
          </table:table-cell>
          <table:table-cell table:formula="of:=ABS(1/([.$A38]/[.$B$5]*[.J$6])-[.$B$3])" office:value-type="float" office:value="2.13251714868489" calcext:value-type="float">
            <text:p>2,133</text:p>
          </table:table-cell>
          <table:table-cell table:formula="of:=ABS(1/([.$A38]/[.$B$5]*[.K$6])-[.$B$3])" office:value-type="float" office:value="2.34987699774998" calcext:value-type="float">
            <text:p>2,350</text:p>
          </table:table-cell>
          <table:table-cell table:number-columns-repeated="6"/>
        </table:table-row>
        <table:table-row table:style-name="ro2">
          <table:table-cell table:formula="of:=[.A38]+1" office:value-type="float" office:value="402" calcext:value-type="float">
            <text:p>402</text:p>
          </table:table-cell>
          <table:table-cell table:formula="of:=ABS(1/([.$A39]/[.$B$5]*[.B$6])-[.$B$3])" office:value-type="float" office:value="0.481045990069113" calcext:value-type="float">
            <text:p>0,481</text:p>
          </table:table-cell>
          <table:table-cell table:formula="of:=ABS(1/([.$A39]/[.$B$5]*[.C$6])-[.$B$3])" office:value-type="float" office:value="0.711546730417687" calcext:value-type="float">
            <text:p>0,712</text:p>
          </table:table-cell>
          <table:table-cell table:formula="of:=ABS(1/([.$A39]/[.$B$5]*[.D$6])-[.$B$3])" office:value-type="float" office:value="0.940267542269353" calcext:value-type="float">
            <text:p>0,940</text:p>
          </table:table-cell>
          <table:table-cell table:formula="of:=ABS(1/([.$A39]/[.$B$5]*[.E$6])-[.$B$3])" office:value-type="float" office:value="1.16722896326063" calcext:value-type="float">
            <text:p>1,167</text:p>
          </table:table-cell>
          <table:table-cell table:formula="of:=ABS(1/([.$A39]/[.$B$5]*[.F$6])-[.$B$3])" office:value-type="float" office:value="1.39245121627496" calcext:value-type="float">
            <text:p>1,392</text:p>
          </table:table-cell>
          <table:table-cell table:formula="of:=ABS(1/([.$A39]/[.$B$5]*[.G$6])-[.$B$3])" office:value-type="float" office:value="1.61595421544948" calcext:value-type="float">
            <text:p>1,616</text:p>
          </table:table-cell>
          <table:table-cell table:formula="of:=ABS(1/([.$A39]/[.$B$5]*[.H$6])-[.$B$3])" office:value-type="float" office:value="1.83775757204473" calcext:value-type="float">
            <text:p>1,838</text:p>
          </table:table-cell>
          <table:table-cell table:formula="of:=ABS(1/([.$A39]/[.$B$5]*[.I$6])-[.$B$3])" office:value-type="float" office:value="2.05788060018092" calcext:value-type="float">
            <text:p>2,058</text:p>
          </table:table-cell>
          <table:table-cell table:formula="of:=ABS(1/([.$A39]/[.$B$5]*[.J$6])-[.$B$3])" office:value-type="float" office:value="2.27634232244439" calcext:value-type="float">
            <text:p>2,276</text:p>
          </table:table-cell>
          <table:table-cell table:formula="of:=ABS(1/([.$A39]/[.$B$5]*[.K$6])-[.$B$3])" office:value-type="float" office:value="2.49316147536754" calcext:value-type="float">
            <text:p>2,493</text:p>
          </table:table-cell>
          <table:table-cell table:number-columns-repeated="6"/>
        </table:table-row>
        <table:table-row table:style-name="ro2">
          <table:table-cell table:formula="of:=[.A39]+1" office:value-type="float" office:value="403" calcext:value-type="float">
            <text:p>403</text:p>
          </table:table-cell>
          <table:table-cell table:formula="of:=ABS(1/([.$A40]/[.$B$5]*[.B$6])-[.$B$3])" office:value-type="float" office:value="0.628612220862976" calcext:value-type="float">
            <text:p>0,629</text:p>
          </table:table-cell>
          <table:table-cell table:formula="of:=ABS(1/([.$A40]/[.$B$5]*[.C$6])-[.$B$3])" office:value-type="float" office:value="0.858540999076695" calcext:value-type="float">
            <text:p>0,859</text:p>
          </table:table-cell>
          <table:table-cell table:formula="of:=ABS(1/([.$A40]/[.$B$5]*[.D$6])-[.$B$3])" office:value-type="float" office:value="1.08669426548952" calcext:value-type="float">
            <text:p>1,087</text:p>
          </table:table-cell>
          <table:table-cell table:formula="of:=ABS(1/([.$A40]/[.$B$5]*[.E$6])-[.$B$3])" office:value-type="float" office:value="1.31309250677611" calcext:value-type="float">
            <text:p>1,313</text:p>
          </table:table-cell>
          <table:table-cell table:formula="of:=ABS(1/([.$A40]/[.$B$5]*[.F$6])-[.$B$3])" office:value-type="float" office:value="1.53775589563903" calcext:value-type="float">
            <text:p>1,538</text:p>
          </table:table-cell>
          <table:table-cell table:formula="of:=ABS(1/([.$A40]/[.$B$5]*[.G$6])-[.$B$3])" office:value-type="float" office:value="1.76070429680071" calcext:value-type="float">
            <text:p>1,761</text:p>
          </table:table-cell>
          <table:table-cell table:formula="of:=ABS(1/([.$A40]/[.$B$5]*[.H$6])-[.$B$3])" office:value-type="float" office:value="1.98195727285851" calcext:value-type="float">
            <text:p>1,982</text:p>
          </table:table-cell>
          <table:table-cell table:formula="of:=ABS(1/([.$A40]/[.$B$5]*[.I$6])-[.$B$3])" office:value-type="float" office:value="2.20153409000677" calcext:value-type="float">
            <text:p>2,202</text:p>
          </table:table-cell>
          <table:table-cell table:formula="of:=ABS(1/([.$A40]/[.$B$5]*[.J$6])-[.$B$3])" office:value-type="float" office:value="2.41945372362939" calcext:value-type="float">
            <text:p>2,419</text:p>
          </table:table-cell>
          <table:table-cell table:formula="of:=ABS(1/([.$A40]/[.$B$5]*[.K$6])-[.$B$3])" office:value-type="float" office:value="2.63573486376612" calcext:value-type="float">
            <text:p>2,636</text:p>
          </table:table-cell>
          <table:table-cell table:number-columns-repeated="6"/>
        </table:table-row>
        <table:table-row table:style-name="ro2">
          <table:table-cell table:formula="of:=[.A40]+1" office:value-type="float" office:value="404" calcext:value-type="float">
            <text:p>404</text:p>
          </table:table-cell>
          <table:table-cell table:formula="of:=ABS(1/([.$A41]/[.$B$5]*[.B$6])-[.$B$3])" office:value-type="float" office:value="0.775447925761839" calcext:value-type="float">
            <text:p>0,775</text:p>
          </table:table-cell>
          <table:table-cell table:formula="of:=ABS(1/([.$A41]/[.$B$5]*[.C$6])-[.$B$3])" office:value-type="float" office:value="1.00480757333641" calcext:value-type="float">
            <text:p>1,005</text:p>
          </table:table-cell>
          <table:table-cell table:formula="of:=ABS(1/([.$A41]/[.$B$5]*[.D$6])-[.$B$3])" office:value-type="float" office:value="1.23239610394128" calcext:value-type="float">
            <text:p>1,232</text:p>
          </table:table-cell>
          <table:table-cell table:formula="of:=ABS(1/([.$A41]/[.$B$5]*[.E$6])-[.$B$3])" office:value-type="float" office:value="1.4582339535415" calcext:value-type="float">
            <text:p>1,458</text:p>
          </table:table-cell>
          <table:table-cell table:formula="of:=ABS(1/([.$A41]/[.$B$5]*[.F$6])-[.$B$3])" office:value-type="float" office:value="1.68234124490724" calcext:value-type="float">
            <text:p>1,682</text:p>
          </table:table-cell>
          <table:table-cell table:formula="of:=ABS(1/([.$A41]/[.$B$5]*[.G$6])-[.$B$3])" office:value-type="float" office:value="1.9047377935908" calcext:value-type="float">
            <text:p>1,905</text:p>
          </table:table-cell>
          <table:table-cell table:formula="of:=ABS(1/([.$A41]/[.$B$5]*[.H$6])-[.$B$3])" office:value-type="float" office:value="2.12544311376727" calcext:value-type="float">
            <text:p>2,125</text:p>
          </table:table-cell>
          <table:table-cell table:formula="of:=ABS(1/([.$A41]/[.$B$5]*[.I$6])-[.$B$3])" office:value-type="float" office:value="2.3444764239424" calcext:value-type="float">
            <text:p>2,344</text:p>
          </table:table-cell>
          <table:table-cell table:formula="of:=ABS(1/([.$A41]/[.$B$5]*[.J$6])-[.$B$3])" office:value-type="float" office:value="2.56185665253129" calcext:value-type="float">
            <text:p>2,562</text:p>
          </table:table-cell>
          <table:table-cell table:formula="of:=ABS(1/([.$A41]/[.$B$5]*[.K$6])-[.$B$3])" office:value-type="float" office:value="2.77760244331124" calcext:value-type="float">
            <text:p>2,778</text:p>
          </table:table-cell>
          <table:table-cell table:number-columns-repeated="6"/>
        </table:table-row>
        <table:table-row table:style-name="ro2">
          <table:table-cell table:formula="of:=[.A41]+1" office:value-type="float" office:value="405" calcext:value-type="float">
            <text:p>405</text:p>
          </table:table-cell>
          <table:table-cell table:formula="of:=ABS(1/([.$A42]/[.$B$5]*[.B$6])-[.$B$3])" office:value-type="float" office:value="0.9215585160686" calcext:value-type="float">
            <text:p>0,922</text:p>
          </table:table-cell>
          <table:table-cell table:formula="of:=ABS(1/([.$A42]/[.$B$5]*[.C$6])-[.$B$3])" office:value-type="float" office:value="1.15035184352571" calcext:value-type="float">
            <text:p>1,150</text:p>
          </table:table-cell>
          <table:table-cell table:formula="of:=ABS(1/([.$A42]/[.$B$5]*[.D$6])-[.$B$3])" office:value-type="float" office:value="1.37737842714144" calcext:value-type="float">
            <text:p>1,377</text:p>
          </table:table-cell>
          <table:table-cell table:formula="of:=ABS(1/([.$A42]/[.$B$5]*[.E$6])-[.$B$3])" office:value-type="float" office:value="1.60265865242165" calcext:value-type="float">
            <text:p>1,603</text:p>
          </table:table-cell>
          <table:table-cell table:formula="of:=ABS(1/([.$A42]/[.$B$5]*[.F$6])-[.$B$3])" office:value-type="float" office:value="1.82621259245069" calcext:value-type="float">
            <text:p>1,826</text:p>
          </table:table-cell>
          <table:table-cell table:formula="of:=ABS(1/([.$A42]/[.$B$5]*[.G$6])-[.$B$3])" office:value-type="float" office:value="2.04806001385356" calcext:value-type="float">
            <text:p>2,048</text:p>
          </table:table-cell>
          <table:table-cell table:formula="of:=ABS(1/([.$A42]/[.$B$5]*[.H$6])-[.$B$3])" office:value-type="float" office:value="2.26822038262217" calcext:value-type="float">
            <text:p>2,268</text:p>
          </table:table-cell>
          <table:table-cell table:formula="of:=ABS(1/([.$A42]/[.$B$5]*[.I$6])-[.$B$3])" office:value-type="float" office:value="2.4867128698092" calcext:value-type="float">
            <text:p>2,487</text:p>
          </table:table-cell>
          <table:table-cell table:formula="of:=ABS(1/([.$A42]/[.$B$5]*[.J$6])-[.$B$3])" office:value-type="float" office:value="2.70355635709295" calcext:value-type="float">
            <text:p>2,704</text:p>
          </table:table-cell>
          <table:table-cell table:formula="of:=ABS(1/([.$A42]/[.$B$5]*[.K$6])-[.$B$3])" office:value-type="float" office:value="2.91876944221666" calcext:value-type="float">
            <text:p>2,919</text:p>
          </table:table-cell>
          <table:table-cell table:number-columns-repeated="6"/>
        </table:table-row>
        <table:table-row table:style-name="ro2">
          <table:table-cell table:formula="of:=[.A42]+1" office:value-type="float" office:value="406" calcext:value-type="float">
            <text:p>406</text:p>
          </table:table-cell>
          <table:table-cell table:formula="of:=ABS(1/([.$A43]/[.$B$5]*[.B$6])-[.$B$3])" office:value-type="float" office:value="1.06694934977287" calcext:value-type="float">
            <text:p>1,067</text:p>
          </table:table-cell>
          <table:table-cell table:formula="of:=ABS(1/([.$A43]/[.$B$5]*[.C$6])-[.$B$3])" office:value-type="float" office:value="1.29517914686677" calcext:value-type="float">
            <text:p>1,295</text:p>
          </table:table-cell>
          <table:table-cell table:formula="of:=ABS(1/([.$A43]/[.$B$5]*[.D$6])-[.$B$3])" office:value-type="float" office:value="1.52164655170512" calcext:value-type="float">
            <text:p>1,522</text:p>
          </table:table-cell>
          <table:table-cell table:formula="of:=ABS(1/([.$A43]/[.$B$5]*[.E$6])-[.$B$3])" office:value-type="float" office:value="1.74637189958318" calcext:value-type="float">
            <text:p>1,746</text:p>
          </table:table-cell>
          <table:table-cell table:formula="of:=ABS(1/([.$A43]/[.$B$5]*[.F$6])-[.$B$3])" office:value-type="float" office:value="1.96937521414417" calcext:value-type="float">
            <text:p>1,969</text:p>
          </table:table-cell>
          <table:table-cell table:formula="of:=ABS(1/([.$A43]/[.$B$5]*[.G$6])-[.$B$3])" office:value-type="float" office:value="2.19067621332681" calcext:value-type="float">
            <text:p>2,191</text:p>
          </table:table-cell>
          <table:table-cell table:formula="of:=ABS(1/([.$A43]/[.$B$5]*[.H$6])-[.$B$3])" office:value-type="float" office:value="2.41029431517728" calcext:value-type="float">
            <text:p>2,410</text:p>
          </table:table-cell>
          <table:table-cell table:formula="of:=ABS(1/([.$A43]/[.$B$5]*[.I$6])-[.$B$3])" office:value-type="float" office:value="2.62824864352889" calcext:value-type="float">
            <text:p>2,628</text:p>
          </table:table-cell>
          <table:table-cell table:formula="of:=ABS(1/([.$A43]/[.$B$5]*[.J$6])-[.$B$3])" office:value-type="float" office:value="2.84455803355331" calcext:value-type="float">
            <text:p>2,845</text:p>
          </table:table-cell>
          <table:table-cell table:formula="of:=ABS(1/([.$A43]/[.$B$5]*[.K$6])-[.$B$3])" office:value-type="float" office:value="3.05924103718656" calcext:value-type="float">
            <text:p>3,059</text:p>
          </table:table-cell>
          <table:table-cell table:number-columns-repeated="6"/>
        </table:table-row>
        <table:table-row table:style-name="ro2">
          <table:table-cell table:formula="of:=[.A43]+1" office:value-type="float" office:value="407" calcext:value-type="float">
            <text:p>407</text:p>
          </table:table-cell>
          <table:table-cell table:formula="of:=ABS(1/([.$A44]/[.$B$5]*[.B$6])-[.$B$3])" office:value-type="float" office:value="1.21162573220585" calcext:value-type="float">
            <text:p>1,212</text:p>
          </table:table-cell>
          <table:table-cell table:formula="of:=ABS(1/([.$A44]/[.$B$5]*[.C$6])-[.$B$3])" office:value-type="float" office:value="1.43929476812753" calcext:value-type="float">
            <text:p>1,439</text:p>
          </table:table-cell>
          <table:table-cell table:formula="of:=ABS(1/([.$A44]/[.$B$5]*[.D$6])-[.$B$3])" office:value-type="float" office:value="1.66520574199576" calcext:value-type="float">
            <text:p>1,665</text:p>
          </table:table-cell>
          <table:table-cell table:formula="of:=ABS(1/([.$A44]/[.$B$5]*[.E$6])-[.$B$3])" office:value-type="float" office:value="1.88937893914194" calcext:value-type="float">
            <text:p>1,889</text:p>
          </table:table-cell>
          <table:table-cell table:formula="of:=ABS(1/([.$A44]/[.$B$5]*[.F$6])-[.$B$3])" office:value-type="float" office:value="2.11183433401113" calcext:value-type="float">
            <text:p>2,112</text:p>
          </table:table-cell>
          <table:table-cell table:formula="of:=ABS(1/([.$A44]/[.$B$5]*[.G$6])-[.$B$3])" office:value-type="float" office:value="2.33259159609505" calcext:value-type="float">
            <text:p>2,333</text:p>
          </table:table-cell>
          <table:table-cell table:formula="of:=ABS(1/([.$A44]/[.$B$5]*[.H$6])-[.$B$3])" office:value-type="float" office:value="2.55167009572967" calcext:value-type="float">
            <text:p>2,552</text:p>
          </table:table-cell>
          <table:table-cell table:formula="of:=ABS(1/([.$A44]/[.$B$5]*[.I$6])-[.$B$3])" office:value-type="float" office:value="2.769088909761" calcext:value-type="float">
            <text:p>2,769</text:p>
          </table:table-cell>
          <table:table-cell table:formula="of:=ABS(1/([.$A44]/[.$B$5]*[.J$6])-[.$B$3])" office:value-type="float" office:value="2.98486682708265" calcext:value-type="float">
            <text:p>2,985</text:p>
          </table:table-cell>
          <table:table-cell table:formula="of:=ABS(1/([.$A44]/[.$B$5]*[.K$6])-[.$B$3])" office:value-type="float" office:value="3.19902235404852" calcext:value-type="float">
            <text:p>3,199</text:p>
          </table:table-cell>
          <table:table-cell table:number-columns-repeated="6"/>
        </table:table-row>
        <table:table-row table:style-name="ro2">
          <table:table-cell table:formula="of:=[.A44]+1" office:value-type="float" office:value="408" calcext:value-type="float">
            <text:p>408</text:p>
          </table:table-cell>
          <table:table-cell table:formula="of:=ABS(1/([.$A45]/[.$B$5]*[.B$6])-[.$B$3])" office:value-type="float" office:value="1.35559291668575" calcext:value-type="float">
            <text:p>1,356</text:p>
          </table:table-cell>
          <table:table-cell table:formula="of:=ABS(1/([.$A45]/[.$B$5]*[.C$6])-[.$B$3])" office:value-type="float" office:value="1.58270394026448" calcext:value-type="float">
            <text:p>1,583</text:p>
          </table:table-cell>
          <table:table-cell table:formula="of:=ABS(1/([.$A45]/[.$B$5]*[.D$6])-[.$B$3])" office:value-type="float" office:value="1.80806121076539" calcext:value-type="float">
            <text:p>1,808</text:p>
          </table:table-cell>
          <table:table-cell table:formula="of:=ABS(1/([.$A45]/[.$B$5]*[.E$6])-[.$B$3])" office:value-type="float" office:value="2.03168496380091" calcext:value-type="float">
            <text:p>2,032</text:p>
          </table:table-cell>
          <table:table-cell table:formula="of:=ABS(1/([.$A45]/[.$B$5]*[.F$6])-[.$B$3])" office:value-type="float" office:value="2.25359512485915" calcext:value-type="float">
            <text:p>2,254</text:p>
          </table:table-cell>
          <table:table-cell table:formula="of:=ABS(1/([.$A45]/[.$B$5]*[.G$6])-[.$B$3])" office:value-type="float" office:value="2.47381131522228" calcext:value-type="float">
            <text:p>2,474</text:p>
          </table:table-cell>
          <table:table-cell table:formula="of:=ABS(1/([.$A45]/[.$B$5]*[.H$6])-[.$B$3])" office:value-type="float" office:value="2.69235285774995" calcext:value-type="float">
            <text:p>2,692</text:p>
          </table:table-cell>
          <table:table-cell table:formula="of:=ABS(1/([.$A45]/[.$B$5]*[.I$6])-[.$B$3])" office:value-type="float" office:value="2.9092387825312" calcext:value-type="float">
            <text:p>2,909</text:p>
          </table:table-cell>
          <table:table-cell table:formula="of:=ABS(1/([.$A45]/[.$B$5]*[.J$6])-[.$B$3])" office:value-type="float" office:value="3.12448783240843" calcext:value-type="float">
            <text:p>3,124</text:p>
          </table:table-cell>
          <table:table-cell table:formula="of:=ABS(1/([.$A45]/[.$B$5]*[.K$6])-[.$B$3])" office:value-type="float" office:value="3.33811846837683" calcext:value-type="float">
            <text:p>3,338</text:p>
          </table:table-cell>
          <table:table-cell table:number-columns-repeated="6"/>
        </table:table-row>
        <table:table-row table:style-name="ro2">
          <table:table-cell table:formula="of:=[.A45]+1" office:value-type="float" office:value="409" calcext:value-type="float">
            <text:p>409</text:p>
          </table:table-cell>
          <table:table-cell table:formula="of:=ABS(1/([.$A46]/[.$B$5]*[.B$6])-[.$B$3])" office:value-type="float" office:value="1.4988561051535" calcext:value-type="float">
            <text:p>1,499</text:p>
          </table:table-cell>
          <table:table-cell table:formula="of:=ABS(1/([.$A46]/[.$B$5]*[.C$6])-[.$B$3])" office:value-type="float" office:value="1.72541184505601" calcext:value-type="float">
            <text:p>1,725</text:p>
          </table:table-cell>
          <table:table-cell table:formula="of:=ABS(1/([.$A46]/[.$B$5]*[.D$6])-[.$B$3])" office:value-type="float" office:value="1.95021811978552" calcext:value-type="float">
            <text:p>1,950</text:p>
          </table:table-cell>
          <table:table-cell table:formula="of:=ABS(1/([.$A46]/[.$B$5]*[.E$6])-[.$B$3])" office:value-type="float" office:value="2.17329511547865" calcext:value-type="float">
            <text:p>2,173</text:p>
          </table:table-cell>
          <table:table-cell table:formula="of:=ABS(1/([.$A46]/[.$B$5]*[.F$6])-[.$B$3])" office:value-type="float" office:value="2.39466270890594" calcext:value-type="float">
            <text:p>2,395</text:p>
          </table:table-cell>
          <table:table-cell table:formula="of:=ABS(1/([.$A46]/[.$B$5]*[.G$6])-[.$B$3])" office:value-type="float" office:value="2.61434047337576" calcext:value-type="float">
            <text:p>2,614</text:p>
          </table:table-cell>
          <table:table-cell table:formula="of:=ABS(1/([.$A46]/[.$B$5]*[.H$6])-[.$B$3])" office:value-type="float" office:value="2.83234768450361" calcext:value-type="float">
            <text:p>2,832</text:p>
          </table:table-cell>
          <table:table-cell table:formula="of:=ABS(1/([.$A46]/[.$B$5]*[.I$6])-[.$B$3])" office:value-type="float" office:value="3.04870332585018" calcext:value-type="float">
            <text:p>3,049</text:p>
          </table:table-cell>
          <table:table-cell table:formula="of:=ABS(1/([.$A46]/[.$B$5]*[.J$6])-[.$B$3])" office:value-type="float" office:value="3.26342609443189" calcext:value-type="float">
            <text:p>3,263</text:p>
          </table:table-cell>
          <table:table-cell table:formula="of:=ABS(1/([.$A46]/[.$B$5]*[.K$6])-[.$B$3])" office:value-type="float" office:value="3.47653440610696" calcext:value-type="float">
            <text:p>3,477</text:p>
          </table:table-cell>
          <table:table-cell table:number-columns-repeated="6"/>
        </table:table-row>
        <table:table-row table:style-name="ro2">
          <table:table-cell table:formula="of:=[.A46]+1" office:value-type="float" office:value="410" calcext:value-type="float">
            <text:p>410</text:p>
          </table:table-cell>
          <table:table-cell table:formula="of:=ABS(1/([.$A47]/[.$B$5]*[.B$6])-[.$B$3])" office:value-type="float" office:value="1.64142044879946" calcext:value-type="float">
            <text:p>1,641</text:p>
          </table:table-cell>
          <table:table-cell table:formula="of:=ABS(1/([.$A47]/[.$B$5]*[.C$6])-[.$B$3])" office:value-type="float" office:value="1.8674236137266" calcext:value-type="float">
            <text:p>1,867</text:p>
          </table:table-cell>
          <table:table-cell table:formula="of:=ABS(1/([.$A47]/[.$B$5]*[.D$6])-[.$B$3])" office:value-type="float" office:value="2.09168158046896" calcext:value-type="float">
            <text:p>2,092</text:p>
          </table:table-cell>
          <table:table-cell table:formula="of:=ABS(1/([.$A47]/[.$B$5]*[.E$6])-[.$B$3])" office:value-type="float" office:value="2.3142144859287" calcext:value-type="float">
            <text:p>2,314</text:p>
          </table:table-cell>
          <table:table-cell table:formula="of:=ABS(1/([.$A47]/[.$B$5]*[.F$6])-[.$B$3])" office:value-type="float" office:value="2.5350421583964" calcext:value-type="float">
            <text:p>2,535</text:p>
          </table:table-cell>
          <table:table-cell table:formula="of:=ABS(1/([.$A47]/[.$B$5]*[.G$6])-[.$B$3])" office:value-type="float" office:value="2.7541841234407" calcext:value-type="float">
            <text:p>2,754</text:p>
          </table:table-cell>
          <table:table-cell table:formula="of:=ABS(1/([.$A47]/[.$B$5]*[.H$6])-[.$B$3])" office:value-type="float" office:value="2.97165960966336" calcext:value-type="float">
            <text:p>2,972</text:p>
          </table:table-cell>
          <table:table-cell table:formula="of:=ABS(1/([.$A47]/[.$B$5]*[.I$6])-[.$B$3])" office:value-type="float" office:value="3.18748755432372" calcext:value-type="float">
            <text:p>3,187</text:p>
          </table:table-cell>
          <table:table-cell table:formula="of:=ABS(1/([.$A47]/[.$B$5]*[.J$6])-[.$B$3])" office:value-type="float" office:value="3.4016866088357" calcext:value-type="float">
            <text:p>3,402</text:p>
          </table:table-cell>
          <table:table-cell table:formula="of:=ABS(1/([.$A47]/[.$B$5]*[.K$6])-[.$B$3])" office:value-type="float" office:value="3.61427514414084" calcext:value-type="float">
            <text:p>3,614</text:p>
          </table:table-cell>
          <table:table-cell table:number-columns-repeated="6"/>
        </table:table-row>
        <table:table-row table:style-name="ro2">
          <table:table-cell table:formula="of:=[.A47]+1" office:value-type="float" office:value="411" calcext:value-type="float">
            <text:p>411</text:p>
          </table:table-cell>
          <table:table-cell table:formula="of:=ABS(1/([.$A48]/[.$B$5]*[.B$6])-[.$B$3])" office:value-type="float" office:value="1.78329104868075" calcext:value-type="float">
            <text:p>1,783</text:p>
          </table:table-cell>
          <table:table-cell table:formula="of:=ABS(1/([.$A48]/[.$B$5]*[.C$6])-[.$B$3])" office:value-type="float" office:value="2.00874432756182" calcext:value-type="float">
            <text:p>2,009</text:p>
          </table:table-cell>
          <table:table-cell table:formula="of:=ABS(1/([.$A48]/[.$B$5]*[.D$6])-[.$B$3])" office:value-type="float" office:value="2.23245665448243" calcext:value-type="float">
            <text:p>2,232</text:p>
          </table:table-cell>
          <table:table-cell table:formula="of:=ABS(1/([.$A48]/[.$B$5]*[.E$6])-[.$B$3])" office:value-type="float" office:value="2.45444811734981" calcext:value-type="float">
            <text:p>2,454</text:p>
          </table:table-cell>
          <table:table-cell table:formula="of:=ABS(1/([.$A48]/[.$B$5]*[.F$6])-[.$B$3])" office:value-type="float" office:value="2.67473849621054" calcext:value-type="float">
            <text:p>2,675</text:p>
          </table:table-cell>
          <table:table-cell table:formula="of:=ABS(1/([.$A48]/[.$B$5]*[.G$6])-[.$B$3])" office:value-type="float" office:value="2.89334726912577" calcext:value-type="float">
            <text:p>2,893</text:p>
          </table:table-cell>
          <table:table-cell table:formula="of:=ABS(1/([.$A48]/[.$B$5]*[.H$6])-[.$B$3])" office:value-type="float" office:value="3.11029361791236" calcext:value-type="float">
            <text:p>3,110</text:p>
          </table:table-cell>
          <table:table-cell table:formula="of:=ABS(1/([.$A48]/[.$B$5]*[.I$6])-[.$B$3])" office:value-type="float" office:value="3.3255964337536" calcext:value-type="float">
            <text:p>3,326</text:p>
          </table:table-cell>
          <table:table-cell table:formula="of:=ABS(1/([.$A48]/[.$B$5]*[.J$6])-[.$B$3])" office:value-type="float" office:value="3.53927432268283" calcext:value-type="float">
            <text:p>3,539</text:p>
          </table:table-cell>
          <table:table-cell table:formula="of:=ABS(1/([.$A48]/[.$B$5]*[.K$6])-[.$B$3])" office:value-type="float" office:value="3.75134561094342" calcext:value-type="float">
            <text:p>3,751</text:p>
          </table:table-cell>
          <table:table-cell table:number-columns-repeated="6"/>
        </table:table-row>
        <table:table-row table:style-name="ro2">
          <table:table-cell table:formula="of:=[.A48]+1" office:value-type="float" office:value="412" calcext:value-type="float">
            <text:p>412</text:p>
          </table:table-cell>
          <table:table-cell table:formula="of:=ABS(1/([.$A49]/[.$B$5]*[.B$6])-[.$B$3])" office:value-type="float" office:value="1.92447295632957" calcext:value-type="float">
            <text:p>1,924</text:p>
          </table:table-cell>
          <table:table-cell table:formula="of:=ABS(1/([.$A49]/[.$B$5]*[.C$6])-[.$B$3])" office:value-type="float" office:value="2.14937901851435" calcext:value-type="float">
            <text:p>2,149</text:p>
          </table:table-cell>
          <table:table-cell table:formula="of:=ABS(1/([.$A49]/[.$B$5]*[.D$6])-[.$B$3])" office:value-type="float" office:value="2.37254835435019" calcext:value-type="float">
            <text:p>2,373</text:p>
          </table:table-cell>
          <table:table-cell table:formula="of:=ABS(1/([.$A49]/[.$B$5]*[.E$6])-[.$B$3])" office:value-type="float" office:value="2.59400100298731" calcext:value-type="float">
            <text:p>2,594</text:p>
          </table:table-cell>
          <table:table-cell table:formula="of:=ABS(1/([.$A49]/[.$B$5]*[.F$6])-[.$B$3])" office:value-type="float" office:value="2.81375669646245" calcext:value-type="float">
            <text:p>2,814</text:p>
          </table:table-cell>
          <table:table-cell table:formula="of:=ABS(1/([.$A49]/[.$B$5]*[.G$6])-[.$B$3])" office:value-type="float" office:value="3.03183486555992" calcext:value-type="float">
            <text:p>3,032</text:p>
          </table:table-cell>
          <table:table-cell table:formula="of:=ABS(1/([.$A49]/[.$B$5]*[.H$6])-[.$B$3])" office:value-type="float" office:value="3.24825464553879" calcext:value-type="float">
            <text:p>3,248</text:p>
          </table:table-cell>
          <table:table-cell table:formula="of:=ABS(1/([.$A49]/[.$B$5]*[.I$6])-[.$B$3])" office:value-type="float" office:value="3.46303488172992" calcext:value-type="float">
            <text:p>3,463</text:p>
          </table:table-cell>
          <table:table-cell table:formula="of:=ABS(1/([.$A49]/[.$B$5]*[.J$6])-[.$B$3])" office:value-type="float" office:value="3.67619413500641" calcext:value-type="float">
            <text:p>3,676</text:p>
          </table:table-cell>
          <table:table-cell table:formula="of:=ABS(1/([.$A49]/[.$B$5]*[.K$6])-[.$B$3])" office:value-type="float" office:value="3.88775068713045" calcext:value-type="float">
            <text:p>3,888</text:p>
          </table:table-cell>
          <table:table-cell table:number-columns-repeated="6"/>
        </table:table-row>
        <table:table-row table:style-name="ro2">
          <table:table-cell table:formula="of:=[.A49]+1" office:value-type="float" office:value="413" calcext:value-type="float">
            <text:p>413</text:p>
          </table:table-cell>
          <table:table-cell table:formula="of:=ABS(1/([.$A50]/[.$B$5]*[.B$6])-[.$B$3])" office:value-type="float" office:value="2.06497117435298" calcext:value-type="float">
            <text:p>2,065</text:p>
          </table:table-cell>
          <table:table-cell table:formula="of:=ABS(1/([.$A50]/[.$B$5]*[.C$6])-[.$B$3])" office:value-type="float" office:value="2.28933266980123" calcext:value-type="float">
            <text:p>2,289</text:p>
          </table:table-cell>
          <table:table-cell table:formula="of:=ABS(1/([.$A50]/[.$B$5]*[.D$6])-[.$B$3])" office:value-type="float" office:value="2.51196164404909" calcext:value-type="float">
            <text:p>2,512</text:p>
          </table:table-cell>
          <table:table-cell table:formula="of:=ABS(1/([.$A50]/[.$B$5]*[.E$6])-[.$B$3])" office:value-type="float" office:value="2.73287808772583" calcext:value-type="float">
            <text:p>2,733</text:p>
          </table:table-cell>
          <table:table-cell table:formula="of:=ABS(1/([.$A50]/[.$B$5]*[.F$6])-[.$B$3])" office:value-type="float" office:value="2.95210168509087" calcext:value-type="float">
            <text:p>2,952</text:p>
          </table:table-cell>
          <table:table-cell table:formula="of:=ABS(1/([.$A50]/[.$B$5]*[.G$6])-[.$B$3])" office:value-type="float" office:value="3.1696518198806" calcext:value-type="float">
            <text:p>3,170</text:p>
          </table:table-cell>
          <table:table-cell table:formula="of:=ABS(1/([.$A50]/[.$B$5]*[.H$6])-[.$B$3])" office:value-type="float" office:value="3.38554758102174" calcext:value-type="float">
            <text:p>3,386</text:p>
          </table:table-cell>
          <table:table-cell table:formula="of:=ABS(1/([.$A50]/[.$B$5]*[.I$6])-[.$B$3])" office:value-type="float" office:value="3.59980776821484" calcext:value-type="float">
            <text:p>3,600</text:p>
          </table:table-cell>
          <table:table-cell table:formula="of:=ABS(1/([.$A50]/[.$B$5]*[.J$6])-[.$B$3])" office:value-type="float" office:value="3.81245089739138" calcext:value-type="float">
            <text:p>3,812</text:p>
          </table:table-cell>
          <table:table-cell table:formula="of:=ABS(1/([.$A50]/[.$B$5]*[.K$6])-[.$B$3])" office:value-type="float" office:value="4.02349520604781" calcext:value-type="float">
            <text:p>4,023</text:p>
          </table:table-cell>
          <table:table-cell table:number-columns-repeated="6"/>
        </table:table-row>
        <table:table-row table:style-name="ro2">
          <table:table-cell table:formula="of:=[.A50]+1" office:value-type="float" office:value="414" calcext:value-type="float">
            <text:p>414</text:p>
          </table:table-cell>
          <table:table-cell table:formula="of:=ABS(1/([.$A51]/[.$B$5]*[.B$6])-[.$B$3])" office:value-type="float" office:value="2.20479065702363" calcext:value-type="float">
            <text:p>2,205</text:p>
          </table:table-cell>
          <table:table-cell table:formula="of:=ABS(1/([.$A51]/[.$B$5]*[.C$6])-[.$B$3])" office:value-type="float" office:value="2.42861021649254" calcext:value-type="float">
            <text:p>2,429</text:p>
          </table:table-cell>
          <table:table-cell table:formula="of:=ABS(1/([.$A51]/[.$B$5]*[.D$6])-[.$B$3])" office:value-type="float" office:value="2.65070143959488" calcext:value-type="float">
            <text:p>2,651</text:p>
          </table:table-cell>
          <table:table-cell table:formula="of:=ABS(1/([.$A51]/[.$B$5]*[.E$6])-[.$B$3])" office:value-type="float" office:value="2.87108426867336" calcext:value-type="float">
            <text:p>2,871</text:p>
          </table:table-cell>
          <table:table-cell table:formula="of:=ABS(1/([.$A51]/[.$B$5]*[.F$6])-[.$B$3])" office:value-type="float" office:value="3.08977834044089" calcext:value-type="float">
            <text:p>3,090</text:p>
          </table:table-cell>
          <table:table-cell table:formula="of:=ABS(1/([.$A51]/[.$B$5]*[.G$6])-[.$B$3])" office:value-type="float" office:value="3.30680299181326" calcext:value-type="float">
            <text:p>3,307</text:p>
          </table:table-cell>
          <table:table-cell table:formula="of:=ABS(1/([.$A51]/[.$B$5]*[.H$6])-[.$B$3])" office:value-type="float" office:value="3.52217726560865" calcext:value-type="float">
            <text:p>3,522</text:p>
          </table:table-cell>
          <table:table-cell table:formula="of:=ABS(1/([.$A51]/[.$B$5]*[.I$6])-[.$B$3])" office:value-type="float" office:value="3.7359199161177" calcext:value-type="float">
            <text:p>3,736</text:p>
          </table:table-cell>
          <table:table-cell table:formula="of:=ABS(1/([.$A51]/[.$B$5]*[.J$6])-[.$B$3])" office:value-type="float" office:value="3.94804941454745" calcext:value-type="float">
            <text:p>3,948</text:p>
          </table:table-cell>
          <table:table-cell table:formula="of:=ABS(1/([.$A51]/[.$B$5]*[.K$6])-[.$B$3])" office:value-type="float" office:value="4.15858395434239" calcext:value-type="float">
            <text:p>4,159</text:p>
          </table:table-cell>
          <table:table-cell table:number-columns-repeated="6"/>
        </table:table-row>
        <table:table-row table:style-name="ro2">
          <table:table-cell table:formula="of:=[.A51]+1" office:value-type="float" office:value="415" calcext:value-type="float">
            <text:p>415</text:p>
          </table:table-cell>
          <table:table-cell table:formula="of:=ABS(1/([.$A52]/[.$B$5]*[.B$6])-[.$B$3])" office:value-type="float" office:value="2.34393631086213" calcext:value-type="float">
            <text:p>2,344</text:p>
          </table:table-cell>
          <table:table-cell table:formula="of:=ABS(1/([.$A52]/[.$B$5]*[.C$6])-[.$B$3])" office:value-type="float" office:value="2.56721654609134" calcext:value-type="float">
            <text:p>2,567</text:p>
          </table:table-cell>
          <table:table-cell table:formula="of:=ABS(1/([.$A52]/[.$B$5]*[.D$6])-[.$B$3])" office:value-type="float" office:value="2.78877260961995" calcext:value-type="float">
            <text:p>2,789</text:p>
          </table:table-cell>
          <table:table-cell table:formula="of:=ABS(1/([.$A52]/[.$B$5]*[.E$6])-[.$B$3])" office:value-type="float" office:value="3.0086243957368" calcext:value-type="float">
            <text:p>3,009</text:p>
          </table:table-cell>
          <table:table-cell table:formula="of:=ABS(1/([.$A52]/[.$B$5]*[.F$6])-[.$B$3])" office:value-type="float" office:value="3.22679149383742" calcext:value-type="float">
            <text:p>3,227</text:p>
          </table:table-cell>
          <table:table-cell table:formula="of:=ABS(1/([.$A52]/[.$B$5]*[.G$6])-[.$B$3])" office:value-type="float" office:value="3.44329319424262" calcext:value-type="float">
            <text:p>3,443</text:p>
          </table:table-cell>
          <table:table-cell table:formula="of:=ABS(1/([.$A52]/[.$B$5]*[.H$6])-[.$B$3])" office:value-type="float" office:value="3.65814849388428" calcext:value-type="float">
            <text:p>3,658</text:p>
          </table:table-cell>
          <table:table-cell table:formula="of:=ABS(1/([.$A52]/[.$B$5]*[.I$6])-[.$B$3])" office:value-type="float" office:value="3.871376101862" calcext:value-type="float">
            <text:p>3,871</text:p>
          </table:table-cell>
          <table:table-cell table:formula="of:=ABS(1/([.$A52]/[.$B$5]*[.J$6])-[.$B$3])" office:value-type="float" office:value="4.08299444487383" calcext:value-type="float">
            <text:p>4,083</text:p>
          </table:table-cell>
          <table:table-cell table:formula="of:=ABS(1/([.$A52]/[.$B$5]*[.K$6])-[.$B$3])" office:value-type="float" office:value="4.29302167252469" calcext:value-type="float">
            <text:p>4,293</text:p>
          </table:table-cell>
          <table:table-cell table:number-columns-repeated="6"/>
        </table:table-row>
        <table:table-row table:style-name="ro2">
          <table:table-cell table:formula="of:=[.A52]+1" office:value-type="float" office:value="416" calcext:value-type="float">
            <text:p>416</text:p>
          </table:table-cell>
          <table:table-cell table:formula="of:=ABS(1/([.$A53]/[.$B$5]*[.B$6])-[.$B$3])" office:value-type="float" office:value="2.48241299521101" calcext:value-type="float">
            <text:p>2,482</text:p>
          </table:table-cell>
          <table:table-cell table:formula="of:=ABS(1/([.$A53]/[.$B$5]*[.C$6])-[.$B$3])" office:value-type="float" office:value="2.70515649910554" calcext:value-type="float">
            <text:p>2,705</text:p>
          </table:table-cell>
          <table:table-cell table:formula="of:=ABS(1/([.$A53]/[.$B$5]*[.D$6])-[.$B$3])" office:value-type="float" office:value="2.92617997594297" calcext:value-type="float">
            <text:p>2,926</text:p>
          </table:table-cell>
          <table:table-cell table:formula="of:=ABS(1/([.$A53]/[.$B$5]*[.E$6])-[.$B$3])" office:value-type="float" office:value="3.14550327218935" calcext:value-type="float">
            <text:p>3,146</text:p>
          </table:table-cell>
          <table:table-cell table:formula="of:=ABS(1/([.$A53]/[.$B$5]*[.F$6])-[.$B$3])" office:value-type="float" office:value="3.36314593015031" calcext:value-type="float">
            <text:p>3,363</text:p>
          </table:table-cell>
          <table:table-cell table:formula="of:=ABS(1/([.$A53]/[.$B$5]*[.G$6])-[.$B$3])" office:value-type="float" office:value="3.57912719377569" calcext:value-type="float">
            <text:p>3,579</text:p>
          </table:table-cell>
          <table:table-cell table:formula="of:=ABS(1/([.$A53]/[.$B$5]*[.H$6])-[.$B$3])" office:value-type="float" office:value="3.79346601433168" calcext:value-type="float">
            <text:p>3,793</text:p>
          </table:table-cell>
          <table:table-cell table:formula="of:=ABS(1/([.$A53]/[.$B$5]*[.I$6])-[.$B$3])" office:value-type="float" office:value="4.00618105594405" calcext:value-type="float">
            <text:p>4,006</text:p>
          </table:table-cell>
          <table:table-cell table:formula="of:=ABS(1/([.$A53]/[.$B$5]*[.J$6])-[.$B$3])" office:value-type="float" office:value="4.21729070101596" calcext:value-type="float">
            <text:p>4,217</text:p>
          </table:table-cell>
          <table:table-cell table:formula="of:=ABS(1/([.$A53]/[.$B$5]*[.K$6])-[.$B$3])" office:value-type="float" office:value="4.42681305552342" calcext:value-type="float">
            <text:p>4,427</text:p>
          </table:table-cell>
          <table:table-cell table:number-columns-repeated="6"/>
        </table:table-row>
        <table:table-row table:style-name="ro2">
          <table:table-cell table:formula="of:=[.A53]+1" office:value-type="float" office:value="417" calcext:value-type="float">
            <text:p>417</text:p>
          </table:table-cell>
          <table:table-cell table:formula="of:=ABS(1/([.$A54]/[.$B$5]*[.B$6])-[.$B$3])" office:value-type="float" office:value="2.62022552280045" calcext:value-type="float">
            <text:p>2,620</text:p>
          </table:table-cell>
          <table:table-cell table:formula="of:=ABS(1/([.$A54]/[.$B$5]*[.C$6])-[.$B$3])" office:value-type="float" office:value="2.84243486961129" calcext:value-type="float">
            <text:p>2,842</text:p>
          </table:table-cell>
          <table:table-cell table:formula="of:=ABS(1/([.$A54]/[.$B$5]*[.D$6])-[.$B$3])" office:value-type="float" office:value="3.06292831413017" calcext:value-type="float">
            <text:p>3,063</text:p>
          </table:table-cell>
          <table:table-cell table:formula="of:=ABS(1/([.$A54]/[.$B$5]*[.E$6])-[.$B$3])" office:value-type="float" office:value="3.28172565522966" calcext:value-type="float">
            <text:p>3,282</text:p>
          </table:table-cell>
          <table:table-cell table:formula="of:=ABS(1/([.$A54]/[.$B$5]*[.F$6])-[.$B$3])" office:value-type="float" office:value="3.4988463883514" calcext:value-type="float">
            <text:p>3,499</text:p>
          </table:table-cell>
          <table:table-cell table:formula="of:=ABS(1/([.$A54]/[.$B$5]*[.G$6])-[.$B$3])" office:value-type="float" office:value="3.71430971129662" calcext:value-type="float">
            <text:p>3,714</text:p>
          </table:table-cell>
          <table:table-cell table:formula="of:=ABS(1/([.$A54]/[.$B$5]*[.H$6])-[.$B$3])" office:value-type="float" office:value="3.92813452988484" calcext:value-type="float">
            <text:p>3,928</text:p>
          </table:table-cell>
          <table:table-cell table:formula="of:=ABS(1/([.$A54]/[.$B$5]*[.I$6])-[.$B$3])" office:value-type="float" office:value="4.14033946348377" calcext:value-type="float">
            <text:p>4,140</text:p>
          </table:table-cell>
          <table:table-cell table:formula="of:=ABS(1/([.$A54]/[.$B$5]*[.J$6])-[.$B$3])" office:value-type="float" office:value="4.35094285041401" calcext:value-type="float">
            <text:p>4,351</text:p>
          </table:table-cell>
          <table:table-cell table:formula="of:=ABS(1/([.$A54]/[.$B$5]*[.K$6])-[.$B$3])" office:value-type="float" office:value="4.55996275323201" calcext:value-type="float">
            <text:p>4,560</text:p>
          </table:table-cell>
          <table:table-cell table:number-columns-repeated="6"/>
        </table:table-row>
        <table:table-row table:style-name="ro2">
          <table:table-cell table:formula="of:=[.A54]+1" office:value-type="float" office:value="418" calcext:value-type="float">
            <text:p>418</text:p>
          </table:table-cell>
          <table:table-cell table:formula="of:=ABS(1/([.$A55]/[.$B$5]*[.B$6])-[.$B$3])" office:value-type="float" office:value="2.7573786603057" calcext:value-type="float">
            <text:p>2,757</text:p>
          </table:table-cell>
          <table:table-cell table:formula="of:=ABS(1/([.$A55]/[.$B$5]*[.C$6])-[.$B$3])" office:value-type="float" office:value="2.97905640580839" calcext:value-type="float">
            <text:p>2,979</text:p>
          </table:table-cell>
          <table:table-cell table:formula="of:=ABS(1/([.$A55]/[.$B$5]*[.D$6])-[.$B$3])" office:value-type="float" office:value="3.19902235404852" calcext:value-type="float">
            <text:p>3,199</text:p>
          </table:table-cell>
          <table:table-cell table:formula="of:=ABS(1/([.$A55]/[.$B$5]*[.E$6])-[.$B$3])" office:value-type="float" office:value="3.41729625653294" calcext:value-type="float">
            <text:p>3,417</text:p>
          </table:table-cell>
          <table:table-cell table:formula="of:=ABS(1/([.$A55]/[.$B$5]*[.F$6])-[.$B$3])" office:value-type="float" office:value="3.63389756206347" calcext:value-type="float">
            <text:p>3,634</text:p>
          </table:table-cell>
          <table:table-cell table:formula="of:=ABS(1/([.$A55]/[.$B$5]*[.G$6])-[.$B$3])" office:value-type="float" office:value="3.84884542251361" calcext:value-type="float">
            <text:p>3,849</text:p>
          </table:table-cell>
          <table:table-cell table:formula="of:=ABS(1/([.$A55]/[.$B$5]*[.H$6])-[.$B$3])" office:value-type="float" office:value="4.06215869847363" calcext:value-type="float">
            <text:p>4,062</text:p>
          </table:table-cell>
          <table:table-cell table:formula="of:=ABS(1/([.$A55]/[.$B$5]*[.I$6])-[.$B$3])" office:value-type="float" office:value="4.27385596476729" calcext:value-type="float">
            <text:p>4,274</text:p>
          </table:table-cell>
          <table:table-cell table:formula="of:=ABS(1/([.$A55]/[.$B$5]*[.J$6])-[.$B$3])" office:value-type="float" office:value="4.48395551584364" calcext:value-type="float">
            <text:p>4,484</text:p>
          </table:table-cell>
          <table:table-cell table:formula="of:=ABS(1/([.$A55]/[.$B$5]*[.K$6])-[.$B$3])" office:value-type="float" office:value="4.69247537104724" calcext:value-type="float">
            <text:p>4,692</text:p>
          </table:table-cell>
          <table:table-cell table:number-columns-repeated="6"/>
        </table:table-row>
        <table:table-row table:style-name="ro2">
          <table:table-cell table:formula="of:=[.A55]+1" office:value-type="float" office:value="419" calcext:value-type="float">
            <text:p>419</text:p>
          </table:table-cell>
          <table:table-cell table:formula="of:=ABS(1/([.$A56]/[.$B$5]*[.B$6])-[.$B$3])" office:value-type="float" office:value="2.89387712889685" calcext:value-type="float">
            <text:p>2,894</text:p>
          </table:table-cell>
          <table:table-cell table:formula="of:=ABS(1/([.$A56]/[.$B$5]*[.C$6])-[.$B$3])" office:value-type="float" office:value="3.11502581056779" calcext:value-type="float">
            <text:p>3,115</text:p>
          </table:table-cell>
          <table:table-cell table:formula="of:=ABS(1/([.$A56]/[.$B$5]*[.D$6])-[.$B$3])" office:value-type="float" office:value="3.33446678041116" calcext:value-type="float">
            <text:p>3,334</text:p>
          </table:table-cell>
          <table:table-cell table:formula="of:=ABS(1/([.$A56]/[.$B$5]*[.E$6])-[.$B$3])" office:value-type="float" office:value="3.5522197427942" calcext:value-type="float">
            <text:p>3,552</text:p>
          </table:table-cell>
          <table:table-cell table:formula="of:=ABS(1/([.$A56]/[.$B$5]*[.F$6])-[.$B$3])" office:value-type="float" office:value="3.7683041001015" calcext:value-type="float">
            <text:p>3,768</text:p>
          </table:table-cell>
          <table:table-cell table:formula="of:=ABS(1/([.$A56]/[.$B$5]*[.G$6])-[.$B$3])" office:value-type="float" office:value="3.98273895849806" calcext:value-type="float">
            <text:p>3,983</text:p>
          </table:table-cell>
          <table:table-cell table:formula="of:=ABS(1/([.$A56]/[.$B$5]*[.H$6])-[.$B$3])" office:value-type="float" office:value="4.1955431335608" calcext:value-type="float">
            <text:p>4,196</text:p>
          </table:table-cell>
          <table:table-cell table:formula="of:=ABS(1/([.$A56]/[.$B$5]*[.I$6])-[.$B$3])" office:value-type="float" office:value="4.40673515578217" calcext:value-type="float">
            <text:p>4,407</text:p>
          </table:table-cell>
          <table:table-cell table:formula="of:=ABS(1/([.$A56]/[.$B$5]*[.J$6])-[.$B$3])" office:value-type="float" office:value="4.61633327594902" calcext:value-type="float">
            <text:p>4,616</text:p>
          </table:table-cell>
          <table:table-cell table:formula="of:=ABS(1/([.$A56]/[.$B$5]*[.K$6])-[.$B$3])" office:value-type="float" office:value="4.82435547040035" calcext:value-type="float">
            <text:p>4,824</text:p>
          </table:table-cell>
          <table:table-cell table:number-columns-repeated="6"/>
        </table:table-row>
        <table:table-row table:style-name="ro2">
          <table:table-cell table:formula="of:=[.A56]+1" office:value-type="float" office:value="420" calcext:value-type="float">
            <text:p>420</text:p>
          </table:table-cell>
          <table:table-cell table:formula="of:=ABS(1/([.$A57]/[.$B$5]*[.B$6])-[.$B$3])" office:value-type="float" office:value="3.02972560478044" calcext:value-type="float">
            <text:p>3,030</text:p>
          </table:table-cell>
          <table:table-cell table:formula="of:=ABS(1/([.$A57]/[.$B$5]*[.C$6])-[.$B$3])" office:value-type="float" office:value="3.25034774197122" calcext:value-type="float">
            <text:p>3,250</text:p>
          </table:table-cell>
          <table:table-cell table:formula="of:=ABS(1/([.$A57]/[.$B$5]*[.D$6])-[.$B$3])" office:value-type="float" office:value="3.46926623331495" calcext:value-type="float">
            <text:p>3,469</text:p>
          </table:table-cell>
          <table:table-cell table:formula="of:=ABS(1/([.$A57]/[.$B$5]*[.E$6])-[.$B$3])" office:value-type="float" office:value="3.68650073626375" calcext:value-type="float">
            <text:p>3,687</text:p>
          </table:table-cell>
          <table:table-cell table:formula="of:=ABS(1/([.$A57]/[.$B$5]*[.F$6])-[.$B$3])" office:value-type="float" office:value="3.90207060700603" calcext:value-type="float">
            <text:p>3,902</text:p>
          </table:table-cell>
          <table:table-cell table:formula="of:=ABS(1/([.$A57]/[.$B$5]*[.G$6])-[.$B$3])" office:value-type="float" office:value="4.11599490621593" calcext:value-type="float">
            <text:p>4,116</text:p>
          </table:table-cell>
          <table:table-cell table:formula="of:=ABS(1/([.$A57]/[.$B$5]*[.H$6])-[.$B$3])" office:value-type="float" office:value="4.32829240467137" calcext:value-type="float">
            <text:p>4,328</text:p>
          </table:table-cell>
          <table:table-cell table:formula="of:=ABS(1/([.$A57]/[.$B$5]*[.I$6])-[.$B$3])" office:value-type="float" office:value="4.53898158874459" calcext:value-type="float">
            <text:p>4,539</text:p>
          </table:table-cell>
          <table:table-cell table:formula="of:=ABS(1/([.$A57]/[.$B$5]*[.J$6])-[.$B$3])" office:value-type="float" office:value="4.7480806657682" calcext:value-type="float">
            <text:p>4,748</text:p>
          </table:table-cell>
          <table:table-cell table:formula="of:=ABS(1/([.$A57]/[.$B$5]*[.K$6])-[.$B$3])" office:value-type="float" office:value="4.95560756928035" calcext:value-type="float">
            <text:p>4,956</text:p>
          </table:table-cell>
          <table:table-cell table:number-columns-repeated="6"/>
        </table:table-row>
        <table:table-row table:style-name="ro2">
          <table:table-cell table:formula="of:=[.A57]+1" office:value-type="float" office:value="421" calcext:value-type="float">
            <text:p>421</text:p>
          </table:table-cell>
          <table:table-cell table:formula="of:=ABS(1/([.$A58]/[.$B$5]*[.B$6])-[.$B$3])" office:value-type="float" office:value="3.16492871973345" calcext:value-type="float">
            <text:p>3,165</text:p>
          </table:table-cell>
          <table:table-cell table:formula="of:=ABS(1/([.$A58]/[.$B$5]*[.C$6])-[.$B$3])" office:value-type="float" office:value="3.38502681384301" calcext:value-type="float">
            <text:p>3,385</text:p>
          </table:table-cell>
          <table:table-cell table:formula="of:=ABS(1/([.$A58]/[.$B$5]*[.D$6])-[.$B$3])" office:value-type="float" office:value="3.60342530877026" calcext:value-type="float">
            <text:p>3,603</text:p>
          </table:table-cell>
          <table:table-cell table:formula="of:=ABS(1/([.$A58]/[.$B$5]*[.E$6])-[.$B$3])" office:value-type="float" office:value="3.82014381527498" calcext:value-type="float">
            <text:p>3,820</text:p>
          </table:table-cell>
          <table:table-cell table:formula="of:=ABS(1/([.$A58]/[.$B$5]*[.F$6])-[.$B$3])" office:value-type="float" office:value="4.03520164356895" calcext:value-type="float">
            <text:p>4,035</text:p>
          </table:table-cell>
          <table:table-cell table:formula="of:=ABS(1/([.$A58]/[.$B$5]*[.G$6])-[.$B$3])" office:value-type="float" office:value="4.24861780905152" calcext:value-type="float">
            <text:p>4,249</text:p>
          </table:table-cell>
          <table:table-cell table:formula="of:=ABS(1/([.$A58]/[.$B$5]*[.H$6])-[.$B$3])" office:value-type="float" office:value="4.46041103791444" calcext:value-type="float">
            <text:p>4,460</text:p>
          </table:table-cell>
          <table:table-cell table:formula="of:=ABS(1/([.$A58]/[.$B$5]*[.I$6])-[.$B$3])" office:value-type="float" office:value="4.67059977261931" calcext:value-type="float">
            <text:p>4,671</text:p>
          </table:table-cell>
          <table:table-cell table:formula="of:=ABS(1/([.$A58]/[.$B$5]*[.J$6])-[.$B$3])" office:value-type="float" office:value="4.87920217725093" calcext:value-type="float">
            <text:p>4,879</text:p>
          </table:table-cell>
          <table:table-cell table:formula="of:=ABS(1/([.$A58]/[.$B$5]*[.K$6])-[.$B$3])" office:value-type="float" office:value="5.08623614275" calcext:value-type="float">
            <text:p>5,086</text:p>
          </table:table-cell>
          <table:table-cell table:number-columns-repeated="6"/>
        </table:table-row>
        <table:table-row table:style-name="ro2">
          <table:table-cell table:formula="of:=[.A58]+1" office:value-type="float" office:value="422" calcext:value-type="float">
            <text:p>422</text:p>
          </table:table-cell>
          <table:table-cell table:formula="of:=ABS(1/([.$A59]/[.$B$5]*[.B$6])-[.$B$3])" office:value-type="float" office:value="3.29949106162982" calcext:value-type="float">
            <text:p>3,299</text:p>
          </table:table-cell>
          <table:table-cell table:formula="of:=ABS(1/([.$A59]/[.$B$5]*[.C$6])-[.$B$3])" office:value-type="float" office:value="3.51906759627467" calcext:value-type="float">
            <text:p>3,519</text:p>
          </table:table-cell>
          <table:table-cell table:formula="of:=ABS(1/([.$A59]/[.$B$5]*[.D$6])-[.$B$3])" office:value-type="float" office:value="3.7369485592234" calcext:value-type="float">
            <text:p>3,737</text:p>
          </table:table-cell>
          <table:table-cell table:formula="of:=ABS(1/([.$A59]/[.$B$5]*[.E$6])-[.$B$3])" office:value-type="float" office:value="3.95315351476485" calcext:value-type="float">
            <text:p>3,953</text:p>
          </table:table-cell>
          <table:table-cell table:formula="of:=ABS(1/([.$A59]/[.$B$5]*[.F$6])-[.$B$3])" office:value-type="float" office:value="4.16770172735196" calcext:value-type="float">
            <text:p>4,168</text:p>
          </table:table-cell>
          <table:table-cell table:formula="of:=ABS(1/([.$A59]/[.$B$5]*[.G$6])-[.$B$3])" office:value-type="float" office:value="4.3806121673239" calcext:value-type="float">
            <text:p>4,381</text:p>
          </table:table-cell>
          <table:table-cell table:formula="of:=ABS(1/([.$A59]/[.$B$5]*[.H$6])-[.$B$3])" office:value-type="float" office:value="4.59190351649758" calcext:value-type="float">
            <text:p>4,592</text:p>
          </table:table-cell>
          <table:table-cell table:formula="of:=ABS(1/([.$A59]/[.$B$5]*[.I$6])-[.$B$3])" office:value-type="float" office:value="4.80159417363205" calcext:value-type="float">
            <text:p>4,802</text:p>
          </table:table-cell>
          <table:table-cell table:formula="of:=ABS(1/([.$A59]/[.$B$5]*[.J$6])-[.$B$3])" office:value-type="float" office:value="5.00970225976929" calcext:value-type="float">
            <text:p>5,010</text:p>
          </table:table-cell>
          <table:table-cell table:formula="of:=ABS(1/([.$A59]/[.$B$5]*[.K$6])-[.$B$3])" office:value-type="float" office:value="5.21624562345437" calcext:value-type="float">
            <text:p>5,216</text:p>
          </table:table-cell>
          <table:table-cell table:number-columns-repeated="6"/>
        </table:table-row>
        <table:table-row table:style-name="ro2">
          <table:table-cell table:formula="of:=[.A59]+1" office:value-type="float" office:value="423" calcext:value-type="float">
            <text:p>423</text:p>
          </table:table-cell>
          <table:table-cell table:formula="of:=ABS(1/([.$A60]/[.$B$5]*[.B$6])-[.$B$3])" office:value-type="float" office:value="3.43341717495929" calcext:value-type="float">
            <text:p>3,433</text:p>
          </table:table-cell>
          <table:table-cell table:formula="of:=ABS(1/([.$A60]/[.$B$5]*[.C$6])-[.$B$3])" office:value-type="float" office:value="3.65247461614162" calcext:value-type="float">
            <text:p>3,652</text:p>
          </table:table-cell>
          <table:table-cell table:formula="of:=ABS(1/([.$A60]/[.$B$5]*[.D$6])-[.$B$3])" office:value-type="float" office:value="3.86984049407157" calcext:value-type="float">
            <text:p>3,870</text:p>
          </table:table-cell>
          <table:table-cell table:formula="of:=ABS(1/([.$A60]/[.$B$5]*[.E$6])-[.$B$3])" office:value-type="float" office:value="4.08553432678669" calcext:value-type="float">
            <text:p>4,086</text:p>
          </table:table-cell>
          <table:table-cell table:formula="of:=ABS(1/([.$A60]/[.$B$5]*[.F$6])-[.$B$3])" office:value-type="float" office:value="4.29957533319746" calcext:value-type="float">
            <text:p>4,300</text:p>
          </table:table-cell>
          <table:table-cell table:formula="of:=ABS(1/([.$A60]/[.$B$5]*[.G$6])-[.$B$3])" office:value-type="float" office:value="4.51198243879594" calcext:value-type="float">
            <text:p>4,512</text:p>
          </table:table-cell>
          <table:table-cell table:formula="of:=ABS(1/([.$A60]/[.$B$5]*[.H$6])-[.$B$3])" office:value-type="float" office:value="4.72277428123399" calcext:value-type="float">
            <text:p>4,723</text:p>
          </table:table-cell>
          <table:table-cell table:formula="of:=ABS(1/([.$A60]/[.$B$5]*[.I$6])-[.$B$3])" office:value-type="float" office:value="4.93196921577476" calcext:value-type="float">
            <text:p>4,932</text:p>
          </table:table-cell>
          <table:table-cell table:formula="of:=ABS(1/([.$A60]/[.$B$5]*[.J$6])-[.$B$3])" office:value-type="float" office:value="5.1395853206209" calcext:value-type="float">
            <text:p>5,140</text:p>
          </table:table-cell>
          <table:table-cell table:formula="of:=ABS(1/([.$A60]/[.$B$5]*[.K$6])-[.$B$3])" office:value-type="float" office:value="5.34564040212232" calcext:value-type="float">
            <text:p>5,346</text:p>
          </table:table-cell>
          <table:table-cell table:number-columns-repeated="6"/>
        </table:table-row>
        <table:table-row table:style-name="ro2">
          <table:table-cell table:formula="of:=[.A60]+1" office:value-type="float" office:value="424" calcext:value-type="float">
            <text:p>424</text:p>
          </table:table-cell>
          <table:table-cell table:formula="of:=ABS(1/([.$A61]/[.$B$5]*[.B$6])-[.$B$3])" office:value-type="float" office:value="3.56671156133912" calcext:value-type="float">
            <text:p>3,567</text:p>
          </table:table-cell>
          <table:table-cell table:formula="of:=ABS(1/([.$A61]/[.$B$5]*[.C$6])-[.$B$3])" office:value-type="float" office:value="3.78525235761299" calcext:value-type="float">
            <text:p>3,785</text:p>
          </table:table-cell>
          <table:table-cell table:formula="of:=ABS(1/([.$A61]/[.$B$5]*[.D$6])-[.$B$3])" office:value-type="float" office:value="4.00210558017047" calcext:value-type="float">
            <text:p>4,002</text:p>
          </table:table-cell>
          <table:table-cell table:formula="of:=ABS(1/([.$A61]/[.$B$5]*[.E$6])-[.$B$3])" office:value-type="float" office:value="4.21729070101597" calcext:value-type="float">
            <text:p>4,217</text:p>
          </table:table-cell>
          <table:table-cell table:formula="of:=ABS(1/([.$A61]/[.$B$5]*[.F$6])-[.$B$3])" office:value-type="float" office:value="4.43082689373238" calcext:value-type="float">
            <text:p>4,431</text:p>
          </table:table-cell>
          <table:table-cell table:formula="of:=ABS(1/([.$A61]/[.$B$5]*[.G$6])-[.$B$3])" office:value-type="float" office:value="4.64273303917615" calcext:value-type="float">
            <text:p>4,643</text:p>
          </table:table-cell>
          <table:table-cell table:formula="of:=ABS(1/([.$A61]/[.$B$5]*[.H$6])-[.$B$3])" office:value-type="float" office:value="4.8530277310424" calcext:value-type="float">
            <text:p>4,853</text:p>
          </table:table-cell>
          <table:table-cell table:formula="of:=ABS(1/([.$A61]/[.$B$5]*[.I$6])-[.$B$3])" office:value-type="float" office:value="5.06172928130361" calcext:value-type="float">
            <text:p>5,062</text:p>
          </table:table-cell>
          <table:table-cell table:formula="of:=ABS(1/([.$A61]/[.$B$5]*[.J$6])-[.$B$3])" office:value-type="float" office:value="5.2688557255251" calcext:value-type="float">
            <text:p>5,269</text:p>
          </table:table-cell>
          <table:table-cell table:formula="of:=ABS(1/([.$A61]/[.$B$5]*[.K$6])-[.$B$3])" office:value-type="float" office:value="5.47442482806072" calcext:value-type="float">
            <text:p>5,474</text:p>
          </table:table-cell>
          <table:table-cell table:number-columns-repeated="6"/>
        </table:table-row>
        <table:table-row table:style-name="ro2">
          <table:table-cell table:formula="of:=[.A61]+1" office:value-type="float" office:value="425" calcext:value-type="float">
            <text:p>425</text:p>
          </table:table-cell>
          <table:table-cell table:formula="of:=ABS(1/([.$A62]/[.$B$5]*[.B$6])-[.$B$3])" office:value-type="float" office:value="3.69937868001831" calcext:value-type="float">
            <text:p>3,699</text:p>
          </table:table-cell>
          <table:table-cell table:formula="of:=ABS(1/([.$A62]/[.$B$5]*[.C$6])-[.$B$3])" office:value-type="float" office:value="3.91740526265389" calcext:value-type="float">
            <text:p>3,917</text:p>
          </table:table-cell>
          <table:table-cell table:formula="of:=ABS(1/([.$A62]/[.$B$5]*[.D$6])-[.$B$3])" office:value-type="float" office:value="4.13374824233477" calcext:value-type="float">
            <text:p>4,134</text:p>
          </table:table-cell>
          <table:table-cell table:formula="of:=ABS(1/([.$A62]/[.$B$5]*[.E$6])-[.$B$3])" office:value-type="float" office:value="4.34842704524888" calcext:value-type="float">
            <text:p>4,348</text:p>
          </table:table-cell>
          <table:table-cell table:formula="of:=ABS(1/([.$A62]/[.$B$5]*[.F$6])-[.$B$3])" office:value-type="float" office:value="4.56146079986478" calcext:value-type="float">
            <text:p>4,561</text:p>
          </table:table-cell>
          <table:table-cell table:formula="of:=ABS(1/([.$A62]/[.$B$5]*[.G$6])-[.$B$3])" office:value-type="float" office:value="4.77286834261339" calcext:value-type="float">
            <text:p>4,773</text:p>
          </table:table-cell>
          <table:table-cell table:formula="of:=ABS(1/([.$A62]/[.$B$5]*[.H$6])-[.$B$3])" office:value-type="float" office:value="4.98266822343994" calcext:value-type="float">
            <text:p>4,983</text:p>
          </table:table-cell>
          <table:table-cell table:formula="of:=ABS(1/([.$A62]/[.$B$5]*[.I$6])-[.$B$3])" office:value-type="float" office:value="5.19087871122995" calcext:value-type="float">
            <text:p>5,191</text:p>
          </table:table-cell>
          <table:table-cell table:formula="of:=ABS(1/([.$A62]/[.$B$5]*[.J$6])-[.$B$3])" office:value-type="float" office:value="5.39751779911209" calcext:value-type="float">
            <text:p>5,398</text:p>
          </table:table-cell>
          <table:table-cell table:formula="of:=ABS(1/([.$A62]/[.$B$5]*[.K$6])-[.$B$3])" office:value-type="float" office:value="5.60260320964175" calcext:value-type="float">
            <text:p>5,603</text:p>
          </table:table-cell>
          <table:table-cell table:number-columns-repeated="6"/>
        </table:table-row>
        <table:table-row table:style-name="ro2">
          <table:table-cell table:formula="of:=[.A62]+1" office:value-type="float" office:value="426" calcext:value-type="float">
            <text:p>426</text:p>
          </table:table-cell>
          <table:table-cell table:formula="of:=ABS(1/([.$A63]/[.$B$5]*[.B$6])-[.$B$3])" office:value-type="float" office:value="3.83142294837508" calcext:value-type="float">
            <text:p>3,831</text:p>
          </table:table-cell>
          <table:table-cell table:formula="of:=ABS(1/([.$A63]/[.$B$5]*[.C$6])-[.$B$3])" office:value-type="float" office:value="4.0489377315209" calcext:value-type="float">
            <text:p>4,049</text:p>
          </table:table-cell>
          <table:table-cell table:formula="of:=ABS(1/([.$A63]/[.$B$5]*[.D$6])-[.$B$3])" office:value-type="float" office:value="4.26477286383164" calcext:value-type="float">
            <text:p>4,265</text:p>
          </table:table-cell>
          <table:table-cell table:formula="of:=ABS(1/([.$A63]/[.$B$5]*[.E$6])-[.$B$3])" office:value-type="float" office:value="4.47894772589382" calcext:value-type="float">
            <text:p>4,479</text:p>
          </table:table-cell>
          <table:table-cell table:formula="of:=ABS(1/([.$A63]/[.$B$5]*[.F$6])-[.$B$3])" office:value-type="float" office:value="4.69148140127354" calcext:value-type="float">
            <text:p>4,691</text:p>
          </table:table-cell>
          <table:table-cell table:formula="of:=ABS(1/([.$A63]/[.$B$5]*[.G$6])-[.$B$3])" office:value-type="float" office:value="4.9023926821847" calcext:value-type="float">
            <text:p>4,902</text:p>
          </table:table-cell>
          <table:table-cell table:formula="of:=ABS(1/([.$A63]/[.$B$5]*[.H$6])-[.$B$3])" office:value-type="float" office:value="5.11170007502811" calcext:value-type="float">
            <text:p>5,112</text:p>
          </table:table-cell>
          <table:table-cell table:formula="of:=ABS(1/([.$A63]/[.$B$5]*[.I$6])-[.$B$3])" office:value-type="float" office:value="5.31942180580452" calcext:value-type="float">
            <text:p>5,319</text:p>
          </table:table-cell>
          <table:table-cell table:formula="of:=ABS(1/([.$A63]/[.$B$5]*[.J$6])-[.$B$3])" office:value-type="float" office:value="5.52557582540526" calcext:value-type="float">
            <text:p>5,526</text:p>
          </table:table-cell>
          <table:table-cell table:formula="of:=ABS(1/([.$A63]/[.$B$5]*[.K$6])-[.$B$3])" office:value-type="float" office:value="5.73017981478343" calcext:value-type="float">
            <text:p>5,730</text:p>
          </table:table-cell>
          <table:table-cell table:number-columns-repeated="6"/>
        </table:table-row>
        <table:table-row table:style-name="ro2">
          <table:table-cell table:formula="of:=[.A63]+1" office:value-type="float" office:value="427" calcext:value-type="float">
            <text:p>427</text:p>
          </table:table-cell>
          <table:table-cell table:formula="of:=ABS(1/([.$A64]/[.$B$5]*[.B$6])-[.$B$3])" office:value-type="float" office:value="3.96284874240699" calcext:value-type="float">
            <text:p>3,963</text:p>
          </table:table-cell>
          <table:table-cell table:formula="of:=ABS(1/([.$A64]/[.$B$5]*[.C$6])-[.$B$3])" office:value-type="float" office:value="4.17985412325037" calcext:value-type="float">
            <text:p>4,180</text:p>
          </table:table-cell>
          <table:table-cell table:formula="of:=ABS(1/([.$A64]/[.$B$5]*[.D$6])-[.$B$3])" office:value-type="float" office:value="4.39518378686716" calcext:value-type="float">
            <text:p>4,395</text:p>
          </table:table-cell>
          <table:table-cell table:formula="of:=ABS(1/([.$A64]/[.$B$5]*[.E$6])-[.$B$3])" office:value-type="float" office:value="4.60885706845614" calcext:value-type="float">
            <text:p>4,609</text:p>
          </table:table-cell>
          <table:table-cell table:formula="of:=ABS(1/([.$A64]/[.$B$5]*[.F$6])-[.$B$3])" office:value-type="float" office:value="4.82089300689117" calcext:value-type="float">
            <text:p>4,821</text:p>
          </table:table-cell>
          <table:table-cell table:formula="of:=ABS(1/([.$A64]/[.$B$5]*[.G$6])-[.$B$3])" office:value-type="float" office:value="5.03131035037632" calcext:value-type="float">
            <text:p>5,031</text:p>
          </table:table-cell>
          <table:table-cell table:formula="of:=ABS(1/([.$A64]/[.$B$5]*[.H$6])-[.$B$3])" office:value-type="float" office:value="5.24012756197185" calcext:value-type="float">
            <text:p>5,240</text:p>
          </table:table-cell>
          <table:table-cell table:formula="of:=ABS(1/([.$A64]/[.$B$5]*[.I$6])-[.$B$3])" office:value-type="float" office:value="5.44736282499468" calcext:value-type="float">
            <text:p>5,447</text:p>
          </table:table-cell>
          <table:table-cell table:formula="of:=ABS(1/([.$A64]/[.$B$5]*[.J$6])-[.$B$3])" office:value-type="float" office:value="5.65303404829659" calcext:value-type="float">
            <text:p>5,653</text:p>
          </table:table-cell>
          <table:table-cell table:formula="of:=ABS(1/([.$A64]/[.$B$5]*[.K$6])-[.$B$3])" office:value-type="float" office:value="5.85715887142329" calcext:value-type="float">
            <text:p>5,857</text:p>
          </table:table-cell>
          <table:table-cell table:number-columns-repeated="6"/>
        </table:table-row>
        <table:table-row table:style-name="ro2">
          <table:table-cell table:formula="of:=[.A64]+1" office:value-type="float" office:value="428" calcext:value-type="float">
            <text:p>428</text:p>
          </table:table-cell>
          <table:table-cell table:formula="of:=ABS(1/([.$A65]/[.$B$5]*[.B$6])-[.$B$3])" office:value-type="float" office:value="4.09366039721444" calcext:value-type="float">
            <text:p>4,094</text:p>
          </table:table-cell>
          <table:table-cell table:formula="of:=ABS(1/([.$A65]/[.$B$5]*[.C$6])-[.$B$3])" office:value-type="float" office:value="4.31015875613997" calcext:value-type="float">
            <text:p>4,310</text:p>
          </table:table-cell>
          <table:table-cell table:formula="of:=ABS(1/([.$A65]/[.$B$5]*[.D$6])-[.$B$3])" office:value-type="float" office:value="4.52498531306607" calcext:value-type="float">
            <text:p>4,525</text:p>
          </table:table-cell>
          <table:table-cell table:formula="of:=ABS(1/([.$A65]/[.$B$5]*[.E$6])-[.$B$3])" office:value-type="float" office:value="4.73815935801582" calcext:value-type="float">
            <text:p>4,738</text:p>
          </table:table-cell>
          <table:table-cell table:formula="of:=ABS(1/([.$A65]/[.$B$5]*[.F$6])-[.$B$3])" office:value-type="float" office:value="4.94969988537974" calcext:value-type="float">
            <text:p>4,950</text:p>
          </table:table-cell>
          <table:table-cell table:formula="of:=ABS(1/([.$A65]/[.$B$5]*[.G$6])-[.$B$3])" office:value-type="float" office:value="5.15962559955769" calcext:value-type="float">
            <text:p>5,160</text:p>
          </table:table-cell>
          <table:table-cell table:formula="of:=ABS(1/([.$A65]/[.$B$5]*[.H$6])-[.$B$3])" office:value-type="float" office:value="5.36795492047191" calcext:value-type="float">
            <text:p>5,368</text:p>
          </table:table-cell>
          <table:table-cell table:formula="of:=ABS(1/([.$A65]/[.$B$5]*[.I$6])-[.$B$3])" office:value-type="float" office:value="5.57470598895497" calcext:value-type="float">
            <text:p>5,575</text:p>
          </table:table-cell>
          <table:table-cell table:formula="of:=ABS(1/([.$A65]/[.$B$5]*[.J$6])-[.$B$3])" office:value-type="float" office:value="5.77989667201552" calcext:value-type="float">
            <text:p>5,780</text:p>
          </table:table-cell>
          <table:table-cell table:formula="of:=ABS(1/([.$A65]/[.$B$5]*[.K$6])-[.$B$3])" office:value-type="float" office:value="5.98354456798539" calcext:value-type="float">
            <text:p>5,984</text:p>
          </table:table-cell>
          <table:table-cell table:number-columns-repeated="6"/>
        </table:table-row>
        <table:table-row table:style-name="ro2">
          <table:table-cell table:formula="of:=[.A65]+1" office:value-type="float" office:value="429" calcext:value-type="float">
            <text:p>429</text:p>
          </table:table-cell>
          <table:table-cell table:formula="of:=ABS(1/([.$A66]/[.$B$5]*[.B$6])-[.$B$3])" office:value-type="float" office:value="4.22386220747735" calcext:value-type="float">
            <text:p>4,224</text:p>
          </table:table-cell>
          <table:table-cell table:formula="of:=ABS(1/([.$A66]/[.$B$5]*[.C$6])-[.$B$3])" office:value-type="float" office:value="4.43985590822356" calcext:value-type="float">
            <text:p>4,440</text:p>
          </table:table-cell>
          <table:table-cell table:formula="of:=ABS(1/([.$A66]/[.$B$5]*[.D$6])-[.$B$3])" office:value-type="float" office:value="4.6541817039447" calcext:value-type="float">
            <text:p>4,654</text:p>
          </table:table-cell>
          <table:table-cell table:formula="of:=ABS(1/([.$A66]/[.$B$5]*[.E$6])-[.$B$3])" office:value-type="float" office:value="4.86685883969876" calcext:value-type="float">
            <text:p>4,867</text:p>
          </table:table-cell>
          <table:table-cell table:formula="of:=ABS(1/([.$A66]/[.$B$5]*[.F$6])-[.$B$3])" office:value-type="float" office:value="5.07790626560031" calcext:value-type="float">
            <text:p>5,078</text:p>
          </table:table-cell>
          <table:table-cell table:formula="of:=ABS(1/([.$A66]/[.$B$5]*[.G$6])-[.$B$3])" office:value-type="float" office:value="5.28734264244915" calcext:value-type="float">
            <text:p>5,287</text:p>
          </table:table-cell>
          <table:table-cell table:formula="of:=ABS(1/([.$A66]/[.$B$5]*[.H$6])-[.$B$3])" office:value-type="float" office:value="5.49518634723071" calcext:value-type="float">
            <text:p>5,495</text:p>
          </table:table-cell>
          <table:table-cell table:formula="of:=ABS(1/([.$A66]/[.$B$5]*[.I$6])-[.$B$3])" office:value-type="float" office:value="5.7014554784912" calcext:value-type="float">
            <text:p>5,701</text:p>
          </table:table-cell>
          <table:table-cell table:formula="of:=ABS(1/([.$A66]/[.$B$5]*[.J$6])-[.$B$3])" office:value-type="float" office:value="5.90616786159124" calcext:value-type="float">
            <text:p>5,906</text:p>
          </table:table-cell>
          <table:table-cell table:formula="of:=ABS(1/([.$A66]/[.$B$5]*[.K$6])-[.$B$3])" office:value-type="float" office:value="6.10934105384089" calcext:value-type="float">
            <text:p>6,109</text:p>
          </table:table-cell>
          <table:table-cell table:number-columns-repeated="6"/>
        </table:table-row>
        <table:table-row table:style-name="ro2">
          <table:table-cell table:formula="of:=[.A66]+1" office:value-type="float" office:value="430" calcext:value-type="float">
            <text:p>430</text:p>
          </table:table-cell>
          <table:table-cell table:formula="of:=ABS(1/([.$A67]/[.$B$5]*[.B$6])-[.$B$3])" office:value-type="float" office:value="4.35345842792508" calcext:value-type="float">
            <text:p>4,353</text:p>
          </table:table-cell>
          <table:table-cell table:formula="of:=ABS(1/([.$A67]/[.$B$5]*[.C$6])-[.$B$3])" office:value-type="float" office:value="4.56894981773932" calcext:value-type="float">
            <text:p>4,569</text:p>
          </table:table-cell>
          <table:table-cell table:formula="of:=ABS(1/([.$A67]/[.$B$5]*[.D$6])-[.$B$3])" office:value-type="float" office:value="4.78277718137739" calcext:value-type="float">
            <text:p>4,783</text:p>
          </table:table-cell>
          <table:table-cell table:formula="of:=ABS(1/([.$A67]/[.$B$5]*[.E$6])-[.$B$3])" office:value-type="float" office:value="4.99495971914132" calcext:value-type="float">
            <text:p>4,995</text:p>
          </table:table-cell>
          <table:table-cell table:formula="of:=ABS(1/([.$A67]/[.$B$5]*[.F$6])-[.$B$3])" office:value-type="float" office:value="5.20551633707566" calcext:value-type="float">
            <text:p>5,206</text:p>
          </table:table-cell>
          <table:table-cell table:formula="of:=ABS(1/([.$A67]/[.$B$5]*[.G$6])-[.$B$3])" office:value-type="float" office:value="5.414465652583" calcext:value-type="float">
            <text:p>5,414</text:p>
          </table:table-cell>
          <table:table-cell table:formula="of:=ABS(1/([.$A67]/[.$B$5]*[.H$6])-[.$B$3])" office:value-type="float" office:value="5.62182599991157" calcext:value-type="float">
            <text:p>5,622</text:p>
          </table:table-cell>
          <table:table-cell table:formula="of:=ABS(1/([.$A67]/[.$B$5]*[.I$6])-[.$B$3])" office:value-type="float" office:value="5.82761543551798" calcext:value-type="float">
            <text:p>5,828</text:p>
          </table:table-cell>
          <table:table-cell table:formula="of:=ABS(1/([.$A67]/[.$B$5]*[.J$6])-[.$B$3])" office:value-type="float" office:value="6.03185174330847" calcext:value-type="float">
            <text:p>6,032</text:p>
          </table:table-cell>
          <table:table-cell table:formula="of:=ABS(1/([.$A67]/[.$B$5]*[.K$6])-[.$B$3])" office:value-type="float" office:value="6.2345524397622" calcext:value-type="float">
            <text:p>6,235</text:p>
          </table:table-cell>
          <table:table-cell table:number-columns-repeated="6"/>
        </table:table-row>
        <table:table-row table:style-name="ro2">
          <table:table-cell table:formula="of:=[.A67]+1" office:value-type="float" office:value="431" calcext:value-type="float">
            <text:p>431</text:p>
          </table:table-cell>
          <table:table-cell table:formula="of:=ABS(1/([.$A68]/[.$B$5]*[.B$6])-[.$B$3])" office:value-type="float" office:value="4.48245327379996" calcext:value-type="float">
            <text:p>4,482</text:p>
          </table:table-cell>
          <table:table-cell table:formula="of:=ABS(1/([.$A68]/[.$B$5]*[.C$6])-[.$B$3])" office:value-type="float" office:value="4.69744468359144" calcext:value-type="float">
            <text:p>4,697</text:p>
          </table:table-cell>
          <table:table-cell table:formula="of:=ABS(1/([.$A68]/[.$B$5]*[.D$6])-[.$B$3])" office:value-type="float" office:value="4.91077592805632" calcext:value-type="float">
            <text:p>4,911</text:p>
          </table:table-cell>
          <table:table-cell table:formula="of:=ABS(1/([.$A68]/[.$B$5]*[.E$6])-[.$B$3])" office:value-type="float" office:value="5.12246616294842" calcext:value-type="float">
            <text:p>5,122</text:p>
          </table:table-cell>
          <table:table-cell table:formula="of:=ABS(1/([.$A68]/[.$B$5]*[.F$6])-[.$B$3])" office:value-type="float" office:value="5.33253425044671" calcext:value-type="float">
            <text:p>5,333</text:p>
          </table:table-cell>
          <table:table-cell table:formula="of:=ABS(1/([.$A68]/[.$B$5]*[.G$6])-[.$B$3])" office:value-type="float" office:value="5.54099876475798" calcext:value-type="float">
            <text:p>5,541</text:p>
          </table:table-cell>
          <table:table-cell table:formula="of:=ABS(1/([.$A68]/[.$B$5]*[.H$6])-[.$B$3])" office:value-type="float" office:value="5.7478779975916" calcext:value-type="float">
            <text:p>5,748</text:p>
          </table:table-cell>
          <table:table-cell table:formula="of:=ABS(1/([.$A68]/[.$B$5]*[.I$6])-[.$B$3])" office:value-type="float" office:value="5.95318996350981" calcext:value-type="float">
            <text:p>5,953</text:p>
          </table:table-cell>
          <table:table-cell table:formula="of:=ABS(1/([.$A68]/[.$B$5]*[.J$6])-[.$B$3])" office:value-type="float" office:value="6.15695240515694" calcext:value-type="float">
            <text:p>6,157</text:p>
          </table:table-cell>
          <table:table-cell table:formula="of:=ABS(1/([.$A68]/[.$B$5]*[.K$6])-[.$B$3])" office:value-type="float" office:value="6.35918279837064" calcext:value-type="float">
            <text:p>6,359</text:p>
          </table:table-cell>
          <table:table-cell table:number-columns-repeated="6"/>
        </table:table-row>
        <table:table-row table:style-name="ro2">
          <table:table-cell table:formula="of:=[.A68]+1" office:value-type="float" office:value="432" calcext:value-type="float">
            <text:p>432</text:p>
          </table:table-cell>
          <table:table-cell table:formula="of:=ABS(1/([.$A69]/[.$B$5]*[.B$6])-[.$B$3])" office:value-type="float" office:value="4.6108509213143" calcext:value-type="float">
            <text:p>4,611</text:p>
          </table:table-cell>
          <table:table-cell table:formula="of:=ABS(1/([.$A69]/[.$B$5]*[.C$6])-[.$B$3])" office:value-type="float" office:value="4.82534466580533" calcext:value-type="float">
            <text:p>4,825</text:p>
          </table:table-cell>
          <table:table-cell table:formula="of:=ABS(1/([.$A69]/[.$B$5]*[.D$6])-[.$B$3])" office:value-type="float" office:value="5.03818208794509" calcext:value-type="float">
            <text:p>5,038</text:p>
          </table:table-cell>
          <table:table-cell table:formula="of:=ABS(1/([.$A69]/[.$B$5]*[.E$6])-[.$B$3])" office:value-type="float" office:value="5.2493822991453" calcext:value-type="float">
            <text:p>5,249</text:p>
          </table:table-cell>
          <table:table-cell table:formula="of:=ABS(1/([.$A69]/[.$B$5]*[.F$6])-[.$B$3])" office:value-type="float" office:value="5.45896411792251" calcext:value-type="float">
            <text:p>5,459</text:p>
          </table:table-cell>
          <table:table-cell table:formula="of:=ABS(1/([.$A69]/[.$B$5]*[.G$6])-[.$B$3])" office:value-type="float" office:value="5.66694607548769" calcext:value-type="float">
            <text:p>5,667</text:p>
          </table:table-cell>
          <table:table-cell table:formula="of:=ABS(1/([.$A69]/[.$B$5]*[.H$6])-[.$B$3])" office:value-type="float" office:value="5.87334642120828" calcext:value-type="float">
            <text:p>5,873</text:p>
          </table:table-cell>
          <table:table-cell table:formula="of:=ABS(1/([.$A69]/[.$B$5]*[.I$6])-[.$B$3])" office:value-type="float" office:value="6.07818312794613" calcext:value-type="float">
            <text:p>6,078</text:p>
          </table:table-cell>
          <table:table-cell table:formula="of:=ABS(1/([.$A69]/[.$B$5]*[.J$6])-[.$B$3])" office:value-type="float" office:value="6.28147389727463" calcext:value-type="float">
            <text:p>6,281</text:p>
          </table:table-cell>
          <table:table-cell table:formula="of:=ABS(1/([.$A69]/[.$B$5]*[.K$6])-[.$B$3])" office:value-type="float" office:value="6.48323616457811" calcext:value-type="float">
            <text:p>6,483</text:p>
          </table:table-cell>
          <table:table-cell table:number-columns-repeated="6"/>
        </table:table-row>
        <table:table-row table:style-name="ro2">
          <table:table-cell table:formula="of:=[.A69]+1" office:value-type="float" office:value="433" calcext:value-type="float">
            <text:p>433</text:p>
          </table:table-cell>
          <table:table-cell table:formula="of:=ABS(1/([.$A70]/[.$B$5]*[.B$6])-[.$B$3])" office:value-type="float" office:value="4.73865550810112" calcext:value-type="float">
            <text:p>4,739</text:p>
          </table:table-cell>
          <table:table-cell table:formula="of:=ABS(1/([.$A70]/[.$B$5]*[.C$6])-[.$B$3])" office:value-type="float" office:value="4.95265388597669" calcext:value-type="float">
            <text:p>4,953</text:p>
          </table:table-cell>
          <table:table-cell table:formula="of:=ABS(1/([.$A70]/[.$B$5]*[.D$6])-[.$B$3])" office:value-type="float" office:value="5.16499976672582" calcext:value-type="float">
            <text:p>5,165</text:p>
          </table:table-cell>
          <table:table-cell table:formula="of:=ABS(1/([.$A70]/[.$B$5]*[.E$6])-[.$B$3])" office:value-type="float" office:value="5.37571221762303" calcext:value-type="float">
            <text:p>5,376</text:p>
          </table:table-cell>
          <table:table-cell table:formula="of:=ABS(1/([.$A70]/[.$B$5]*[.F$6])-[.$B$3])" office:value-type="float" office:value="5.58481001372409" calcext:value-type="float">
            <text:p>5,585</text:p>
          </table:table-cell>
          <table:table-cell table:formula="of:=ABS(1/([.$A70]/[.$B$5]*[.G$6])-[.$B$3])" office:value-type="float" office:value="5.7923116434427" calcext:value-type="float">
            <text:p>5,792</text:p>
          </table:table-cell>
          <table:table-cell table:formula="of:=ABS(1/([.$A70]/[.$B$5]*[.H$6])-[.$B$3])" office:value-type="float" office:value="5.99823531399996" calcext:value-type="float">
            <text:p>5,998</text:p>
          </table:table-cell>
          <table:table-cell table:formula="of:=ABS(1/([.$A70]/[.$B$5]*[.I$6])-[.$B$3])" office:value-type="float" office:value="6.20259895674995" calcext:value-type="float">
            <text:p>6,203</text:p>
          </table:table-cell>
          <table:table-cell table:formula="of:=ABS(1/([.$A70]/[.$B$5]*[.J$6])-[.$B$3])" office:value-type="float" office:value="6.40542023238486" calcext:value-type="float">
            <text:p>6,405</text:p>
          </table:table-cell>
          <table:table-cell table:formula="of:=ABS(1/([.$A70]/[.$B$5]*[.K$6])-[.$B$3])" office:value-type="float" office:value="6.60671653602251" calcext:value-type="float">
            <text:p>6,607</text:p>
          </table:table-cell>
          <table:table-cell table:number-columns-repeated="6"/>
        </table:table-row>
        <table:table-row table:style-name="ro2">
          <table:table-cell table:formula="of:=[.A70]+1" office:value-type="float" office:value="434" calcext:value-type="float">
            <text:p>434</text:p>
          </table:table-cell>
          <table:table-cell table:formula="of:=ABS(1/([.$A71]/[.$B$5]*[.B$6])-[.$B$3])" office:value-type="float" office:value="4.86587113365849" calcext:value-type="float">
            <text:p>4,866</text:p>
          </table:table-cell>
          <table:table-cell table:formula="of:=ABS(1/([.$A71]/[.$B$5]*[.C$6])-[.$B$3])" office:value-type="float" office:value="5.07937642771407" calcext:value-type="float">
            <text:p>5,079</text:p>
          </table:table-cell>
          <table:table-cell table:formula="of:=ABS(1/([.$A71]/[.$B$5]*[.D$6])-[.$B$3])" office:value-type="float" office:value="5.29123303224027" calcext:value-type="float">
            <text:p>5,291</text:p>
          </table:table-cell>
          <table:table-cell table:formula="of:=ABS(1/([.$A71]/[.$B$5]*[.E$6])-[.$B$3])" office:value-type="float" office:value="5.50145997057781" calcext:value-type="float">
            <text:p>5,501</text:p>
          </table:table-cell>
          <table:table-cell table:formula="of:=ABS(1/([.$A71]/[.$B$5]*[.F$6])-[.$B$3])" office:value-type="float" office:value="5.71007597452196" calcext:value-type="float">
            <text:p>5,710</text:p>
          </table:table-cell>
          <table:table-cell table:formula="of:=ABS(1/([.$A71]/[.$B$5]*[.G$6])-[.$B$3])" office:value-type="float" office:value="5.91709948988638" calcext:value-type="float">
            <text:p>5,917</text:p>
          </table:table-cell>
          <table:table-cell table:formula="of:=ABS(1/([.$A71]/[.$B$5]*[.H$6])-[.$B$3])" office:value-type="float" office:value="6.12254868194005" calcext:value-type="float">
            <text:p>6,123</text:p>
          </table:table-cell>
          <table:table-cell table:formula="of:=ABS(1/([.$A71]/[.$B$5]*[.I$6])-[.$B$3])" office:value-type="float" office:value="6.32644144072057" calcext:value-type="float">
            <text:p>6,326</text:p>
          </table:table-cell>
          <table:table-cell table:formula="of:=ABS(1/([.$A71]/[.$B$5]*[.J$6])-[.$B$3])" office:value-type="float" office:value="6.52879538622729" calcext:value-type="float">
            <text:p>6,529</text:p>
          </table:table-cell>
          <table:table-cell table:formula="of:=ABS(1/([.$A71]/[.$B$5]*[.K$6])-[.$B$3])" office:value-type="float" office:value="6.72962787349711" calcext:value-type="float">
            <text:p>6,730</text:p>
          </table:table-cell>
          <table:table-cell table:number-columns-repeated="6"/>
        </table:table-row>
        <table:table-row table:style-name="ro2">
          <table:table-cell table:formula="of:=[.A71]+1" office:value-type="float" office:value="435" calcext:value-type="float">
            <text:p>435</text:p>
          </table:table-cell>
          <table:table-cell table:formula="of:=ABS(1/([.$A72]/[.$B$5]*[.B$6])-[.$B$3])" office:value-type="float" office:value="4.99250185978801" calcext:value-type="float">
            <text:p>4,993</text:p>
          </table:table-cell>
          <table:table-cell table:formula="of:=ABS(1/([.$A72]/[.$B$5]*[.C$6])-[.$B$3])" office:value-type="float" office:value="5.20551633707564" calcext:value-type="float">
            <text:p>5,206</text:p>
          </table:table-cell>
          <table:table-cell table:formula="of:=ABS(1/([.$A72]/[.$B$5]*[.D$6])-[.$B$3])" office:value-type="float" office:value="5.41688591492478" calcext:value-type="float">
            <text:p>5,417</text:p>
          </table:table-cell>
          <table:table-cell table:formula="of:=ABS(1/([.$A72]/[.$B$5]*[.E$6])-[.$B$3])" office:value-type="float" office:value="5.62662957294429" calcext:value-type="float">
            <text:p>5,627</text:p>
          </table:table-cell>
          <table:table-cell table:formula="of:=ABS(1/([.$A72]/[.$B$5]*[.F$6])-[.$B$3])" office:value-type="float" office:value="5.83476599986788" calcext:value-type="float">
            <text:p>5,835</text:p>
          </table:table-cell>
          <table:table-cell table:formula="of:=ABS(1/([.$A72]/[.$B$5]*[.G$6])-[.$B$3])" office:value-type="float" office:value="6.04131359910502" calcext:value-type="float">
            <text:p>6,041</text:p>
          </table:table-cell>
          <table:table-cell table:formula="of:=ABS(1/([.$A72]/[.$B$5]*[.H$6])-[.$B$3])" office:value-type="float" office:value="6.24629049416546" calcext:value-type="float">
            <text:p>6,246</text:p>
          </table:table-cell>
          <table:table-cell table:formula="of:=ABS(1/([.$A72]/[.$B$5]*[.I$6])-[.$B$3])" office:value-type="float" office:value="6.44971453396028" calcext:value-type="float">
            <text:p>6,450</text:p>
          </table:table-cell>
          <table:table-cell table:formula="of:=ABS(1/([.$A72]/[.$B$5]*[.J$6])-[.$B$3])" office:value-type="float" office:value="6.65160329798308" calcext:value-type="float">
            <text:p>6,652</text:p>
          </table:table-cell>
          <table:table-cell table:formula="of:=ABS(1/([.$A72]/[.$B$5]*[.K$6])-[.$B$3])" office:value-type="float" office:value="6.85197410137413" calcext:value-type="float">
            <text:p>6,852</text:p>
          </table:table-cell>
          <table:table-cell table:number-columns-repeated="6"/>
        </table:table-row>
        <table:table-row table:style-name="ro1">
          <table:table-cell table:formula="of:=[.A72]+1" office:value-type="float" office:value="436" calcext:value-type="float">
            <text:p>436</text:p>
          </table:table-cell>
          <table:table-cell table:formula="of:=ABS(1/([.$A73]/[.$B$5]*[.B$6])-[.$B$3])" office:value-type="float" office:value="5.11855171102703" calcext:value-type="float">
            <text:p>5,119</text:p>
          </table:table-cell>
          <table:table-cell table:formula="of:=ABS(1/([.$A73]/[.$B$5]*[.C$6])-[.$B$3])" office:value-type="float" office:value="5.33107762299979" calcext:value-type="float">
            <text:p>5,331</text:p>
          </table:table-cell>
          <table:table-cell table:formula="of:=ABS(1/([.$A73]/[.$B$5]*[.D$6])-[.$B$3])" office:value-type="float" office:value="5.54196240823917" calcext:value-type="float">
            <text:p>5,542</text:p>
          </table:table-cell>
          <table:table-cell table:formula="of:=ABS(1/([.$A73]/[.$B$5]*[.E$6])-[.$B$3])" office:value-type="float" office:value="5.75122500282287" calcext:value-type="float">
            <text:p>5,751</text:p>
          </table:table-cell>
          <table:table-cell table:formula="of:=ABS(1/([.$A73]/[.$B$5]*[.F$6])-[.$B$3])" office:value-type="float" office:value="5.95888405262048" calcext:value-type="float">
            <text:p>5,959</text:p>
          </table:table-cell>
          <table:table-cell table:formula="of:=ABS(1/([.$A73]/[.$B$5]*[.G$6])-[.$B$3])" office:value-type="float" office:value="6.16495791883185" calcext:value-type="float">
            <text:p>6,165</text:p>
          </table:table-cell>
          <table:table-cell table:formula="of:=ABS(1/([.$A73]/[.$B$5]*[.H$6])-[.$B$3])" office:value-type="float" office:value="6.36946468339904" calcext:value-type="float">
            <text:p>6,369</text:p>
          </table:table-cell>
          <table:table-cell table:formula="of:=ABS(1/([.$A73]/[.$B$5]*[.I$6])-[.$B$3])" office:value-type="float" office:value="6.57242215429525" calcext:value-type="float">
            <text:p>6,572</text:p>
          </table:table-cell>
          <table:table-cell table:formula="of:=ABS(1/([.$A73]/[.$B$5]*[.J$6])-[.$B$3])" office:value-type="float" office:value="6.77384787069413" calcext:value-type="float">
            <text:p>6,774</text:p>
          </table:table-cell>
          <table:table-cell table:formula="of:=ABS(1/([.$A73]/[.$B$5]*[.K$6])-[.$B$3])" office:value-type="float" office:value="6.97375910802236" calcext:value-type="float">
            <text:p>6,974</text:p>
          </table:table-cell>
          <table:table-cell table:number-columns-repeated="6"/>
        </table:table-row>
        <table:table-row table:style-name="ro1">
          <table:table-cell table:formula="of:=[.A73]+1" office:value-type="float" office:value="437" calcext:value-type="float">
            <text:p>437</text:p>
          </table:table-cell>
          <table:table-cell table:formula="of:=ABS(1/([.$A74]/[.$B$5]*[.B$6])-[.$B$3])" office:value-type="float" office:value="5.24402467507501" calcext:value-type="float">
            <text:p>5,244</text:p>
          </table:table-cell>
          <table:table-cell table:formula="of:=ABS(1/([.$A74]/[.$B$5]*[.C$6])-[.$B$3])" office:value-type="float" office:value="5.45606425772976" calcext:value-type="float">
            <text:p>5,456</text:p>
          </table:table-cell>
          <table:table-cell table:formula="of:=ABS(1/([.$A74]/[.$B$5]*[.D$6])-[.$B$3])" office:value-type="float" office:value="5.66646646908988" calcext:value-type="float">
            <text:p>5,666</text:p>
          </table:table-cell>
          <table:table-cell table:formula="of:=ABS(1/([.$A74]/[.$B$5]*[.E$6])-[.$B$3])" office:value-type="float" office:value="5.87525020190108" calcext:value-type="float">
            <text:p>5,875</text:p>
          </table:table-cell>
          <table:table-cell table:formula="of:=ABS(1/([.$A74]/[.$B$5]*[.F$6])-[.$B$3])" office:value-type="float" office:value="6.08243405936506" calcext:value-type="float">
            <text:p>6,082</text:p>
          </table:table-cell>
          <table:table-cell table:formula="of:=ABS(1/([.$A74]/[.$B$5]*[.G$6])-[.$B$3])" office:value-type="float" office:value="6.2880363606652" calcext:value-type="float">
            <text:p>6,288</text:p>
          </table:table-cell>
          <table:table-cell table:formula="of:=ABS(1/([.$A74]/[.$B$5]*[.H$6])-[.$B$3])" office:value-type="float" office:value="6.49207514636608" calcext:value-type="float">
            <text:p>6,492</text:p>
          </table:table-cell>
          <table:table-cell table:formula="of:=ABS(1/([.$A74]/[.$B$5]*[.I$6])-[.$B$3])" office:value-type="float" office:value="6.69456818369046" calcext:value-type="float">
            <text:p>6,695</text:p>
          </table:table-cell>
          <table:table-cell table:formula="of:=ABS(1/([.$A74]/[.$B$5]*[.J$6])-[.$B$3])" office:value-type="float" office:value="6.89553297167652" calcext:value-type="float">
            <text:p>6,896</text:p>
          </table:table-cell>
          <table:table-cell table:formula="of:=ABS(1/([.$A74]/[.$B$5]*[.K$6])-[.$B$3])" office:value-type="float" office:value="7.09498674621909" calcext:value-type="float">
            <text:p>7,095</text:p>
          </table:table-cell>
          <table:table-cell table:number-columns-repeated="6"/>
        </table:table-row>
        <table:table-row table:style-name="ro1">
          <table:table-cell table:formula="of:=[.A74]+1" office:value-type="float" office:value="438" calcext:value-type="float">
            <text:p>438</text:p>
          </table:table-cell>
          <table:table-cell table:formula="of:=ABS(1/([.$A75]/[.$B$5]*[.B$6])-[.$B$3])" office:value-type="float" office:value="5.36892470321411" calcext:value-type="float">
            <text:p>5,369</text:p>
          </table:table-cell>
          <table:table-cell table:formula="of:=ABS(1/([.$A75]/[.$B$5]*[.C$6])-[.$B$3])" office:value-type="float" office:value="5.58048017723267" calcext:value-type="float">
            <text:p>5,580</text:p>
          </table:table-cell>
          <table:table-cell table:formula="of:=ABS(1/([.$A75]/[.$B$5]*[.D$6])-[.$B$3])" office:value-type="float" office:value="5.79040201824721" calcext:value-type="float">
            <text:p>5,790</text:p>
          </table:table-cell>
          <table:table-cell table:formula="of:=ABS(1/([.$A75]/[.$B$5]*[.E$6])-[.$B$3])" office:value-type="float" office:value="5.99870907586934" calcext:value-type="float">
            <text:p>5,999</text:p>
          </table:table-cell>
          <table:table-cell table:formula="of:=ABS(1/([.$A75]/[.$B$5]*[.F$6])-[.$B$3])" office:value-type="float" office:value="6.20541991082769" calcext:value-type="float">
            <text:p>6,205</text:p>
          </table:table-cell>
          <table:table-cell table:formula="of:=ABS(1/([.$A75]/[.$B$5]*[.G$6])-[.$B$3])" office:value-type="float" office:value="6.41055280048101" calcext:value-type="float">
            <text:p>6,411</text:p>
          </table:table-cell>
          <table:table-cell table:formula="of:=ABS(1/([.$A75]/[.$B$5]*[.H$6])-[.$B$3])" office:value-type="float" office:value="6.61412574420542" calcext:value-type="float">
            <text:p>6,614</text:p>
          </table:table-cell>
          <table:table-cell table:formula="of:=ABS(1/([.$A75]/[.$B$5]*[.I$6])-[.$B$3])" office:value-type="float" office:value="6.81615646865919" calcext:value-type="float">
            <text:p>6,816</text:p>
          </table:table-cell>
          <table:table-cell table:formula="of:=ABS(1/([.$A75]/[.$B$5]*[.J$6])-[.$B$3])" office:value-type="float" office:value="7.01666243292841" calcext:value-type="float">
            <text:p>7,017</text:p>
          </table:table-cell>
          <table:table-cell table:formula="of:=ABS(1/([.$A75]/[.$B$5]*[.K$6])-[.$B$3])" office:value-type="float" office:value="7.21566083355649" calcext:value-type="float">
            <text:p>7,216</text:p>
          </table:table-cell>
          <table:table-cell table:number-columns-repeated="6"/>
        </table:table-row>
        <table:table-row table:style-name="ro1">
          <table:table-cell table:formula="of:=[.A75]+1" office:value-type="float" office:value="439" calcext:value-type="float">
            <text:p>439</text:p>
          </table:table-cell>
          <table:table-cell table:formula="of:=ABS(1/([.$A76]/[.$B$5]*[.B$6])-[.$B$3])" office:value-type="float" office:value="5.49325571072388" calcext:value-type="float">
            <text:p>5,493</text:p>
          </table:table-cell>
          <table:table-cell table:formula="of:=ABS(1/([.$A76]/[.$B$5]*[.C$6])-[.$B$3])" office:value-type="float" office:value="5.70432928161255" calcext:value-type="float">
            <text:p>5,704</text:p>
          </table:table-cell>
          <table:table-cell table:formula="of:=ABS(1/([.$A76]/[.$B$5]*[.D$6])-[.$B$3])" office:value-type="float" office:value="5.9137729407569" calcext:value-type="float">
            <text:p>5,914</text:p>
          </table:table-cell>
          <table:table-cell table:formula="of:=ABS(1/([.$A76]/[.$B$5]*[.E$6])-[.$B$3])" office:value-type="float" office:value="6.12160549483091" calcext:value-type="float">
            <text:p>6,122</text:p>
          </table:table-cell>
          <table:table-cell table:formula="of:=ABS(1/([.$A76]/[.$B$5]*[.F$6])-[.$B$3])" office:value-type="float" office:value="6.32784546228368" calcext:value-type="float">
            <text:p>6,328</text:p>
          </table:table-cell>
          <table:table-cell table:formula="of:=ABS(1/([.$A76]/[.$B$5]*[.G$6])-[.$B$3])" office:value-type="float" office:value="6.53251107883984" calcext:value-type="float">
            <text:p>6,533</text:p>
          </table:table-cell>
          <table:table-cell table:formula="of:=ABS(1/([.$A76]/[.$B$5]*[.H$6])-[.$B$3])" office:value-type="float" office:value="6.73562030287467" calcext:value-type="float">
            <text:p>6,736</text:p>
          </table:table-cell>
          <table:table-cell table:formula="of:=ABS(1/([.$A76]/[.$B$5]*[.I$6])-[.$B$3])" office:value-type="float" office:value="6.93719082066681" calcext:value-type="float">
            <text:p>6,937</text:p>
          </table:table-cell>
          <table:table-cell table:formula="of:=ABS(1/([.$A76]/[.$B$5]*[.J$6])-[.$B$3])" office:value-type="float" office:value="7.13724005153222" calcext:value-type="float">
            <text:p>7,137</text:p>
          </table:table-cell>
          <table:table-cell table:formula="of:=ABS(1/([.$A76]/[.$B$5]*[.K$6])-[.$B$3])" office:value-type="float" office:value="7.33578515284224" calcext:value-type="float">
            <text:p>7,336</text:p>
          </table:table-cell>
          <table:table-cell table:number-columns-repeated="6"/>
        </table:table-row>
        <table:table-row table:style-name="ro1" table:number-rows-repeated="6"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Default" table:number-columns-repeated="11"/>
          <table:table-cell table:number-columns-repeated="6"/>
        </table:table-row>
        <calcext:conditional-formats>
          <calcext:conditional-format calcext:target-range-address="'frame buffer'.B7:'frame buffer'.K76">
            <calcext:color-scale>
              <calcext:color-scale-entry calcext:value="0" calcext:type="minimum" calcext:color="#ff0000"/>
              <calcext:color-scale-entry calcext:value="0" calcext:type="number" calcext:color="#ffffff"/>
              <calcext:color-scale-entry calcext:value="0" calcext:type="maximum" calcext:color="#dc0000"/>
            </calcext:color-scale>
          </calcext:conditional-format>
        </calcext:conditional-formats>
      </table:table>
      <table:table table:name="Hoja3" table:style-name="ta1">
        <table:table-column table:style-name="co1" table:default-cell-style-name="Default"/>
        <table:table-column table:style-name="co1" table:number-columns-repeated="2" table:default-cell-style-name="ce10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DEC2HEX([.A1];3)" office:value-type="string" office:string-value="000" calcext:value-type="string">
            <text:p>000</text:p>
          </table:table-cell>
          <table:table-cell table:formula="of:=DEC2HEX([.D1];2)" office:value-type="string" office:string-value="00" calcext:value-type="string">
            <text:p>00</text:p>
          </table:table-cell>
          <table:table-cell table:formula="of:=ROUND(([.A1]-1)/3;0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HEX([.A2];3)" office:value-type="string" office:string-value="001" calcext:value-type="string">
            <text:p>001</text:p>
          </table:table-cell>
          <table:table-cell table:formula="of:=DEC2HEX([.D2];2)" office:value-type="string" office:string-value="00" calcext:value-type="string">
            <text:p>00</text:p>
          </table:table-cell>
          <table:table-cell table:formula="of:=ROUND(([.A2]-1)/3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A3];3)" office:value-type="string" office:string-value="002" calcext:value-type="string">
            <text:p>002</text:p>
          </table:table-cell>
          <table:table-cell table:formula="of:=DEC2HEX([.D3];2)" office:value-type="string" office:string-value="00" calcext:value-type="string">
            <text:p>00</text:p>
          </table:table-cell>
          <table:table-cell table:formula="of:=ROUND(([.A3]-1)/3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HEX([.A4];3)" office:value-type="string" office:string-value="003" calcext:value-type="string">
            <text:p>003</text:p>
          </table:table-cell>
          <table:table-cell table:formula="of:=DEC2HEX([.D4];2)" office:value-type="string" office:string-value="01" calcext:value-type="string">
            <text:p>01</text:p>
          </table:table-cell>
          <table:table-cell table:formula="of:=ROUND(([.A4]-1)/3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A5];3)" office:value-type="string" office:string-value="004" calcext:value-type="string">
            <text:p>004</text:p>
          </table:table-cell>
          <table:table-cell table:formula="of:=DEC2HEX([.D5];2)" office:value-type="string" office:string-value="01" calcext:value-type="string">
            <text:p>01</text:p>
          </table:table-cell>
          <table:table-cell table:formula="of:=ROUND(([.A5]-1)/3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A6];3)" office:value-type="string" office:string-value="005" calcext:value-type="string">
            <text:p>005</text:p>
          </table:table-cell>
          <table:table-cell table:formula="of:=DEC2HEX([.D6];2)" office:value-type="string" office:string-value="01" calcext:value-type="string">
            <text:p>01</text:p>
          </table:table-cell>
          <table:table-cell table:formula="of:=ROUND(([.A6]-1)/3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A7];3)" office:value-type="string" office:string-value="006" calcext:value-type="string">
            <text:p>006</text:p>
          </table:table-cell>
          <table:table-cell table:formula="of:=DEC2HEX([.D7];2)" office:value-type="string" office:string-value="02" calcext:value-type="string">
            <text:p>02</text:p>
          </table:table-cell>
          <table:table-cell table:formula="of:=ROUND(([.A7]-1)/3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HEX([.A8];3)" office:value-type="string" office:string-value="007" calcext:value-type="string">
            <text:p>007</text:p>
          </table:table-cell>
          <table:table-cell table:formula="of:=DEC2HEX([.D8];2)" office:value-type="string" office:string-value="02" calcext:value-type="string">
            <text:p>02</text:p>
          </table:table-cell>
          <table:table-cell table:formula="of:=ROUND(([.A8]-1)/3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A9];3)" office:value-type="string" office:string-value="008" calcext:value-type="string">
            <text:p>008</text:p>
          </table:table-cell>
          <table:table-cell table:formula="of:=DEC2HEX([.D9];2)" office:value-type="string" office:string-value="02" calcext:value-type="string">
            <text:p>02</text:p>
          </table:table-cell>
          <table:table-cell table:formula="of:=ROUND(([.A9]-1)/3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A10];3)" office:value-type="string" office:string-value="009" calcext:value-type="string">
            <text:p>009</text:p>
          </table:table-cell>
          <table:table-cell table:formula="of:=DEC2HEX([.D10];2)" office:value-type="string" office:string-value="03" calcext:value-type="string">
            <text:p>03</text:p>
          </table:table-cell>
          <table:table-cell table:formula="of:=ROUND(([.A10]-1)/3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A11];3)" office:value-type="string" office:string-value="00A" calcext:value-type="string">
            <text:p>00A</text:p>
          </table:table-cell>
          <table:table-cell table:formula="of:=DEC2HEX([.D11];2)" office:value-type="string" office:string-value="03" calcext:value-type="string">
            <text:p>03</text:p>
          </table:table-cell>
          <table:table-cell table:formula="of:=ROUND(([.A11]-1)/3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A12];3)" office:value-type="string" office:string-value="00B" calcext:value-type="string">
            <text:p>00B</text:p>
          </table:table-cell>
          <table:table-cell table:formula="of:=DEC2HEX([.D12];2)" office:value-type="string" office:string-value="03" calcext:value-type="string">
            <text:p>03</text:p>
          </table:table-cell>
          <table:table-cell table:formula="of:=ROUND(([.A12]-1)/3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A13];3)" office:value-type="string" office:string-value="00C" calcext:value-type="string">
            <text:p>00C</text:p>
          </table:table-cell>
          <table:table-cell table:formula="of:=DEC2HEX([.D13];2)" office:value-type="string" office:string-value="04" calcext:value-type="string">
            <text:p>04</text:p>
          </table:table-cell>
          <table:table-cell table:formula="of:=ROUND(([.A13]-1)/3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A14];3)" office:value-type="string" office:string-value="00D" calcext:value-type="string">
            <text:p>00D</text:p>
          </table:table-cell>
          <table:table-cell table:formula="of:=DEC2HEX([.D14];2)" office:value-type="string" office:string-value="04" calcext:value-type="string">
            <text:p>04</text:p>
          </table:table-cell>
          <table:table-cell table:formula="of:=ROUND(([.A14]-1)/3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A15];3)" office:value-type="string" office:string-value="00E" calcext:value-type="string">
            <text:p>00E</text:p>
          </table:table-cell>
          <table:table-cell table:formula="of:=DEC2HEX([.D15];2)" office:value-type="string" office:string-value="04" calcext:value-type="string">
            <text:p>04</text:p>
          </table:table-cell>
          <table:table-cell table:formula="of:=ROUND(([.A15]-1)/3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.A16];3)" office:value-type="string" office:string-value="00F" calcext:value-type="string">
            <text:p>00F</text:p>
          </table:table-cell>
          <table:table-cell table:formula="of:=DEC2HEX([.D16];2)" office:value-type="string" office:string-value="05" calcext:value-type="string">
            <text:p>05</text:p>
          </table:table-cell>
          <table:table-cell table:formula="of:=ROUND(([.A16]-1)/3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.A17];3)" office:value-type="string" office:string-value="010" calcext:value-type="string">
            <text:p>010</text:p>
          </table:table-cell>
          <table:table-cell table:formula="of:=DEC2HEX([.D17];2)" office:value-type="string" office:string-value="05" calcext:value-type="string">
            <text:p>05</text:p>
          </table:table-cell>
          <table:table-cell table:formula="of:=ROUND(([.A17]-1)/3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HEX([.A18];3)" office:value-type="string" office:string-value="011" calcext:value-type="string">
            <text:p>011</text:p>
          </table:table-cell>
          <table:table-cell table:formula="of:=DEC2HEX([.D18];2)" office:value-type="string" office:string-value="05" calcext:value-type="string">
            <text:p>05</text:p>
          </table:table-cell>
          <table:table-cell table:formula="of:=ROUND(([.A18]-1)/3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.A19];3)" office:value-type="string" office:string-value="012" calcext:value-type="string">
            <text:p>012</text:p>
          </table:table-cell>
          <table:table-cell table:formula="of:=DEC2HEX([.D19];2)" office:value-type="string" office:string-value="06" calcext:value-type="string">
            <text:p>06</text:p>
          </table:table-cell>
          <table:table-cell table:formula="of:=ROUND(([.A19]-1)/3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HEX([.A20];3)" office:value-type="string" office:string-value="013" calcext:value-type="string">
            <text:p>013</text:p>
          </table:table-cell>
          <table:table-cell table:formula="of:=DEC2HEX([.D20];2)" office:value-type="string" office:string-value="06" calcext:value-type="string">
            <text:p>06</text:p>
          </table:table-cell>
          <table:table-cell table:formula="of:=ROUND(([.A20]-1)/3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.A21];3)" office:value-type="string" office:string-value="014" calcext:value-type="string">
            <text:p>014</text:p>
          </table:table-cell>
          <table:table-cell table:formula="of:=DEC2HEX([.D21];2)" office:value-type="string" office:string-value="06" calcext:value-type="string">
            <text:p>06</text:p>
          </table:table-cell>
          <table:table-cell table:formula="of:=ROUND(([.A21]-1)/3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HEX([.A22];3)" office:value-type="string" office:string-value="015" calcext:value-type="string">
            <text:p>015</text:p>
          </table:table-cell>
          <table:table-cell table:formula="of:=DEC2HEX([.D22];2)" office:value-type="string" office:string-value="07" calcext:value-type="string">
            <text:p>07</text:p>
          </table:table-cell>
          <table:table-cell table:formula="of:=ROUND(([.A22]-1)/3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.A23];3)" office:value-type="string" office:string-value="016" calcext:value-type="string">
            <text:p>016</text:p>
          </table:table-cell>
          <table:table-cell table:formula="of:=DEC2HEX([.D23];2)" office:value-type="string" office:string-value="07" calcext:value-type="string">
            <text:p>07</text:p>
          </table:table-cell>
          <table:table-cell table:formula="of:=ROUND(([.A23]-1)/3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HEX([.A24];3)" office:value-type="string" office:string-value="017" calcext:value-type="string">
            <text:p>017</text:p>
          </table:table-cell>
          <table:table-cell table:formula="of:=DEC2HEX([.D24];2)" office:value-type="string" office:string-value="07" calcext:value-type="string">
            <text:p>07</text:p>
          </table:table-cell>
          <table:table-cell table:formula="of:=ROUND(([.A24]-1)/3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.A25];3)" office:value-type="string" office:string-value="018" calcext:value-type="string">
            <text:p>018</text:p>
          </table:table-cell>
          <table:table-cell table:formula="of:=DEC2HEX([.D25];2)" office:value-type="string" office:string-value="08" calcext:value-type="string">
            <text:p>08</text:p>
          </table:table-cell>
          <table:table-cell table:formula="of:=ROUND(([.A25]-1)/3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HEX([.A26];3)" office:value-type="string" office:string-value="019" calcext:value-type="string">
            <text:p>019</text:p>
          </table:table-cell>
          <table:table-cell table:formula="of:=DEC2HEX([.D26];2)" office:value-type="string" office:string-value="08" calcext:value-type="string">
            <text:p>08</text:p>
          </table:table-cell>
          <table:table-cell table:formula="of:=ROUND(([.A26]-1)/3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.A27];3)" office:value-type="string" office:string-value="01A" calcext:value-type="string">
            <text:p>01A</text:p>
          </table:table-cell>
          <table:table-cell table:formula="of:=DEC2HEX([.D27];2)" office:value-type="string" office:string-value="08" calcext:value-type="string">
            <text:p>08</text:p>
          </table:table-cell>
          <table:table-cell table:formula="of:=ROUND(([.A27]-1)/3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HEX([.A28];3)" office:value-type="string" office:string-value="01B" calcext:value-type="string">
            <text:p>01B</text:p>
          </table:table-cell>
          <table:table-cell table:formula="of:=DEC2HEX([.D28];2)" office:value-type="string" office:string-value="09" calcext:value-type="string">
            <text:p>09</text:p>
          </table:table-cell>
          <table:table-cell table:formula="of:=ROUND(([.A28]-1)/3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.A29];3)" office:value-type="string" office:string-value="01C" calcext:value-type="string">
            <text:p>01C</text:p>
          </table:table-cell>
          <table:table-cell table:formula="of:=DEC2HEX([.D29];2)" office:value-type="string" office:string-value="09" calcext:value-type="string">
            <text:p>09</text:p>
          </table:table-cell>
          <table:table-cell table:formula="of:=ROUND(([.A29]-1)/3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HEX([.A30];3)" office:value-type="string" office:string-value="01D" calcext:value-type="string">
            <text:p>01D</text:p>
          </table:table-cell>
          <table:table-cell table:formula="of:=DEC2HEX([.D30];2)" office:value-type="string" office:string-value="09" calcext:value-type="string">
            <text:p>09</text:p>
          </table:table-cell>
          <table:table-cell table:formula="of:=ROUND(([.A30]-1)/3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HEX([.A31];3)" office:value-type="string" office:string-value="01E" calcext:value-type="string">
            <text:p>01E</text:p>
          </table:table-cell>
          <table:table-cell table:formula="of:=DEC2HEX([.D31];2)" office:value-type="string" office:string-value="0A" calcext:value-type="string">
            <text:p>0A</text:p>
          </table:table-cell>
          <table:table-cell table:formula="of:=ROUND(([.A31]-1)/3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HEX([.A32];3)" office:value-type="string" office:string-value="01F" calcext:value-type="string">
            <text:p>01F</text:p>
          </table:table-cell>
          <table:table-cell table:formula="of:=DEC2HEX([.D32];2)" office:value-type="string" office:string-value="0A" calcext:value-type="string">
            <text:p>0A</text:p>
          </table:table-cell>
          <table:table-cell table:formula="of:=ROUND(([.A32]-1)/3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.A33];3)" office:value-type="string" office:string-value="020" calcext:value-type="string">
            <text:p>020</text:p>
          </table:table-cell>
          <table:table-cell table:formula="of:=DEC2HEX([.D33];2)" office:value-type="string" office:string-value="0A" calcext:value-type="string">
            <text:p>0A</text:p>
          </table:table-cell>
          <table:table-cell table:formula="of:=ROUND(([.A33]-1)/3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HEX([.A34];3)" office:value-type="string" office:string-value="021" calcext:value-type="string">
            <text:p>021</text:p>
          </table:table-cell>
          <table:table-cell table:formula="of:=DEC2HEX([.D34];2)" office:value-type="string" office:string-value="0B" calcext:value-type="string">
            <text:p>0B</text:p>
          </table:table-cell>
          <table:table-cell table:formula="of:=ROUND(([.A34]-1)/3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HEX([.A35];3)" office:value-type="string" office:string-value="022" calcext:value-type="string">
            <text:p>022</text:p>
          </table:table-cell>
          <table:table-cell table:formula="of:=DEC2HEX([.D35];2)" office:value-type="string" office:string-value="0B" calcext:value-type="string">
            <text:p>0B</text:p>
          </table:table-cell>
          <table:table-cell table:formula="of:=ROUND(([.A35]-1)/3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HEX([.A36];3)" office:value-type="string" office:string-value="023" calcext:value-type="string">
            <text:p>023</text:p>
          </table:table-cell>
          <table:table-cell table:formula="of:=DEC2HEX([.D36];2)" office:value-type="string" office:string-value="0B" calcext:value-type="string">
            <text:p>0B</text:p>
          </table:table-cell>
          <table:table-cell table:formula="of:=ROUND(([.A36]-1)/3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HEX([.A37];3)" office:value-type="string" office:string-value="024" calcext:value-type="string">
            <text:p>024</text:p>
          </table:table-cell>
          <table:table-cell table:formula="of:=DEC2HEX([.D37];2)" office:value-type="string" office:string-value="0C" calcext:value-type="string">
            <text:p>0C</text:p>
          </table:table-cell>
          <table:table-cell table:formula="of:=ROUND(([.A37]-1)/3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HEX([.A38];3)" office:value-type="string" office:string-value="025" calcext:value-type="string">
            <text:p>025</text:p>
          </table:table-cell>
          <table:table-cell table:formula="of:=DEC2HEX([.D38];2)" office:value-type="string" office:string-value="0C" calcext:value-type="string">
            <text:p>0C</text:p>
          </table:table-cell>
          <table:table-cell table:formula="of:=ROUND(([.A38]-1)/3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HEX([.A39];3)" office:value-type="string" office:string-value="026" calcext:value-type="string">
            <text:p>026</text:p>
          </table:table-cell>
          <table:table-cell table:formula="of:=DEC2HEX([.D39];2)" office:value-type="string" office:string-value="0C" calcext:value-type="string">
            <text:p>0C</text:p>
          </table:table-cell>
          <table:table-cell table:formula="of:=ROUND(([.A39]-1)/3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HEX([.A40];3)" office:value-type="string" office:string-value="027" calcext:value-type="string">
            <text:p>027</text:p>
          </table:table-cell>
          <table:table-cell table:formula="of:=DEC2HEX([.D40];2)" office:value-type="string" office:string-value="0D" calcext:value-type="string">
            <text:p>0D</text:p>
          </table:table-cell>
          <table:table-cell table:formula="of:=ROUND(([.A40]-1)/3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HEX([.A41];3)" office:value-type="string" office:string-value="028" calcext:value-type="string">
            <text:p>028</text:p>
          </table:table-cell>
          <table:table-cell table:formula="of:=DEC2HEX([.D41];2)" office:value-type="string" office:string-value="0D" calcext:value-type="string">
            <text:p>0D</text:p>
          </table:table-cell>
          <table:table-cell table:formula="of:=ROUND(([.A41]-1)/3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HEX([.A42];3)" office:value-type="string" office:string-value="029" calcext:value-type="string">
            <text:p>029</text:p>
          </table:table-cell>
          <table:table-cell table:formula="of:=DEC2HEX([.D42];2)" office:value-type="string" office:string-value="0D" calcext:value-type="string">
            <text:p>0D</text:p>
          </table:table-cell>
          <table:table-cell table:formula="of:=ROUND(([.A42]-1)/3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HEX([.A43];3)" office:value-type="string" office:string-value="02A" calcext:value-type="string">
            <text:p>02A</text:p>
          </table:table-cell>
          <table:table-cell table:formula="of:=DEC2HEX([.D43];2)" office:value-type="string" office:string-value="0E" calcext:value-type="string">
            <text:p>0E</text:p>
          </table:table-cell>
          <table:table-cell table:formula="of:=ROUND(([.A43]-1)/3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HEX([.A44];3)" office:value-type="string" office:string-value="02B" calcext:value-type="string">
            <text:p>02B</text:p>
          </table:table-cell>
          <table:table-cell table:formula="of:=DEC2HEX([.D44];2)" office:value-type="string" office:string-value="0E" calcext:value-type="string">
            <text:p>0E</text:p>
          </table:table-cell>
          <table:table-cell table:formula="of:=ROUND(([.A44]-1)/3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HEX([.A45];3)" office:value-type="string" office:string-value="02C" calcext:value-type="string">
            <text:p>02C</text:p>
          </table:table-cell>
          <table:table-cell table:formula="of:=DEC2HEX([.D45];2)" office:value-type="string" office:string-value="0E" calcext:value-type="string">
            <text:p>0E</text:p>
          </table:table-cell>
          <table:table-cell table:formula="of:=ROUND(([.A45]-1)/3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HEX([.A46];3)" office:value-type="string" office:string-value="02D" calcext:value-type="string">
            <text:p>02D</text:p>
          </table:table-cell>
          <table:table-cell table:formula="of:=DEC2HEX([.D46];2)" office:value-type="string" office:string-value="0F" calcext:value-type="string">
            <text:p>0F</text:p>
          </table:table-cell>
          <table:table-cell table:formula="of:=ROUND(([.A46]-1)/3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HEX([.A47];3)" office:value-type="string" office:string-value="02E" calcext:value-type="string">
            <text:p>02E</text:p>
          </table:table-cell>
          <table:table-cell table:formula="of:=DEC2HEX([.D47];2)" office:value-type="string" office:string-value="0F" calcext:value-type="string">
            <text:p>0F</text:p>
          </table:table-cell>
          <table:table-cell table:formula="of:=ROUND(([.A47]-1)/3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DEC2HEX([.A48];3)" office:value-type="string" office:string-value="02F" calcext:value-type="string">
            <text:p>02F</text:p>
          </table:table-cell>
          <table:table-cell table:formula="of:=DEC2HEX([.D48];2)" office:value-type="string" office:string-value="0F" calcext:value-type="string">
            <text:p>0F</text:p>
          </table:table-cell>
          <table:table-cell table:formula="of:=ROUND(([.A48]-1)/3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HEX([.A49];3)" office:value-type="string" office:string-value="030" calcext:value-type="string">
            <text:p>030</text:p>
          </table:table-cell>
          <table:table-cell table:formula="of:=DEC2HEX([.D49];2)" office:value-type="string" office:string-value="10" calcext:value-type="string">
            <text:p>10</text:p>
          </table:table-cell>
          <table:table-cell table:formula="of:=ROUND(([.A49]-1)/3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HEX([.A50];3)" office:value-type="string" office:string-value="031" calcext:value-type="string">
            <text:p>031</text:p>
          </table:table-cell>
          <table:table-cell table:formula="of:=DEC2HEX([.D50];2)" office:value-type="string" office:string-value="10" calcext:value-type="string">
            <text:p>10</text:p>
          </table:table-cell>
          <table:table-cell table:formula="of:=ROUND(([.A50]-1)/3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HEX([.A51];3)" office:value-type="string" office:string-value="032" calcext:value-type="string">
            <text:p>032</text:p>
          </table:table-cell>
          <table:table-cell table:formula="of:=DEC2HEX([.D51];2)" office:value-type="string" office:string-value="10" calcext:value-type="string">
            <text:p>10</text:p>
          </table:table-cell>
          <table:table-cell table:formula="of:=ROUND(([.A51]-1)/3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HEX([.A52];3)" office:value-type="string" office:string-value="033" calcext:value-type="string">
            <text:p>033</text:p>
          </table:table-cell>
          <table:table-cell table:formula="of:=DEC2HEX([.D52];2)" office:value-type="string" office:string-value="11" calcext:value-type="string">
            <text:p>11</text:p>
          </table:table-cell>
          <table:table-cell table:formula="of:=ROUND(([.A52]-1)/3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HEX([.A53];3)" office:value-type="string" office:string-value="034" calcext:value-type="string">
            <text:p>034</text:p>
          </table:table-cell>
          <table:table-cell table:formula="of:=DEC2HEX([.D53];2)" office:value-type="string" office:string-value="11" calcext:value-type="string">
            <text:p>11</text:p>
          </table:table-cell>
          <table:table-cell table:formula="of:=ROUND(([.A53]-1)/3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HEX([.A54];3)" office:value-type="string" office:string-value="035" calcext:value-type="string">
            <text:p>035</text:p>
          </table:table-cell>
          <table:table-cell table:formula="of:=DEC2HEX([.D54];2)" office:value-type="string" office:string-value="11" calcext:value-type="string">
            <text:p>11</text:p>
          </table:table-cell>
          <table:table-cell table:formula="of:=ROUND(([.A54]-1)/3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HEX([.A55];3)" office:value-type="string" office:string-value="036" calcext:value-type="string">
            <text:p>036</text:p>
          </table:table-cell>
          <table:table-cell table:formula="of:=DEC2HEX([.D55];2)" office:value-type="string" office:string-value="12" calcext:value-type="string">
            <text:p>12</text:p>
          </table:table-cell>
          <table:table-cell table:formula="of:=ROUND(([.A55]-1)/3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HEX([.A56];3)" office:value-type="string" office:string-value="037" calcext:value-type="string">
            <text:p>037</text:p>
          </table:table-cell>
          <table:table-cell table:formula="of:=DEC2HEX([.D56];2)" office:value-type="string" office:string-value="12" calcext:value-type="string">
            <text:p>12</text:p>
          </table:table-cell>
          <table:table-cell table:formula="of:=ROUND(([.A56]-1)/3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HEX([.A57];3)" office:value-type="string" office:string-value="038" calcext:value-type="string">
            <text:p>038</text:p>
          </table:table-cell>
          <table:table-cell table:formula="of:=DEC2HEX([.D57];2)" office:value-type="string" office:string-value="12" calcext:value-type="string">
            <text:p>12</text:p>
          </table:table-cell>
          <table:table-cell table:formula="of:=ROUND(([.A57]-1)/3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HEX([.A58];3)" office:value-type="string" office:string-value="039" calcext:value-type="string">
            <text:p>039</text:p>
          </table:table-cell>
          <table:table-cell table:formula="of:=DEC2HEX([.D58];2)" office:value-type="string" office:string-value="13" calcext:value-type="string">
            <text:p>13</text:p>
          </table:table-cell>
          <table:table-cell table:formula="of:=ROUND(([.A58]-1)/3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HEX([.A59];3)" office:value-type="string" office:string-value="03A" calcext:value-type="string">
            <text:p>03A</text:p>
          </table:table-cell>
          <table:table-cell table:formula="of:=DEC2HEX([.D59];2)" office:value-type="string" office:string-value="13" calcext:value-type="string">
            <text:p>13</text:p>
          </table:table-cell>
          <table:table-cell table:formula="of:=ROUND(([.A59]-1)/3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DEC2HEX([.A60];3)" office:value-type="string" office:string-value="03B" calcext:value-type="string">
            <text:p>03B</text:p>
          </table:table-cell>
          <table:table-cell table:formula="of:=DEC2HEX([.D60];2)" office:value-type="string" office:string-value="13" calcext:value-type="string">
            <text:p>13</text:p>
          </table:table-cell>
          <table:table-cell table:formula="of:=ROUND(([.A60]-1)/3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HEX([.A61];3)" office:value-type="string" office:string-value="03C" calcext:value-type="string">
            <text:p>03C</text:p>
          </table:table-cell>
          <table:table-cell table:formula="of:=DEC2HEX([.D61];2)" office:value-type="string" office:string-value="14" calcext:value-type="string">
            <text:p>14</text:p>
          </table:table-cell>
          <table:table-cell table:formula="of:=ROUND(([.A61]-1)/3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HEX([.A62];3)" office:value-type="string" office:string-value="03D" calcext:value-type="string">
            <text:p>03D</text:p>
          </table:table-cell>
          <table:table-cell table:formula="of:=DEC2HEX([.D62];2)" office:value-type="string" office:string-value="14" calcext:value-type="string">
            <text:p>14</text:p>
          </table:table-cell>
          <table:table-cell table:formula="of:=ROUND(([.A62]-1)/3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HEX([.A63];3)" office:value-type="string" office:string-value="03E" calcext:value-type="string">
            <text:p>03E</text:p>
          </table:table-cell>
          <table:table-cell table:formula="of:=DEC2HEX([.D63];2)" office:value-type="string" office:string-value="14" calcext:value-type="string">
            <text:p>14</text:p>
          </table:table-cell>
          <table:table-cell table:formula="of:=ROUND(([.A63]-1)/3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DEC2HEX([.A64];3)" office:value-type="string" office:string-value="03F" calcext:value-type="string">
            <text:p>03F</text:p>
          </table:table-cell>
          <table:table-cell table:formula="of:=DEC2HEX([.D64];2)" office:value-type="string" office:string-value="15" calcext:value-type="string">
            <text:p>15</text:p>
          </table:table-cell>
          <table:table-cell table:formula="of:=ROUND(([.A64]-1)/3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HEX([.A65];3)" office:value-type="string" office:string-value="040" calcext:value-type="string">
            <text:p>040</text:p>
          </table:table-cell>
          <table:table-cell table:formula="of:=DEC2HEX([.D65];2)" office:value-type="string" office:string-value="15" calcext:value-type="string">
            <text:p>15</text:p>
          </table:table-cell>
          <table:table-cell table:formula="of:=ROUND(([.A65]-1)/3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DEC2HEX([.A66];3)" office:value-type="string" office:string-value="041" calcext:value-type="string">
            <text:p>041</text:p>
          </table:table-cell>
          <table:table-cell table:formula="of:=DEC2HEX([.D66];2)" office:value-type="string" office:string-value="15" calcext:value-type="string">
            <text:p>15</text:p>
          </table:table-cell>
          <table:table-cell table:formula="of:=ROUND(([.A66]-1)/3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HEX([.A67];3)" office:value-type="string" office:string-value="042" calcext:value-type="string">
            <text:p>042</text:p>
          </table:table-cell>
          <table:table-cell table:formula="of:=DEC2HEX([.D67];2)" office:value-type="string" office:string-value="16" calcext:value-type="string">
            <text:p>16</text:p>
          </table:table-cell>
          <table:table-cell table:formula="of:=ROUND(([.A67]-1)/3;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HEX([.A68];3)" office:value-type="string" office:string-value="043" calcext:value-type="string">
            <text:p>043</text:p>
          </table:table-cell>
          <table:table-cell table:formula="of:=DEC2HEX([.D68];2)" office:value-type="string" office:string-value="16" calcext:value-type="string">
            <text:p>16</text:p>
          </table:table-cell>
          <table:table-cell table:formula="of:=ROUND(([.A68]-1)/3;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HEX([.A69];3)" office:value-type="string" office:string-value="044" calcext:value-type="string">
            <text:p>044</text:p>
          </table:table-cell>
          <table:table-cell table:formula="of:=DEC2HEX([.D69];2)" office:value-type="string" office:string-value="16" calcext:value-type="string">
            <text:p>16</text:p>
          </table:table-cell>
          <table:table-cell table:formula="of:=ROUND(([.A69]-1)/3;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DEC2HEX([.A70];3)" office:value-type="string" office:string-value="045" calcext:value-type="string">
            <text:p>045</text:p>
          </table:table-cell>
          <table:table-cell table:formula="of:=DEC2HEX([.D70];2)" office:value-type="string" office:string-value="17" calcext:value-type="string">
            <text:p>17</text:p>
          </table:table-cell>
          <table:table-cell table:formula="of:=ROUND(([.A70]-1)/3;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HEX([.A71];3)" office:value-type="string" office:string-value="046" calcext:value-type="string">
            <text:p>046</text:p>
          </table:table-cell>
          <table:table-cell table:formula="of:=DEC2HEX([.D71];2)" office:value-type="string" office:string-value="17" calcext:value-type="string">
            <text:p>17</text:p>
          </table:table-cell>
          <table:table-cell table:formula="of:=ROUND(([.A71]-1)/3;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DEC2HEX([.A72];3)" office:value-type="string" office:string-value="047" calcext:value-type="string">
            <text:p>047</text:p>
          </table:table-cell>
          <table:table-cell table:formula="of:=DEC2HEX([.D72];2)" office:value-type="string" office:string-value="17" calcext:value-type="string">
            <text:p>17</text:p>
          </table:table-cell>
          <table:table-cell table:formula="of:=ROUND(([.A72]-1)/3;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HEX([.A73];3)" office:value-type="string" office:string-value="048" calcext:value-type="string">
            <text:p>048</text:p>
          </table:table-cell>
          <table:table-cell table:formula="of:=DEC2HEX([.D73];2)" office:value-type="string" office:string-value="18" calcext:value-type="string">
            <text:p>18</text:p>
          </table:table-cell>
          <table:table-cell table:formula="of:=ROUND(([.A73]-1)/3;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DEC2HEX([.A74];3)" office:value-type="string" office:string-value="049" calcext:value-type="string">
            <text:p>049</text:p>
          </table:table-cell>
          <table:table-cell table:formula="of:=DEC2HEX([.D74];2)" office:value-type="string" office:string-value="18" calcext:value-type="string">
            <text:p>18</text:p>
          </table:table-cell>
          <table:table-cell table:formula="of:=ROUND(([.A74]-1)/3;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HEX([.A75];3)" office:value-type="string" office:string-value="04A" calcext:value-type="string">
            <text:p>04A</text:p>
          </table:table-cell>
          <table:table-cell table:formula="of:=DEC2HEX([.D75];2)" office:value-type="string" office:string-value="18" calcext:value-type="string">
            <text:p>18</text:p>
          </table:table-cell>
          <table:table-cell table:formula="of:=ROUND(([.A75]-1)/3;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DEC2HEX([.A76];3)" office:value-type="string" office:string-value="04B" calcext:value-type="string">
            <text:p>04B</text:p>
          </table:table-cell>
          <table:table-cell table:formula="of:=DEC2HEX([.D76];2)" office:value-type="string" office:string-value="19" calcext:value-type="string">
            <text:p>19</text:p>
          </table:table-cell>
          <table:table-cell table:formula="of:=ROUND(([.A76]-1)/3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HEX([.A77];3)" office:value-type="string" office:string-value="04C" calcext:value-type="string">
            <text:p>04C</text:p>
          </table:table-cell>
          <table:table-cell table:formula="of:=DEC2HEX([.D77];2)" office:value-type="string" office:string-value="19" calcext:value-type="string">
            <text:p>19</text:p>
          </table:table-cell>
          <table:table-cell table:formula="of:=ROUND(([.A77]-1)/3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HEX([.A78];3)" office:value-type="string" office:string-value="04D" calcext:value-type="string">
            <text:p>04D</text:p>
          </table:table-cell>
          <table:table-cell table:formula="of:=DEC2HEX([.D78];2)" office:value-type="string" office:string-value="19" calcext:value-type="string">
            <text:p>19</text:p>
          </table:table-cell>
          <table:table-cell table:formula="of:=ROUND(([.A78]-1)/3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HEX([.A79];3)" office:value-type="string" office:string-value="04E" calcext:value-type="string">
            <text:p>04E</text:p>
          </table:table-cell>
          <table:table-cell table:formula="of:=DEC2HEX([.D79];2)" office:value-type="string" office:string-value="1A" calcext:value-type="string">
            <text:p>1A</text:p>
          </table:table-cell>
          <table:table-cell table:formula="of:=ROUND(([.A79]-1)/3;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DEC2HEX([.A80];3)" office:value-type="string" office:string-value="04F" calcext:value-type="string">
            <text:p>04F</text:p>
          </table:table-cell>
          <table:table-cell table:formula="of:=DEC2HEX([.D80];2)" office:value-type="string" office:string-value="1A" calcext:value-type="string">
            <text:p>1A</text:p>
          </table:table-cell>
          <table:table-cell table:formula="of:=ROUND(([.A80]-1)/3;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HEX([.A81];3)" office:value-type="string" office:string-value="050" calcext:value-type="string">
            <text:p>050</text:p>
          </table:table-cell>
          <table:table-cell table:formula="of:=DEC2HEX([.D81];2)" office:value-type="string" office:string-value="1A" calcext:value-type="string">
            <text:p>1A</text:p>
          </table:table-cell>
          <table:table-cell table:formula="of:=ROUND(([.A81]-1)/3;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DEC2HEX([.A82];3)" office:value-type="string" office:string-value="051" calcext:value-type="string">
            <text:p>051</text:p>
          </table:table-cell>
          <table:table-cell table:formula="of:=DEC2HEX([.D82];2)" office:value-type="string" office:string-value="1B" calcext:value-type="string">
            <text:p>1B</text:p>
          </table:table-cell>
          <table:table-cell table:formula="of:=ROUND(([.A82]-1)/3;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DEC2HEX([.A83];3)" office:value-type="string" office:string-value="052" calcext:value-type="string">
            <text:p>052</text:p>
          </table:table-cell>
          <table:table-cell table:formula="of:=DEC2HEX([.D83];2)" office:value-type="string" office:string-value="1B" calcext:value-type="string">
            <text:p>1B</text:p>
          </table:table-cell>
          <table:table-cell table:formula="of:=ROUND(([.A83]-1)/3;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DEC2HEX([.A84];3)" office:value-type="string" office:string-value="053" calcext:value-type="string">
            <text:p>053</text:p>
          </table:table-cell>
          <table:table-cell table:formula="of:=DEC2HEX([.D84];2)" office:value-type="string" office:string-value="1B" calcext:value-type="string">
            <text:p>1B</text:p>
          </table:table-cell>
          <table:table-cell table:formula="of:=ROUND(([.A84]-1)/3;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DEC2HEX([.A85];3)" office:value-type="string" office:string-value="054" calcext:value-type="string">
            <text:p>054</text:p>
          </table:table-cell>
          <table:table-cell table:formula="of:=DEC2HEX([.D85];2)" office:value-type="string" office:string-value="1C" calcext:value-type="string">
            <text:p>1C</text:p>
          </table:table-cell>
          <table:table-cell table:formula="of:=ROUND(([.A85]-1)/3;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DEC2HEX([.A86];3)" office:value-type="string" office:string-value="055" calcext:value-type="string">
            <text:p>055</text:p>
          </table:table-cell>
          <table:table-cell table:formula="of:=DEC2HEX([.D86];2)" office:value-type="string" office:string-value="1C" calcext:value-type="string">
            <text:p>1C</text:p>
          </table:table-cell>
          <table:table-cell table:formula="of:=ROUND(([.A86]-1)/3;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DEC2HEX([.A87];3)" office:value-type="string" office:string-value="056" calcext:value-type="string">
            <text:p>056</text:p>
          </table:table-cell>
          <table:table-cell table:formula="of:=DEC2HEX([.D87];2)" office:value-type="string" office:string-value="1C" calcext:value-type="string">
            <text:p>1C</text:p>
          </table:table-cell>
          <table:table-cell table:formula="of:=ROUND(([.A87]-1)/3;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DEC2HEX([.A88];3)" office:value-type="string" office:string-value="057" calcext:value-type="string">
            <text:p>057</text:p>
          </table:table-cell>
          <table:table-cell table:formula="of:=DEC2HEX([.D88];2)" office:value-type="string" office:string-value="1D" calcext:value-type="string">
            <text:p>1D</text:p>
          </table:table-cell>
          <table:table-cell table:formula="of:=ROUND(([.A88]-1)/3;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HEX([.A89];3)" office:value-type="string" office:string-value="058" calcext:value-type="string">
            <text:p>058</text:p>
          </table:table-cell>
          <table:table-cell table:formula="of:=DEC2HEX([.D89];2)" office:value-type="string" office:string-value="1D" calcext:value-type="string">
            <text:p>1D</text:p>
          </table:table-cell>
          <table:table-cell table:formula="of:=ROUND(([.A89]-1)/3;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DEC2HEX([.A90];3)" office:value-type="string" office:string-value="059" calcext:value-type="string">
            <text:p>059</text:p>
          </table:table-cell>
          <table:table-cell table:formula="of:=DEC2HEX([.D90];2)" office:value-type="string" office:string-value="1D" calcext:value-type="string">
            <text:p>1D</text:p>
          </table:table-cell>
          <table:table-cell table:formula="of:=ROUND(([.A90]-1)/3;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DEC2HEX([.A91];3)" office:value-type="string" office:string-value="05A" calcext:value-type="string">
            <text:p>05A</text:p>
          </table:table-cell>
          <table:table-cell table:formula="of:=DEC2HEX([.D91];2)" office:value-type="string" office:string-value="1E" calcext:value-type="string">
            <text:p>1E</text:p>
          </table:table-cell>
          <table:table-cell table:formula="of:=ROUND(([.A91]-1)/3;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DEC2HEX([.A92];3)" office:value-type="string" office:string-value="05B" calcext:value-type="string">
            <text:p>05B</text:p>
          </table:table-cell>
          <table:table-cell table:formula="of:=DEC2HEX([.D92];2)" office:value-type="string" office:string-value="1E" calcext:value-type="string">
            <text:p>1E</text:p>
          </table:table-cell>
          <table:table-cell table:formula="of:=ROUND(([.A92]-1)/3;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DEC2HEX([.A93];3)" office:value-type="string" office:string-value="05C" calcext:value-type="string">
            <text:p>05C</text:p>
          </table:table-cell>
          <table:table-cell table:formula="of:=DEC2HEX([.D93];2)" office:value-type="string" office:string-value="1E" calcext:value-type="string">
            <text:p>1E</text:p>
          </table:table-cell>
          <table:table-cell table:formula="of:=ROUND(([.A93]-1)/3;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DEC2HEX([.A94];3)" office:value-type="string" office:string-value="05D" calcext:value-type="string">
            <text:p>05D</text:p>
          </table:table-cell>
          <table:table-cell table:formula="of:=DEC2HEX([.D94];2)" office:value-type="string" office:string-value="1F" calcext:value-type="string">
            <text:p>1F</text:p>
          </table:table-cell>
          <table:table-cell table:formula="of:=ROUND(([.A94]-1)/3;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DEC2HEX([.A95];3)" office:value-type="string" office:string-value="05E" calcext:value-type="string">
            <text:p>05E</text:p>
          </table:table-cell>
          <table:table-cell table:formula="of:=DEC2HEX([.D95];2)" office:value-type="string" office:string-value="1F" calcext:value-type="string">
            <text:p>1F</text:p>
          </table:table-cell>
          <table:table-cell table:formula="of:=ROUND(([.A95]-1)/3;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DEC2HEX([.A96];3)" office:value-type="string" office:string-value="05F" calcext:value-type="string">
            <text:p>05F</text:p>
          </table:table-cell>
          <table:table-cell table:formula="of:=DEC2HEX([.D96];2)" office:value-type="string" office:string-value="1F" calcext:value-type="string">
            <text:p>1F</text:p>
          </table:table-cell>
          <table:table-cell table:formula="of:=ROUND(([.A96]-1)/3;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DEC2HEX([.A97];3)" office:value-type="string" office:string-value="060" calcext:value-type="string">
            <text:p>060</text:p>
          </table:table-cell>
          <table:table-cell table:formula="of:=DEC2HEX([.D97];2)" office:value-type="string" office:string-value="20" calcext:value-type="string">
            <text:p>20</text:p>
          </table:table-cell>
          <table:table-cell table:formula="of:=ROUND(([.A97]-1)/3;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DEC2HEX([.A98];3)" office:value-type="string" office:string-value="061" calcext:value-type="string">
            <text:p>061</text:p>
          </table:table-cell>
          <table:table-cell table:formula="of:=DEC2HEX([.D98];2)" office:value-type="string" office:string-value="20" calcext:value-type="string">
            <text:p>20</text:p>
          </table:table-cell>
          <table:table-cell table:formula="of:=ROUND(([.A98]-1)/3;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DEC2HEX([.A99];3)" office:value-type="string" office:string-value="062" calcext:value-type="string">
            <text:p>062</text:p>
          </table:table-cell>
          <table:table-cell table:formula="of:=DEC2HEX([.D99];2)" office:value-type="string" office:string-value="20" calcext:value-type="string">
            <text:p>20</text:p>
          </table:table-cell>
          <table:table-cell table:formula="of:=ROUND(([.A99]-1)/3;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DEC2HEX([.A100];3)" office:value-type="string" office:string-value="063" calcext:value-type="string">
            <text:p>063</text:p>
          </table:table-cell>
          <table:table-cell table:formula="of:=DEC2HEX([.D100];2)" office:value-type="string" office:string-value="21" calcext:value-type="string">
            <text:p>21</text:p>
          </table:table-cell>
          <table:table-cell table:formula="of:=ROUND(([.A100]-1)/3;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DEC2HEX([.A101];3)" office:value-type="string" office:string-value="064" calcext:value-type="string">
            <text:p>064</text:p>
          </table:table-cell>
          <table:table-cell table:formula="of:=DEC2HEX([.D101];2)" office:value-type="string" office:string-value="21" calcext:value-type="string">
            <text:p>21</text:p>
          </table:table-cell>
          <table:table-cell table:formula="of:=ROUND(([.A101]-1)/3;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DEC2HEX([.A102];3)" office:value-type="string" office:string-value="065" calcext:value-type="string">
            <text:p>065</text:p>
          </table:table-cell>
          <table:table-cell table:formula="of:=DEC2HEX([.D102];2)" office:value-type="string" office:string-value="21" calcext:value-type="string">
            <text:p>21</text:p>
          </table:table-cell>
          <table:table-cell table:formula="of:=ROUND(([.A102]-1)/3;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DEC2HEX([.A103];3)" office:value-type="string" office:string-value="066" calcext:value-type="string">
            <text:p>066</text:p>
          </table:table-cell>
          <table:table-cell table:formula="of:=DEC2HEX([.D103];2)" office:value-type="string" office:string-value="22" calcext:value-type="string">
            <text:p>22</text:p>
          </table:table-cell>
          <table:table-cell table:formula="of:=ROUND(([.A103]-1)/3;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DEC2HEX([.A104];3)" office:value-type="string" office:string-value="067" calcext:value-type="string">
            <text:p>067</text:p>
          </table:table-cell>
          <table:table-cell table:formula="of:=DEC2HEX([.D104];2)" office:value-type="string" office:string-value="22" calcext:value-type="string">
            <text:p>22</text:p>
          </table:table-cell>
          <table:table-cell table:formula="of:=ROUND(([.A104]-1)/3;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DEC2HEX([.A105];3)" office:value-type="string" office:string-value="068" calcext:value-type="string">
            <text:p>068</text:p>
          </table:table-cell>
          <table:table-cell table:formula="of:=DEC2HEX([.D105];2)" office:value-type="string" office:string-value="22" calcext:value-type="string">
            <text:p>22</text:p>
          </table:table-cell>
          <table:table-cell table:formula="of:=ROUND(([.A105]-1)/3;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DEC2HEX([.A106];3)" office:value-type="string" office:string-value="069" calcext:value-type="string">
            <text:p>069</text:p>
          </table:table-cell>
          <table:table-cell table:formula="of:=DEC2HEX([.D106];2)" office:value-type="string" office:string-value="23" calcext:value-type="string">
            <text:p>23</text:p>
          </table:table-cell>
          <table:table-cell table:formula="of:=ROUND(([.A106]-1)/3;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DEC2HEX([.A107];3)" office:value-type="string" office:string-value="06A" calcext:value-type="string">
            <text:p>06A</text:p>
          </table:table-cell>
          <table:table-cell table:formula="of:=DEC2HEX([.D107];2)" office:value-type="string" office:string-value="23" calcext:value-type="string">
            <text:p>23</text:p>
          </table:table-cell>
          <table:table-cell table:formula="of:=ROUND(([.A107]-1)/3;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DEC2HEX([.A108];3)" office:value-type="string" office:string-value="06B" calcext:value-type="string">
            <text:p>06B</text:p>
          </table:table-cell>
          <table:table-cell table:formula="of:=DEC2HEX([.D108];2)" office:value-type="string" office:string-value="23" calcext:value-type="string">
            <text:p>23</text:p>
          </table:table-cell>
          <table:table-cell table:formula="of:=ROUND(([.A108]-1)/3;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DEC2HEX([.A109];3)" office:value-type="string" office:string-value="06C" calcext:value-type="string">
            <text:p>06C</text:p>
          </table:table-cell>
          <table:table-cell table:formula="of:=DEC2HEX([.D109];2)" office:value-type="string" office:string-value="24" calcext:value-type="string">
            <text:p>24</text:p>
          </table:table-cell>
          <table:table-cell table:formula="of:=ROUND(([.A109]-1)/3;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DEC2HEX([.A110];3)" office:value-type="string" office:string-value="06D" calcext:value-type="string">
            <text:p>06D</text:p>
          </table:table-cell>
          <table:table-cell table:formula="of:=DEC2HEX([.D110];2)" office:value-type="string" office:string-value="24" calcext:value-type="string">
            <text:p>24</text:p>
          </table:table-cell>
          <table:table-cell table:formula="of:=ROUND(([.A110]-1)/3;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DEC2HEX([.A111];3)" office:value-type="string" office:string-value="06E" calcext:value-type="string">
            <text:p>06E</text:p>
          </table:table-cell>
          <table:table-cell table:formula="of:=DEC2HEX([.D111];2)" office:value-type="string" office:string-value="24" calcext:value-type="string">
            <text:p>24</text:p>
          </table:table-cell>
          <table:table-cell table:formula="of:=ROUND(([.A111]-1)/3;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DEC2HEX([.A112];3)" office:value-type="string" office:string-value="06F" calcext:value-type="string">
            <text:p>06F</text:p>
          </table:table-cell>
          <table:table-cell table:formula="of:=DEC2HEX([.D112];2)" office:value-type="string" office:string-value="25" calcext:value-type="string">
            <text:p>25</text:p>
          </table:table-cell>
          <table:table-cell table:formula="of:=ROUND(([.A112]-1)/3;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DEC2HEX([.A113];3)" office:value-type="string" office:string-value="070" calcext:value-type="string">
            <text:p>070</text:p>
          </table:table-cell>
          <table:table-cell table:formula="of:=DEC2HEX([.D113];2)" office:value-type="string" office:string-value="25" calcext:value-type="string">
            <text:p>25</text:p>
          </table:table-cell>
          <table:table-cell table:formula="of:=ROUND(([.A113]-1)/3;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DEC2HEX([.A114];3)" office:value-type="string" office:string-value="071" calcext:value-type="string">
            <text:p>071</text:p>
          </table:table-cell>
          <table:table-cell table:formula="of:=DEC2HEX([.D114];2)" office:value-type="string" office:string-value="25" calcext:value-type="string">
            <text:p>25</text:p>
          </table:table-cell>
          <table:table-cell table:formula="of:=ROUND(([.A114]-1)/3;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DEC2HEX([.A115];3)" office:value-type="string" office:string-value="072" calcext:value-type="string">
            <text:p>072</text:p>
          </table:table-cell>
          <table:table-cell table:formula="of:=DEC2HEX([.D115];2)" office:value-type="string" office:string-value="26" calcext:value-type="string">
            <text:p>26</text:p>
          </table:table-cell>
          <table:table-cell table:formula="of:=ROUND(([.A115]-1)/3;0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DEC2HEX([.A116];3)" office:value-type="string" office:string-value="073" calcext:value-type="string">
            <text:p>073</text:p>
          </table:table-cell>
          <table:table-cell table:formula="of:=DEC2HEX([.D116];2)" office:value-type="string" office:string-value="26" calcext:value-type="string">
            <text:p>26</text:p>
          </table:table-cell>
          <table:table-cell table:formula="of:=ROUND(([.A116]-1)/3;0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DEC2HEX([.A117];3)" office:value-type="string" office:string-value="074" calcext:value-type="string">
            <text:p>074</text:p>
          </table:table-cell>
          <table:table-cell table:formula="of:=DEC2HEX([.D117];2)" office:value-type="string" office:string-value="26" calcext:value-type="string">
            <text:p>26</text:p>
          </table:table-cell>
          <table:table-cell table:formula="of:=ROUND(([.A117]-1)/3;0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DEC2HEX([.A118];3)" office:value-type="string" office:string-value="075" calcext:value-type="string">
            <text:p>075</text:p>
          </table:table-cell>
          <table:table-cell table:formula="of:=DEC2HEX([.D118];2)" office:value-type="string" office:string-value="27" calcext:value-type="string">
            <text:p>27</text:p>
          </table:table-cell>
          <table:table-cell table:formula="of:=ROUND(([.A118]-1)/3;0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DEC2HEX([.A119];3)" office:value-type="string" office:string-value="076" calcext:value-type="string">
            <text:p>076</text:p>
          </table:table-cell>
          <table:table-cell table:formula="of:=DEC2HEX([.D119];2)" office:value-type="string" office:string-value="27" calcext:value-type="string">
            <text:p>27</text:p>
          </table:table-cell>
          <table:table-cell table:formula="of:=ROUND(([.A119]-1)/3;0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DEC2HEX([.A120];3)" office:value-type="string" office:string-value="077" calcext:value-type="string">
            <text:p>077</text:p>
          </table:table-cell>
          <table:table-cell table:formula="of:=DEC2HEX([.D120];2)" office:value-type="string" office:string-value="27" calcext:value-type="string">
            <text:p>27</text:p>
          </table:table-cell>
          <table:table-cell table:formula="of:=ROUND(([.A120]-1)/3;0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DEC2HEX([.A121];3)" office:value-type="string" office:string-value="078" calcext:value-type="string">
            <text:p>078</text:p>
          </table:table-cell>
          <table:table-cell table:formula="of:=DEC2HEX([.D121];2)" office:value-type="string" office:string-value="28" calcext:value-type="string">
            <text:p>28</text:p>
          </table:table-cell>
          <table:table-cell table:formula="of:=ROUND(([.A121]-1)/3;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DEC2HEX([.A122];3)" office:value-type="string" office:string-value="079" calcext:value-type="string">
            <text:p>079</text:p>
          </table:table-cell>
          <table:table-cell table:formula="of:=DEC2HEX([.D122];2)" office:value-type="string" office:string-value="28" calcext:value-type="string">
            <text:p>28</text:p>
          </table:table-cell>
          <table:table-cell table:formula="of:=ROUND(([.A122]-1)/3;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DEC2HEX([.A123];3)" office:value-type="string" office:string-value="07A" calcext:value-type="string">
            <text:p>07A</text:p>
          </table:table-cell>
          <table:table-cell table:formula="of:=DEC2HEX([.D123];2)" office:value-type="string" office:string-value="28" calcext:value-type="string">
            <text:p>28</text:p>
          </table:table-cell>
          <table:table-cell table:formula="of:=ROUND(([.A123]-1)/3;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DEC2HEX([.A124];3)" office:value-type="string" office:string-value="07B" calcext:value-type="string">
            <text:p>07B</text:p>
          </table:table-cell>
          <table:table-cell table:formula="of:=DEC2HEX([.D124];2)" office:value-type="string" office:string-value="29" calcext:value-type="string">
            <text:p>29</text:p>
          </table:table-cell>
          <table:table-cell table:formula="of:=ROUND(([.A124]-1)/3;0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DEC2HEX([.A125];3)" office:value-type="string" office:string-value="07C" calcext:value-type="string">
            <text:p>07C</text:p>
          </table:table-cell>
          <table:table-cell table:formula="of:=DEC2HEX([.D125];2)" office:value-type="string" office:string-value="29" calcext:value-type="string">
            <text:p>29</text:p>
          </table:table-cell>
          <table:table-cell table:formula="of:=ROUND(([.A125]-1)/3;0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DEC2HEX([.A126];3)" office:value-type="string" office:string-value="07D" calcext:value-type="string">
            <text:p>07D</text:p>
          </table:table-cell>
          <table:table-cell table:formula="of:=DEC2HEX([.D126];2)" office:value-type="string" office:string-value="29" calcext:value-type="string">
            <text:p>29</text:p>
          </table:table-cell>
          <table:table-cell table:formula="of:=ROUND(([.A126]-1)/3;0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DEC2HEX([.A127];3)" office:value-type="string" office:string-value="07E" calcext:value-type="string">
            <text:p>07E</text:p>
          </table:table-cell>
          <table:table-cell table:formula="of:=DEC2HEX([.D127];2)" office:value-type="string" office:string-value="2A" calcext:value-type="string">
            <text:p>2A</text:p>
          </table:table-cell>
          <table:table-cell table:formula="of:=ROUND(([.A127]-1)/3;0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DEC2HEX([.A128];3)" office:value-type="string" office:string-value="07F" calcext:value-type="string">
            <text:p>07F</text:p>
          </table:table-cell>
          <table:table-cell table:formula="of:=DEC2HEX([.D128];2)" office:value-type="string" office:string-value="2A" calcext:value-type="string">
            <text:p>2A</text:p>
          </table:table-cell>
          <table:table-cell table:formula="of:=ROUND(([.A128]-1)/3;0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DEC2HEX([.A129];3)" office:value-type="string" office:string-value="080" calcext:value-type="string">
            <text:p>080</text:p>
          </table:table-cell>
          <table:table-cell table:formula="of:=DEC2HEX([.D129];2)" office:value-type="string" office:string-value="2A" calcext:value-type="string">
            <text:p>2A</text:p>
          </table:table-cell>
          <table:table-cell table:formula="of:=ROUND(([.A129]-1)/3;0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DEC2HEX([.A130];3)" office:value-type="string" office:string-value="081" calcext:value-type="string">
            <text:p>081</text:p>
          </table:table-cell>
          <table:table-cell table:formula="of:=DEC2HEX([.D130];2)" office:value-type="string" office:string-value="2B" calcext:value-type="string">
            <text:p>2B</text:p>
          </table:table-cell>
          <table:table-cell table:formula="of:=ROUND(([.A130]-1)/3;0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DEC2HEX([.A131];3)" office:value-type="string" office:string-value="082" calcext:value-type="string">
            <text:p>082</text:p>
          </table:table-cell>
          <table:table-cell table:formula="of:=DEC2HEX([.D131];2)" office:value-type="string" office:string-value="2B" calcext:value-type="string">
            <text:p>2B</text:p>
          </table:table-cell>
          <table:table-cell table:formula="of:=ROUND(([.A131]-1)/3;0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DEC2HEX([.A132];3)" office:value-type="string" office:string-value="083" calcext:value-type="string">
            <text:p>083</text:p>
          </table:table-cell>
          <table:table-cell table:formula="of:=DEC2HEX([.D132];2)" office:value-type="string" office:string-value="2B" calcext:value-type="string">
            <text:p>2B</text:p>
          </table:table-cell>
          <table:table-cell table:formula="of:=ROUND(([.A132]-1)/3;0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DEC2HEX([.A133];3)" office:value-type="string" office:string-value="084" calcext:value-type="string">
            <text:p>084</text:p>
          </table:table-cell>
          <table:table-cell table:formula="of:=DEC2HEX([.D133];2)" office:value-type="string" office:string-value="2C" calcext:value-type="string">
            <text:p>2C</text:p>
          </table:table-cell>
          <table:table-cell table:formula="of:=ROUND(([.A133]-1)/3;0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DEC2HEX([.A134];3)" office:value-type="string" office:string-value="085" calcext:value-type="string">
            <text:p>085</text:p>
          </table:table-cell>
          <table:table-cell table:formula="of:=DEC2HEX([.D134];2)" office:value-type="string" office:string-value="2C" calcext:value-type="string">
            <text:p>2C</text:p>
          </table:table-cell>
          <table:table-cell table:formula="of:=ROUND(([.A134]-1)/3;0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DEC2HEX([.A135];3)" office:value-type="string" office:string-value="086" calcext:value-type="string">
            <text:p>086</text:p>
          </table:table-cell>
          <table:table-cell table:formula="of:=DEC2HEX([.D135];2)" office:value-type="string" office:string-value="2C" calcext:value-type="string">
            <text:p>2C</text:p>
          </table:table-cell>
          <table:table-cell table:formula="of:=ROUND(([.A135]-1)/3;0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DEC2HEX([.A136];3)" office:value-type="string" office:string-value="087" calcext:value-type="string">
            <text:p>087</text:p>
          </table:table-cell>
          <table:table-cell table:formula="of:=DEC2HEX([.D136];2)" office:value-type="string" office:string-value="2D" calcext:value-type="string">
            <text:p>2D</text:p>
          </table:table-cell>
          <table:table-cell table:formula="of:=ROUND(([.A136]-1)/3;0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DEC2HEX([.A137];3)" office:value-type="string" office:string-value="088" calcext:value-type="string">
            <text:p>088</text:p>
          </table:table-cell>
          <table:table-cell table:formula="of:=DEC2HEX([.D137];2)" office:value-type="string" office:string-value="2D" calcext:value-type="string">
            <text:p>2D</text:p>
          </table:table-cell>
          <table:table-cell table:formula="of:=ROUND(([.A137]-1)/3;0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DEC2HEX([.A138];3)" office:value-type="string" office:string-value="089" calcext:value-type="string">
            <text:p>089</text:p>
          </table:table-cell>
          <table:table-cell table:formula="of:=DEC2HEX([.D138];2)" office:value-type="string" office:string-value="2D" calcext:value-type="string">
            <text:p>2D</text:p>
          </table:table-cell>
          <table:table-cell table:formula="of:=ROUND(([.A138]-1)/3;0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DEC2HEX([.A139];3)" office:value-type="string" office:string-value="08A" calcext:value-type="string">
            <text:p>08A</text:p>
          </table:table-cell>
          <table:table-cell table:formula="of:=DEC2HEX([.D139];2)" office:value-type="string" office:string-value="2E" calcext:value-type="string">
            <text:p>2E</text:p>
          </table:table-cell>
          <table:table-cell table:formula="of:=ROUND(([.A139]-1)/3;0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DEC2HEX([.A140];3)" office:value-type="string" office:string-value="08B" calcext:value-type="string">
            <text:p>08B</text:p>
          </table:table-cell>
          <table:table-cell table:formula="of:=DEC2HEX([.D140];2)" office:value-type="string" office:string-value="2E" calcext:value-type="string">
            <text:p>2E</text:p>
          </table:table-cell>
          <table:table-cell table:formula="of:=ROUND(([.A140]-1)/3;0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DEC2HEX([.A141];3)" office:value-type="string" office:string-value="08C" calcext:value-type="string">
            <text:p>08C</text:p>
          </table:table-cell>
          <table:table-cell table:formula="of:=DEC2HEX([.D141];2)" office:value-type="string" office:string-value="2E" calcext:value-type="string">
            <text:p>2E</text:p>
          </table:table-cell>
          <table:table-cell table:formula="of:=ROUND(([.A141]-1)/3;0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DEC2HEX([.A142];3)" office:value-type="string" office:string-value="08D" calcext:value-type="string">
            <text:p>08D</text:p>
          </table:table-cell>
          <table:table-cell table:formula="of:=DEC2HEX([.D142];2)" office:value-type="string" office:string-value="2F" calcext:value-type="string">
            <text:p>2F</text:p>
          </table:table-cell>
          <table:table-cell table:formula="of:=ROUND(([.A142]-1)/3;0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DEC2HEX([.A143];3)" office:value-type="string" office:string-value="08E" calcext:value-type="string">
            <text:p>08E</text:p>
          </table:table-cell>
          <table:table-cell table:formula="of:=DEC2HEX([.D143];2)" office:value-type="string" office:string-value="2F" calcext:value-type="string">
            <text:p>2F</text:p>
          </table:table-cell>
          <table:table-cell table:formula="of:=ROUND(([.A143]-1)/3;0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DEC2HEX([.A144];3)" office:value-type="string" office:string-value="08F" calcext:value-type="string">
            <text:p>08F</text:p>
          </table:table-cell>
          <table:table-cell table:formula="of:=DEC2HEX([.D144];2)" office:value-type="string" office:string-value="2F" calcext:value-type="string">
            <text:p>2F</text:p>
          </table:table-cell>
          <table:table-cell table:formula="of:=ROUND(([.A144]-1)/3;0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DEC2HEX([.A145];3)" office:value-type="string" office:string-value="090" calcext:value-type="string">
            <text:p>090</text:p>
          </table:table-cell>
          <table:table-cell table:formula="of:=DEC2HEX([.D145];2)" office:value-type="string" office:string-value="30" calcext:value-type="string">
            <text:p>30</text:p>
          </table:table-cell>
          <table:table-cell table:formula="of:=ROUND(([.A145]-1)/3;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DEC2HEX([.A146];3)" office:value-type="string" office:string-value="091" calcext:value-type="string">
            <text:p>091</text:p>
          </table:table-cell>
          <table:table-cell table:formula="of:=DEC2HEX([.D146];2)" office:value-type="string" office:string-value="30" calcext:value-type="string">
            <text:p>30</text:p>
          </table:table-cell>
          <table:table-cell table:formula="of:=ROUND(([.A146]-1)/3;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DEC2HEX([.A147];3)" office:value-type="string" office:string-value="092" calcext:value-type="string">
            <text:p>092</text:p>
          </table:table-cell>
          <table:table-cell table:formula="of:=DEC2HEX([.D147];2)" office:value-type="string" office:string-value="30" calcext:value-type="string">
            <text:p>30</text:p>
          </table:table-cell>
          <table:table-cell table:formula="of:=ROUND(([.A147]-1)/3;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DEC2HEX([.A148];3)" office:value-type="string" office:string-value="093" calcext:value-type="string">
            <text:p>093</text:p>
          </table:table-cell>
          <table:table-cell table:formula="of:=DEC2HEX([.D148];2)" office:value-type="string" office:string-value="31" calcext:value-type="string">
            <text:p>31</text:p>
          </table:table-cell>
          <table:table-cell table:formula="of:=ROUND(([.A148]-1)/3;0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DEC2HEX([.A149];3)" office:value-type="string" office:string-value="094" calcext:value-type="string">
            <text:p>094</text:p>
          </table:table-cell>
          <table:table-cell table:formula="of:=DEC2HEX([.D149];2)" office:value-type="string" office:string-value="31" calcext:value-type="string">
            <text:p>31</text:p>
          </table:table-cell>
          <table:table-cell table:formula="of:=ROUND(([.A149]-1)/3;0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DEC2HEX([.A150];3)" office:value-type="string" office:string-value="095" calcext:value-type="string">
            <text:p>095</text:p>
          </table:table-cell>
          <table:table-cell table:formula="of:=DEC2HEX([.D150];2)" office:value-type="string" office:string-value="31" calcext:value-type="string">
            <text:p>31</text:p>
          </table:table-cell>
          <table:table-cell table:formula="of:=ROUND(([.A150]-1)/3;0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DEC2HEX([.A151];3)" office:value-type="string" office:string-value="096" calcext:value-type="string">
            <text:p>096</text:p>
          </table:table-cell>
          <table:table-cell table:formula="of:=DEC2HEX([.D151];2)" office:value-type="string" office:string-value="32" calcext:value-type="string">
            <text:p>32</text:p>
          </table:table-cell>
          <table:table-cell table:formula="of:=ROUND(([.A151]-1)/3;0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DEC2HEX([.A152];3)" office:value-type="string" office:string-value="097" calcext:value-type="string">
            <text:p>097</text:p>
          </table:table-cell>
          <table:table-cell table:formula="of:=DEC2HEX([.D152];2)" office:value-type="string" office:string-value="32" calcext:value-type="string">
            <text:p>32</text:p>
          </table:table-cell>
          <table:table-cell table:formula="of:=ROUND(([.A152]-1)/3;0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DEC2HEX([.A153];3)" office:value-type="string" office:string-value="098" calcext:value-type="string">
            <text:p>098</text:p>
          </table:table-cell>
          <table:table-cell table:formula="of:=DEC2HEX([.D153];2)" office:value-type="string" office:string-value="32" calcext:value-type="string">
            <text:p>32</text:p>
          </table:table-cell>
          <table:table-cell table:formula="of:=ROUND(([.A153]-1)/3;0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DEC2HEX([.A154];3)" office:value-type="string" office:string-value="099" calcext:value-type="string">
            <text:p>099</text:p>
          </table:table-cell>
          <table:table-cell table:formula="of:=DEC2HEX([.D154];2)" office:value-type="string" office:string-value="33" calcext:value-type="string">
            <text:p>33</text:p>
          </table:table-cell>
          <table:table-cell table:formula="of:=ROUND(([.A154]-1)/3;0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DEC2HEX([.A155];3)" office:value-type="string" office:string-value="09A" calcext:value-type="string">
            <text:p>09A</text:p>
          </table:table-cell>
          <table:table-cell table:formula="of:=DEC2HEX([.D155];2)" office:value-type="string" office:string-value="33" calcext:value-type="string">
            <text:p>33</text:p>
          </table:table-cell>
          <table:table-cell table:formula="of:=ROUND(([.A155]-1)/3;0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DEC2HEX([.A156];3)" office:value-type="string" office:string-value="09B" calcext:value-type="string">
            <text:p>09B</text:p>
          </table:table-cell>
          <table:table-cell table:formula="of:=DEC2HEX([.D156];2)" office:value-type="string" office:string-value="33" calcext:value-type="string">
            <text:p>33</text:p>
          </table:table-cell>
          <table:table-cell table:formula="of:=ROUND(([.A156]-1)/3;0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DEC2HEX([.A157];3)" office:value-type="string" office:string-value="09C" calcext:value-type="string">
            <text:p>09C</text:p>
          </table:table-cell>
          <table:table-cell table:formula="of:=DEC2HEX([.D157];2)" office:value-type="string" office:string-value="34" calcext:value-type="string">
            <text:p>34</text:p>
          </table:table-cell>
          <table:table-cell table:formula="of:=ROUND(([.A157]-1)/3;0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DEC2HEX([.A158];3)" office:value-type="string" office:string-value="09D" calcext:value-type="string">
            <text:p>09D</text:p>
          </table:table-cell>
          <table:table-cell table:formula="of:=DEC2HEX([.D158];2)" office:value-type="string" office:string-value="34" calcext:value-type="string">
            <text:p>34</text:p>
          </table:table-cell>
          <table:table-cell table:formula="of:=ROUND(([.A158]-1)/3;0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DEC2HEX([.A159];3)" office:value-type="string" office:string-value="09E" calcext:value-type="string">
            <text:p>09E</text:p>
          </table:table-cell>
          <table:table-cell table:formula="of:=DEC2HEX([.D159];2)" office:value-type="string" office:string-value="34" calcext:value-type="string">
            <text:p>34</text:p>
          </table:table-cell>
          <table:table-cell table:formula="of:=ROUND(([.A159]-1)/3;0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DEC2HEX([.A160];3)" office:value-type="string" office:string-value="09F" calcext:value-type="string">
            <text:p>09F</text:p>
          </table:table-cell>
          <table:table-cell table:formula="of:=DEC2HEX([.D160];2)" office:value-type="string" office:string-value="35" calcext:value-type="string">
            <text:p>35</text:p>
          </table:table-cell>
          <table:table-cell table:formula="of:=ROUND(([.A160]-1)/3;0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DEC2HEX([.A161];3)" office:value-type="string" office:string-value="0A0" calcext:value-type="string">
            <text:p>0A0</text:p>
          </table:table-cell>
          <table:table-cell table:formula="of:=DEC2HEX([.D161];2)" office:value-type="string" office:string-value="35" calcext:value-type="string">
            <text:p>35</text:p>
          </table:table-cell>
          <table:table-cell table:formula="of:=ROUND(([.A161]-1)/3;0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DEC2HEX([.A162];3)" office:value-type="string" office:string-value="0A1" calcext:value-type="string">
            <text:p>0A1</text:p>
          </table:table-cell>
          <table:table-cell table:formula="of:=DEC2HEX([.D162];2)" office:value-type="string" office:string-value="35" calcext:value-type="string">
            <text:p>35</text:p>
          </table:table-cell>
          <table:table-cell table:formula="of:=ROUND(([.A162]-1)/3;0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DEC2HEX([.A163];3)" office:value-type="string" office:string-value="0A2" calcext:value-type="string">
            <text:p>0A2</text:p>
          </table:table-cell>
          <table:table-cell table:formula="of:=DEC2HEX([.D163];2)" office:value-type="string" office:string-value="36" calcext:value-type="string">
            <text:p>36</text:p>
          </table:table-cell>
          <table:table-cell table:formula="of:=ROUND(([.A163]-1)/3;0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DEC2HEX([.A164];3)" office:value-type="string" office:string-value="0A3" calcext:value-type="string">
            <text:p>0A3</text:p>
          </table:table-cell>
          <table:table-cell table:formula="of:=DEC2HEX([.D164];2)" office:value-type="string" office:string-value="36" calcext:value-type="string">
            <text:p>36</text:p>
          </table:table-cell>
          <table:table-cell table:formula="of:=ROUND(([.A164]-1)/3;0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DEC2HEX([.A165];3)" office:value-type="string" office:string-value="0A4" calcext:value-type="string">
            <text:p>0A4</text:p>
          </table:table-cell>
          <table:table-cell table:formula="of:=DEC2HEX([.D165];2)" office:value-type="string" office:string-value="36" calcext:value-type="string">
            <text:p>36</text:p>
          </table:table-cell>
          <table:table-cell table:formula="of:=ROUND(([.A165]-1)/3;0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DEC2HEX([.A166];3)" office:value-type="string" office:string-value="0A5" calcext:value-type="string">
            <text:p>0A5</text:p>
          </table:table-cell>
          <table:table-cell table:formula="of:=DEC2HEX([.D166];2)" office:value-type="string" office:string-value="37" calcext:value-type="string">
            <text:p>37</text:p>
          </table:table-cell>
          <table:table-cell table:formula="of:=ROUND(([.A166]-1)/3;0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DEC2HEX([.A167];3)" office:value-type="string" office:string-value="0A6" calcext:value-type="string">
            <text:p>0A6</text:p>
          </table:table-cell>
          <table:table-cell table:formula="of:=DEC2HEX([.D167];2)" office:value-type="string" office:string-value="37" calcext:value-type="string">
            <text:p>37</text:p>
          </table:table-cell>
          <table:table-cell table:formula="of:=ROUND(([.A167]-1)/3;0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DEC2HEX([.A168];3)" office:value-type="string" office:string-value="0A7" calcext:value-type="string">
            <text:p>0A7</text:p>
          </table:table-cell>
          <table:table-cell table:formula="of:=DEC2HEX([.D168];2)" office:value-type="string" office:string-value="37" calcext:value-type="string">
            <text:p>37</text:p>
          </table:table-cell>
          <table:table-cell table:formula="of:=ROUND(([.A168]-1)/3;0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DEC2HEX([.A169];3)" office:value-type="string" office:string-value="0A8" calcext:value-type="string">
            <text:p>0A8</text:p>
          </table:table-cell>
          <table:table-cell table:formula="of:=DEC2HEX([.D169];2)" office:value-type="string" office:string-value="38" calcext:value-type="string">
            <text:p>38</text:p>
          </table:table-cell>
          <table:table-cell table:formula="of:=ROUND(([.A169]-1)/3;0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DEC2HEX([.A170];3)" office:value-type="string" office:string-value="0A9" calcext:value-type="string">
            <text:p>0A9</text:p>
          </table:table-cell>
          <table:table-cell table:formula="of:=DEC2HEX([.D170];2)" office:value-type="string" office:string-value="38" calcext:value-type="string">
            <text:p>38</text:p>
          </table:table-cell>
          <table:table-cell table:formula="of:=ROUND(([.A170]-1)/3;0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DEC2HEX([.A171];3)" office:value-type="string" office:string-value="0AA" calcext:value-type="string">
            <text:p>0AA</text:p>
          </table:table-cell>
          <table:table-cell table:formula="of:=DEC2HEX([.D171];2)" office:value-type="string" office:string-value="38" calcext:value-type="string">
            <text:p>38</text:p>
          </table:table-cell>
          <table:table-cell table:formula="of:=ROUND(([.A171]-1)/3;0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DEC2HEX([.A172];3)" office:value-type="string" office:string-value="0AB" calcext:value-type="string">
            <text:p>0AB</text:p>
          </table:table-cell>
          <table:table-cell table:formula="of:=DEC2HEX([.D172];2)" office:value-type="string" office:string-value="39" calcext:value-type="string">
            <text:p>39</text:p>
          </table:table-cell>
          <table:table-cell table:formula="of:=ROUND(([.A172]-1)/3;0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DEC2HEX([.A173];3)" office:value-type="string" office:string-value="0AC" calcext:value-type="string">
            <text:p>0AC</text:p>
          </table:table-cell>
          <table:table-cell table:formula="of:=DEC2HEX([.D173];2)" office:value-type="string" office:string-value="39" calcext:value-type="string">
            <text:p>39</text:p>
          </table:table-cell>
          <table:table-cell table:formula="of:=ROUND(([.A173]-1)/3;0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DEC2HEX([.A174];3)" office:value-type="string" office:string-value="0AD" calcext:value-type="string">
            <text:p>0AD</text:p>
          </table:table-cell>
          <table:table-cell table:formula="of:=DEC2HEX([.D174];2)" office:value-type="string" office:string-value="39" calcext:value-type="string">
            <text:p>39</text:p>
          </table:table-cell>
          <table:table-cell table:formula="of:=ROUND(([.A174]-1)/3;0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DEC2HEX([.A175];3)" office:value-type="string" office:string-value="0AE" calcext:value-type="string">
            <text:p>0AE</text:p>
          </table:table-cell>
          <table:table-cell table:formula="of:=DEC2HEX([.D175];2)" office:value-type="string" office:string-value="3A" calcext:value-type="string">
            <text:p>3A</text:p>
          </table:table-cell>
          <table:table-cell table:formula="of:=ROUND(([.A175]-1)/3;0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DEC2HEX([.A176];3)" office:value-type="string" office:string-value="0AF" calcext:value-type="string">
            <text:p>0AF</text:p>
          </table:table-cell>
          <table:table-cell table:formula="of:=DEC2HEX([.D176];2)" office:value-type="string" office:string-value="3A" calcext:value-type="string">
            <text:p>3A</text:p>
          </table:table-cell>
          <table:table-cell table:formula="of:=ROUND(([.A176]-1)/3;0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DEC2HEX([.A177];3)" office:value-type="string" office:string-value="0B0" calcext:value-type="string">
            <text:p>0B0</text:p>
          </table:table-cell>
          <table:table-cell table:formula="of:=DEC2HEX([.D177];2)" office:value-type="string" office:string-value="3A" calcext:value-type="string">
            <text:p>3A</text:p>
          </table:table-cell>
          <table:table-cell table:formula="of:=ROUND(([.A177]-1)/3;0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DEC2HEX([.A178];3)" office:value-type="string" office:string-value="0B1" calcext:value-type="string">
            <text:p>0B1</text:p>
          </table:table-cell>
          <table:table-cell table:formula="of:=DEC2HEX([.D178];2)" office:value-type="string" office:string-value="3B" calcext:value-type="string">
            <text:p>3B</text:p>
          </table:table-cell>
          <table:table-cell table:formula="of:=ROUND(([.A178]-1)/3;0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DEC2HEX([.A179];3)" office:value-type="string" office:string-value="0B2" calcext:value-type="string">
            <text:p>0B2</text:p>
          </table:table-cell>
          <table:table-cell table:formula="of:=DEC2HEX([.D179];2)" office:value-type="string" office:string-value="3B" calcext:value-type="string">
            <text:p>3B</text:p>
          </table:table-cell>
          <table:table-cell table:formula="of:=ROUND(([.A179]-1)/3;0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DEC2HEX([.A180];3)" office:value-type="string" office:string-value="0B3" calcext:value-type="string">
            <text:p>0B3</text:p>
          </table:table-cell>
          <table:table-cell table:formula="of:=DEC2HEX([.D180];2)" office:value-type="string" office:string-value="3B" calcext:value-type="string">
            <text:p>3B</text:p>
          </table:table-cell>
          <table:table-cell table:formula="of:=ROUND(([.A180]-1)/3;0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DEC2HEX([.A181];3)" office:value-type="string" office:string-value="0B4" calcext:value-type="string">
            <text:p>0B4</text:p>
          </table:table-cell>
          <table:table-cell table:formula="of:=DEC2HEX([.D181];2)" office:value-type="string" office:string-value="3C" calcext:value-type="string">
            <text:p>3C</text:p>
          </table:table-cell>
          <table:table-cell table:formula="of:=ROUND(([.A181]-1)/3;0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DEC2HEX([.A182];3)" office:value-type="string" office:string-value="0B5" calcext:value-type="string">
            <text:p>0B5</text:p>
          </table:table-cell>
          <table:table-cell table:formula="of:=DEC2HEX([.D182];2)" office:value-type="string" office:string-value="3C" calcext:value-type="string">
            <text:p>3C</text:p>
          </table:table-cell>
          <table:table-cell table:formula="of:=ROUND(([.A182]-1)/3;0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DEC2HEX([.A183];3)" office:value-type="string" office:string-value="0B6" calcext:value-type="string">
            <text:p>0B6</text:p>
          </table:table-cell>
          <table:table-cell table:formula="of:=DEC2HEX([.D183];2)" office:value-type="string" office:string-value="3C" calcext:value-type="string">
            <text:p>3C</text:p>
          </table:table-cell>
          <table:table-cell table:formula="of:=ROUND(([.A183]-1)/3;0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DEC2HEX([.A184];3)" office:value-type="string" office:string-value="0B7" calcext:value-type="string">
            <text:p>0B7</text:p>
          </table:table-cell>
          <table:table-cell table:formula="of:=DEC2HEX([.D184];2)" office:value-type="string" office:string-value="3D" calcext:value-type="string">
            <text:p>3D</text:p>
          </table:table-cell>
          <table:table-cell table:formula="of:=ROUND(([.A184]-1)/3;0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DEC2HEX([.A185];3)" office:value-type="string" office:string-value="0B8" calcext:value-type="string">
            <text:p>0B8</text:p>
          </table:table-cell>
          <table:table-cell table:formula="of:=DEC2HEX([.D185];2)" office:value-type="string" office:string-value="3D" calcext:value-type="string">
            <text:p>3D</text:p>
          </table:table-cell>
          <table:table-cell table:formula="of:=ROUND(([.A185]-1)/3;0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DEC2HEX([.A186];3)" office:value-type="string" office:string-value="0B9" calcext:value-type="string">
            <text:p>0B9</text:p>
          </table:table-cell>
          <table:table-cell table:formula="of:=DEC2HEX([.D186];2)" office:value-type="string" office:string-value="3D" calcext:value-type="string">
            <text:p>3D</text:p>
          </table:table-cell>
          <table:table-cell table:formula="of:=ROUND(([.A186]-1)/3;0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DEC2HEX([.A187];3)" office:value-type="string" office:string-value="0BA" calcext:value-type="string">
            <text:p>0BA</text:p>
          </table:table-cell>
          <table:table-cell table:formula="of:=DEC2HEX([.D187];2)" office:value-type="string" office:string-value="3E" calcext:value-type="string">
            <text:p>3E</text:p>
          </table:table-cell>
          <table:table-cell table:formula="of:=ROUND(([.A187]-1)/3;0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DEC2HEX([.A188];3)" office:value-type="string" office:string-value="0BB" calcext:value-type="string">
            <text:p>0BB</text:p>
          </table:table-cell>
          <table:table-cell table:formula="of:=DEC2HEX([.D188];2)" office:value-type="string" office:string-value="3E" calcext:value-type="string">
            <text:p>3E</text:p>
          </table:table-cell>
          <table:table-cell table:formula="of:=ROUND(([.A188]-1)/3;0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DEC2HEX([.A189];3)" office:value-type="string" office:string-value="0BC" calcext:value-type="string">
            <text:p>0BC</text:p>
          </table:table-cell>
          <table:table-cell table:formula="of:=DEC2HEX([.D189];2)" office:value-type="string" office:string-value="3E" calcext:value-type="string">
            <text:p>3E</text:p>
          </table:table-cell>
          <table:table-cell table:formula="of:=ROUND(([.A189]-1)/3;0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DEC2HEX([.A190];3)" office:value-type="string" office:string-value="0BD" calcext:value-type="string">
            <text:p>0BD</text:p>
          </table:table-cell>
          <table:table-cell table:formula="of:=DEC2HEX([.D190];2)" office:value-type="string" office:string-value="3F" calcext:value-type="string">
            <text:p>3F</text:p>
          </table:table-cell>
          <table:table-cell table:formula="of:=ROUND(([.A190]-1)/3;0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DEC2HEX([.A191];3)" office:value-type="string" office:string-value="0BE" calcext:value-type="string">
            <text:p>0BE</text:p>
          </table:table-cell>
          <table:table-cell table:formula="of:=DEC2HEX([.D191];2)" office:value-type="string" office:string-value="3F" calcext:value-type="string">
            <text:p>3F</text:p>
          </table:table-cell>
          <table:table-cell table:formula="of:=ROUND(([.A191]-1)/3;0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DEC2HEX([.A192];3)" office:value-type="string" office:string-value="0BF" calcext:value-type="string">
            <text:p>0BF</text:p>
          </table:table-cell>
          <table:table-cell table:formula="of:=DEC2HEX([.D192];2)" office:value-type="string" office:string-value="3F" calcext:value-type="string">
            <text:p>3F</text:p>
          </table:table-cell>
          <table:table-cell table:formula="of:=ROUND(([.A192]-1)/3;0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DEC2HEX([.A193];3)" office:value-type="string" office:string-value="0C0" calcext:value-type="string">
            <text:p>0C0</text:p>
          </table:table-cell>
          <table:table-cell table:formula="of:=DEC2HEX([.D193];2)" office:value-type="string" office:string-value="40" calcext:value-type="string">
            <text:p>40</text:p>
          </table:table-cell>
          <table:table-cell table:formula="of:=ROUND(([.A193]-1)/3;0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DEC2HEX([.A194];3)" office:value-type="string" office:string-value="0C1" calcext:value-type="string">
            <text:p>0C1</text:p>
          </table:table-cell>
          <table:table-cell table:formula="of:=DEC2HEX([.D194];2)" office:value-type="string" office:string-value="40" calcext:value-type="string">
            <text:p>40</text:p>
          </table:table-cell>
          <table:table-cell table:formula="of:=ROUND(([.A194]-1)/3;0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DEC2HEX([.A195];3)" office:value-type="string" office:string-value="0C2" calcext:value-type="string">
            <text:p>0C2</text:p>
          </table:table-cell>
          <table:table-cell table:formula="of:=DEC2HEX([.D195];2)" office:value-type="string" office:string-value="40" calcext:value-type="string">
            <text:p>40</text:p>
          </table:table-cell>
          <table:table-cell table:formula="of:=ROUND(([.A195]-1)/3;0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DEC2HEX([.A196];3)" office:value-type="string" office:string-value="0C3" calcext:value-type="string">
            <text:p>0C3</text:p>
          </table:table-cell>
          <table:table-cell table:formula="of:=DEC2HEX([.D196];2)" office:value-type="string" office:string-value="41" calcext:value-type="string">
            <text:p>41</text:p>
          </table:table-cell>
          <table:table-cell table:formula="of:=ROUND(([.A196]-1)/3;0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DEC2HEX([.A197];3)" office:value-type="string" office:string-value="0C4" calcext:value-type="string">
            <text:p>0C4</text:p>
          </table:table-cell>
          <table:table-cell table:formula="of:=DEC2HEX([.D197];2)" office:value-type="string" office:string-value="41" calcext:value-type="string">
            <text:p>41</text:p>
          </table:table-cell>
          <table:table-cell table:formula="of:=ROUND(([.A197]-1)/3;0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DEC2HEX([.A198];3)" office:value-type="string" office:string-value="0C5" calcext:value-type="string">
            <text:p>0C5</text:p>
          </table:table-cell>
          <table:table-cell table:formula="of:=DEC2HEX([.D198];2)" office:value-type="string" office:string-value="41" calcext:value-type="string">
            <text:p>41</text:p>
          </table:table-cell>
          <table:table-cell table:formula="of:=ROUND(([.A198]-1)/3;0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DEC2HEX([.A199];3)" office:value-type="string" office:string-value="0C6" calcext:value-type="string">
            <text:p>0C6</text:p>
          </table:table-cell>
          <table:table-cell table:formula="of:=DEC2HEX([.D199];2)" office:value-type="string" office:string-value="42" calcext:value-type="string">
            <text:p>42</text:p>
          </table:table-cell>
          <table:table-cell table:formula="of:=ROUND(([.A199]-1)/3;0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DEC2HEX([.A200];3)" office:value-type="string" office:string-value="0C7" calcext:value-type="string">
            <text:p>0C7</text:p>
          </table:table-cell>
          <table:table-cell table:formula="of:=DEC2HEX([.D200];2)" office:value-type="string" office:string-value="42" calcext:value-type="string">
            <text:p>42</text:p>
          </table:table-cell>
          <table:table-cell table:formula="of:=ROUND(([.A200]-1)/3;0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DEC2HEX([.A201];3)" office:value-type="string" office:string-value="0C8" calcext:value-type="string">
            <text:p>0C8</text:p>
          </table:table-cell>
          <table:table-cell table:formula="of:=DEC2HEX([.D201];2)" office:value-type="string" office:string-value="42" calcext:value-type="string">
            <text:p>42</text:p>
          </table:table-cell>
          <table:table-cell table:formula="of:=ROUND(([.A201]-1)/3;0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DEC2HEX([.A202];3)" office:value-type="string" office:string-value="0C9" calcext:value-type="string">
            <text:p>0C9</text:p>
          </table:table-cell>
          <table:table-cell table:formula="of:=DEC2HEX([.D202];2)" office:value-type="string" office:string-value="43" calcext:value-type="string">
            <text:p>43</text:p>
          </table:table-cell>
          <table:table-cell table:formula="of:=ROUND(([.A202]-1)/3;0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DEC2HEX([.A203];3)" office:value-type="string" office:string-value="0CA" calcext:value-type="string">
            <text:p>0CA</text:p>
          </table:table-cell>
          <table:table-cell table:formula="of:=DEC2HEX([.D203];2)" office:value-type="string" office:string-value="43" calcext:value-type="string">
            <text:p>43</text:p>
          </table:table-cell>
          <table:table-cell table:formula="of:=ROUND(([.A203]-1)/3;0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DEC2HEX([.A204];3)" office:value-type="string" office:string-value="0CB" calcext:value-type="string">
            <text:p>0CB</text:p>
          </table:table-cell>
          <table:table-cell table:formula="of:=DEC2HEX([.D204];2)" office:value-type="string" office:string-value="43" calcext:value-type="string">
            <text:p>43</text:p>
          </table:table-cell>
          <table:table-cell table:formula="of:=ROUND(([.A204]-1)/3;0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DEC2HEX([.A205];3)" office:value-type="string" office:string-value="0CC" calcext:value-type="string">
            <text:p>0CC</text:p>
          </table:table-cell>
          <table:table-cell table:formula="of:=DEC2HEX([.D205];2)" office:value-type="string" office:string-value="44" calcext:value-type="string">
            <text:p>44</text:p>
          </table:table-cell>
          <table:table-cell table:formula="of:=ROUND(([.A205]-1)/3;0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DEC2HEX([.A206];3)" office:value-type="string" office:string-value="0CD" calcext:value-type="string">
            <text:p>0CD</text:p>
          </table:table-cell>
          <table:table-cell table:formula="of:=DEC2HEX([.D206];2)" office:value-type="string" office:string-value="44" calcext:value-type="string">
            <text:p>44</text:p>
          </table:table-cell>
          <table:table-cell table:formula="of:=ROUND(([.A206]-1)/3;0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DEC2HEX([.A207];3)" office:value-type="string" office:string-value="0CE" calcext:value-type="string">
            <text:p>0CE</text:p>
          </table:table-cell>
          <table:table-cell table:formula="of:=DEC2HEX([.D207];2)" office:value-type="string" office:string-value="44" calcext:value-type="string">
            <text:p>44</text:p>
          </table:table-cell>
          <table:table-cell table:formula="of:=ROUND(([.A207]-1)/3;0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DEC2HEX([.A208];3)" office:value-type="string" office:string-value="0CF" calcext:value-type="string">
            <text:p>0CF</text:p>
          </table:table-cell>
          <table:table-cell table:formula="of:=DEC2HEX([.D208];2)" office:value-type="string" office:string-value="45" calcext:value-type="string">
            <text:p>45</text:p>
          </table:table-cell>
          <table:table-cell table:formula="of:=ROUND(([.A208]-1)/3;0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DEC2HEX([.A209];3)" office:value-type="string" office:string-value="0D0" calcext:value-type="string">
            <text:p>0D0</text:p>
          </table:table-cell>
          <table:table-cell table:formula="of:=DEC2HEX([.D209];2)" office:value-type="string" office:string-value="45" calcext:value-type="string">
            <text:p>45</text:p>
          </table:table-cell>
          <table:table-cell table:formula="of:=ROUND(([.A209]-1)/3;0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DEC2HEX([.A210];3)" office:value-type="string" office:string-value="0D1" calcext:value-type="string">
            <text:p>0D1</text:p>
          </table:table-cell>
          <table:table-cell table:formula="of:=DEC2HEX([.D210];2)" office:value-type="string" office:string-value="45" calcext:value-type="string">
            <text:p>45</text:p>
          </table:table-cell>
          <table:table-cell table:formula="of:=ROUND(([.A210]-1)/3;0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DEC2HEX([.A211];3)" office:value-type="string" office:string-value="0D2" calcext:value-type="string">
            <text:p>0D2</text:p>
          </table:table-cell>
          <table:table-cell table:formula="of:=DEC2HEX([.D211];2)" office:value-type="string" office:string-value="46" calcext:value-type="string">
            <text:p>46</text:p>
          </table:table-cell>
          <table:table-cell table:formula="of:=ROUND(([.A211]-1)/3;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DEC2HEX([.A212];3)" office:value-type="string" office:string-value="0D3" calcext:value-type="string">
            <text:p>0D3</text:p>
          </table:table-cell>
          <table:table-cell table:formula="of:=DEC2HEX([.D212];2)" office:value-type="string" office:string-value="46" calcext:value-type="string">
            <text:p>46</text:p>
          </table:table-cell>
          <table:table-cell table:formula="of:=ROUND(([.A212]-1)/3;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DEC2HEX([.A213];3)" office:value-type="string" office:string-value="0D4" calcext:value-type="string">
            <text:p>0D4</text:p>
          </table:table-cell>
          <table:table-cell table:formula="of:=DEC2HEX([.D213];2)" office:value-type="string" office:string-value="46" calcext:value-type="string">
            <text:p>46</text:p>
          </table:table-cell>
          <table:table-cell table:formula="of:=ROUND(([.A213]-1)/3;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DEC2HEX([.A214];3)" office:value-type="string" office:string-value="0D5" calcext:value-type="string">
            <text:p>0D5</text:p>
          </table:table-cell>
          <table:table-cell table:formula="of:=DEC2HEX([.D214];2)" office:value-type="string" office:string-value="47" calcext:value-type="string">
            <text:p>47</text:p>
          </table:table-cell>
          <table:table-cell table:formula="of:=ROUND(([.A214]-1)/3;0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DEC2HEX([.A215];3)" office:value-type="string" office:string-value="0D6" calcext:value-type="string">
            <text:p>0D6</text:p>
          </table:table-cell>
          <table:table-cell table:formula="of:=DEC2HEX([.D215];2)" office:value-type="string" office:string-value="47" calcext:value-type="string">
            <text:p>47</text:p>
          </table:table-cell>
          <table:table-cell table:formula="of:=ROUND(([.A215]-1)/3;0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DEC2HEX([.A216];3)" office:value-type="string" office:string-value="0D7" calcext:value-type="string">
            <text:p>0D7</text:p>
          </table:table-cell>
          <table:table-cell table:formula="of:=DEC2HEX([.D216];2)" office:value-type="string" office:string-value="47" calcext:value-type="string">
            <text:p>47</text:p>
          </table:table-cell>
          <table:table-cell table:formula="of:=ROUND(([.A216]-1)/3;0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DEC2HEX([.A217];3)" office:value-type="string" office:string-value="0D8" calcext:value-type="string">
            <text:p>0D8</text:p>
          </table:table-cell>
          <table:table-cell table:formula="of:=DEC2HEX([.D217];2)" office:value-type="string" office:string-value="48" calcext:value-type="string">
            <text:p>48</text:p>
          </table:table-cell>
          <table:table-cell table:formula="of:=ROUND(([.A217]-1)/3;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DEC2HEX([.A218];3)" office:value-type="string" office:string-value="0D9" calcext:value-type="string">
            <text:p>0D9</text:p>
          </table:table-cell>
          <table:table-cell table:formula="of:=DEC2HEX([.D218];2)" office:value-type="string" office:string-value="48" calcext:value-type="string">
            <text:p>48</text:p>
          </table:table-cell>
          <table:table-cell table:formula="of:=ROUND(([.A218]-1)/3;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DEC2HEX([.A219];3)" office:value-type="string" office:string-value="0DA" calcext:value-type="string">
            <text:p>0DA</text:p>
          </table:table-cell>
          <table:table-cell table:formula="of:=DEC2HEX([.D219];2)" office:value-type="string" office:string-value="48" calcext:value-type="string">
            <text:p>48</text:p>
          </table:table-cell>
          <table:table-cell table:formula="of:=ROUND(([.A219]-1)/3;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DEC2HEX([.A220];3)" office:value-type="string" office:string-value="0DB" calcext:value-type="string">
            <text:p>0DB</text:p>
          </table:table-cell>
          <table:table-cell table:formula="of:=DEC2HEX([.D220];2)" office:value-type="string" office:string-value="49" calcext:value-type="string">
            <text:p>49</text:p>
          </table:table-cell>
          <table:table-cell table:formula="of:=ROUND(([.A220]-1)/3;0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DEC2HEX([.A221];3)" office:value-type="string" office:string-value="0DC" calcext:value-type="string">
            <text:p>0DC</text:p>
          </table:table-cell>
          <table:table-cell table:formula="of:=DEC2HEX([.D221];2)" office:value-type="string" office:string-value="49" calcext:value-type="string">
            <text:p>49</text:p>
          </table:table-cell>
          <table:table-cell table:formula="of:=ROUND(([.A221]-1)/3;0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DEC2HEX([.A222];3)" office:value-type="string" office:string-value="0DD" calcext:value-type="string">
            <text:p>0DD</text:p>
          </table:table-cell>
          <table:table-cell table:formula="of:=DEC2HEX([.D222];2)" office:value-type="string" office:string-value="49" calcext:value-type="string">
            <text:p>49</text:p>
          </table:table-cell>
          <table:table-cell table:formula="of:=ROUND(([.A222]-1)/3;0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DEC2HEX([.A223];3)" office:value-type="string" office:string-value="0DE" calcext:value-type="string">
            <text:p>0DE</text:p>
          </table:table-cell>
          <table:table-cell table:formula="of:=DEC2HEX([.D223];2)" office:value-type="string" office:string-value="4A" calcext:value-type="string">
            <text:p>4A</text:p>
          </table:table-cell>
          <table:table-cell table:formula="of:=ROUND(([.A223]-1)/3;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DEC2HEX([.A224];3)" office:value-type="string" office:string-value="0DF" calcext:value-type="string">
            <text:p>0DF</text:p>
          </table:table-cell>
          <table:table-cell table:formula="of:=DEC2HEX([.D224];2)" office:value-type="string" office:string-value="4A" calcext:value-type="string">
            <text:p>4A</text:p>
          </table:table-cell>
          <table:table-cell table:formula="of:=ROUND(([.A224]-1)/3;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DEC2HEX([.A225];3)" office:value-type="string" office:string-value="0E0" calcext:value-type="string">
            <text:p>0E0</text:p>
          </table:table-cell>
          <table:table-cell table:formula="of:=DEC2HEX([.D225];2)" office:value-type="string" office:string-value="4A" calcext:value-type="string">
            <text:p>4A</text:p>
          </table:table-cell>
          <table:table-cell table:formula="of:=ROUND(([.A225]-1)/3;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DEC2HEX([.A226];3)" office:value-type="string" office:string-value="0E1" calcext:value-type="string">
            <text:p>0E1</text:p>
          </table:table-cell>
          <table:table-cell table:formula="of:=DEC2HEX([.D226];2)" office:value-type="string" office:string-value="4B" calcext:value-type="string">
            <text:p>4B</text:p>
          </table:table-cell>
          <table:table-cell table:formula="of:=ROUND(([.A226]-1)/3;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DEC2HEX([.A227];3)" office:value-type="string" office:string-value="0E2" calcext:value-type="string">
            <text:p>0E2</text:p>
          </table:table-cell>
          <table:table-cell table:formula="of:=DEC2HEX([.D227];2)" office:value-type="string" office:string-value="4B" calcext:value-type="string">
            <text:p>4B</text:p>
          </table:table-cell>
          <table:table-cell table:formula="of:=ROUND(([.A227]-1)/3;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DEC2HEX([.A228];3)" office:value-type="string" office:string-value="0E3" calcext:value-type="string">
            <text:p>0E3</text:p>
          </table:table-cell>
          <table:table-cell table:formula="of:=DEC2HEX([.D228];2)" office:value-type="string" office:string-value="4B" calcext:value-type="string">
            <text:p>4B</text:p>
          </table:table-cell>
          <table:table-cell table:formula="of:=ROUND(([.A228]-1)/3;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DEC2HEX([.A229];3)" office:value-type="string" office:string-value="0E4" calcext:value-type="string">
            <text:p>0E4</text:p>
          </table:table-cell>
          <table:table-cell table:formula="of:=DEC2HEX([.D229];2)" office:value-type="string" office:string-value="4C" calcext:value-type="string">
            <text:p>4C</text:p>
          </table:table-cell>
          <table:table-cell table:formula="of:=ROUND(([.A229]-1)/3;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DEC2HEX([.A230];3)" office:value-type="string" office:string-value="0E5" calcext:value-type="string">
            <text:p>0E5</text:p>
          </table:table-cell>
          <table:table-cell table:formula="of:=DEC2HEX([.D230];2)" office:value-type="string" office:string-value="4C" calcext:value-type="string">
            <text:p>4C</text:p>
          </table:table-cell>
          <table:table-cell table:formula="of:=ROUND(([.A230]-1)/3;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DEC2HEX([.A231];3)" office:value-type="string" office:string-value="0E6" calcext:value-type="string">
            <text:p>0E6</text:p>
          </table:table-cell>
          <table:table-cell table:formula="of:=DEC2HEX([.D231];2)" office:value-type="string" office:string-value="4C" calcext:value-type="string">
            <text:p>4C</text:p>
          </table:table-cell>
          <table:table-cell table:formula="of:=ROUND(([.A231]-1)/3;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DEC2HEX([.A232];3)" office:value-type="string" office:string-value="0E7" calcext:value-type="string">
            <text:p>0E7</text:p>
          </table:table-cell>
          <table:table-cell table:formula="of:=DEC2HEX([.D232];2)" office:value-type="string" office:string-value="4D" calcext:value-type="string">
            <text:p>4D</text:p>
          </table:table-cell>
          <table:table-cell table:formula="of:=ROUND(([.A232]-1)/3;0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DEC2HEX([.A233];3)" office:value-type="string" office:string-value="0E8" calcext:value-type="string">
            <text:p>0E8</text:p>
          </table:table-cell>
          <table:table-cell table:formula="of:=DEC2HEX([.D233];2)" office:value-type="string" office:string-value="4D" calcext:value-type="string">
            <text:p>4D</text:p>
          </table:table-cell>
          <table:table-cell table:formula="of:=ROUND(([.A233]-1)/3;0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DEC2HEX([.A234];3)" office:value-type="string" office:string-value="0E9" calcext:value-type="string">
            <text:p>0E9</text:p>
          </table:table-cell>
          <table:table-cell table:formula="of:=DEC2HEX([.D234];2)" office:value-type="string" office:string-value="4D" calcext:value-type="string">
            <text:p>4D</text:p>
          </table:table-cell>
          <table:table-cell table:formula="of:=ROUND(([.A234]-1)/3;0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DEC2HEX([.A235];3)" office:value-type="string" office:string-value="0EA" calcext:value-type="string">
            <text:p>0EA</text:p>
          </table:table-cell>
          <table:table-cell table:formula="of:=DEC2HEX([.D235];2)" office:value-type="string" office:string-value="4E" calcext:value-type="string">
            <text:p>4E</text:p>
          </table:table-cell>
          <table:table-cell table:formula="of:=ROUND(([.A235]-1)/3;0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DEC2HEX([.A236];3)" office:value-type="string" office:string-value="0EB" calcext:value-type="string">
            <text:p>0EB</text:p>
          </table:table-cell>
          <table:table-cell table:formula="of:=DEC2HEX([.D236];2)" office:value-type="string" office:string-value="4E" calcext:value-type="string">
            <text:p>4E</text:p>
          </table:table-cell>
          <table:table-cell table:formula="of:=ROUND(([.A236]-1)/3;0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DEC2HEX([.A237];3)" office:value-type="string" office:string-value="0EC" calcext:value-type="string">
            <text:p>0EC</text:p>
          </table:table-cell>
          <table:table-cell table:formula="of:=DEC2HEX([.D237];2)" office:value-type="string" office:string-value="4E" calcext:value-type="string">
            <text:p>4E</text:p>
          </table:table-cell>
          <table:table-cell table:formula="of:=ROUND(([.A237]-1)/3;0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DEC2HEX([.A238];3)" office:value-type="string" office:string-value="0ED" calcext:value-type="string">
            <text:p>0ED</text:p>
          </table:table-cell>
          <table:table-cell table:formula="of:=DEC2HEX([.D238];2)" office:value-type="string" office:string-value="4F" calcext:value-type="string">
            <text:p>4F</text:p>
          </table:table-cell>
          <table:table-cell table:formula="of:=ROUND(([.A238]-1)/3;0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DEC2HEX([.A239];3)" office:value-type="string" office:string-value="0EE" calcext:value-type="string">
            <text:p>0EE</text:p>
          </table:table-cell>
          <table:table-cell table:formula="of:=DEC2HEX([.D239];2)" office:value-type="string" office:string-value="4F" calcext:value-type="string">
            <text:p>4F</text:p>
          </table:table-cell>
          <table:table-cell table:formula="of:=ROUND(([.A239]-1)/3;0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DEC2HEX([.A240];3)" office:value-type="string" office:string-value="0EF" calcext:value-type="string">
            <text:p>0EF</text:p>
          </table:table-cell>
          <table:table-cell table:formula="of:=DEC2HEX([.D240];2)" office:value-type="string" office:string-value="4F" calcext:value-type="string">
            <text:p>4F</text:p>
          </table:table-cell>
          <table:table-cell table:formula="of:=ROUND(([.A240]-1)/3;0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DEC2HEX([.A241];3)" office:value-type="string" office:string-value="0F0" calcext:value-type="string">
            <text:p>0F0</text:p>
          </table:table-cell>
          <table:table-cell table:formula="of:=DEC2HEX([.D241];2)" office:value-type="string" office:string-value="50" calcext:value-type="string">
            <text:p>50</text:p>
          </table:table-cell>
          <table:table-cell table:formula="of:=ROUND(([.A241]-1)/3;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DEC2HEX([.A242];3)" office:value-type="string" office:string-value="0F1" calcext:value-type="string">
            <text:p>0F1</text:p>
          </table:table-cell>
          <table:table-cell table:formula="of:=DEC2HEX([.D242];2)" office:value-type="string" office:string-value="50" calcext:value-type="string">
            <text:p>50</text:p>
          </table:table-cell>
          <table:table-cell table:formula="of:=ROUND(([.A242]-1)/3;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DEC2HEX([.A243];3)" office:value-type="string" office:string-value="0F2" calcext:value-type="string">
            <text:p>0F2</text:p>
          </table:table-cell>
          <table:table-cell table:formula="of:=DEC2HEX([.D243];2)" office:value-type="string" office:string-value="50" calcext:value-type="string">
            <text:p>50</text:p>
          </table:table-cell>
          <table:table-cell table:formula="of:=ROUND(([.A243]-1)/3;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DEC2HEX([.A244];3)" office:value-type="string" office:string-value="0F3" calcext:value-type="string">
            <text:p>0F3</text:p>
          </table:table-cell>
          <table:table-cell table:formula="of:=DEC2HEX([.D244];2)" office:value-type="string" office:string-value="51" calcext:value-type="string">
            <text:p>51</text:p>
          </table:table-cell>
          <table:table-cell table:formula="of:=ROUND(([.A244]-1)/3;0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DEC2HEX([.A245];3)" office:value-type="string" office:string-value="0F4" calcext:value-type="string">
            <text:p>0F4</text:p>
          </table:table-cell>
          <table:table-cell table:formula="of:=DEC2HEX([.D245];2)" office:value-type="string" office:string-value="51" calcext:value-type="string">
            <text:p>51</text:p>
          </table:table-cell>
          <table:table-cell table:formula="of:=ROUND(([.A245]-1)/3;0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DEC2HEX([.A246];3)" office:value-type="string" office:string-value="0F5" calcext:value-type="string">
            <text:p>0F5</text:p>
          </table:table-cell>
          <table:table-cell table:formula="of:=DEC2HEX([.D246];2)" office:value-type="string" office:string-value="51" calcext:value-type="string">
            <text:p>51</text:p>
          </table:table-cell>
          <table:table-cell table:formula="of:=ROUND(([.A246]-1)/3;0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DEC2HEX([.A247];3)" office:value-type="string" office:string-value="0F6" calcext:value-type="string">
            <text:p>0F6</text:p>
          </table:table-cell>
          <table:table-cell table:formula="of:=DEC2HEX([.D247];2)" office:value-type="string" office:string-value="52" calcext:value-type="string">
            <text:p>52</text:p>
          </table:table-cell>
          <table:table-cell table:formula="of:=ROUND(([.A247]-1)/3;0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DEC2HEX([.A248];3)" office:value-type="string" office:string-value="0F7" calcext:value-type="string">
            <text:p>0F7</text:p>
          </table:table-cell>
          <table:table-cell table:formula="of:=DEC2HEX([.D248];2)" office:value-type="string" office:string-value="52" calcext:value-type="string">
            <text:p>52</text:p>
          </table:table-cell>
          <table:table-cell table:formula="of:=ROUND(([.A248]-1)/3;0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DEC2HEX([.A249];3)" office:value-type="string" office:string-value="0F8" calcext:value-type="string">
            <text:p>0F8</text:p>
          </table:table-cell>
          <table:table-cell table:formula="of:=DEC2HEX([.D249];2)" office:value-type="string" office:string-value="52" calcext:value-type="string">
            <text:p>52</text:p>
          </table:table-cell>
          <table:table-cell table:formula="of:=ROUND(([.A249]-1)/3;0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DEC2HEX([.A250];3)" office:value-type="string" office:string-value="0F9" calcext:value-type="string">
            <text:p>0F9</text:p>
          </table:table-cell>
          <table:table-cell table:formula="of:=DEC2HEX([.D250];2)" office:value-type="string" office:string-value="53" calcext:value-type="string">
            <text:p>53</text:p>
          </table:table-cell>
          <table:table-cell table:formula="of:=ROUND(([.A250]-1)/3;0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DEC2HEX([.A251];3)" office:value-type="string" office:string-value="0FA" calcext:value-type="string">
            <text:p>0FA</text:p>
          </table:table-cell>
          <table:table-cell table:formula="of:=DEC2HEX([.D251];2)" office:value-type="string" office:string-value="53" calcext:value-type="string">
            <text:p>53</text:p>
          </table:table-cell>
          <table:table-cell table:formula="of:=ROUND(([.A251]-1)/3;0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DEC2HEX([.A252];3)" office:value-type="string" office:string-value="0FB" calcext:value-type="string">
            <text:p>0FB</text:p>
          </table:table-cell>
          <table:table-cell table:formula="of:=DEC2HEX([.D252];2)" office:value-type="string" office:string-value="53" calcext:value-type="string">
            <text:p>53</text:p>
          </table:table-cell>
          <table:table-cell table:formula="of:=ROUND(([.A252]-1)/3;0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DEC2HEX([.A253];3)" office:value-type="string" office:string-value="0FC" calcext:value-type="string">
            <text:p>0FC</text:p>
          </table:table-cell>
          <table:table-cell table:formula="of:=DEC2HEX([.D253];2)" office:value-type="string" office:string-value="54" calcext:value-type="string">
            <text:p>54</text:p>
          </table:table-cell>
          <table:table-cell table:formula="of:=ROUND(([.A253]-1)/3;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DEC2HEX([.A254];3)" office:value-type="string" office:string-value="0FD" calcext:value-type="string">
            <text:p>0FD</text:p>
          </table:table-cell>
          <table:table-cell table:formula="of:=DEC2HEX([.D254];2)" office:value-type="string" office:string-value="54" calcext:value-type="string">
            <text:p>54</text:p>
          </table:table-cell>
          <table:table-cell table:formula="of:=ROUND(([.A254]-1)/3;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DEC2HEX([.A255];3)" office:value-type="string" office:string-value="0FE" calcext:value-type="string">
            <text:p>0FE</text:p>
          </table:table-cell>
          <table:table-cell table:formula="of:=DEC2HEX([.D255];2)" office:value-type="string" office:string-value="54" calcext:value-type="string">
            <text:p>54</text:p>
          </table:table-cell>
          <table:table-cell table:formula="of:=ROUND(([.A255]-1)/3;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DEC2HEX([.A256];3)" office:value-type="string" office:string-value="0FF" calcext:value-type="string">
            <text:p>0FF</text:p>
          </table:table-cell>
          <table:table-cell table:formula="of:=DEC2HEX([.D256];2)" office:value-type="string" office:string-value="55" calcext:value-type="string">
            <text:p>55</text:p>
          </table:table-cell>
          <table:table-cell table:formula="of:=ROUND(([.A256]-1)/3;0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DEC2HEX([.A257];3)" office:value-type="string" office:string-value="100" calcext:value-type="string">
            <text:p>100</text:p>
          </table:table-cell>
          <table:table-cell table:formula="of:=DEC2HEX([.D257];2)" office:value-type="string" office:string-value="55" calcext:value-type="string">
            <text:p>55</text:p>
          </table:table-cell>
          <table:table-cell table:formula="of:=ROUND(([.A257]-1)/3;0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DEC2HEX([.A258];3)" office:value-type="string" office:string-value="101" calcext:value-type="string">
            <text:p>101</text:p>
          </table:table-cell>
          <table:table-cell table:formula="of:=DEC2HEX([.D258];2)" office:value-type="string" office:string-value="55" calcext:value-type="string">
            <text:p>55</text:p>
          </table:table-cell>
          <table:table-cell table:formula="of:=ROUND(([.A258]-1)/3;0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DEC2HEX([.A259];3)" office:value-type="string" office:string-value="102" calcext:value-type="string">
            <text:p>102</text:p>
          </table:table-cell>
          <table:table-cell table:formula="of:=DEC2HEX([.D259];2)" office:value-type="string" office:string-value="56" calcext:value-type="string">
            <text:p>56</text:p>
          </table:table-cell>
          <table:table-cell table:formula="of:=ROUND(([.A259]-1)/3;0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DEC2HEX([.A260];3)" office:value-type="string" office:string-value="103" calcext:value-type="string">
            <text:p>103</text:p>
          </table:table-cell>
          <table:table-cell table:formula="of:=DEC2HEX([.D260];2)" office:value-type="string" office:string-value="56" calcext:value-type="string">
            <text:p>56</text:p>
          </table:table-cell>
          <table:table-cell table:formula="of:=ROUND(([.A260]-1)/3;0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DEC2HEX([.A261];3)" office:value-type="string" office:string-value="104" calcext:value-type="string">
            <text:p>104</text:p>
          </table:table-cell>
          <table:table-cell table:formula="of:=DEC2HEX([.D261];2)" office:value-type="string" office:string-value="56" calcext:value-type="string">
            <text:p>56</text:p>
          </table:table-cell>
          <table:table-cell table:formula="of:=ROUND(([.A261]-1)/3;0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DEC2HEX([.A262];3)" office:value-type="string" office:string-value="105" calcext:value-type="string">
            <text:p>105</text:p>
          </table:table-cell>
          <table:table-cell table:formula="of:=DEC2HEX([.D262];2)" office:value-type="string" office:string-value="57" calcext:value-type="string">
            <text:p>57</text:p>
          </table:table-cell>
          <table:table-cell table:formula="of:=ROUND(([.A262]-1)/3;0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DEC2HEX([.A263];3)" office:value-type="string" office:string-value="106" calcext:value-type="string">
            <text:p>106</text:p>
          </table:table-cell>
          <table:table-cell table:formula="of:=DEC2HEX([.D263];2)" office:value-type="string" office:string-value="57" calcext:value-type="string">
            <text:p>57</text:p>
          </table:table-cell>
          <table:table-cell table:formula="of:=ROUND(([.A263]-1)/3;0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DEC2HEX([.A264];3)" office:value-type="string" office:string-value="107" calcext:value-type="string">
            <text:p>107</text:p>
          </table:table-cell>
          <table:table-cell table:formula="of:=DEC2HEX([.D264];2)" office:value-type="string" office:string-value="57" calcext:value-type="string">
            <text:p>57</text:p>
          </table:table-cell>
          <table:table-cell table:formula="of:=ROUND(([.A264]-1)/3;0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DEC2HEX([.A265];3)" office:value-type="string" office:string-value="108" calcext:value-type="string">
            <text:p>108</text:p>
          </table:table-cell>
          <table:table-cell table:formula="of:=DEC2HEX([.D265];2)" office:value-type="string" office:string-value="58" calcext:value-type="string">
            <text:p>58</text:p>
          </table:table-cell>
          <table:table-cell table:formula="of:=ROUND(([.A265]-1)/3;0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DEC2HEX([.A266];3)" office:value-type="string" office:string-value="109" calcext:value-type="string">
            <text:p>109</text:p>
          </table:table-cell>
          <table:table-cell table:formula="of:=DEC2HEX([.D266];2)" office:value-type="string" office:string-value="58" calcext:value-type="string">
            <text:p>58</text:p>
          </table:table-cell>
          <table:table-cell table:formula="of:=ROUND(([.A266]-1)/3;0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DEC2HEX([.A267];3)" office:value-type="string" office:string-value="10A" calcext:value-type="string">
            <text:p>10A</text:p>
          </table:table-cell>
          <table:table-cell table:formula="of:=DEC2HEX([.D267];2)" office:value-type="string" office:string-value="58" calcext:value-type="string">
            <text:p>58</text:p>
          </table:table-cell>
          <table:table-cell table:formula="of:=ROUND(([.A267]-1)/3;0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DEC2HEX([.A268];3)" office:value-type="string" office:string-value="10B" calcext:value-type="string">
            <text:p>10B</text:p>
          </table:table-cell>
          <table:table-cell table:formula="of:=DEC2HEX([.D268];2)" office:value-type="string" office:string-value="59" calcext:value-type="string">
            <text:p>59</text:p>
          </table:table-cell>
          <table:table-cell table:formula="of:=ROUND(([.A268]-1)/3;0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DEC2HEX([.A269];3)" office:value-type="string" office:string-value="10C" calcext:value-type="string">
            <text:p>10C</text:p>
          </table:table-cell>
          <table:table-cell table:formula="of:=DEC2HEX([.D269];2)" office:value-type="string" office:string-value="59" calcext:value-type="string">
            <text:p>59</text:p>
          </table:table-cell>
          <table:table-cell table:formula="of:=ROUND(([.A269]-1)/3;0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DEC2HEX([.A270];3)" office:value-type="string" office:string-value="10D" calcext:value-type="string">
            <text:p>10D</text:p>
          </table:table-cell>
          <table:table-cell table:formula="of:=DEC2HEX([.D270];2)" office:value-type="string" office:string-value="59" calcext:value-type="string">
            <text:p>59</text:p>
          </table:table-cell>
          <table:table-cell table:formula="of:=ROUND(([.A270]-1)/3;0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DEC2HEX([.A271];3)" office:value-type="string" office:string-value="10E" calcext:value-type="string">
            <text:p>10E</text:p>
          </table:table-cell>
          <table:table-cell table:formula="of:=DEC2HEX([.D271];2)" office:value-type="string" office:string-value="5A" calcext:value-type="string">
            <text:p>5A</text:p>
          </table:table-cell>
          <table:table-cell table:formula="of:=ROUND(([.A271]-1)/3;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DEC2HEX([.A272];3)" office:value-type="string" office:string-value="10F" calcext:value-type="string">
            <text:p>10F</text:p>
          </table:table-cell>
          <table:table-cell table:formula="of:=DEC2HEX([.D272];2)" office:value-type="string" office:string-value="5A" calcext:value-type="string">
            <text:p>5A</text:p>
          </table:table-cell>
          <table:table-cell table:formula="of:=ROUND(([.A272]-1)/3;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DEC2HEX([.A273];3)" office:value-type="string" office:string-value="110" calcext:value-type="string">
            <text:p>110</text:p>
          </table:table-cell>
          <table:table-cell table:formula="of:=DEC2HEX([.D273];2)" office:value-type="string" office:string-value="5A" calcext:value-type="string">
            <text:p>5A</text:p>
          </table:table-cell>
          <table:table-cell table:formula="of:=ROUND(([.A273]-1)/3;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DEC2HEX([.A274];3)" office:value-type="string" office:string-value="111" calcext:value-type="string">
            <text:p>111</text:p>
          </table:table-cell>
          <table:table-cell table:formula="of:=DEC2HEX([.D274];2)" office:value-type="string" office:string-value="5B" calcext:value-type="string">
            <text:p>5B</text:p>
          </table:table-cell>
          <table:table-cell table:formula="of:=ROUND(([.A274]-1)/3;0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DEC2HEX([.A275];3)" office:value-type="string" office:string-value="112" calcext:value-type="string">
            <text:p>112</text:p>
          </table:table-cell>
          <table:table-cell table:formula="of:=DEC2HEX([.D275];2)" office:value-type="string" office:string-value="5B" calcext:value-type="string">
            <text:p>5B</text:p>
          </table:table-cell>
          <table:table-cell table:formula="of:=ROUND(([.A275]-1)/3;0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DEC2HEX([.A276];3)" office:value-type="string" office:string-value="113" calcext:value-type="string">
            <text:p>113</text:p>
          </table:table-cell>
          <table:table-cell table:formula="of:=DEC2HEX([.D276];2)" office:value-type="string" office:string-value="5B" calcext:value-type="string">
            <text:p>5B</text:p>
          </table:table-cell>
          <table:table-cell table:formula="of:=ROUND(([.A276]-1)/3;0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DEC2HEX([.A277];3)" office:value-type="string" office:string-value="114" calcext:value-type="string">
            <text:p>114</text:p>
          </table:table-cell>
          <table:table-cell table:formula="of:=DEC2HEX([.D277];2)" office:value-type="string" office:string-value="5C" calcext:value-type="string">
            <text:p>5C</text:p>
          </table:table-cell>
          <table:table-cell table:formula="of:=ROUND(([.A277]-1)/3;0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DEC2HEX([.A278];3)" office:value-type="string" office:string-value="115" calcext:value-type="string">
            <text:p>115</text:p>
          </table:table-cell>
          <table:table-cell table:formula="of:=DEC2HEX([.D278];2)" office:value-type="string" office:string-value="5C" calcext:value-type="string">
            <text:p>5C</text:p>
          </table:table-cell>
          <table:table-cell table:formula="of:=ROUND(([.A278]-1)/3;0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DEC2HEX([.A279];3)" office:value-type="string" office:string-value="116" calcext:value-type="string">
            <text:p>116</text:p>
          </table:table-cell>
          <table:table-cell table:formula="of:=DEC2HEX([.D279];2)" office:value-type="string" office:string-value="5C" calcext:value-type="string">
            <text:p>5C</text:p>
          </table:table-cell>
          <table:table-cell table:formula="of:=ROUND(([.A279]-1)/3;0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DEC2HEX([.A280];3)" office:value-type="string" office:string-value="117" calcext:value-type="string">
            <text:p>117</text:p>
          </table:table-cell>
          <table:table-cell table:formula="of:=DEC2HEX([.D280];2)" office:value-type="string" office:string-value="5D" calcext:value-type="string">
            <text:p>5D</text:p>
          </table:table-cell>
          <table:table-cell table:formula="of:=ROUND(([.A280]-1)/3;0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DEC2HEX([.A281];3)" office:value-type="string" office:string-value="118" calcext:value-type="string">
            <text:p>118</text:p>
          </table:table-cell>
          <table:table-cell table:formula="of:=DEC2HEX([.D281];2)" office:value-type="string" office:string-value="5D" calcext:value-type="string">
            <text:p>5D</text:p>
          </table:table-cell>
          <table:table-cell table:formula="of:=ROUND(([.A281]-1)/3;0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DEC2HEX([.A282];3)" office:value-type="string" office:string-value="119" calcext:value-type="string">
            <text:p>119</text:p>
          </table:table-cell>
          <table:table-cell table:formula="of:=DEC2HEX([.D282];2)" office:value-type="string" office:string-value="5D" calcext:value-type="string">
            <text:p>5D</text:p>
          </table:table-cell>
          <table:table-cell table:formula="of:=ROUND(([.A282]-1)/3;0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DEC2HEX([.A283];3)" office:value-type="string" office:string-value="11A" calcext:value-type="string">
            <text:p>11A</text:p>
          </table:table-cell>
          <table:table-cell table:formula="of:=DEC2HEX([.D283];2)" office:value-type="string" office:string-value="5E" calcext:value-type="string">
            <text:p>5E</text:p>
          </table:table-cell>
          <table:table-cell table:formula="of:=ROUND(([.A283]-1)/3;0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DEC2HEX([.A284];3)" office:value-type="string" office:string-value="11B" calcext:value-type="string">
            <text:p>11B</text:p>
          </table:table-cell>
          <table:table-cell table:formula="of:=DEC2HEX([.D284];2)" office:value-type="string" office:string-value="5E" calcext:value-type="string">
            <text:p>5E</text:p>
          </table:table-cell>
          <table:table-cell table:formula="of:=ROUND(([.A284]-1)/3;0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DEC2HEX([.A285];3)" office:value-type="string" office:string-value="11C" calcext:value-type="string">
            <text:p>11C</text:p>
          </table:table-cell>
          <table:table-cell table:formula="of:=DEC2HEX([.D285];2)" office:value-type="string" office:string-value="5E" calcext:value-type="string">
            <text:p>5E</text:p>
          </table:table-cell>
          <table:table-cell table:formula="of:=ROUND(([.A285]-1)/3;0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DEC2HEX([.A286];3)" office:value-type="string" office:string-value="11D" calcext:value-type="string">
            <text:p>11D</text:p>
          </table:table-cell>
          <table:table-cell table:formula="of:=DEC2HEX([.D286];2)" office:value-type="string" office:string-value="5F" calcext:value-type="string">
            <text:p>5F</text:p>
          </table:table-cell>
          <table:table-cell table:formula="of:=ROUND(([.A286]-1)/3;0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DEC2HEX([.A287];3)" office:value-type="string" office:string-value="11E" calcext:value-type="string">
            <text:p>11E</text:p>
          </table:table-cell>
          <table:table-cell table:formula="of:=DEC2HEX([.D287];2)" office:value-type="string" office:string-value="5F" calcext:value-type="string">
            <text:p>5F</text:p>
          </table:table-cell>
          <table:table-cell table:formula="of:=ROUND(([.A287]-1)/3;0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DEC2HEX([.A288];3)" office:value-type="string" office:string-value="11F" calcext:value-type="string">
            <text:p>11F</text:p>
          </table:table-cell>
          <table:table-cell table:formula="of:=DEC2HEX([.D288];2)" office:value-type="string" office:string-value="5F" calcext:value-type="string">
            <text:p>5F</text:p>
          </table:table-cell>
          <table:table-cell table:formula="of:=ROUND(([.A288]-1)/3;0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DEC2HEX([.A289];3)" office:value-type="string" office:string-value="120" calcext:value-type="string">
            <text:p>120</text:p>
          </table:table-cell>
          <table:table-cell table:formula="of:=DEC2HEX([.D289];2)" office:value-type="string" office:string-value="60" calcext:value-type="string">
            <text:p>60</text:p>
          </table:table-cell>
          <table:table-cell table:formula="of:=ROUND(([.A289]-1)/3;0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DEC2HEX([.A290];3)" office:value-type="string" office:string-value="121" calcext:value-type="string">
            <text:p>121</text:p>
          </table:table-cell>
          <table:table-cell table:formula="of:=DEC2HEX([.D290];2)" office:value-type="string" office:string-value="60" calcext:value-type="string">
            <text:p>60</text:p>
          </table:table-cell>
          <table:table-cell table:formula="of:=ROUND(([.A290]-1)/3;0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DEC2HEX([.A291];3)" office:value-type="string" office:string-value="122" calcext:value-type="string">
            <text:p>122</text:p>
          </table:table-cell>
          <table:table-cell table:formula="of:=DEC2HEX([.D291];2)" office:value-type="string" office:string-value="60" calcext:value-type="string">
            <text:p>60</text:p>
          </table:table-cell>
          <table:table-cell table:formula="of:=ROUND(([.A291]-1)/3;0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DEC2HEX([.A292];3)" office:value-type="string" office:string-value="123" calcext:value-type="string">
            <text:p>123</text:p>
          </table:table-cell>
          <table:table-cell table:formula="of:=DEC2HEX([.D292];2)" office:value-type="string" office:string-value="61" calcext:value-type="string">
            <text:p>61</text:p>
          </table:table-cell>
          <table:table-cell table:formula="of:=ROUND(([.A292]-1)/3;0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DEC2HEX([.A293];3)" office:value-type="string" office:string-value="124" calcext:value-type="string">
            <text:p>124</text:p>
          </table:table-cell>
          <table:table-cell table:formula="of:=DEC2HEX([.D293];2)" office:value-type="string" office:string-value="61" calcext:value-type="string">
            <text:p>61</text:p>
          </table:table-cell>
          <table:table-cell table:formula="of:=ROUND(([.A293]-1)/3;0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DEC2HEX([.A294];3)" office:value-type="string" office:string-value="125" calcext:value-type="string">
            <text:p>125</text:p>
          </table:table-cell>
          <table:table-cell table:formula="of:=DEC2HEX([.D294];2)" office:value-type="string" office:string-value="61" calcext:value-type="string">
            <text:p>61</text:p>
          </table:table-cell>
          <table:table-cell table:formula="of:=ROUND(([.A294]-1)/3;0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DEC2HEX([.A295];3)" office:value-type="string" office:string-value="126" calcext:value-type="string">
            <text:p>126</text:p>
          </table:table-cell>
          <table:table-cell table:formula="of:=DEC2HEX([.D295];2)" office:value-type="string" office:string-value="62" calcext:value-type="string">
            <text:p>62</text:p>
          </table:table-cell>
          <table:table-cell table:formula="of:=ROUND(([.A295]-1)/3;0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DEC2HEX([.A296];3)" office:value-type="string" office:string-value="127" calcext:value-type="string">
            <text:p>127</text:p>
          </table:table-cell>
          <table:table-cell table:formula="of:=DEC2HEX([.D296];2)" office:value-type="string" office:string-value="62" calcext:value-type="string">
            <text:p>62</text:p>
          </table:table-cell>
          <table:table-cell table:formula="of:=ROUND(([.A296]-1)/3;0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DEC2HEX([.A297];3)" office:value-type="string" office:string-value="128" calcext:value-type="string">
            <text:p>128</text:p>
          </table:table-cell>
          <table:table-cell table:formula="of:=DEC2HEX([.D297];2)" office:value-type="string" office:string-value="62" calcext:value-type="string">
            <text:p>62</text:p>
          </table:table-cell>
          <table:table-cell table:formula="of:=ROUND(([.A297]-1)/3;0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DEC2HEX([.A298];3)" office:value-type="string" office:string-value="129" calcext:value-type="string">
            <text:p>129</text:p>
          </table:table-cell>
          <table:table-cell table:formula="of:=DEC2HEX([.D298];2)" office:value-type="string" office:string-value="63" calcext:value-type="string">
            <text:p>63</text:p>
          </table:table-cell>
          <table:table-cell table:formula="of:=ROUND(([.A298]-1)/3;0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DEC2HEX([.A299];3)" office:value-type="string" office:string-value="12A" calcext:value-type="string">
            <text:p>12A</text:p>
          </table:table-cell>
          <table:table-cell table:formula="of:=DEC2HEX([.D299];2)" office:value-type="string" office:string-value="63" calcext:value-type="string">
            <text:p>63</text:p>
          </table:table-cell>
          <table:table-cell table:formula="of:=ROUND(([.A299]-1)/3;0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DEC2HEX([.A300];3)" office:value-type="string" office:string-value="12B" calcext:value-type="string">
            <text:p>12B</text:p>
          </table:table-cell>
          <table:table-cell table:formula="of:=DEC2HEX([.D300];2)" office:value-type="string" office:string-value="63" calcext:value-type="string">
            <text:p>63</text:p>
          </table:table-cell>
          <table:table-cell table:formula="of:=ROUND(([.A300]-1)/3;0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DEC2HEX([.A301];3)" office:value-type="string" office:string-value="12C" calcext:value-type="string">
            <text:p>12C</text:p>
          </table:table-cell>
          <table:table-cell table:formula="of:=DEC2HEX([.D301];2)" office:value-type="string" office:string-value="64" calcext:value-type="string">
            <text:p>64</text:p>
          </table:table-cell>
          <table:table-cell table:formula="of:=ROUND(([.A301]-1)/3;0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DEC2HEX([.A302];3)" office:value-type="string" office:string-value="12D" calcext:value-type="string">
            <text:p>12D</text:p>
          </table:table-cell>
          <table:table-cell table:formula="of:=DEC2HEX([.D302];2)" office:value-type="string" office:string-value="64" calcext:value-type="string">
            <text:p>64</text:p>
          </table:table-cell>
          <table:table-cell table:formula="of:=ROUND(([.A302]-1)/3;0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DEC2HEX([.A303];3)" office:value-type="string" office:string-value="12E" calcext:value-type="string">
            <text:p>12E</text:p>
          </table:table-cell>
          <table:table-cell table:formula="of:=DEC2HEX([.D303];2)" office:value-type="string" office:string-value="64" calcext:value-type="string">
            <text:p>64</text:p>
          </table:table-cell>
          <table:table-cell table:formula="of:=ROUND(([.A303]-1)/3;0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DEC2HEX([.A304];3)" office:value-type="string" office:string-value="12F" calcext:value-type="string">
            <text:p>12F</text:p>
          </table:table-cell>
          <table:table-cell table:formula="of:=DEC2HEX([.D304];2)" office:value-type="string" office:string-value="65" calcext:value-type="string">
            <text:p>65</text:p>
          </table:table-cell>
          <table:table-cell table:formula="of:=ROUND(([.A304]-1)/3;0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DEC2HEX([.A305];3)" office:value-type="string" office:string-value="130" calcext:value-type="string">
            <text:p>130</text:p>
          </table:table-cell>
          <table:table-cell table:formula="of:=DEC2HEX([.D305];2)" office:value-type="string" office:string-value="65" calcext:value-type="string">
            <text:p>65</text:p>
          </table:table-cell>
          <table:table-cell table:formula="of:=ROUND(([.A305]-1)/3;0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DEC2HEX([.A306];3)" office:value-type="string" office:string-value="131" calcext:value-type="string">
            <text:p>131</text:p>
          </table:table-cell>
          <table:table-cell table:formula="of:=DEC2HEX([.D306];2)" office:value-type="string" office:string-value="65" calcext:value-type="string">
            <text:p>65</text:p>
          </table:table-cell>
          <table:table-cell table:formula="of:=ROUND(([.A306]-1)/3;0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DEC2HEX([.A307];3)" office:value-type="string" office:string-value="132" calcext:value-type="string">
            <text:p>132</text:p>
          </table:table-cell>
          <table:table-cell table:formula="of:=DEC2HEX([.D307];2)" office:value-type="string" office:string-value="66" calcext:value-type="string">
            <text:p>66</text:p>
          </table:table-cell>
          <table:table-cell table:formula="of:=ROUND(([.A307]-1)/3;0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DEC2HEX([.A308];3)" office:value-type="string" office:string-value="133" calcext:value-type="string">
            <text:p>133</text:p>
          </table:table-cell>
          <table:table-cell table:formula="of:=DEC2HEX([.D308];2)" office:value-type="string" office:string-value="66" calcext:value-type="string">
            <text:p>66</text:p>
          </table:table-cell>
          <table:table-cell table:formula="of:=ROUND(([.A308]-1)/3;0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DEC2HEX([.A309];3)" office:value-type="string" office:string-value="134" calcext:value-type="string">
            <text:p>134</text:p>
          </table:table-cell>
          <table:table-cell table:formula="of:=DEC2HEX([.D309];2)" office:value-type="string" office:string-value="66" calcext:value-type="string">
            <text:p>66</text:p>
          </table:table-cell>
          <table:table-cell table:formula="of:=ROUND(([.A309]-1)/3;0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DEC2HEX([.A310];3)" office:value-type="string" office:string-value="135" calcext:value-type="string">
            <text:p>135</text:p>
          </table:table-cell>
          <table:table-cell table:formula="of:=DEC2HEX([.D310];2)" office:value-type="string" office:string-value="67" calcext:value-type="string">
            <text:p>67</text:p>
          </table:table-cell>
          <table:table-cell table:formula="of:=ROUND(([.A310]-1)/3;0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DEC2HEX([.A311];3)" office:value-type="string" office:string-value="136" calcext:value-type="string">
            <text:p>136</text:p>
          </table:table-cell>
          <table:table-cell table:formula="of:=DEC2HEX([.D311];2)" office:value-type="string" office:string-value="67" calcext:value-type="string">
            <text:p>67</text:p>
          </table:table-cell>
          <table:table-cell table:formula="of:=ROUND(([.A311]-1)/3;0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DEC2HEX([.A312];3)" office:value-type="string" office:string-value="137" calcext:value-type="string">
            <text:p>137</text:p>
          </table:table-cell>
          <table:table-cell table:formula="of:=DEC2HEX([.D312];2)" office:value-type="string" office:string-value="67" calcext:value-type="string">
            <text:p>67</text:p>
          </table:table-cell>
          <table:table-cell table:formula="of:=ROUND(([.A312]-1)/3;0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DEC2HEX([.A313];3)" office:value-type="string" office:string-value="138" calcext:value-type="string">
            <text:p>138</text:p>
          </table:table-cell>
          <table:table-cell table:formula="of:=DEC2HEX([.D313];2)" office:value-type="string" office:string-value="68" calcext:value-type="string">
            <text:p>68</text:p>
          </table:table-cell>
          <table:table-cell table:formula="of:=ROUND(([.A313]-1)/3;0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DEC2HEX([.A314];3)" office:value-type="string" office:string-value="139" calcext:value-type="string">
            <text:p>139</text:p>
          </table:table-cell>
          <table:table-cell table:formula="of:=DEC2HEX([.D314];2)" office:value-type="string" office:string-value="68" calcext:value-type="string">
            <text:p>68</text:p>
          </table:table-cell>
          <table:table-cell table:formula="of:=ROUND(([.A314]-1)/3;0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DEC2HEX([.A315];3)" office:value-type="string" office:string-value="13A" calcext:value-type="string">
            <text:p>13A</text:p>
          </table:table-cell>
          <table:table-cell table:formula="of:=DEC2HEX([.D315];2)" office:value-type="string" office:string-value="68" calcext:value-type="string">
            <text:p>68</text:p>
          </table:table-cell>
          <table:table-cell table:formula="of:=ROUND(([.A315]-1)/3;0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DEC2HEX([.A316];3)" office:value-type="string" office:string-value="13B" calcext:value-type="string">
            <text:p>13B</text:p>
          </table:table-cell>
          <table:table-cell table:formula="of:=DEC2HEX([.D316];2)" office:value-type="string" office:string-value="69" calcext:value-type="string">
            <text:p>69</text:p>
          </table:table-cell>
          <table:table-cell table:formula="of:=ROUND(([.A316]-1)/3;0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DEC2HEX([.A317];3)" office:value-type="string" office:string-value="13C" calcext:value-type="string">
            <text:p>13C</text:p>
          </table:table-cell>
          <table:table-cell table:formula="of:=DEC2HEX([.D317];2)" office:value-type="string" office:string-value="69" calcext:value-type="string">
            <text:p>69</text:p>
          </table:table-cell>
          <table:table-cell table:formula="of:=ROUND(([.A317]-1)/3;0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DEC2HEX([.A318];3)" office:value-type="string" office:string-value="13D" calcext:value-type="string">
            <text:p>13D</text:p>
          </table:table-cell>
          <table:table-cell table:formula="of:=DEC2HEX([.D318];2)" office:value-type="string" office:string-value="69" calcext:value-type="string">
            <text:p>69</text:p>
          </table:table-cell>
          <table:table-cell table:formula="of:=ROUND(([.A318]-1)/3;0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DEC2HEX([.A319];3)" office:value-type="string" office:string-value="13E" calcext:value-type="string">
            <text:p>13E</text:p>
          </table:table-cell>
          <table:table-cell table:formula="of:=DEC2HEX([.D319];2)" office:value-type="string" office:string-value="6A" calcext:value-type="string">
            <text:p>6A</text:p>
          </table:table-cell>
          <table:table-cell table:formula="of:=ROUND(([.A319]-1)/3;0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DEC2HEX([.A320];3)" office:value-type="string" office:string-value="13F" calcext:value-type="string">
            <text:p>13F</text:p>
          </table:table-cell>
          <table:table-cell table:formula="of:=DEC2HEX([.D320];2)" office:value-type="string" office:string-value="6A" calcext:value-type="string">
            <text:p>6A</text:p>
          </table:table-cell>
          <table:table-cell table:formula="of:=ROUND(([.A320]-1)/3;0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DEC2HEX([.A321];3)" office:value-type="string" office:string-value="140" calcext:value-type="string">
            <text:p>140</text:p>
          </table:table-cell>
          <table:table-cell table:formula="of:=DEC2HEX([.D321];2)" office:value-type="string" office:string-value="6A" calcext:value-type="string">
            <text:p>6A</text:p>
          </table:table-cell>
          <table:table-cell table:formula="of:=ROUND(([.A321]-1)/3;0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DEC2HEX([.A322];3)" office:value-type="string" office:string-value="141" calcext:value-type="string">
            <text:p>141</text:p>
          </table:table-cell>
          <table:table-cell table:formula="of:=DEC2HEX([.D322];2)" office:value-type="string" office:string-value="6B" calcext:value-type="string">
            <text:p>6B</text:p>
          </table:table-cell>
          <table:table-cell table:formula="of:=ROUND(([.A322]-1)/3;0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DEC2HEX([.A323];3)" office:value-type="string" office:string-value="142" calcext:value-type="string">
            <text:p>142</text:p>
          </table:table-cell>
          <table:table-cell table:formula="of:=DEC2HEX([.D323];2)" office:value-type="string" office:string-value="6B" calcext:value-type="string">
            <text:p>6B</text:p>
          </table:table-cell>
          <table:table-cell table:formula="of:=ROUND(([.A323]-1)/3;0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DEC2HEX([.A324];3)" office:value-type="string" office:string-value="143" calcext:value-type="string">
            <text:p>143</text:p>
          </table:table-cell>
          <table:table-cell table:formula="of:=DEC2HEX([.D324];2)" office:value-type="string" office:string-value="6B" calcext:value-type="string">
            <text:p>6B</text:p>
          </table:table-cell>
          <table:table-cell table:formula="of:=ROUND(([.A324]-1)/3;0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DEC2HEX([.A325];3)" office:value-type="string" office:string-value="144" calcext:value-type="string">
            <text:p>144</text:p>
          </table:table-cell>
          <table:table-cell table:formula="of:=DEC2HEX([.D325];2)" office:value-type="string" office:string-value="6C" calcext:value-type="string">
            <text:p>6C</text:p>
          </table:table-cell>
          <table:table-cell table:formula="of:=ROUND(([.A325]-1)/3;0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DEC2HEX([.A326];3)" office:value-type="string" office:string-value="145" calcext:value-type="string">
            <text:p>145</text:p>
          </table:table-cell>
          <table:table-cell table:formula="of:=DEC2HEX([.D326];2)" office:value-type="string" office:string-value="6C" calcext:value-type="string">
            <text:p>6C</text:p>
          </table:table-cell>
          <table:table-cell table:formula="of:=ROUND(([.A326]-1)/3;0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DEC2HEX([.A327];3)" office:value-type="string" office:string-value="146" calcext:value-type="string">
            <text:p>146</text:p>
          </table:table-cell>
          <table:table-cell table:formula="of:=DEC2HEX([.D327];2)" office:value-type="string" office:string-value="6C" calcext:value-type="string">
            <text:p>6C</text:p>
          </table:table-cell>
          <table:table-cell table:formula="of:=ROUND(([.A327]-1)/3;0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DEC2HEX([.A328];3)" office:value-type="string" office:string-value="147" calcext:value-type="string">
            <text:p>147</text:p>
          </table:table-cell>
          <table:table-cell table:formula="of:=DEC2HEX([.D328];2)" office:value-type="string" office:string-value="6D" calcext:value-type="string">
            <text:p>6D</text:p>
          </table:table-cell>
          <table:table-cell table:formula="of:=ROUND(([.A328]-1)/3;0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DEC2HEX([.A329];3)" office:value-type="string" office:string-value="148" calcext:value-type="string">
            <text:p>148</text:p>
          </table:table-cell>
          <table:table-cell table:formula="of:=DEC2HEX([.D329];2)" office:value-type="string" office:string-value="6D" calcext:value-type="string">
            <text:p>6D</text:p>
          </table:table-cell>
          <table:table-cell table:formula="of:=ROUND(([.A329]-1)/3;0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DEC2HEX([.A330];3)" office:value-type="string" office:string-value="149" calcext:value-type="string">
            <text:p>149</text:p>
          </table:table-cell>
          <table:table-cell table:formula="of:=DEC2HEX([.D330];2)" office:value-type="string" office:string-value="6D" calcext:value-type="string">
            <text:p>6D</text:p>
          </table:table-cell>
          <table:table-cell table:formula="of:=ROUND(([.A330]-1)/3;0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DEC2HEX([.A331];3)" office:value-type="string" office:string-value="14A" calcext:value-type="string">
            <text:p>14A</text:p>
          </table:table-cell>
          <table:table-cell table:formula="of:=DEC2HEX([.D331];2)" office:value-type="string" office:string-value="6E" calcext:value-type="string">
            <text:p>6E</text:p>
          </table:table-cell>
          <table:table-cell table:formula="of:=ROUND(([.A331]-1)/3;0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DEC2HEX([.A332];3)" office:value-type="string" office:string-value="14B" calcext:value-type="string">
            <text:p>14B</text:p>
          </table:table-cell>
          <table:table-cell table:formula="of:=DEC2HEX([.D332];2)" office:value-type="string" office:string-value="6E" calcext:value-type="string">
            <text:p>6E</text:p>
          </table:table-cell>
          <table:table-cell table:formula="of:=ROUND(([.A332]-1)/3;0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DEC2HEX([.A333];3)" office:value-type="string" office:string-value="14C" calcext:value-type="string">
            <text:p>14C</text:p>
          </table:table-cell>
          <table:table-cell table:formula="of:=DEC2HEX([.D333];2)" office:value-type="string" office:string-value="6E" calcext:value-type="string">
            <text:p>6E</text:p>
          </table:table-cell>
          <table:table-cell table:formula="of:=ROUND(([.A333]-1)/3;0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DEC2HEX([.A334];3)" office:value-type="string" office:string-value="14D" calcext:value-type="string">
            <text:p>14D</text:p>
          </table:table-cell>
          <table:table-cell table:formula="of:=DEC2HEX([.D334];2)" office:value-type="string" office:string-value="6F" calcext:value-type="string">
            <text:p>6F</text:p>
          </table:table-cell>
          <table:table-cell table:formula="of:=ROUND(([.A334]-1)/3;0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DEC2HEX([.A335];3)" office:value-type="string" office:string-value="14E" calcext:value-type="string">
            <text:p>14E</text:p>
          </table:table-cell>
          <table:table-cell table:formula="of:=DEC2HEX([.D335];2)" office:value-type="string" office:string-value="6F" calcext:value-type="string">
            <text:p>6F</text:p>
          </table:table-cell>
          <table:table-cell table:formula="of:=ROUND(([.A335]-1)/3;0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DEC2HEX([.A336];3)" office:value-type="string" office:string-value="14F" calcext:value-type="string">
            <text:p>14F</text:p>
          </table:table-cell>
          <table:table-cell table:formula="of:=DEC2HEX([.D336];2)" office:value-type="string" office:string-value="6F" calcext:value-type="string">
            <text:p>6F</text:p>
          </table:table-cell>
          <table:table-cell table:formula="of:=ROUND(([.A336]-1)/3;0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DEC2HEX([.A337];3)" office:value-type="string" office:string-value="150" calcext:value-type="string">
            <text:p>150</text:p>
          </table:table-cell>
          <table:table-cell table:formula="of:=DEC2HEX([.D337];2)" office:value-type="string" office:string-value="70" calcext:value-type="string">
            <text:p>70</text:p>
          </table:table-cell>
          <table:table-cell table:formula="of:=ROUND(([.A337]-1)/3;0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DEC2HEX([.A338];3)" office:value-type="string" office:string-value="151" calcext:value-type="string">
            <text:p>151</text:p>
          </table:table-cell>
          <table:table-cell table:formula="of:=DEC2HEX([.D338];2)" office:value-type="string" office:string-value="70" calcext:value-type="string">
            <text:p>70</text:p>
          </table:table-cell>
          <table:table-cell table:formula="of:=ROUND(([.A338]-1)/3;0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DEC2HEX([.A339];3)" office:value-type="string" office:string-value="152" calcext:value-type="string">
            <text:p>152</text:p>
          </table:table-cell>
          <table:table-cell table:formula="of:=DEC2HEX([.D339];2)" office:value-type="string" office:string-value="70" calcext:value-type="string">
            <text:p>70</text:p>
          </table:table-cell>
          <table:table-cell table:formula="of:=ROUND(([.A339]-1)/3;0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DEC2HEX([.A340];3)" office:value-type="string" office:string-value="153" calcext:value-type="string">
            <text:p>153</text:p>
          </table:table-cell>
          <table:table-cell table:formula="of:=DEC2HEX([.D340];2)" office:value-type="string" office:string-value="71" calcext:value-type="string">
            <text:p>71</text:p>
          </table:table-cell>
          <table:table-cell table:formula="of:=ROUND(([.A340]-1)/3;0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DEC2HEX([.A341];3)" office:value-type="string" office:string-value="154" calcext:value-type="string">
            <text:p>154</text:p>
          </table:table-cell>
          <table:table-cell table:formula="of:=DEC2HEX([.D341];2)" office:value-type="string" office:string-value="71" calcext:value-type="string">
            <text:p>71</text:p>
          </table:table-cell>
          <table:table-cell table:formula="of:=ROUND(([.A341]-1)/3;0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DEC2HEX([.A342];3)" office:value-type="string" office:string-value="155" calcext:value-type="string">
            <text:p>155</text:p>
          </table:table-cell>
          <table:table-cell table:formula="of:=DEC2HEX([.D342];2)" office:value-type="string" office:string-value="71" calcext:value-type="string">
            <text:p>71</text:p>
          </table:table-cell>
          <table:table-cell table:formula="of:=ROUND(([.A342]-1)/3;0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DEC2HEX([.A343];3)" office:value-type="string" office:string-value="156" calcext:value-type="string">
            <text:p>156</text:p>
          </table:table-cell>
          <table:table-cell table:formula="of:=DEC2HEX([.D343];2)" office:value-type="string" office:string-value="72" calcext:value-type="string">
            <text:p>72</text:p>
          </table:table-cell>
          <table:table-cell table:formula="of:=ROUND(([.A343]-1)/3;0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DEC2HEX([.A344];3)" office:value-type="string" office:string-value="157" calcext:value-type="string">
            <text:p>157</text:p>
          </table:table-cell>
          <table:table-cell table:formula="of:=DEC2HEX([.D344];2)" office:value-type="string" office:string-value="72" calcext:value-type="string">
            <text:p>72</text:p>
          </table:table-cell>
          <table:table-cell table:formula="of:=ROUND(([.A344]-1)/3;0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DEC2HEX([.A345];3)" office:value-type="string" office:string-value="158" calcext:value-type="string">
            <text:p>158</text:p>
          </table:table-cell>
          <table:table-cell table:formula="of:=DEC2HEX([.D345];2)" office:value-type="string" office:string-value="72" calcext:value-type="string">
            <text:p>72</text:p>
          </table:table-cell>
          <table:table-cell table:formula="of:=ROUND(([.A345]-1)/3;0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DEC2HEX([.A346];3)" office:value-type="string" office:string-value="159" calcext:value-type="string">
            <text:p>159</text:p>
          </table:table-cell>
          <table:table-cell table:formula="of:=DEC2HEX([.D346];2)" office:value-type="string" office:string-value="73" calcext:value-type="string">
            <text:p>73</text:p>
          </table:table-cell>
          <table:table-cell table:formula="of:=ROUND(([.A346]-1)/3;0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DEC2HEX([.A347];3)" office:value-type="string" office:string-value="15A" calcext:value-type="string">
            <text:p>15A</text:p>
          </table:table-cell>
          <table:table-cell table:formula="of:=DEC2HEX([.D347];2)" office:value-type="string" office:string-value="73" calcext:value-type="string">
            <text:p>73</text:p>
          </table:table-cell>
          <table:table-cell table:formula="of:=ROUND(([.A347]-1)/3;0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DEC2HEX([.A348];3)" office:value-type="string" office:string-value="15B" calcext:value-type="string">
            <text:p>15B</text:p>
          </table:table-cell>
          <table:table-cell table:formula="of:=DEC2HEX([.D348];2)" office:value-type="string" office:string-value="73" calcext:value-type="string">
            <text:p>73</text:p>
          </table:table-cell>
          <table:table-cell table:formula="of:=ROUND(([.A348]-1)/3;0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DEC2HEX([.A349];3)" office:value-type="string" office:string-value="15C" calcext:value-type="string">
            <text:p>15C</text:p>
          </table:table-cell>
          <table:table-cell table:formula="of:=DEC2HEX([.D349];2)" office:value-type="string" office:string-value="74" calcext:value-type="string">
            <text:p>74</text:p>
          </table:table-cell>
          <table:table-cell table:formula="of:=ROUND(([.A349]-1)/3;0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DEC2HEX([.A350];3)" office:value-type="string" office:string-value="15D" calcext:value-type="string">
            <text:p>15D</text:p>
          </table:table-cell>
          <table:table-cell table:formula="of:=DEC2HEX([.D350];2)" office:value-type="string" office:string-value="74" calcext:value-type="string">
            <text:p>74</text:p>
          </table:table-cell>
          <table:table-cell table:formula="of:=ROUND(([.A350]-1)/3;0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DEC2HEX([.A351];3)" office:value-type="string" office:string-value="15E" calcext:value-type="string">
            <text:p>15E</text:p>
          </table:table-cell>
          <table:table-cell table:formula="of:=DEC2HEX([.D351];2)" office:value-type="string" office:string-value="74" calcext:value-type="string">
            <text:p>74</text:p>
          </table:table-cell>
          <table:table-cell table:formula="of:=ROUND(([.A351]-1)/3;0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DEC2HEX([.A352];3)" office:value-type="string" office:string-value="15F" calcext:value-type="string">
            <text:p>15F</text:p>
          </table:table-cell>
          <table:table-cell table:formula="of:=DEC2HEX([.D352];2)" office:value-type="string" office:string-value="75" calcext:value-type="string">
            <text:p>75</text:p>
          </table:table-cell>
          <table:table-cell table:formula="of:=ROUND(([.A352]-1)/3;0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DEC2HEX([.A353];3)" office:value-type="string" office:string-value="160" calcext:value-type="string">
            <text:p>160</text:p>
          </table:table-cell>
          <table:table-cell table:formula="of:=DEC2HEX([.D353];2)" office:value-type="string" office:string-value="75" calcext:value-type="string">
            <text:p>75</text:p>
          </table:table-cell>
          <table:table-cell table:formula="of:=ROUND(([.A353]-1)/3;0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DEC2HEX([.A354];3)" office:value-type="string" office:string-value="161" calcext:value-type="string">
            <text:p>161</text:p>
          </table:table-cell>
          <table:table-cell table:formula="of:=DEC2HEX([.D354];2)" office:value-type="string" office:string-value="75" calcext:value-type="string">
            <text:p>75</text:p>
          </table:table-cell>
          <table:table-cell table:formula="of:=ROUND(([.A354]-1)/3;0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DEC2HEX([.A355];3)" office:value-type="string" office:string-value="162" calcext:value-type="string">
            <text:p>162</text:p>
          </table:table-cell>
          <table:table-cell table:formula="of:=DEC2HEX([.D355];2)" office:value-type="string" office:string-value="76" calcext:value-type="string">
            <text:p>76</text:p>
          </table:table-cell>
          <table:table-cell table:formula="of:=ROUND(([.A355]-1)/3;0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DEC2HEX([.A356];3)" office:value-type="string" office:string-value="163" calcext:value-type="string">
            <text:p>163</text:p>
          </table:table-cell>
          <table:table-cell table:formula="of:=DEC2HEX([.D356];2)" office:value-type="string" office:string-value="76" calcext:value-type="string">
            <text:p>76</text:p>
          </table:table-cell>
          <table:table-cell table:formula="of:=ROUND(([.A356]-1)/3;0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DEC2HEX([.A357];3)" office:value-type="string" office:string-value="164" calcext:value-type="string">
            <text:p>164</text:p>
          </table:table-cell>
          <table:table-cell table:formula="of:=DEC2HEX([.D357];2)" office:value-type="string" office:string-value="76" calcext:value-type="string">
            <text:p>76</text:p>
          </table:table-cell>
          <table:table-cell table:formula="of:=ROUND(([.A357]-1)/3;0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DEC2HEX([.A358];3)" office:value-type="string" office:string-value="165" calcext:value-type="string">
            <text:p>165</text:p>
          </table:table-cell>
          <table:table-cell table:formula="of:=DEC2HEX([.D358];2)" office:value-type="string" office:string-value="77" calcext:value-type="string">
            <text:p>77</text:p>
          </table:table-cell>
          <table:table-cell table:formula="of:=ROUND(([.A358]-1)/3;0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DEC2HEX([.A359];3)" office:value-type="string" office:string-value="166" calcext:value-type="string">
            <text:p>166</text:p>
          </table:table-cell>
          <table:table-cell table:formula="of:=DEC2HEX([.D359];2)" office:value-type="string" office:string-value="77" calcext:value-type="string">
            <text:p>77</text:p>
          </table:table-cell>
          <table:table-cell table:formula="of:=ROUND(([.A359]-1)/3;0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DEC2HEX([.A360];3)" office:value-type="string" office:string-value="167" calcext:value-type="string">
            <text:p>167</text:p>
          </table:table-cell>
          <table:table-cell table:formula="of:=DEC2HEX([.D360];2)" office:value-type="string" office:string-value="77" calcext:value-type="string">
            <text:p>77</text:p>
          </table:table-cell>
          <table:table-cell table:formula="of:=ROUND(([.A360]-1)/3;0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DEC2HEX([.A361];3)" office:value-type="string" office:string-value="168" calcext:value-type="string">
            <text:p>168</text:p>
          </table:table-cell>
          <table:table-cell table:formula="of:=DEC2HEX([.D361];2)" office:value-type="string" office:string-value="78" calcext:value-type="string">
            <text:p>78</text:p>
          </table:table-cell>
          <table:table-cell table:formula="of:=ROUND(([.A361]-1)/3;0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DEC2HEX([.A362];3)" office:value-type="string" office:string-value="169" calcext:value-type="string">
            <text:p>169</text:p>
          </table:table-cell>
          <table:table-cell table:formula="of:=DEC2HEX([.D362];2)" office:value-type="string" office:string-value="78" calcext:value-type="string">
            <text:p>78</text:p>
          </table:table-cell>
          <table:table-cell table:formula="of:=ROUND(([.A362]-1)/3;0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DEC2HEX([.A363];3)" office:value-type="string" office:string-value="16A" calcext:value-type="string">
            <text:p>16A</text:p>
          </table:table-cell>
          <table:table-cell table:formula="of:=DEC2HEX([.D363];2)" office:value-type="string" office:string-value="78" calcext:value-type="string">
            <text:p>78</text:p>
          </table:table-cell>
          <table:table-cell table:formula="of:=ROUND(([.A363]-1)/3;0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DEC2HEX([.A364];3)" office:value-type="string" office:string-value="16B" calcext:value-type="string">
            <text:p>16B</text:p>
          </table:table-cell>
          <table:table-cell table:formula="of:=DEC2HEX([.D364];2)" office:value-type="string" office:string-value="79" calcext:value-type="string">
            <text:p>79</text:p>
          </table:table-cell>
          <table:table-cell table:formula="of:=ROUND(([.A364]-1)/3;0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DEC2HEX([.A365];3)" office:value-type="string" office:string-value="16C" calcext:value-type="string">
            <text:p>16C</text:p>
          </table:table-cell>
          <table:table-cell table:formula="of:=DEC2HEX([.D365];2)" office:value-type="string" office:string-value="79" calcext:value-type="string">
            <text:p>79</text:p>
          </table:table-cell>
          <table:table-cell table:formula="of:=ROUND(([.A365]-1)/3;0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DEC2HEX([.A366];3)" office:value-type="string" office:string-value="16D" calcext:value-type="string">
            <text:p>16D</text:p>
          </table:table-cell>
          <table:table-cell table:formula="of:=DEC2HEX([.D366];2)" office:value-type="string" office:string-value="79" calcext:value-type="string">
            <text:p>79</text:p>
          </table:table-cell>
          <table:table-cell table:formula="of:=ROUND(([.A366]-1)/3;0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DEC2HEX([.A367];3)" office:value-type="string" office:string-value="16E" calcext:value-type="string">
            <text:p>16E</text:p>
          </table:table-cell>
          <table:table-cell table:formula="of:=DEC2HEX([.D367];2)" office:value-type="string" office:string-value="7A" calcext:value-type="string">
            <text:p>7A</text:p>
          </table:table-cell>
          <table:table-cell table:formula="of:=ROUND(([.A367]-1)/3;0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DEC2HEX([.A368];3)" office:value-type="string" office:string-value="16F" calcext:value-type="string">
            <text:p>16F</text:p>
          </table:table-cell>
          <table:table-cell table:formula="of:=DEC2HEX([.D368];2)" office:value-type="string" office:string-value="7A" calcext:value-type="string">
            <text:p>7A</text:p>
          </table:table-cell>
          <table:table-cell table:formula="of:=ROUND(([.A368]-1)/3;0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DEC2HEX([.A369];3)" office:value-type="string" office:string-value="170" calcext:value-type="string">
            <text:p>170</text:p>
          </table:table-cell>
          <table:table-cell table:formula="of:=DEC2HEX([.D369];2)" office:value-type="string" office:string-value="7A" calcext:value-type="string">
            <text:p>7A</text:p>
          </table:table-cell>
          <table:table-cell table:formula="of:=ROUND(([.A369]-1)/3;0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DEC2HEX([.A370];3)" office:value-type="string" office:string-value="171" calcext:value-type="string">
            <text:p>171</text:p>
          </table:table-cell>
          <table:table-cell table:formula="of:=DEC2HEX([.D370];2)" office:value-type="string" office:string-value="7B" calcext:value-type="string">
            <text:p>7B</text:p>
          </table:table-cell>
          <table:table-cell table:formula="of:=ROUND(([.A370]-1)/3;0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DEC2HEX([.A371];3)" office:value-type="string" office:string-value="172" calcext:value-type="string">
            <text:p>172</text:p>
          </table:table-cell>
          <table:table-cell table:formula="of:=DEC2HEX([.D371];2)" office:value-type="string" office:string-value="7B" calcext:value-type="string">
            <text:p>7B</text:p>
          </table:table-cell>
          <table:table-cell table:formula="of:=ROUND(([.A371]-1)/3;0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DEC2HEX([.A372];3)" office:value-type="string" office:string-value="173" calcext:value-type="string">
            <text:p>173</text:p>
          </table:table-cell>
          <table:table-cell table:formula="of:=DEC2HEX([.D372];2)" office:value-type="string" office:string-value="7B" calcext:value-type="string">
            <text:p>7B</text:p>
          </table:table-cell>
          <table:table-cell table:formula="of:=ROUND(([.A372]-1)/3;0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DEC2HEX([.A373];3)" office:value-type="string" office:string-value="174" calcext:value-type="string">
            <text:p>174</text:p>
          </table:table-cell>
          <table:table-cell table:formula="of:=DEC2HEX([.D373];2)" office:value-type="string" office:string-value="7C" calcext:value-type="string">
            <text:p>7C</text:p>
          </table:table-cell>
          <table:table-cell table:formula="of:=ROUND(([.A373]-1)/3;0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DEC2HEX([.A374];3)" office:value-type="string" office:string-value="175" calcext:value-type="string">
            <text:p>175</text:p>
          </table:table-cell>
          <table:table-cell table:formula="of:=DEC2HEX([.D374];2)" office:value-type="string" office:string-value="7C" calcext:value-type="string">
            <text:p>7C</text:p>
          </table:table-cell>
          <table:table-cell table:formula="of:=ROUND(([.A374]-1)/3;0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DEC2HEX([.A375];3)" office:value-type="string" office:string-value="176" calcext:value-type="string">
            <text:p>176</text:p>
          </table:table-cell>
          <table:table-cell table:formula="of:=DEC2HEX([.D375];2)" office:value-type="string" office:string-value="7C" calcext:value-type="string">
            <text:p>7C</text:p>
          </table:table-cell>
          <table:table-cell table:formula="of:=ROUND(([.A375]-1)/3;0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DEC2HEX([.A376];3)" office:value-type="string" office:string-value="177" calcext:value-type="string">
            <text:p>177</text:p>
          </table:table-cell>
          <table:table-cell table:formula="of:=DEC2HEX([.D376];2)" office:value-type="string" office:string-value="7D" calcext:value-type="string">
            <text:p>7D</text:p>
          </table:table-cell>
          <table:table-cell table:formula="of:=ROUND(([.A376]-1)/3;0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DEC2HEX([.A377];3)" office:value-type="string" office:string-value="178" calcext:value-type="string">
            <text:p>178</text:p>
          </table:table-cell>
          <table:table-cell table:formula="of:=DEC2HEX([.D377];2)" office:value-type="string" office:string-value="7D" calcext:value-type="string">
            <text:p>7D</text:p>
          </table:table-cell>
          <table:table-cell table:formula="of:=ROUND(([.A377]-1)/3;0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DEC2HEX([.A378];3)" office:value-type="string" office:string-value="179" calcext:value-type="string">
            <text:p>179</text:p>
          </table:table-cell>
          <table:table-cell table:formula="of:=DEC2HEX([.D378];2)" office:value-type="string" office:string-value="7D" calcext:value-type="string">
            <text:p>7D</text:p>
          </table:table-cell>
          <table:table-cell table:formula="of:=ROUND(([.A378]-1)/3;0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DEC2HEX([.A379];3)" office:value-type="string" office:string-value="17A" calcext:value-type="string">
            <text:p>17A</text:p>
          </table:table-cell>
          <table:table-cell table:formula="of:=DEC2HEX([.D379];2)" office:value-type="string" office:string-value="7E" calcext:value-type="string">
            <text:p>7E</text:p>
          </table:table-cell>
          <table:table-cell table:formula="of:=ROUND(([.A379]-1)/3;0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DEC2HEX([.A380];3)" office:value-type="string" office:string-value="17B" calcext:value-type="string">
            <text:p>17B</text:p>
          </table:table-cell>
          <table:table-cell table:formula="of:=DEC2HEX([.D380];2)" office:value-type="string" office:string-value="7E" calcext:value-type="string">
            <text:p>7E</text:p>
          </table:table-cell>
          <table:table-cell table:formula="of:=ROUND(([.A380]-1)/3;0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DEC2HEX([.A381];3)" office:value-type="string" office:string-value="17C" calcext:value-type="string">
            <text:p>17C</text:p>
          </table:table-cell>
          <table:table-cell table:formula="of:=DEC2HEX([.D381];2)" office:value-type="string" office:string-value="7E" calcext:value-type="string">
            <text:p>7E</text:p>
          </table:table-cell>
          <table:table-cell table:formula="of:=ROUND(([.A381]-1)/3;0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DEC2HEX([.A382];3)" office:value-type="string" office:string-value="17D" calcext:value-type="string">
            <text:p>17D</text:p>
          </table:table-cell>
          <table:table-cell table:formula="of:=DEC2HEX([.D382];2)" office:value-type="string" office:string-value="7F" calcext:value-type="string">
            <text:p>7F</text:p>
          </table:table-cell>
          <table:table-cell table:formula="of:=ROUND(([.A382]-1)/3;0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DEC2HEX([.A383];3)" office:value-type="string" office:string-value="17E" calcext:value-type="string">
            <text:p>17E</text:p>
          </table:table-cell>
          <table:table-cell table:formula="of:=DEC2HEX([.D383];2)" office:value-type="string" office:string-value="7F" calcext:value-type="string">
            <text:p>7F</text:p>
          </table:table-cell>
          <table:table-cell table:formula="of:=ROUND(([.A383]-1)/3;0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DEC2HEX([.A384];3)" office:value-type="string" office:string-value="17F" calcext:value-type="string">
            <text:p>17F</text:p>
          </table:table-cell>
          <table:table-cell table:formula="of:=DEC2HEX([.D384];2)" office:value-type="string" office:string-value="7F" calcext:value-type="string">
            <text:p>7F</text:p>
          </table:table-cell>
          <table:table-cell table:formula="of:=ROUND(([.A384]-1)/3;0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DEC2HEX([.A385];3)" office:value-type="string" office:string-value="180" calcext:value-type="string">
            <text:p>180</text:p>
          </table:table-cell>
          <table:table-cell table:formula="of:=DEC2HEX([.D385];2)" office:value-type="string" office:string-value="80" calcext:value-type="string">
            <text:p>80</text:p>
          </table:table-cell>
          <table:table-cell table:formula="of:=ROUND(([.A385]-1)/3;0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DEC2HEX([.A386];3)" office:value-type="string" office:string-value="181" calcext:value-type="string">
            <text:p>181</text:p>
          </table:table-cell>
          <table:table-cell table:formula="of:=DEC2HEX([.D386];2)" office:value-type="string" office:string-value="80" calcext:value-type="string">
            <text:p>80</text:p>
          </table:table-cell>
          <table:table-cell table:formula="of:=ROUND(([.A386]-1)/3;0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DEC2HEX([.A387];3)" office:value-type="string" office:string-value="182" calcext:value-type="string">
            <text:p>182</text:p>
          </table:table-cell>
          <table:table-cell table:formula="of:=DEC2HEX([.D387];2)" office:value-type="string" office:string-value="80" calcext:value-type="string">
            <text:p>80</text:p>
          </table:table-cell>
          <table:table-cell table:formula="of:=ROUND(([.A387]-1)/3;0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DEC2HEX([.A388];3)" office:value-type="string" office:string-value="183" calcext:value-type="string">
            <text:p>183</text:p>
          </table:table-cell>
          <table:table-cell table:formula="of:=DEC2HEX([.D388];2)" office:value-type="string" office:string-value="81" calcext:value-type="string">
            <text:p>81</text:p>
          </table:table-cell>
          <table:table-cell table:formula="of:=ROUND(([.A388]-1)/3;0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DEC2HEX([.A389];3)" office:value-type="string" office:string-value="184" calcext:value-type="string">
            <text:p>184</text:p>
          </table:table-cell>
          <table:table-cell table:formula="of:=DEC2HEX([.D389];2)" office:value-type="string" office:string-value="81" calcext:value-type="string">
            <text:p>81</text:p>
          </table:table-cell>
          <table:table-cell table:formula="of:=ROUND(([.A389]-1)/3;0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DEC2HEX([.A390];3)" office:value-type="string" office:string-value="185" calcext:value-type="string">
            <text:p>185</text:p>
          </table:table-cell>
          <table:table-cell table:formula="of:=DEC2HEX([.D390];2)" office:value-type="string" office:string-value="81" calcext:value-type="string">
            <text:p>81</text:p>
          </table:table-cell>
          <table:table-cell table:formula="of:=ROUND(([.A390]-1)/3;0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DEC2HEX([.A391];3)" office:value-type="string" office:string-value="186" calcext:value-type="string">
            <text:p>186</text:p>
          </table:table-cell>
          <table:table-cell table:formula="of:=DEC2HEX([.D391];2)" office:value-type="string" office:string-value="82" calcext:value-type="string">
            <text:p>82</text:p>
          </table:table-cell>
          <table:table-cell table:formula="of:=ROUND(([.A391]-1)/3;0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DEC2HEX([.A392];3)" office:value-type="string" office:string-value="187" calcext:value-type="string">
            <text:p>187</text:p>
          </table:table-cell>
          <table:table-cell table:formula="of:=DEC2HEX([.D392];2)" office:value-type="string" office:string-value="82" calcext:value-type="string">
            <text:p>82</text:p>
          </table:table-cell>
          <table:table-cell table:formula="of:=ROUND(([.A392]-1)/3;0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DEC2HEX([.A393];3)" office:value-type="string" office:string-value="188" calcext:value-type="string">
            <text:p>188</text:p>
          </table:table-cell>
          <table:table-cell table:formula="of:=DEC2HEX([.D393];2)" office:value-type="string" office:string-value="82" calcext:value-type="string">
            <text:p>82</text:p>
          </table:table-cell>
          <table:table-cell table:formula="of:=ROUND(([.A393]-1)/3;0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DEC2HEX([.A394];3)" office:value-type="string" office:string-value="189" calcext:value-type="string">
            <text:p>189</text:p>
          </table:table-cell>
          <table:table-cell table:formula="of:=DEC2HEX([.D394];2)" office:value-type="string" office:string-value="83" calcext:value-type="string">
            <text:p>83</text:p>
          </table:table-cell>
          <table:table-cell table:formula="of:=ROUND(([.A394]-1)/3;0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DEC2HEX([.A395];3)" office:value-type="string" office:string-value="18A" calcext:value-type="string">
            <text:p>18A</text:p>
          </table:table-cell>
          <table:table-cell table:formula="of:=DEC2HEX([.D395];2)" office:value-type="string" office:string-value="83" calcext:value-type="string">
            <text:p>83</text:p>
          </table:table-cell>
          <table:table-cell table:formula="of:=ROUND(([.A395]-1)/3;0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DEC2HEX([.A396];3)" office:value-type="string" office:string-value="18B" calcext:value-type="string">
            <text:p>18B</text:p>
          </table:table-cell>
          <table:table-cell table:formula="of:=DEC2HEX([.D396];2)" office:value-type="string" office:string-value="83" calcext:value-type="string">
            <text:p>83</text:p>
          </table:table-cell>
          <table:table-cell table:formula="of:=ROUND(([.A396]-1)/3;0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DEC2HEX([.A397];3)" office:value-type="string" office:string-value="18C" calcext:value-type="string">
            <text:p>18C</text:p>
          </table:table-cell>
          <table:table-cell table:formula="of:=DEC2HEX([.D397];2)" office:value-type="string" office:string-value="84" calcext:value-type="string">
            <text:p>84</text:p>
          </table:table-cell>
          <table:table-cell table:formula="of:=ROUND(([.A397]-1)/3;0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DEC2HEX([.A398];3)" office:value-type="string" office:string-value="18D" calcext:value-type="string">
            <text:p>18D</text:p>
          </table:table-cell>
          <table:table-cell table:formula="of:=DEC2HEX([.D398];2)" office:value-type="string" office:string-value="84" calcext:value-type="string">
            <text:p>84</text:p>
          </table:table-cell>
          <table:table-cell table:formula="of:=ROUND(([.A398]-1)/3;0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DEC2HEX([.A399];3)" office:value-type="string" office:string-value="18E" calcext:value-type="string">
            <text:p>18E</text:p>
          </table:table-cell>
          <table:table-cell table:formula="of:=DEC2HEX([.D399];2)" office:value-type="string" office:string-value="84" calcext:value-type="string">
            <text:p>84</text:p>
          </table:table-cell>
          <table:table-cell table:formula="of:=ROUND(([.A399]-1)/3;0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DEC2HEX([.A400];3)" office:value-type="string" office:string-value="18F" calcext:value-type="string">
            <text:p>18F</text:p>
          </table:table-cell>
          <table:table-cell table:formula="of:=DEC2HEX([.D400];2)" office:value-type="string" office:string-value="85" calcext:value-type="string">
            <text:p>85</text:p>
          </table:table-cell>
          <table:table-cell table:formula="of:=ROUND(([.A400]-1)/3;0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DEC2HEX([.A401];3)" office:value-type="string" office:string-value="190" calcext:value-type="string">
            <text:p>190</text:p>
          </table:table-cell>
          <table:table-cell table:formula="of:=DEC2HEX([.D401];2)" office:value-type="string" office:string-value="85" calcext:value-type="string">
            <text:p>85</text:p>
          </table:table-cell>
          <table:table-cell table:formula="of:=ROUND(([.A401]-1)/3;0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DEC2HEX([.A402];3)" office:value-type="string" office:string-value="191" calcext:value-type="string">
            <text:p>191</text:p>
          </table:table-cell>
          <table:table-cell table:formula="of:=DEC2HEX([.D402];2)" office:value-type="string" office:string-value="85" calcext:value-type="string">
            <text:p>85</text:p>
          </table:table-cell>
          <table:table-cell table:formula="of:=ROUND(([.A402]-1)/3;0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DEC2HEX([.A403];3)" office:value-type="string" office:string-value="192" calcext:value-type="string">
            <text:p>192</text:p>
          </table:table-cell>
          <table:table-cell table:formula="of:=DEC2HEX([.D403];2)" office:value-type="string" office:string-value="86" calcext:value-type="string">
            <text:p>86</text:p>
          </table:table-cell>
          <table:table-cell table:formula="of:=ROUND(([.A403]-1)/3;0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DEC2HEX([.A404];3)" office:value-type="string" office:string-value="193" calcext:value-type="string">
            <text:p>193</text:p>
          </table:table-cell>
          <table:table-cell table:formula="of:=DEC2HEX([.D404];2)" office:value-type="string" office:string-value="86" calcext:value-type="string">
            <text:p>86</text:p>
          </table:table-cell>
          <table:table-cell table:formula="of:=ROUND(([.A404]-1)/3;0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DEC2HEX([.A405];3)" office:value-type="string" office:string-value="194" calcext:value-type="string">
            <text:p>194</text:p>
          </table:table-cell>
          <table:table-cell table:formula="of:=DEC2HEX([.D405];2)" office:value-type="string" office:string-value="86" calcext:value-type="string">
            <text:p>86</text:p>
          </table:table-cell>
          <table:table-cell table:formula="of:=ROUND(([.A405]-1)/3;0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DEC2HEX([.A406];3)" office:value-type="string" office:string-value="195" calcext:value-type="string">
            <text:p>195</text:p>
          </table:table-cell>
          <table:table-cell table:formula="of:=DEC2HEX([.D406];2)" office:value-type="string" office:string-value="87" calcext:value-type="string">
            <text:p>87</text:p>
          </table:table-cell>
          <table:table-cell table:formula="of:=ROUND(([.A406]-1)/3;0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DEC2HEX([.A407];3)" office:value-type="string" office:string-value="196" calcext:value-type="string">
            <text:p>196</text:p>
          </table:table-cell>
          <table:table-cell table:formula="of:=DEC2HEX([.D407];2)" office:value-type="string" office:string-value="87" calcext:value-type="string">
            <text:p>87</text:p>
          </table:table-cell>
          <table:table-cell table:formula="of:=ROUND(([.A407]-1)/3;0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DEC2HEX([.A408];3)" office:value-type="string" office:string-value="197" calcext:value-type="string">
            <text:p>197</text:p>
          </table:table-cell>
          <table:table-cell table:formula="of:=DEC2HEX([.D408];2)" office:value-type="string" office:string-value="87" calcext:value-type="string">
            <text:p>87</text:p>
          </table:table-cell>
          <table:table-cell table:formula="of:=ROUND(([.A408]-1)/3;0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DEC2HEX([.A409];3)" office:value-type="string" office:string-value="198" calcext:value-type="string">
            <text:p>198</text:p>
          </table:table-cell>
          <table:table-cell table:formula="of:=DEC2HEX([.D409];2)" office:value-type="string" office:string-value="88" calcext:value-type="string">
            <text:p>88</text:p>
          </table:table-cell>
          <table:table-cell table:formula="of:=ROUND(([.A409]-1)/3;0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DEC2HEX([.A410];3)" office:value-type="string" office:string-value="199" calcext:value-type="string">
            <text:p>199</text:p>
          </table:table-cell>
          <table:table-cell table:formula="of:=DEC2HEX([.D410];2)" office:value-type="string" office:string-value="88" calcext:value-type="string">
            <text:p>88</text:p>
          </table:table-cell>
          <table:table-cell table:formula="of:=ROUND(([.A410]-1)/3;0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DEC2HEX([.A411];3)" office:value-type="string" office:string-value="19A" calcext:value-type="string">
            <text:p>19A</text:p>
          </table:table-cell>
          <table:table-cell table:formula="of:=DEC2HEX([.D411];2)" office:value-type="string" office:string-value="88" calcext:value-type="string">
            <text:p>88</text:p>
          </table:table-cell>
          <table:table-cell table:formula="of:=ROUND(([.A411]-1)/3;0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DEC2HEX([.A412];3)" office:value-type="string" office:string-value="19B" calcext:value-type="string">
            <text:p>19B</text:p>
          </table:table-cell>
          <table:table-cell table:formula="of:=DEC2HEX([.D412];2)" office:value-type="string" office:string-value="89" calcext:value-type="string">
            <text:p>89</text:p>
          </table:table-cell>
          <table:table-cell table:formula="of:=ROUND(([.A412]-1)/3;0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DEC2HEX([.A413];3)" office:value-type="string" office:string-value="19C" calcext:value-type="string">
            <text:p>19C</text:p>
          </table:table-cell>
          <table:table-cell table:formula="of:=DEC2HEX([.D413];2)" office:value-type="string" office:string-value="89" calcext:value-type="string">
            <text:p>89</text:p>
          </table:table-cell>
          <table:table-cell table:formula="of:=ROUND(([.A413]-1)/3;0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DEC2HEX([.A414];3)" office:value-type="string" office:string-value="19D" calcext:value-type="string">
            <text:p>19D</text:p>
          </table:table-cell>
          <table:table-cell table:formula="of:=DEC2HEX([.D414];2)" office:value-type="string" office:string-value="89" calcext:value-type="string">
            <text:p>89</text:p>
          </table:table-cell>
          <table:table-cell table:formula="of:=ROUND(([.A414]-1)/3;0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DEC2HEX([.A415];3)" office:value-type="string" office:string-value="19E" calcext:value-type="string">
            <text:p>19E</text:p>
          </table:table-cell>
          <table:table-cell table:formula="of:=DEC2HEX([.D415];2)" office:value-type="string" office:string-value="8A" calcext:value-type="string">
            <text:p>8A</text:p>
          </table:table-cell>
          <table:table-cell table:formula="of:=ROUND(([.A415]-1)/3;0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DEC2HEX([.A416];3)" office:value-type="string" office:string-value="19F" calcext:value-type="string">
            <text:p>19F</text:p>
          </table:table-cell>
          <table:table-cell table:formula="of:=DEC2HEX([.D416];2)" office:value-type="string" office:string-value="8A" calcext:value-type="string">
            <text:p>8A</text:p>
          </table:table-cell>
          <table:table-cell table:formula="of:=ROUND(([.A416]-1)/3;0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DEC2HEX([.A417];3)" office:value-type="string" office:string-value="1A0" calcext:value-type="string">
            <text:p>1A0</text:p>
          </table:table-cell>
          <table:table-cell table:formula="of:=DEC2HEX([.D417];2)" office:value-type="string" office:string-value="8A" calcext:value-type="string">
            <text:p>8A</text:p>
          </table:table-cell>
          <table:table-cell table:formula="of:=ROUND(([.A417]-1)/3;0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DEC2HEX([.A418];3)" office:value-type="string" office:string-value="1A1" calcext:value-type="string">
            <text:p>1A1</text:p>
          </table:table-cell>
          <table:table-cell table:formula="of:=DEC2HEX([.D418];2)" office:value-type="string" office:string-value="8B" calcext:value-type="string">
            <text:p>8B</text:p>
          </table:table-cell>
          <table:table-cell table:formula="of:=ROUND(([.A418]-1)/3;0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DEC2HEX([.A419];3)" office:value-type="string" office:string-value="1A2" calcext:value-type="string">
            <text:p>1A2</text:p>
          </table:table-cell>
          <table:table-cell table:formula="of:=DEC2HEX([.D419];2)" office:value-type="string" office:string-value="8B" calcext:value-type="string">
            <text:p>8B</text:p>
          </table:table-cell>
          <table:table-cell table:formula="of:=ROUND(([.A419]-1)/3;0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DEC2HEX([.A420];3)" office:value-type="string" office:string-value="1A3" calcext:value-type="string">
            <text:p>1A3</text:p>
          </table:table-cell>
          <table:table-cell table:formula="of:=DEC2HEX([.D420];2)" office:value-type="string" office:string-value="8B" calcext:value-type="string">
            <text:p>8B</text:p>
          </table:table-cell>
          <table:table-cell table:formula="of:=ROUND(([.A420]-1)/3;0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DEC2HEX([.A421];3)" office:value-type="string" office:string-value="1A4" calcext:value-type="string">
            <text:p>1A4</text:p>
          </table:table-cell>
          <table:table-cell table:formula="of:=DEC2HEX([.D421];2)" office:value-type="string" office:string-value="8C" calcext:value-type="string">
            <text:p>8C</text:p>
          </table:table-cell>
          <table:table-cell table:formula="of:=ROUND(([.A421]-1)/3;0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DEC2HEX([.A422];3)" office:value-type="string" office:string-value="1A5" calcext:value-type="string">
            <text:p>1A5</text:p>
          </table:table-cell>
          <table:table-cell table:formula="of:=DEC2HEX([.D422];2)" office:value-type="string" office:string-value="8C" calcext:value-type="string">
            <text:p>8C</text:p>
          </table:table-cell>
          <table:table-cell table:formula="of:=ROUND(([.A422]-1)/3;0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DEC2HEX([.A423];3)" office:value-type="string" office:string-value="1A6" calcext:value-type="string">
            <text:p>1A6</text:p>
          </table:table-cell>
          <table:table-cell table:formula="of:=DEC2HEX([.D423];2)" office:value-type="string" office:string-value="8C" calcext:value-type="string">
            <text:p>8C</text:p>
          </table:table-cell>
          <table:table-cell table:formula="of:=ROUND(([.A423]-1)/3;0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DEC2HEX([.A424];3)" office:value-type="string" office:string-value="1A7" calcext:value-type="string">
            <text:p>1A7</text:p>
          </table:table-cell>
          <table:table-cell table:formula="of:=DEC2HEX([.D424];2)" office:value-type="string" office:string-value="8D" calcext:value-type="string">
            <text:p>8D</text:p>
          </table:table-cell>
          <table:table-cell table:formula="of:=ROUND(([.A424]-1)/3;0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DEC2HEX([.A425];3)" office:value-type="string" office:string-value="1A8" calcext:value-type="string">
            <text:p>1A8</text:p>
          </table:table-cell>
          <table:table-cell table:formula="of:=DEC2HEX([.D425];2)" office:value-type="string" office:string-value="8D" calcext:value-type="string">
            <text:p>8D</text:p>
          </table:table-cell>
          <table:table-cell table:formula="of:=ROUND(([.A425]-1)/3;0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DEC2HEX([.A426];3)" office:value-type="string" office:string-value="1A9" calcext:value-type="string">
            <text:p>1A9</text:p>
          </table:table-cell>
          <table:table-cell table:formula="of:=DEC2HEX([.D426];2)" office:value-type="string" office:string-value="8D" calcext:value-type="string">
            <text:p>8D</text:p>
          </table:table-cell>
          <table:table-cell table:formula="of:=ROUND(([.A426]-1)/3;0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DEC2HEX([.A427];3)" office:value-type="string" office:string-value="1AA" calcext:value-type="string">
            <text:p>1AA</text:p>
          </table:table-cell>
          <table:table-cell table:formula="of:=DEC2HEX([.D427];2)" office:value-type="string" office:string-value="8E" calcext:value-type="string">
            <text:p>8E</text:p>
          </table:table-cell>
          <table:table-cell table:formula="of:=ROUND(([.A427]-1)/3;0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DEC2HEX([.A428];3)" office:value-type="string" office:string-value="1AB" calcext:value-type="string">
            <text:p>1AB</text:p>
          </table:table-cell>
          <table:table-cell table:formula="of:=DEC2HEX([.D428];2)" office:value-type="string" office:string-value="8E" calcext:value-type="string">
            <text:p>8E</text:p>
          </table:table-cell>
          <table:table-cell table:formula="of:=ROUND(([.A428]-1)/3;0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DEC2HEX([.A429];3)" office:value-type="string" office:string-value="1AC" calcext:value-type="string">
            <text:p>1AC</text:p>
          </table:table-cell>
          <table:table-cell table:formula="of:=DEC2HEX([.D429];2)" office:value-type="string" office:string-value="8E" calcext:value-type="string">
            <text:p>8E</text:p>
          </table:table-cell>
          <table:table-cell table:formula="of:=ROUND(([.A429]-1)/3;0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DEC2HEX([.A430];3)" office:value-type="string" office:string-value="1AD" calcext:value-type="string">
            <text:p>1AD</text:p>
          </table:table-cell>
          <table:table-cell table:formula="of:=DEC2HEX([.D430];2)" office:value-type="string" office:string-value="8F" calcext:value-type="string">
            <text:p>8F</text:p>
          </table:table-cell>
          <table:table-cell table:formula="of:=ROUND(([.A430]-1)/3;0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DEC2HEX([.A431];3)" office:value-type="string" office:string-value="1AE" calcext:value-type="string">
            <text:p>1AE</text:p>
          </table:table-cell>
          <table:table-cell table:formula="of:=DEC2HEX([.D431];2)" office:value-type="string" office:string-value="8F" calcext:value-type="string">
            <text:p>8F</text:p>
          </table:table-cell>
          <table:table-cell table:formula="of:=ROUND(([.A431]-1)/3;0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DEC2HEX([.A432];3)" office:value-type="string" office:string-value="1AF" calcext:value-type="string">
            <text:p>1AF</text:p>
          </table:table-cell>
          <table:table-cell table:formula="of:=DEC2HEX([.D432];2)" office:value-type="string" office:string-value="8F" calcext:value-type="string">
            <text:p>8F</text:p>
          </table:table-cell>
          <table:table-cell table:formula="of:=ROUND(([.A432]-1)/3;0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DEC2HEX([.A433];3)" office:value-type="string" office:string-value="1B0" calcext:value-type="string">
            <text:p>1B0</text:p>
          </table:table-cell>
          <table:table-cell table:formula="of:=DEC2HEX([.D433];2)" office:value-type="string" office:string-value="90" calcext:value-type="string">
            <text:p>90</text:p>
          </table:table-cell>
          <table:table-cell table:formula="of:=ROUND(([.A433]-1)/3;0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DEC2HEX([.A434];3)" office:value-type="string" office:string-value="1B1" calcext:value-type="string">
            <text:p>1B1</text:p>
          </table:table-cell>
          <table:table-cell table:formula="of:=DEC2HEX([.D434];2)" office:value-type="string" office:string-value="90" calcext:value-type="string">
            <text:p>90</text:p>
          </table:table-cell>
          <table:table-cell table:formula="of:=ROUND(([.A434]-1)/3;0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DEC2HEX([.A435];3)" office:value-type="string" office:string-value="1B2" calcext:value-type="string">
            <text:p>1B2</text:p>
          </table:table-cell>
          <table:table-cell table:formula="of:=DEC2HEX([.D435];2)" office:value-type="string" office:string-value="90" calcext:value-type="string">
            <text:p>90</text:p>
          </table:table-cell>
          <table:table-cell table:formula="of:=ROUND(([.A435]-1)/3;0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DEC2HEX([.A436];3)" office:value-type="string" office:string-value="1B3" calcext:value-type="string">
            <text:p>1B3</text:p>
          </table:table-cell>
          <table:table-cell table:formula="of:=DEC2HEX([.D436];2)" office:value-type="string" office:string-value="91" calcext:value-type="string">
            <text:p>91</text:p>
          </table:table-cell>
          <table:table-cell table:formula="of:=ROUND(([.A436]-1)/3;0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DEC2HEX([.A437];3)" office:value-type="string" office:string-value="1B4" calcext:value-type="string">
            <text:p>1B4</text:p>
          </table:table-cell>
          <table:table-cell table:formula="of:=DEC2HEX([.D437];2)" office:value-type="string" office:string-value="91" calcext:value-type="string">
            <text:p>91</text:p>
          </table:table-cell>
          <table:table-cell table:formula="of:=ROUND(([.A437]-1)/3;0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DEC2HEX([.A438];3)" office:value-type="string" office:string-value="1B5" calcext:value-type="string">
            <text:p>1B5</text:p>
          </table:table-cell>
          <table:table-cell table:formula="of:=DEC2HEX([.D438];2)" office:value-type="string" office:string-value="91" calcext:value-type="string">
            <text:p>91</text:p>
          </table:table-cell>
          <table:table-cell table:formula="of:=ROUND(([.A438]-1)/3;0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DEC2HEX([.A439];3)" office:value-type="string" office:string-value="1B6" calcext:value-type="string">
            <text:p>1B6</text:p>
          </table:table-cell>
          <table:table-cell table:formula="of:=DEC2HEX([.D439];2)" office:value-type="string" office:string-value="92" calcext:value-type="string">
            <text:p>92</text:p>
          </table:table-cell>
          <table:table-cell table:formula="of:=ROUND(([.A439]-1)/3;0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DEC2HEX([.A440];3)" office:value-type="string" office:string-value="1B7" calcext:value-type="string">
            <text:p>1B7</text:p>
          </table:table-cell>
          <table:table-cell table:formula="of:=DEC2HEX([.D440];2)" office:value-type="string" office:string-value="92" calcext:value-type="string">
            <text:p>92</text:p>
          </table:table-cell>
          <table:table-cell table:formula="of:=ROUND(([.A440]-1)/3;0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DEC2HEX([.A441];3)" office:value-type="string" office:string-value="1B8" calcext:value-type="string">
            <text:p>1B8</text:p>
          </table:table-cell>
          <table:table-cell table:formula="of:=DEC2HEX([.D441];2)" office:value-type="string" office:string-value="92" calcext:value-type="string">
            <text:p>92</text:p>
          </table:table-cell>
          <table:table-cell table:formula="of:=ROUND(([.A441]-1)/3;0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DEC2HEX([.A442];3)" office:value-type="string" office:string-value="1B9" calcext:value-type="string">
            <text:p>1B9</text:p>
          </table:table-cell>
          <table:table-cell table:formula="of:=DEC2HEX([.D442];2)" office:value-type="string" office:string-value="93" calcext:value-type="string">
            <text:p>93</text:p>
          </table:table-cell>
          <table:table-cell table:formula="of:=ROUND(([.A442]-1)/3;0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DEC2HEX([.A443];3)" office:value-type="string" office:string-value="1BA" calcext:value-type="string">
            <text:p>1BA</text:p>
          </table:table-cell>
          <table:table-cell table:formula="of:=DEC2HEX([.D443];2)" office:value-type="string" office:string-value="93" calcext:value-type="string">
            <text:p>93</text:p>
          </table:table-cell>
          <table:table-cell table:formula="of:=ROUND(([.A443]-1)/3;0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DEC2HEX([.A444];3)" office:value-type="string" office:string-value="1BB" calcext:value-type="string">
            <text:p>1BB</text:p>
          </table:table-cell>
          <table:table-cell table:formula="of:=DEC2HEX([.D444];2)" office:value-type="string" office:string-value="93" calcext:value-type="string">
            <text:p>93</text:p>
          </table:table-cell>
          <table:table-cell table:formula="of:=ROUND(([.A444]-1)/3;0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DEC2HEX([.A445];3)" office:value-type="string" office:string-value="1BC" calcext:value-type="string">
            <text:p>1BC</text:p>
          </table:table-cell>
          <table:table-cell table:formula="of:=DEC2HEX([.D445];2)" office:value-type="string" office:string-value="94" calcext:value-type="string">
            <text:p>94</text:p>
          </table:table-cell>
          <table:table-cell table:formula="of:=ROUND(([.A445]-1)/3;0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DEC2HEX([.A446];3)" office:value-type="string" office:string-value="1BD" calcext:value-type="string">
            <text:p>1BD</text:p>
          </table:table-cell>
          <table:table-cell table:formula="of:=DEC2HEX([.D446];2)" office:value-type="string" office:string-value="94" calcext:value-type="string">
            <text:p>94</text:p>
          </table:table-cell>
          <table:table-cell table:formula="of:=ROUND(([.A446]-1)/3;0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DEC2HEX([.A447];3)" office:value-type="string" office:string-value="1BE" calcext:value-type="string">
            <text:p>1BE</text:p>
          </table:table-cell>
          <table:table-cell table:formula="of:=DEC2HEX([.D447];2)" office:value-type="string" office:string-value="94" calcext:value-type="string">
            <text:p>94</text:p>
          </table:table-cell>
          <table:table-cell table:formula="of:=ROUND(([.A447]-1)/3;0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DEC2HEX([.A448];3)" office:value-type="string" office:string-value="1BF" calcext:value-type="string">
            <text:p>1BF</text:p>
          </table:table-cell>
          <table:table-cell table:formula="of:=DEC2HEX([.D448];2)" office:value-type="string" office:string-value="95" calcext:value-type="string">
            <text:p>95</text:p>
          </table:table-cell>
          <table:table-cell table:formula="of:=ROUND(([.A448]-1)/3;0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DEC2HEX([.A449];3)" office:value-type="string" office:string-value="1C0" calcext:value-type="string">
            <text:p>1C0</text:p>
          </table:table-cell>
          <table:table-cell table:formula="of:=DEC2HEX([.D449];2)" office:value-type="string" office:string-value="95" calcext:value-type="string">
            <text:p>95</text:p>
          </table:table-cell>
          <table:table-cell table:formula="of:=ROUND(([.A449]-1)/3;0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DEC2HEX([.A450];3)" office:value-type="string" office:string-value="1C1" calcext:value-type="string">
            <text:p>1C1</text:p>
          </table:table-cell>
          <table:table-cell table:formula="of:=DEC2HEX([.D450];2)" office:value-type="string" office:string-value="95" calcext:value-type="string">
            <text:p>95</text:p>
          </table:table-cell>
          <table:table-cell table:formula="of:=ROUND(([.A450]-1)/3;0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DEC2HEX([.A451];3)" office:value-type="string" office:string-value="1C2" calcext:value-type="string">
            <text:p>1C2</text:p>
          </table:table-cell>
          <table:table-cell table:formula="of:=DEC2HEX([.D451];2)" office:value-type="string" office:string-value="96" calcext:value-type="string">
            <text:p>96</text:p>
          </table:table-cell>
          <table:table-cell table:formula="of:=ROUND(([.A451]-1)/3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DEC2HEX([.A452];3)" office:value-type="string" office:string-value="1C3" calcext:value-type="string">
            <text:p>1C3</text:p>
          </table:table-cell>
          <table:table-cell table:formula="of:=DEC2HEX([.D452];2)" office:value-type="string" office:string-value="96" calcext:value-type="string">
            <text:p>96</text:p>
          </table:table-cell>
          <table:table-cell table:formula="of:=ROUND(([.A452]-1)/3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DEC2HEX([.A453];3)" office:value-type="string" office:string-value="1C4" calcext:value-type="string">
            <text:p>1C4</text:p>
          </table:table-cell>
          <table:table-cell table:formula="of:=DEC2HEX([.D453];2)" office:value-type="string" office:string-value="96" calcext:value-type="string">
            <text:p>96</text:p>
          </table:table-cell>
          <table:table-cell table:formula="of:=ROUND(([.A453]-1)/3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DEC2HEX([.A454];3)" office:value-type="string" office:string-value="1C5" calcext:value-type="string">
            <text:p>1C5</text:p>
          </table:table-cell>
          <table:table-cell table:formula="of:=DEC2HEX([.D454];2)" office:value-type="string" office:string-value="97" calcext:value-type="string">
            <text:p>97</text:p>
          </table:table-cell>
          <table:table-cell table:formula="of:=ROUND(([.A454]-1)/3;0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DEC2HEX([.A455];3)" office:value-type="string" office:string-value="1C6" calcext:value-type="string">
            <text:p>1C6</text:p>
          </table:table-cell>
          <table:table-cell table:formula="of:=DEC2HEX([.D455];2)" office:value-type="string" office:string-value="97" calcext:value-type="string">
            <text:p>97</text:p>
          </table:table-cell>
          <table:table-cell table:formula="of:=ROUND(([.A455]-1)/3;0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DEC2HEX([.A456];3)" office:value-type="string" office:string-value="1C7" calcext:value-type="string">
            <text:p>1C7</text:p>
          </table:table-cell>
          <table:table-cell table:formula="of:=DEC2HEX([.D456];2)" office:value-type="string" office:string-value="97" calcext:value-type="string">
            <text:p>97</text:p>
          </table:table-cell>
          <table:table-cell table:formula="of:=ROUND(([.A456]-1)/3;0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DEC2HEX([.A457];3)" office:value-type="string" office:string-value="1C8" calcext:value-type="string">
            <text:p>1C8</text:p>
          </table:table-cell>
          <table:table-cell table:formula="of:=DEC2HEX([.D457];2)" office:value-type="string" office:string-value="98" calcext:value-type="string">
            <text:p>98</text:p>
          </table:table-cell>
          <table:table-cell table:formula="of:=ROUND(([.A457]-1)/3;0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DEC2HEX([.A458];3)" office:value-type="string" office:string-value="1C9" calcext:value-type="string">
            <text:p>1C9</text:p>
          </table:table-cell>
          <table:table-cell table:formula="of:=DEC2HEX([.D458];2)" office:value-type="string" office:string-value="98" calcext:value-type="string">
            <text:p>98</text:p>
          </table:table-cell>
          <table:table-cell table:formula="of:=ROUND(([.A458]-1)/3;0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DEC2HEX([.A459];3)" office:value-type="string" office:string-value="1CA" calcext:value-type="string">
            <text:p>1CA</text:p>
          </table:table-cell>
          <table:table-cell table:formula="of:=DEC2HEX([.D459];2)" office:value-type="string" office:string-value="98" calcext:value-type="string">
            <text:p>98</text:p>
          </table:table-cell>
          <table:table-cell table:formula="of:=ROUND(([.A459]-1)/3;0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DEC2HEX([.A460];3)" office:value-type="string" office:string-value="1CB" calcext:value-type="string">
            <text:p>1CB</text:p>
          </table:table-cell>
          <table:table-cell table:formula="of:=DEC2HEX([.D460];2)" office:value-type="string" office:string-value="99" calcext:value-type="string">
            <text:p>99</text:p>
          </table:table-cell>
          <table:table-cell table:formula="of:=ROUND(([.A460]-1)/3;0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DEC2HEX([.A461];3)" office:value-type="string" office:string-value="1CC" calcext:value-type="string">
            <text:p>1CC</text:p>
          </table:table-cell>
          <table:table-cell table:formula="of:=DEC2HEX([.D461];2)" office:value-type="string" office:string-value="99" calcext:value-type="string">
            <text:p>99</text:p>
          </table:table-cell>
          <table:table-cell table:formula="of:=ROUND(([.A461]-1)/3;0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DEC2HEX([.A462];3)" office:value-type="string" office:string-value="1CD" calcext:value-type="string">
            <text:p>1CD</text:p>
          </table:table-cell>
          <table:table-cell table:formula="of:=DEC2HEX([.D462];2)" office:value-type="string" office:string-value="99" calcext:value-type="string">
            <text:p>99</text:p>
          </table:table-cell>
          <table:table-cell table:formula="of:=ROUND(([.A462]-1)/3;0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DEC2HEX([.A463];3)" office:value-type="string" office:string-value="1CE" calcext:value-type="string">
            <text:p>1CE</text:p>
          </table:table-cell>
          <table:table-cell table:formula="of:=DEC2HEX([.D463];2)" office:value-type="string" office:string-value="9A" calcext:value-type="string">
            <text:p>9A</text:p>
          </table:table-cell>
          <table:table-cell table:formula="of:=ROUND(([.A463]-1)/3;0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DEC2HEX([.A464];3)" office:value-type="string" office:string-value="1CF" calcext:value-type="string">
            <text:p>1CF</text:p>
          </table:table-cell>
          <table:table-cell table:formula="of:=DEC2HEX([.D464];2)" office:value-type="string" office:string-value="9A" calcext:value-type="string">
            <text:p>9A</text:p>
          </table:table-cell>
          <table:table-cell table:formula="of:=ROUND(([.A464]-1)/3;0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DEC2HEX([.A465];3)" office:value-type="string" office:string-value="1D0" calcext:value-type="string">
            <text:p>1D0</text:p>
          </table:table-cell>
          <table:table-cell table:formula="of:=DEC2HEX([.D465];2)" office:value-type="string" office:string-value="9A" calcext:value-type="string">
            <text:p>9A</text:p>
          </table:table-cell>
          <table:table-cell table:formula="of:=ROUND(([.A465]-1)/3;0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DEC2HEX([.A466];3)" office:value-type="string" office:string-value="1D1" calcext:value-type="string">
            <text:p>1D1</text:p>
          </table:table-cell>
          <table:table-cell table:formula="of:=DEC2HEX([.D466];2)" office:value-type="string" office:string-value="9B" calcext:value-type="string">
            <text:p>9B</text:p>
          </table:table-cell>
          <table:table-cell table:formula="of:=ROUND(([.A466]-1)/3;0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DEC2HEX([.A467];3)" office:value-type="string" office:string-value="1D2" calcext:value-type="string">
            <text:p>1D2</text:p>
          </table:table-cell>
          <table:table-cell table:formula="of:=DEC2HEX([.D467];2)" office:value-type="string" office:string-value="9B" calcext:value-type="string">
            <text:p>9B</text:p>
          </table:table-cell>
          <table:table-cell table:formula="of:=ROUND(([.A467]-1)/3;0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DEC2HEX([.A468];3)" office:value-type="string" office:string-value="1D3" calcext:value-type="string">
            <text:p>1D3</text:p>
          </table:table-cell>
          <table:table-cell table:formula="of:=DEC2HEX([.D468];2)" office:value-type="string" office:string-value="9B" calcext:value-type="string">
            <text:p>9B</text:p>
          </table:table-cell>
          <table:table-cell table:formula="of:=ROUND(([.A468]-1)/3;0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DEC2HEX([.A469];3)" office:value-type="string" office:string-value="1D4" calcext:value-type="string">
            <text:p>1D4</text:p>
          </table:table-cell>
          <table:table-cell table:formula="of:=DEC2HEX([.D469];2)" office:value-type="string" office:string-value="9C" calcext:value-type="string">
            <text:p>9C</text:p>
          </table:table-cell>
          <table:table-cell table:formula="of:=ROUND(([.A469]-1)/3;0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DEC2HEX([.A470];3)" office:value-type="string" office:string-value="1D5" calcext:value-type="string">
            <text:p>1D5</text:p>
          </table:table-cell>
          <table:table-cell table:formula="of:=DEC2HEX([.D470];2)" office:value-type="string" office:string-value="9C" calcext:value-type="string">
            <text:p>9C</text:p>
          </table:table-cell>
          <table:table-cell table:formula="of:=ROUND(([.A470]-1)/3;0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DEC2HEX([.A471];3)" office:value-type="string" office:string-value="1D6" calcext:value-type="string">
            <text:p>1D6</text:p>
          </table:table-cell>
          <table:table-cell table:formula="of:=DEC2HEX([.D471];2)" office:value-type="string" office:string-value="9C" calcext:value-type="string">
            <text:p>9C</text:p>
          </table:table-cell>
          <table:table-cell table:formula="of:=ROUND(([.A471]-1)/3;0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DEC2HEX([.A472];3)" office:value-type="string" office:string-value="1D7" calcext:value-type="string">
            <text:p>1D7</text:p>
          </table:table-cell>
          <table:table-cell table:formula="of:=DEC2HEX([.D472];2)" office:value-type="string" office:string-value="9D" calcext:value-type="string">
            <text:p>9D</text:p>
          </table:table-cell>
          <table:table-cell table:formula="of:=ROUND(([.A472]-1)/3;0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DEC2HEX([.A473];3)" office:value-type="string" office:string-value="1D8" calcext:value-type="string">
            <text:p>1D8</text:p>
          </table:table-cell>
          <table:table-cell table:formula="of:=DEC2HEX([.D473];2)" office:value-type="string" office:string-value="9D" calcext:value-type="string">
            <text:p>9D</text:p>
          </table:table-cell>
          <table:table-cell table:formula="of:=ROUND(([.A473]-1)/3;0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DEC2HEX([.A474];3)" office:value-type="string" office:string-value="1D9" calcext:value-type="string">
            <text:p>1D9</text:p>
          </table:table-cell>
          <table:table-cell table:formula="of:=DEC2HEX([.D474];2)" office:value-type="string" office:string-value="9D" calcext:value-type="string">
            <text:p>9D</text:p>
          </table:table-cell>
          <table:table-cell table:formula="of:=ROUND(([.A474]-1)/3;0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DEC2HEX([.A475];3)" office:value-type="string" office:string-value="1DA" calcext:value-type="string">
            <text:p>1DA</text:p>
          </table:table-cell>
          <table:table-cell table:formula="of:=DEC2HEX([.D475];2)" office:value-type="string" office:string-value="9E" calcext:value-type="string">
            <text:p>9E</text:p>
          </table:table-cell>
          <table:table-cell table:formula="of:=ROUND(([.A475]-1)/3;0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DEC2HEX([.A476];3)" office:value-type="string" office:string-value="1DB" calcext:value-type="string">
            <text:p>1DB</text:p>
          </table:table-cell>
          <table:table-cell table:formula="of:=DEC2HEX([.D476];2)" office:value-type="string" office:string-value="9E" calcext:value-type="string">
            <text:p>9E</text:p>
          </table:table-cell>
          <table:table-cell table:formula="of:=ROUND(([.A476]-1)/3;0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DEC2HEX([.A477];3)" office:value-type="string" office:string-value="1DC" calcext:value-type="string">
            <text:p>1DC</text:p>
          </table:table-cell>
          <table:table-cell table:formula="of:=DEC2HEX([.D477];2)" office:value-type="string" office:string-value="9E" calcext:value-type="string">
            <text:p>9E</text:p>
          </table:table-cell>
          <table:table-cell table:formula="of:=ROUND(([.A477]-1)/3;0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DEC2HEX([.A478];3)" office:value-type="string" office:string-value="1DD" calcext:value-type="string">
            <text:p>1DD</text:p>
          </table:table-cell>
          <table:table-cell table:formula="of:=DEC2HEX([.D478];2)" office:value-type="string" office:string-value="9F" calcext:value-type="string">
            <text:p>9F</text:p>
          </table:table-cell>
          <table:table-cell table:formula="of:=ROUND(([.A478]-1)/3;0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DEC2HEX([.A479];3)" office:value-type="string" office:string-value="1DE" calcext:value-type="string">
            <text:p>1DE</text:p>
          </table:table-cell>
          <table:table-cell table:formula="of:=DEC2HEX([.D479];2)" office:value-type="string" office:string-value="9F" calcext:value-type="string">
            <text:p>9F</text:p>
          </table:table-cell>
          <table:table-cell table:formula="of:=ROUND(([.A479]-1)/3;0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DEC2HEX([.A480];3)" office:value-type="string" office:string-value="1DF" calcext:value-type="string">
            <text:p>1DF</text:p>
          </table:table-cell>
          <table:table-cell table:formula="of:=DEC2HEX([.D480];2)" office:value-type="string" office:string-value="9F" calcext:value-type="string">
            <text:p>9F</text:p>
          </table:table-cell>
          <table:table-cell table:formula="of:=ROUND(([.A480]-1)/3;0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DEC2HEX([.A481];3)" office:value-type="string" office:string-value="1E0" calcext:value-type="string">
            <text:p>1E0</text:p>
          </table:table-cell>
          <table:table-cell table:formula="of:=DEC2HEX([.D481];2)" office:value-type="string" office:string-value="A0" calcext:value-type="string">
            <text:p>A0</text:p>
          </table:table-cell>
          <table:table-cell table:formula="of:=ROUND(([.A481]-1)/3;0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DEC2HEX([.A482];3)" office:value-type="string" office:string-value="1E1" calcext:value-type="string">
            <text:p>1E1</text:p>
          </table:table-cell>
          <table:table-cell table:formula="of:=DEC2HEX([.D482];2)" office:value-type="string" office:string-value="A0" calcext:value-type="string">
            <text:p>A0</text:p>
          </table:table-cell>
          <table:table-cell table:formula="of:=ROUND(([.A482]-1)/3;0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DEC2HEX([.A483];3)" office:value-type="string" office:string-value="1E2" calcext:value-type="string">
            <text:p>1E2</text:p>
          </table:table-cell>
          <table:table-cell table:formula="of:=DEC2HEX([.D483];2)" office:value-type="string" office:string-value="A0" calcext:value-type="string">
            <text:p>A0</text:p>
          </table:table-cell>
          <table:table-cell table:formula="of:=ROUND(([.A483]-1)/3;0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DEC2HEX([.A484];3)" office:value-type="string" office:string-value="1E3" calcext:value-type="string">
            <text:p>1E3</text:p>
          </table:table-cell>
          <table:table-cell table:formula="of:=DEC2HEX([.D484];2)" office:value-type="string" office:string-value="A1" calcext:value-type="string">
            <text:p>A1</text:p>
          </table:table-cell>
          <table:table-cell table:formula="of:=ROUND(([.A484]-1)/3;0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DEC2HEX([.A485];3)" office:value-type="string" office:string-value="1E4" calcext:value-type="string">
            <text:p>1E4</text:p>
          </table:table-cell>
          <table:table-cell table:formula="of:=DEC2HEX([.D485];2)" office:value-type="string" office:string-value="A1" calcext:value-type="string">
            <text:p>A1</text:p>
          </table:table-cell>
          <table:table-cell table:formula="of:=ROUND(([.A485]-1)/3;0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DEC2HEX([.A486];3)" office:value-type="string" office:string-value="1E5" calcext:value-type="string">
            <text:p>1E5</text:p>
          </table:table-cell>
          <table:table-cell table:formula="of:=DEC2HEX([.D486];2)" office:value-type="string" office:string-value="A1" calcext:value-type="string">
            <text:p>A1</text:p>
          </table:table-cell>
          <table:table-cell table:formula="of:=ROUND(([.A486]-1)/3;0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DEC2HEX([.A487];3)" office:value-type="string" office:string-value="1E6" calcext:value-type="string">
            <text:p>1E6</text:p>
          </table:table-cell>
          <table:table-cell table:formula="of:=DEC2HEX([.D487];2)" office:value-type="string" office:string-value="A2" calcext:value-type="string">
            <text:p>A2</text:p>
          </table:table-cell>
          <table:table-cell table:formula="of:=ROUND(([.A487]-1)/3;0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DEC2HEX([.A488];3)" office:value-type="string" office:string-value="1E7" calcext:value-type="string">
            <text:p>1E7</text:p>
          </table:table-cell>
          <table:table-cell table:formula="of:=DEC2HEX([.D488];2)" office:value-type="string" office:string-value="A2" calcext:value-type="string">
            <text:p>A2</text:p>
          </table:table-cell>
          <table:table-cell table:formula="of:=ROUND(([.A488]-1)/3;0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DEC2HEX([.A489];3)" office:value-type="string" office:string-value="1E8" calcext:value-type="string">
            <text:p>1E8</text:p>
          </table:table-cell>
          <table:table-cell table:formula="of:=DEC2HEX([.D489];2)" office:value-type="string" office:string-value="A2" calcext:value-type="string">
            <text:p>A2</text:p>
          </table:table-cell>
          <table:table-cell table:formula="of:=ROUND(([.A489]-1)/3;0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DEC2HEX([.A490];3)" office:value-type="string" office:string-value="1E9" calcext:value-type="string">
            <text:p>1E9</text:p>
          </table:table-cell>
          <table:table-cell table:formula="of:=DEC2HEX([.D490];2)" office:value-type="string" office:string-value="A3" calcext:value-type="string">
            <text:p>A3</text:p>
          </table:table-cell>
          <table:table-cell table:formula="of:=ROUND(([.A490]-1)/3;0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DEC2HEX([.A491];3)" office:value-type="string" office:string-value="1EA" calcext:value-type="string">
            <text:p>1EA</text:p>
          </table:table-cell>
          <table:table-cell table:formula="of:=DEC2HEX([.D491];2)" office:value-type="string" office:string-value="A3" calcext:value-type="string">
            <text:p>A3</text:p>
          </table:table-cell>
          <table:table-cell table:formula="of:=ROUND(([.A491]-1)/3;0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DEC2HEX([.A492];3)" office:value-type="string" office:string-value="1EB" calcext:value-type="string">
            <text:p>1EB</text:p>
          </table:table-cell>
          <table:table-cell table:formula="of:=DEC2HEX([.D492];2)" office:value-type="string" office:string-value="A3" calcext:value-type="string">
            <text:p>A3</text:p>
          </table:table-cell>
          <table:table-cell table:formula="of:=ROUND(([.A492]-1)/3;0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DEC2HEX([.A493];3)" office:value-type="string" office:string-value="1EC" calcext:value-type="string">
            <text:p>1EC</text:p>
          </table:table-cell>
          <table:table-cell table:formula="of:=DEC2HEX([.D493];2)" office:value-type="string" office:string-value="A4" calcext:value-type="string">
            <text:p>A4</text:p>
          </table:table-cell>
          <table:table-cell table:formula="of:=ROUND(([.A493]-1)/3;0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DEC2HEX([.A494];3)" office:value-type="string" office:string-value="1ED" calcext:value-type="string">
            <text:p>1ED</text:p>
          </table:table-cell>
          <table:table-cell table:formula="of:=DEC2HEX([.D494];2)" office:value-type="string" office:string-value="A4" calcext:value-type="string">
            <text:p>A4</text:p>
          </table:table-cell>
          <table:table-cell table:formula="of:=ROUND(([.A494]-1)/3;0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DEC2HEX([.A495];3)" office:value-type="string" office:string-value="1EE" calcext:value-type="string">
            <text:p>1EE</text:p>
          </table:table-cell>
          <table:table-cell table:formula="of:=DEC2HEX([.D495];2)" office:value-type="string" office:string-value="A4" calcext:value-type="string">
            <text:p>A4</text:p>
          </table:table-cell>
          <table:table-cell table:formula="of:=ROUND(([.A495]-1)/3;0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DEC2HEX([.A496];3)" office:value-type="string" office:string-value="1EF" calcext:value-type="string">
            <text:p>1EF</text:p>
          </table:table-cell>
          <table:table-cell table:formula="of:=DEC2HEX([.D496];2)" office:value-type="string" office:string-value="A5" calcext:value-type="string">
            <text:p>A5</text:p>
          </table:table-cell>
          <table:table-cell table:formula="of:=ROUND(([.A496]-1)/3;0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DEC2HEX([.A497];3)" office:value-type="string" office:string-value="1F0" calcext:value-type="string">
            <text:p>1F0</text:p>
          </table:table-cell>
          <table:table-cell table:formula="of:=DEC2HEX([.D497];2)" office:value-type="string" office:string-value="A5" calcext:value-type="string">
            <text:p>A5</text:p>
          </table:table-cell>
          <table:table-cell table:formula="of:=ROUND(([.A497]-1)/3;0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DEC2HEX([.A498];3)" office:value-type="string" office:string-value="1F1" calcext:value-type="string">
            <text:p>1F1</text:p>
          </table:table-cell>
          <table:table-cell table:formula="of:=DEC2HEX([.D498];2)" office:value-type="string" office:string-value="A5" calcext:value-type="string">
            <text:p>A5</text:p>
          </table:table-cell>
          <table:table-cell table:formula="of:=ROUND(([.A498]-1)/3;0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DEC2HEX([.A499];3)" office:value-type="string" office:string-value="1F2" calcext:value-type="string">
            <text:p>1F2</text:p>
          </table:table-cell>
          <table:table-cell table:formula="of:=DEC2HEX([.D499];2)" office:value-type="string" office:string-value="A6" calcext:value-type="string">
            <text:p>A6</text:p>
          </table:table-cell>
          <table:table-cell table:formula="of:=ROUND(([.A499]-1)/3;0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DEC2HEX([.A500];3)" office:value-type="string" office:string-value="1F3" calcext:value-type="string">
            <text:p>1F3</text:p>
          </table:table-cell>
          <table:table-cell table:formula="of:=DEC2HEX([.D500];2)" office:value-type="string" office:string-value="A6" calcext:value-type="string">
            <text:p>A6</text:p>
          </table:table-cell>
          <table:table-cell table:formula="of:=ROUND(([.A500]-1)/3;0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DEC2HEX([.A501];3)" office:value-type="string" office:string-value="1F4" calcext:value-type="string">
            <text:p>1F4</text:p>
          </table:table-cell>
          <table:table-cell table:formula="of:=DEC2HEX([.D501];2)" office:value-type="string" office:string-value="A6" calcext:value-type="string">
            <text:p>A6</text:p>
          </table:table-cell>
          <table:table-cell table:formula="of:=ROUND(([.A501]-1)/3;0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DEC2HEX([.A502];3)" office:value-type="string" office:string-value="1F5" calcext:value-type="string">
            <text:p>1F5</text:p>
          </table:table-cell>
          <table:table-cell table:formula="of:=DEC2HEX([.D502];2)" office:value-type="string" office:string-value="A7" calcext:value-type="string">
            <text:p>A7</text:p>
          </table:table-cell>
          <table:table-cell table:formula="of:=ROUND(([.A502]-1)/3;0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DEC2HEX([.A503];3)" office:value-type="string" office:string-value="1F6" calcext:value-type="string">
            <text:p>1F6</text:p>
          </table:table-cell>
          <table:table-cell table:formula="of:=DEC2HEX([.D503];2)" office:value-type="string" office:string-value="A7" calcext:value-type="string">
            <text:p>A7</text:p>
          </table:table-cell>
          <table:table-cell table:formula="of:=ROUND(([.A503]-1)/3;0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DEC2HEX([.A504];3)" office:value-type="string" office:string-value="1F7" calcext:value-type="string">
            <text:p>1F7</text:p>
          </table:table-cell>
          <table:table-cell table:formula="of:=DEC2HEX([.D504];2)" office:value-type="string" office:string-value="A7" calcext:value-type="string">
            <text:p>A7</text:p>
          </table:table-cell>
          <table:table-cell table:formula="of:=ROUND(([.A504]-1)/3;0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DEC2HEX([.A505];3)" office:value-type="string" office:string-value="1F8" calcext:value-type="string">
            <text:p>1F8</text:p>
          </table:table-cell>
          <table:table-cell table:formula="of:=DEC2HEX([.D505];2)" office:value-type="string" office:string-value="A8" calcext:value-type="string">
            <text:p>A8</text:p>
          </table:table-cell>
          <table:table-cell table:formula="of:=ROUND(([.A505]-1)/3;0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DEC2HEX([.A506];3)" office:value-type="string" office:string-value="1F9" calcext:value-type="string">
            <text:p>1F9</text:p>
          </table:table-cell>
          <table:table-cell table:formula="of:=DEC2HEX([.D506];2)" office:value-type="string" office:string-value="A8" calcext:value-type="string">
            <text:p>A8</text:p>
          </table:table-cell>
          <table:table-cell table:formula="of:=ROUND(([.A506]-1)/3;0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DEC2HEX([.A507];3)" office:value-type="string" office:string-value="1FA" calcext:value-type="string">
            <text:p>1FA</text:p>
          </table:table-cell>
          <table:table-cell table:formula="of:=DEC2HEX([.D507];2)" office:value-type="string" office:string-value="A8" calcext:value-type="string">
            <text:p>A8</text:p>
          </table:table-cell>
          <table:table-cell table:formula="of:=ROUND(([.A507]-1)/3;0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DEC2HEX([.A508];3)" office:value-type="string" office:string-value="1FB" calcext:value-type="string">
            <text:p>1FB</text:p>
          </table:table-cell>
          <table:table-cell table:formula="of:=DEC2HEX([.D508];2)" office:value-type="string" office:string-value="A9" calcext:value-type="string">
            <text:p>A9</text:p>
          </table:table-cell>
          <table:table-cell table:formula="of:=ROUND(([.A508]-1)/3;0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DEC2HEX([.A509];3)" office:value-type="string" office:string-value="1FC" calcext:value-type="string">
            <text:p>1FC</text:p>
          </table:table-cell>
          <table:table-cell table:formula="of:=DEC2HEX([.D509];2)" office:value-type="string" office:string-value="A9" calcext:value-type="string">
            <text:p>A9</text:p>
          </table:table-cell>
          <table:table-cell table:formula="of:=ROUND(([.A509]-1)/3;0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DEC2HEX([.A510];3)" office:value-type="string" office:string-value="1FD" calcext:value-type="string">
            <text:p>1FD</text:p>
          </table:table-cell>
          <table:table-cell table:formula="of:=DEC2HEX([.D510];2)" office:value-type="string" office:string-value="A9" calcext:value-type="string">
            <text:p>A9</text:p>
          </table:table-cell>
          <table:table-cell table:formula="of:=ROUND(([.A510]-1)/3;0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DEC2HEX([.A511];3)" office:value-type="string" office:string-value="1FE" calcext:value-type="string">
            <text:p>1FE</text:p>
          </table:table-cell>
          <table:table-cell table:formula="of:=DEC2HEX([.D511];2)" office:value-type="string" office:string-value="AA" calcext:value-type="string">
            <text:p>AA</text:p>
          </table:table-cell>
          <table:table-cell table:formula="of:=ROUND(([.A511]-1)/3;0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DEC2HEX([.A512];3)" office:value-type="string" office:string-value="1FF" calcext:value-type="string">
            <text:p>1FF</text:p>
          </table:table-cell>
          <table:table-cell table:formula="of:=DEC2HEX([.D512];2)" office:value-type="string" office:string-value="AA" calcext:value-type="string">
            <text:p>AA</text:p>
          </table:table-cell>
          <table:table-cell table:formula="of:=ROUND(([.A512]-1)/3;0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DEC2HEX([.A513];3)" office:value-type="string" office:string-value="200" calcext:value-type="string">
            <text:p>200</text:p>
          </table:table-cell>
          <table:table-cell table:formula="of:=DEC2HEX([.D513];2)" office:value-type="string" office:string-value="AA" calcext:value-type="string">
            <text:p>AA</text:p>
          </table:table-cell>
          <table:table-cell table:formula="of:=ROUND(([.A513]-1)/3;0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DEC2HEX([.A514];3)" office:value-type="string" office:string-value="201" calcext:value-type="string">
            <text:p>201</text:p>
          </table:table-cell>
          <table:table-cell table:formula="of:=DEC2HEX([.D514];2)" office:value-type="string" office:string-value="AB" calcext:value-type="string">
            <text:p>AB</text:p>
          </table:table-cell>
          <table:table-cell table:formula="of:=ROUND(([.A514]-1)/3;0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DEC2HEX([.A515];3)" office:value-type="string" office:string-value="202" calcext:value-type="string">
            <text:p>202</text:p>
          </table:table-cell>
          <table:table-cell table:formula="of:=DEC2HEX([.D515];2)" office:value-type="string" office:string-value="AB" calcext:value-type="string">
            <text:p>AB</text:p>
          </table:table-cell>
          <table:table-cell table:formula="of:=ROUND(([.A515]-1)/3;0)" office:value-type="float" office:value="171" calcext:value-type="float">
            <text:p>1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2" loext:min-decimal-places="2" number:min-integer-digits="1"/>
      <number:text> us</number:text>
    </number:number-style>
    <number:number-style style:name="N105" number:title="Definido por el usuario">
      <number:number number:min-integer-digits="1"/>
      <number:text> lines</number:text>
    </number:number-style>
    <number:number-style style:name="N106" number:title="Definido por el usuario">
      <number:number number:min-integer-digits="1"/>
      <number:text> pxls</number:text>
    </number:number-style>
    <number:number-style style:name="N107">
      <number:number number:min-integer-digits="1"/>
      <number:text> pxl</number:text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min-integer-digits="1"/>
      <number:text> </number:text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min-integer-digits="1"/>
      <number:text> visible</number:text>
    </number:number-style>
    <number:number-style style:name="N112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3">00/00/0000</text:date>, <text:time style:data-style-name="N2" text:time-value="17:09:10.3188290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pe </meta:initial-creator>
    <meta:creation-date>2022-03-22T19:33:47.716300905</meta:creation-date>
    <dc:date>2023-06-23T16:54:57.290415288</dc:date>
    <dc:creator>Pepe </dc:creator>
    <meta:editing-duration>P11DT23H28S</meta:editing-duration>
    <meta:editing-cycles>5</meta:editing-cycles>
    <meta:generator>LibreOffice/6.4.7.2$Linux_X86_64 LibreOffice_project/40$Build-2</meta:generator>
    <meta:document-statistic meta:table-count="3" meta:cell-count="2920" meta:object-count="0"/>
  </office:meta>
</office:document-meta>
</file>